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491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4.115cm"/>
    </style:style>
    <style:style style:name="co8" style:family="table-column">
      <style:table-column-properties fo:break-before="auto" style:column-width="3.66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3.95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874cm"/>
    </style:style>
    <style:style style:name="co13" style:family="table-column">
      <style:table-column-properties fo:break-before="auto" style:column-width="0.76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07"/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14">
      <style:text-properties fo:font-weight="bold" style:font-weight-asian="bold" style:font-weight-complex="bold"/>
    </style:style>
    <style:style style:name="ce8" style:family="table-cell" style:parent-style-name="Default" style:data-style-name="N114"/>
    <style:style style:name="ce9" style:family="table-cell" style:parent-style-name="Default" style:data-style-name="N1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 style:data-style-name="N1">
      <style:map style:condition="is-true-formula(ISODD(ROW()))" style:apply-style-name="grey_20_bar" style:base-cell-address="'log volume slider (&lt;3dB increments)'.C2"/>
    </style:style>
    <style:style style:name="ce11" style:family="table-cell" style:parent-style-name="Default" style:data-style-name="N107">
      <style:table-cell-properties fo:background-color="#808080"/>
      <style:text-properties fo:font-weight="bold" style:font-weight-asian="bold" style:font-weight-complex="bold"/>
    </style:style>
    <style:style style:name="ce12" style:family="table-cell" style:parent-style-name="Default" style:data-style-name="N107">
      <style:map style:condition="is-true-formula(ISODD(ROW()))" style:apply-style-name="grey_20_bar" style:base-cell-address="'log volume slider (&lt;3dB increments)'.C2"/>
    </style:style>
    <style:style style:name="ce13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4" style:family="table-cell" style:parent-style-name="Default">
      <style:map style:condition="is-true-formula(ISODD(ROW()))" style:apply-style-name="grey_20_bar" style:base-cell-address="'log volume slider (&lt;3dB increments)'.C2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ce4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5"/>
        <table:table-column table:style-name="co7" table:number-columns-repeated="2" table:default-cell-style-name="ce8"/>
        <table:table-column table:style-name="co7" table:default-cell-style-name="Default"/>
        <table:table-column table:style-name="co8" table:default-cell-style-name="ce4"/>
        <table:table-column table:style-name="co4" table:number-columns-repeated="1010" table:default-cell-style-name="Default"/>
        <table:table-row table:style-name="ro1">
          <table:table-cell/>
          <table:table-cell table:style-name="ce1" table:number-columns-repeated="2"/>
          <table:table-cell table:style-name="ce1" office:value-type="string">
            <text:p>DPOT setting</text:p>
          </table:table-cell>
          <table:table-cell table:style-name="ce3" office:value-type="string">
            <text:p>A-resistor</text:p>
          </table:table-cell>
          <table:table-cell table:style-name="ce3" office:value-type="string">
            <text:p>B-resistor</text:p>
          </table:table-cell>
          <table:table-cell table:style-name="ce1" office:value-type="string">
            <text:p>Rf-side resistor</text:p>
          </table:table-cell>
          <table:table-cell table:style-name="ce1" office:value-type="string">
            <text:p>Ri-side resistor</text:p>
          </table:table-cell>
          <table:table-cell table:style-name="ce1" office:value-type="string">
            <text:p>Gain</text:p>
          </table:table-cell>
          <table:table-cell table:style-name="ce6" office:value-type="string">
            <text:p>Gain (dB)</text:p>
          </table:table-cell>
          <table:table-cell table:style-name="ce7" office:value-type="string">
            <text:p>Gain delta</text:p>
          </table:table-cell>
          <table:table-cell table:style-name="ce7" office:value-type="string">
            <text:p>Gain delta (dB)</text:p>
          </table:table-cell>
          <table:table-cell table:style-name="ce1" office:value-type="string">
            <text:p>volume slider (linear)</text:p>
          </table:table-cell>
          <table:table-cell table:style-name="ce3" office:value-type="string">
            <text:p>volume slider (log)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DPOT total resistance:</text:p>
          </table:table-cell>
          <table:table-cell table:style-name="ce2" office:value-type="float" office:value="10000">
            <text:p>1.00E+004</text:p>
          </table:table-cell>
          <table:table-cell/>
          <table:table-cell office:value-type="float" office:value="0">
            <text:p>0</text:p>
          </table:table-cell>
          <table:table-cell table:formula="of:=[.$B$2]-[.$F2]" office:value-type="float" office:value="10000">
            <text:p>10000</text:p>
          </table:table-cell>
          <table:table-cell table:formula="of:=([.$B$2]/256)*[.$D2]" office:value-type="float" office:value="0">
            <text:p>0</text:p>
          </table:table-cell>
          <table:table-cell table:style-name="ce4" table:formula="of:=IF([.$B$5]=1; [.$E2]; [.$F2])" office:value-type="float" office:value="10000">
            <text:p>10000</text:p>
          </table:table-cell>
          <table:table-cell table:style-name="ce4" table:formula="of:=IF([.$B$5]=0; [.$E2]; [.$F2])" office:value-type="float" office:value="0">
            <text:p>0</text:p>
          </table:table-cell>
          <table:table-cell table:style-name="ce5" table:formula="of:=([.G2]+[.$B$3])/([.H2]+[.$B$4])" office:value-type="float" office:value="200">
            <text:p>200.0</text:p>
          </table:table-cell>
          <table:table-cell table:formula="of:=20 * LOG([.I2]; 10)" office:value-type="float" office:value="46.0205999132796">
            <text:p>46.0</text:p>
          </table:table-cell>
          <table:table-cell table:number-columns-repeated="2"/>
          <table:table-cell table:style-name="ce4" table:formula="of:=([.I2]/[.$I$2]) * 65535" office:value-type="float" office:value="65535">
            <text:p>65535</text:p>
          </table:table-cell>
          <table:table-cell table:formula="of:=([.J2]/[.$J$2]) * 65535" office:value-type="float" office:value="65535">
            <text:p>65535</text:p>
          </table:table-cell>
          <table:table-cell table:number-columns-repeated="1010"/>
        </table:table-row>
        <table:table-row table:style-name="ro1">
          <table:table-cell office:value-type="string">
            <text:p>Rf-side end resistance: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formula="of:=[.$B$2]-[.$F3]" office:value-type="float" office:value="9960.9375">
            <text:p>9961</text:p>
          </table:table-cell>
          <table:table-cell table:formula="of:=([.$B$2]/256)*[.$D3]" office:value-type="float" office:value="39.0625">
            <text:p>39</text:p>
          </table:table-cell>
          <table:table-cell table:style-name="ce4" table:formula="of:=IF([.$B$5]=1; [.$E3]; [.$F3])" office:value-type="float" office:value="9960.9375">
            <text:p>9961</text:p>
          </table:table-cell>
          <table:table-cell table:style-name="ce4" table:formula="of:=IF([.$B$5]=0; [.$E3]; [.$F3])" office:value-type="float" office:value="39.0625">
            <text:p>39</text:p>
          </table:table-cell>
          <table:table-cell table:style-name="ce5" table:formula="of:=([.G3]+[.$B$3])/([.H3]+[.$B$4])" office:value-type="float" office:value="143.539325842697">
            <text:p>143.5</text:p>
          </table:table-cell>
          <table:table-cell table:formula="of:=20 * LOG([.I3]; 10)" office:value-type="float" office:value="43.1394180432368">
            <text:p>43.1</text:p>
          </table:table-cell>
          <table:table-cell table:formula="of:=ABS([.I3]-[.I2])" office:value-type="float" office:value="56.4606741573034">
            <text:p>56.461</text:p>
          </table:table-cell>
          <table:table-cell table:formula="of:=ABS([.J3]-[.J2])" office:value-type="float" office:value="2.88118187004287">
            <text:p>2.881</text:p>
          </table:table-cell>
          <table:table-cell table:style-name="ce4" table:formula="of:=([.I3]/[.$I$2]) * 65535" office:value-type="float" office:value="47034.2485955056">
            <text:p>47034</text:p>
          </table:table-cell>
          <table:table-cell table:formula="of:=([.J3]/[.$J$2]) * 65535" office:value-type="float" office:value="61432.0927321881">
            <text:p>61432</text:p>
          </table:table-cell>
          <table:table-cell table:number-columns-repeated="1010"/>
        </table:table-row>
        <table:table-row table:style-name="ro1">
          <table:table-cell office:value-type="string">
            <text:p>Ri-side end resistance: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[.$B$2]-[.$F4]" office:value-type="float" office:value="9921.875">
            <text:p>9922</text:p>
          </table:table-cell>
          <table:table-cell table:formula="of:=([.$B$2]/256)*[.$D4]" office:value-type="float" office:value="78.125">
            <text:p>78</text:p>
          </table:table-cell>
          <table:table-cell table:style-name="ce4" table:formula="of:=IF([.$B$5]=1; [.$E4]; [.$F4])" office:value-type="float" office:value="9921.875">
            <text:p>9922</text:p>
          </table:table-cell>
          <table:table-cell table:style-name="ce4" table:formula="of:=IF([.$B$5]=0; [.$E4]; [.$F4])" office:value-type="float" office:value="78.125">
            <text:p>78</text:p>
          </table:table-cell>
          <table:table-cell table:style-name="ce5" table:formula="of:=([.G4]+[.$B$3])/([.H4]+[.$B$4])" office:value-type="float" office:value="111.842105263158">
            <text:p>111.8</text:p>
          </table:table-cell>
          <table:table-cell table:formula="of:=20 * LOG([.I4]; 10)" office:value-type="float" office:value="40.97210666867">
            <text:p>41.0</text:p>
          </table:table-cell>
          <table:table-cell table:formula="of:=ABS([.I4]-[.I3])" office:value-type="float" office:value="31.6972205795387">
            <text:p>31.697</text:p>
          </table:table-cell>
          <table:table-cell table:formula="of:=ABS([.J4]-[.J3])" office:value-type="float" office:value="2.16731137456673">
            <text:p>2.167</text:p>
          </table:table-cell>
          <table:table-cell table:style-name="ce4" table:formula="of:=([.I4]/[.$I$2]) * 65535" office:value-type="float" office:value="36647.8618421053">
            <text:p>36648</text:p>
          </table:table-cell>
          <table:table-cell table:formula="of:=([.J4]/[.$J$2]) * 65535" office:value-type="float" office:value="58345.7628885989">
            <text:p>58346</text:p>
          </table:table-cell>
          <table:table-cell table:number-columns-repeated="1010"/>
        </table:table-row>
        <table:table-row table:style-name="ro1">
          <table:table-cell office:value-type="string">
            <text:p>A-resistor is Rf-side?: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[.$B$2]-[.$F5]" office:value-type="float" office:value="9882.8125">
            <text:p>9883</text:p>
          </table:table-cell>
          <table:table-cell table:formula="of:=([.$B$2]/256)*[.$D5]" office:value-type="float" office:value="117.1875">
            <text:p>117</text:p>
          </table:table-cell>
          <table:table-cell table:style-name="ce4" table:formula="of:=IF([.$B$5]=1; [.$E5]; [.$F5])" office:value-type="float" office:value="9882.8125">
            <text:p>9883</text:p>
          </table:table-cell>
          <table:table-cell table:style-name="ce4" table:formula="of:=IF([.$B$5]=0; [.$E5]; [.$F5])" office:value-type="float" office:value="117.1875">
            <text:p>117</text:p>
          </table:table-cell>
          <table:table-cell table:style-name="ce5" table:formula="of:=([.G5]+[.$B$3])/([.H5]+[.$B$4])" office:value-type="float" office:value="91.546762589928">
            <text:p>91.5</text:p>
          </table:table-cell>
          <table:table-cell table:formula="of:=20 * LOG([.I5]; 10)" office:value-type="float" office:value="39.232859815094">
            <text:p>39.2</text:p>
          </table:table-cell>
          <table:table-cell table:formula="of:=ABS([.I5]-[.I4])" office:value-type="float" office:value="20.2953426732298">
            <text:p>20.295</text:p>
          </table:table-cell>
          <table:table-cell table:formula="of:=ABS([.J5]-[.J4])" office:value-type="float" office:value="1.739246853576">
            <text:p>1.739</text:p>
          </table:table-cell>
          <table:table-cell table:style-name="ce4" table:formula="of:=([.I5]/[.$I$2]) * 65535" office:value-type="float" office:value="29997.5854316547">
            <text:p>29998</text:p>
          </table:table-cell>
          <table:table-cell table:formula="of:=([.J5]/[.$J$2]) * 65535" office:value-type="float" office:value="55869.0124167692">
            <text:p>558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$B$2]-[.$F6]" office:value-type="float" office:value="9843.75">
            <text:p>9844</text:p>
          </table:table-cell>
          <table:table-cell table:formula="of:=([.$B$2]/256)*[.$D6]" office:value-type="float" office:value="156.25">
            <text:p>156</text:p>
          </table:table-cell>
          <table:table-cell table:style-name="ce4" table:formula="of:=IF([.$B$5]=1; [.$E6]; [.$F6])" office:value-type="float" office:value="9843.75">
            <text:p>9844</text:p>
          </table:table-cell>
          <table:table-cell table:style-name="ce4" table:formula="of:=IF([.$B$5]=0; [.$E6]; [.$F6])" office:value-type="float" office:value="156.25">
            <text:p>156</text:p>
          </table:table-cell>
          <table:table-cell table:style-name="ce5" table:formula="of:=([.G6]+[.$B$3])/([.H6]+[.$B$4])" office:value-type="float" office:value="77.4390243902439">
            <text:p>77.4</text:p>
          </table:table-cell>
          <table:table-cell table:formula="of:=20 * LOG([.I6]; 10)" office:value-type="float" office:value="37.7791974581652">
            <text:p>37.8</text:p>
          </table:table-cell>
          <table:table-cell table:formula="of:=ABS([.I6]-[.I5])" office:value-type="float" office:value="14.1077381996842">
            <text:p>14.108</text:p>
          </table:table-cell>
          <table:table-cell table:formula="of:=ABS([.J6]-[.J5])" office:value-type="float" office:value="1.45366235692885">
            <text:p>1.454</text:p>
          </table:table-cell>
          <table:table-cell table:style-name="ce4" table:formula="of:=([.I6]/[.$I$2]) * 65535" office:value-type="float" office:value="25374.8323170732">
            <text:p>25375</text:p>
          </table:table-cell>
          <table:table-cell table:formula="of:=([.J6]/[.$J$2]) * 65535" office:value-type="float" office:value="53798.9446049448">
            <text:p>537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$B$2]-[.$F7]" office:value-type="float" office:value="9804.6875">
            <text:p>9805</text:p>
          </table:table-cell>
          <table:table-cell table:formula="of:=([.$B$2]/256)*[.$D7]" office:value-type="float" office:value="195.3125">
            <text:p>195</text:p>
          </table:table-cell>
          <table:table-cell table:style-name="ce4" table:formula="of:=IF([.$B$5]=1; [.$E7]; [.$F7])" office:value-type="float" office:value="9804.6875">
            <text:p>9805</text:p>
          </table:table-cell>
          <table:table-cell table:style-name="ce4" table:formula="of:=IF([.$B$5]=0; [.$E7]; [.$F7])" office:value-type="float" office:value="195.3125">
            <text:p>195</text:p>
          </table:table-cell>
          <table:table-cell table:style-name="ce5" table:formula="of:=([.G7]+[.$B$3])/([.H7]+[.$B$4])" office:value-type="float" office:value="67.0634920634921">
            <text:p>67.1</text:p>
          </table:table-cell>
          <table:table-cell table:formula="of:=20 * LOG([.I7]; 10)" office:value-type="float" office:value="36.5297232766426">
            <text:p>36.5</text:p>
          </table:table-cell>
          <table:table-cell table:formula="of:=ABS([.I7]-[.I6])" office:value-type="float" office:value="10.3755323267518">
            <text:p>10.376</text:p>
          </table:table-cell>
          <table:table-cell table:formula="of:=ABS([.J7]-[.J6])" office:value-type="float" office:value="1.24947418152259">
            <text:p>1.249</text:p>
          </table:table-cell>
          <table:table-cell table:style-name="ce4" table:formula="of:=([.I7]/[.$I$2]) * 65535" office:value-type="float" office:value="21975.0297619048">
            <text:p>21975</text:p>
          </table:table-cell>
          <table:table-cell table:formula="of:=([.J7]/[.$J$2]) * 65535" office:value-type="float" office:value="52019.6481455247">
            <text:p>5202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$B$2]-[.$F8]" office:value-type="float" office:value="9765.625">
            <text:p>9766</text:p>
          </table:table-cell>
          <table:table-cell table:formula="of:=([.$B$2]/256)*[.$D8]" office:value-type="float" office:value="234.375">
            <text:p>234</text:p>
          </table:table-cell>
          <table:table-cell table:style-name="ce4" table:formula="of:=IF([.$B$5]=1; [.$E8]; [.$F8])" office:value-type="float" office:value="9765.625">
            <text:p>9766</text:p>
          </table:table-cell>
          <table:table-cell table:style-name="ce4" table:formula="of:=IF([.$B$5]=0; [.$E8]; [.$F8])" office:value-type="float" office:value="234.375">
            <text:p>234</text:p>
          </table:table-cell>
          <table:table-cell table:style-name="ce5" table:formula="of:=([.G8]+[.$B$3])/([.H8]+[.$B$4])" office:value-type="float" office:value="59.1121495327103">
            <text:p>59.1</text:p>
          </table:table-cell>
          <table:table-cell table:formula="of:=20 * LOG([.I8]; 10)" office:value-type="float" office:value="35.4335350432529">
            <text:p>35.4</text:p>
          </table:table-cell>
          <table:table-cell table:formula="of:=ABS([.I8]-[.I7])" office:value-type="float" office:value="7.95134253078178">
            <text:p>7.951</text:p>
          </table:table-cell>
          <table:table-cell table:formula="of:=ABS([.J8]-[.J7])" office:value-type="float" office:value="1.09618823338968">
            <text:p>1.096</text:p>
          </table:table-cell>
          <table:table-cell table:style-name="ce4" table:formula="of:=([.I8]/[.$I$2]) * 65535" office:value-type="float" office:value="19369.5735981308">
            <text:p>19370</text:p>
          </table:table-cell>
          <table:table-cell table:formula="of:=([.J8]/[.$J$2]) * 65535" office:value-type="float" office:value="50458.6364244571">
            <text:p>5045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$B$2]-[.$F9]" office:value-type="float" office:value="9726.5625">
            <text:p>9727</text:p>
          </table:table-cell>
          <table:table-cell table:formula="of:=([.$B$2]/256)*[.$D9]" office:value-type="float" office:value="273.4375">
            <text:p>273</text:p>
          </table:table-cell>
          <table:table-cell table:style-name="ce4" table:formula="of:=IF([.$B$5]=1; [.$E9]; [.$F9])" office:value-type="float" office:value="9726.5625">
            <text:p>9727</text:p>
          </table:table-cell>
          <table:table-cell table:style-name="ce4" table:formula="of:=IF([.$B$5]=0; [.$E9]; [.$F9])" office:value-type="float" office:value="273.4375">
            <text:p>273</text:p>
          </table:table-cell>
          <table:table-cell table:style-name="ce5" table:formula="of:=([.G9]+[.$B$3])/([.H9]+[.$B$4])" office:value-type="float" office:value="52.8242677824268">
            <text:p>52.8</text:p>
          </table:table-cell>
          <table:table-cell table:formula="of:=20 * LOG([.I9]; 10)" office:value-type="float" office:value="34.4566697168512">
            <text:p>34.5</text:p>
          </table:table-cell>
          <table:table-cell table:formula="of:=ABS([.I9]-[.I8])" office:value-type="float" office:value="6.2878817502835">
            <text:p>6.288</text:p>
          </table:table-cell>
          <table:table-cell table:formula="of:=ABS([.J9]-[.J8])" office:value-type="float" office:value="0.976865326401693">
            <text:p>0.977</text:p>
          </table:table-cell>
          <table:table-cell table:style-name="ce4" table:formula="of:=([.I9]/[.$I$2]) * 65535" office:value-type="float" office:value="17309.1919456067">
            <text:p>17309</text:p>
          </table:table-cell>
          <table:table-cell table:formula="of:=([.J9]/[.$J$2]) * 65535" office:value-type="float" office:value="49067.5448418535">
            <text:p>4906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B$2]-[.$F10]" office:value-type="float" office:value="9687.5">
            <text:p>9688</text:p>
          </table:table-cell>
          <table:table-cell table:formula="of:=([.$B$2]/256)*[.$D10]" office:value-type="float" office:value="312.5">
            <text:p>313</text:p>
          </table:table-cell>
          <table:table-cell table:style-name="ce4" table:formula="of:=IF([.$B$5]=1; [.$E10]; [.$F10])" office:value-type="float" office:value="9687.5">
            <text:p>9688</text:p>
          </table:table-cell>
          <table:table-cell table:style-name="ce4" table:formula="of:=IF([.$B$5]=0; [.$E10]; [.$F10])" office:value-type="float" office:value="312.5">
            <text:p>313</text:p>
          </table:table-cell>
          <table:table-cell table:style-name="ce5" table:formula="of:=([.G10]+[.$B$3])/([.H10]+[.$B$4])" office:value-type="float" office:value="47.7272727272727">
            <text:p>47.7</text:p>
          </table:table-cell>
          <table:table-cell table:formula="of:=20 * LOG([.I10]; 10)" office:value-type="float" office:value="33.5753323649546">
            <text:p>33.6</text:p>
          </table:table-cell>
          <table:table-cell table:formula="of:=ABS([.I10]-[.I9])" office:value-type="float" office:value="5.09699505515405">
            <text:p>5.097</text:p>
          </table:table-cell>
          <table:table-cell table:formula="of:=ABS([.J10]-[.J9])" office:value-type="float" office:value="0.88133735189659">
            <text:p>0.881</text:p>
          </table:table-cell>
          <table:table-cell table:style-name="ce4" table:formula="of:=([.I10]/[.$I$2]) * 65535" office:value-type="float" office:value="15639.0340909091">
            <text:p>15639</text:p>
          </table:table-cell>
          <table:table-cell table:formula="of:=([.J10]/[.$J$2]) * 65535" office:value-type="float" office:value="47812.4885525964">
            <text:p>4781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B$2]-[.$F11]" office:value-type="float" office:value="9648.4375">
            <text:p>9648</text:p>
          </table:table-cell>
          <table:table-cell table:formula="of:=([.$B$2]/256)*[.$D11]" office:value-type="float" office:value="351.5625">
            <text:p>352</text:p>
          </table:table-cell>
          <table:table-cell table:style-name="ce4" table:formula="of:=IF([.$B$5]=1; [.$E11]; [.$F11])" office:value-type="float" office:value="9648.4375">
            <text:p>9648</text:p>
          </table:table-cell>
          <table:table-cell table:style-name="ce4" table:formula="of:=IF([.$B$5]=0; [.$E11]; [.$F11])" office:value-type="float" office:value="351.5625">
            <text:p>352</text:p>
          </table:table-cell>
          <table:table-cell table:style-name="ce5" table:formula="of:=([.G11]+[.$B$3])/([.H11]+[.$B$4])" office:value-type="float" office:value="43.5121107266436">
            <text:p>43.5</text:p>
          </table:table-cell>
          <table:table-cell table:formula="of:=20 * LOG([.I11]; 10)" office:value-type="float" office:value="32.7722030194283">
            <text:p>32.8</text:p>
          </table:table-cell>
          <table:table-cell table:formula="of:=ABS([.I11]-[.I10])" office:value-type="float" office:value="4.21516200062913">
            <text:p>4.215</text:p>
          </table:table-cell>
          <table:table-cell table:formula="of:=ABS([.J11]-[.J10])" office:value-type="float" office:value="0.803129345526294">
            <text:p>0.803</text:p>
          </table:table-cell>
          <table:table-cell table:style-name="ce4" table:formula="of:=([.I11]/[.$I$2]) * 65535" office:value-type="float" office:value="14257.8308823529">
            <text:p>14258</text:p>
          </table:table-cell>
          <table:table-cell table:formula="of:=([.J11]/[.$J$2]) * 65535" office:value-type="float" office:value="46668.8032951629">
            <text:p>466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B$2]-[.$F12]" office:value-type="float" office:value="9609.375">
            <text:p>9609</text:p>
          </table:table-cell>
          <table:table-cell table:formula="of:=([.$B$2]/256)*[.$D12]" office:value-type="float" office:value="390.625">
            <text:p>391</text:p>
          </table:table-cell>
          <table:table-cell table:style-name="ce4" table:formula="of:=IF([.$B$5]=1; [.$E12]; [.$F12])" office:value-type="float" office:value="9609.375">
            <text:p>9609</text:p>
          </table:table-cell>
          <table:table-cell table:style-name="ce4" table:formula="of:=IF([.$B$5]=0; [.$E12]; [.$F12])" office:value-type="float" office:value="390.625">
            <text:p>391</text:p>
          </table:table-cell>
          <table:table-cell table:style-name="ce5" table:formula="of:=([.G12]+[.$B$3])/([.H12]+[.$B$4])" office:value-type="float" office:value="39.968152866242">
            <text:p>40.0</text:p>
          </table:table-cell>
          <table:table-cell table:formula="of:=20 * LOG([.I12]; 10)" office:value-type="float" office:value="32.0342815548768">
            <text:p>32.0</text:p>
          </table:table-cell>
          <table:table-cell table:formula="of:=ABS([.I12]-[.I11])" office:value-type="float" office:value="3.54395786040156">
            <text:p>3.544</text:p>
          </table:table-cell>
          <table:table-cell table:formula="of:=ABS([.J12]-[.J11])" office:value-type="float" office:value="0.737921464551505">
            <text:p>0.738</text:p>
          </table:table-cell>
          <table:table-cell table:style-name="ce4" table:formula="of:=([.I12]/[.$I$2]) * 65535" office:value-type="float" office:value="13096.5644904459">
            <text:p>13097</text:p>
          </table:table-cell>
          <table:table-cell table:formula="of:=([.J12]/[.$J$2]) * 65535" office:value-type="float" office:value="45617.9764204478">
            <text:p>4561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$B$2]-[.$F13]" office:value-type="float" office:value="9570.3125">
            <text:p>9570</text:p>
          </table:table-cell>
          <table:table-cell table:formula="of:=([.$B$2]/256)*[.$D13]" office:value-type="float" office:value="429.6875">
            <text:p>430</text:p>
          </table:table-cell>
          <table:table-cell table:style-name="ce4" table:formula="of:=IF([.$B$5]=1; [.$E13]; [.$F13])" office:value-type="float" office:value="9570.3125">
            <text:p>9570</text:p>
          </table:table-cell>
          <table:table-cell table:style-name="ce4" table:formula="of:=IF([.$B$5]=0; [.$E13]; [.$F13])" office:value-type="float" office:value="429.6875">
            <text:p>430</text:p>
          </table:table-cell>
          <table:table-cell table:style-name="ce5" table:formula="of:=([.G13]+[.$B$3])/([.H13]+[.$B$4])" office:value-type="float" office:value="36.9469026548673">
            <text:p>36.9</text:p>
          </table:table-cell>
          <table:table-cell table:formula="of:=20 * LOG([.I13]; 10)" office:value-type="float" office:value="31.351560726724">
            <text:p>31.4</text:p>
          </table:table-cell>
          <table:table-cell table:formula="of:=ABS([.I13]-[.I12])" office:value-type="float" office:value="3.02125021137478">
            <text:p>3.021</text:p>
          </table:table-cell>
          <table:table-cell table:formula="of:=ABS([.J13]-[.J12])" office:value-type="float" office:value="0.682720828152814">
            <text:p>0.683</text:p>
          </table:table-cell>
          <table:table-cell table:style-name="ce4" table:formula="of:=([.I13]/[.$I$2]) * 65535" office:value-type="float" office:value="12106.5763274336">
            <text:p>12107</text:p>
          </table:table-cell>
          <table:table-cell table:formula="of:=([.J13]/[.$J$2]) * 65535" office:value-type="float" office:value="44645.757249961">
            <text:p>4464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$B$2]-[.$F14]" office:value-type="float" office:value="9531.25">
            <text:p>9531</text:p>
          </table:table-cell>
          <table:table-cell table:formula="of:=([.$B$2]/256)*[.$D14]" office:value-type="float" office:value="468.75">
            <text:p>469</text:p>
          </table:table-cell>
          <table:table-cell table:style-name="ce4" table:formula="of:=IF([.$B$5]=1; [.$E14]; [.$F14])" office:value-type="float" office:value="9531.25">
            <text:p>9531</text:p>
          </table:table-cell>
          <table:table-cell table:style-name="ce4" table:formula="of:=IF([.$B$5]=0; [.$E14]; [.$F14])" office:value-type="float" office:value="468.75">
            <text:p>469</text:p>
          </table:table-cell>
          <table:table-cell table:style-name="ce5" table:formula="of:=([.G14]+[.$B$3])/([.H14]+[.$B$4])" office:value-type="float" office:value="34.3406593406593">
            <text:p>34.3</text:p>
          </table:table-cell>
          <table:table-cell table:formula="of:=20 * LOG([.I14]; 10)" office:value-type="float" office:value="30.71617258718">
            <text:p>30.7</text:p>
          </table:table-cell>
          <table:table-cell table:formula="of:=ABS([.I14]-[.I13])" office:value-type="float" office:value="2.60624331420792">
            <text:p>2.606</text:p>
          </table:table-cell>
          <table:table-cell table:formula="of:=ABS([.J14]-[.J13])" office:value-type="float" office:value="0.635388139544016">
            <text:p>0.635</text:p>
          </table:table-cell>
          <table:table-cell table:style-name="ce4" table:formula="of:=([.I14]/[.$I$2]) * 65535" office:value-type="float" office:value="11252.5755494506">
            <text:p>11253</text:p>
          </table:table-cell>
          <table:table-cell table:formula="of:=([.J14]/[.$J$2]) * 65535" office:value-type="float" office:value="43740.9415412679">
            <text:p>4374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$B$2]-[.$F15]" office:value-type="float" office:value="9492.1875">
            <text:p>9492</text:p>
          </table:table-cell>
          <table:table-cell table:formula="of:=([.$B$2]/256)*[.$D15]" office:value-type="float" office:value="507.8125">
            <text:p>508</text:p>
          </table:table-cell>
          <table:table-cell table:style-name="ce4" table:formula="of:=IF([.$B$5]=1; [.$E15]; [.$F15])" office:value-type="float" office:value="9492.1875">
            <text:p>9492</text:p>
          </table:table-cell>
          <table:table-cell table:style-name="ce4" table:formula="of:=IF([.$B$5]=0; [.$E15]; [.$F15])" office:value-type="float" office:value="507.8125">
            <text:p>508</text:p>
          </table:table-cell>
          <table:table-cell table:style-name="ce5" table:formula="of:=([.G15]+[.$B$3])/([.H15]+[.$B$4])" office:value-type="float" office:value="32.0694087403599">
            <text:p>32.1</text:p>
          </table:table-cell>
          <table:table-cell table:formula="of:=20 * LOG([.I15]; 10)" office:value-type="float" office:value="30.1218190593944">
            <text:p>30.1</text:p>
          </table:table-cell>
          <table:table-cell table:formula="of:=ABS([.I15]-[.I14])" office:value-type="float" office:value="2.27125060029945">
            <text:p>2.271</text:p>
          </table:table-cell>
          <table:table-cell table:formula="of:=ABS([.J15]-[.J14])" office:value-type="float" office:value="0.594353527785614">
            <text:p>0.594</text:p>
          </table:table-cell>
          <table:table-cell table:style-name="ce4" table:formula="of:=([.I15]/[.$I$2]) * 65535" office:value-type="float" office:value="10508.3435089974">
            <text:p>10508</text:p>
          </table:table-cell>
          <table:table-cell table:formula="of:=([.J15]/[.$J$2]) * 65535" office:value-type="float" office:value="42894.5606049735">
            <text:p>4289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$B$2]-[.$F16]" office:value-type="float" office:value="9453.125">
            <text:p>9453</text:p>
          </table:table-cell>
          <table:table-cell table:formula="of:=([.$B$2]/256)*[.$D16]" office:value-type="float" office:value="546.875">
            <text:p>547</text:p>
          </table:table-cell>
          <table:table-cell table:style-name="ce4" table:formula="of:=IF([.$B$5]=1; [.$E16]; [.$F16])" office:value-type="float" office:value="9453.125">
            <text:p>9453</text:p>
          </table:table-cell>
          <table:table-cell table:style-name="ce4" table:formula="of:=IF([.$B$5]=0; [.$E16]; [.$F16])" office:value-type="float" office:value="546.875">
            <text:p>547</text:p>
          </table:table-cell>
          <table:table-cell table:style-name="ce5" table:formula="of:=([.G16]+[.$B$3])/([.H16]+[.$B$4])" office:value-type="float" office:value="30.0724637681159">
            <text:p>30.1</text:p>
          </table:table-cell>
          <table:table-cell table:formula="of:=20 * LOG([.I16]; 10)" office:value-type="float" office:value="29.5633802062171">
            <text:p>29.6</text:p>
          </table:table-cell>
          <table:table-cell table:formula="of:=ABS([.I16]-[.I15])" office:value-type="float" office:value="1.99694497224396">
            <text:p>1.997</text:p>
          </table:table-cell>
          <table:table-cell table:formula="of:=ABS([.J16]-[.J15])" office:value-type="float" office:value="0.558438853177272">
            <text:p>0.558</text:p>
          </table:table-cell>
          <table:table-cell table:style-name="ce4" table:formula="of:=([.I16]/[.$I$2]) * 65535" office:value-type="float" office:value="9853.99456521739">
            <text:p>9854</text:p>
          </table:table-cell>
          <table:table-cell table:formula="of:=([.J16]/[.$J$2]) * 65535" office:value-type="float" office:value="42099.3234652592">
            <text:p>420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$B$2]-[.$F17]" office:value-type="float" office:value="9414.0625">
            <text:p>9414</text:p>
          </table:table-cell>
          <table:table-cell table:formula="of:=([.$B$2]/256)*[.$D17]" office:value-type="float" office:value="585.9375">
            <text:p>586</text:p>
          </table:table-cell>
          <table:table-cell table:style-name="ce4" table:formula="of:=IF([.$B$5]=1; [.$E17]; [.$F17])" office:value-type="float" office:value="9414.0625">
            <text:p>9414</text:p>
          </table:table-cell>
          <table:table-cell table:style-name="ce4" table:formula="of:=IF([.$B$5]=0; [.$E17]; [.$F17])" office:value-type="float" office:value="585.9375">
            <text:p>586</text:p>
          </table:table-cell>
          <table:table-cell table:style-name="ce5" table:formula="of:=([.G17]+[.$B$3])/([.H17]+[.$B$4])" office:value-type="float" office:value="28.3029612756264">
            <text:p>28.3</text:p>
          </table:table-cell>
          <table:table-cell table:formula="of:=20 * LOG([.I17]; 10)" office:value-type="float" office:value="29.036637543265">
            <text:p>29.0</text:p>
          </table:table-cell>
          <table:table-cell table:formula="of:=ABS([.I17]-[.I16])" office:value-type="float" office:value="1.76950249248952">
            <text:p>1.770</text:p>
          </table:table-cell>
          <table:table-cell table:formula="of:=ABS([.J17]-[.J16])" office:value-type="float" office:value="0.526742662952156">
            <text:p>0.527</text:p>
          </table:table-cell>
          <table:table-cell table:style-name="ce4" table:formula="of:=([.I17]/[.$I$2]) * 65535" office:value-type="float" office:value="9274.17283599089">
            <text:p>9274</text:p>
          </table:table-cell>
          <table:table-cell table:formula="of:=([.J17]/[.$J$2]) * 65535" office:value-type="float" office:value="41349.2228476745">
            <text:p>413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$B$2]-[.$F18]" office:value-type="float" office:value="9375">
            <text:p>9375</text:p>
          </table:table-cell>
          <table:table-cell table:formula="of:=([.$B$2]/256)*[.$D18]" office:value-type="float" office:value="625">
            <text:p>625</text:p>
          </table:table-cell>
          <table:table-cell table:style-name="ce4" table:formula="of:=IF([.$B$5]=1; [.$E18]; [.$F18])" office:value-type="float" office:value="9375">
            <text:p>9375</text:p>
          </table:table-cell>
          <table:table-cell table:style-name="ce4" table:formula="of:=IF([.$B$5]=0; [.$E18]; [.$F18])" office:value-type="float" office:value="625">
            <text:p>625</text:p>
          </table:table-cell>
          <table:table-cell table:style-name="ce5" table:formula="of:=([.G18]+[.$B$3])/([.H18]+[.$B$4])" office:value-type="float" office:value="26.7241379310345">
            <text:p>26.7</text:p>
          </table:table-cell>
          <table:table-cell table:formula="of:=20 * LOG([.I18]; 10)" office:value-type="float" office:value="28.5380740921471">
            <text:p>28.5</text:p>
          </table:table-cell>
          <table:table-cell table:formula="of:=ABS([.I18]-[.I17])" office:value-type="float" office:value="1.57882334459194">
            <text:p>1.579</text:p>
          </table:table-cell>
          <table:table-cell table:formula="of:=ABS([.J18]-[.J17])" office:value-type="float" office:value="0.498563451117882">
            <text:p>0.499</text:p>
          </table:table-cell>
          <table:table-cell table:style-name="ce4" table:formula="of:=([.I18]/[.$I$2]) * 65535" office:value-type="float" office:value="8756.83189655173">
            <text:p>8757</text:p>
          </table:table-cell>
          <table:table-cell table:formula="of:=([.J18]/[.$J$2]) * 65535" office:value-type="float" office:value="40639.2504476932">
            <text:p>4063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$B$2]-[.$F19]" office:value-type="float" office:value="9335.9375">
            <text:p>9336</text:p>
          </table:table-cell>
          <table:table-cell table:formula="of:=([.$B$2]/256)*[.$D19]" office:value-type="float" office:value="664.0625">
            <text:p>664</text:p>
          </table:table-cell>
          <table:table-cell table:style-name="ce4" table:formula="of:=IF([.$B$5]=1; [.$E19]; [.$F19])" office:value-type="float" office:value="9335.9375">
            <text:p>9336</text:p>
          </table:table-cell>
          <table:table-cell table:style-name="ce4" table:formula="of:=IF([.$B$5]=0; [.$E19]; [.$F19])" office:value-type="float" office:value="664.0625">
            <text:p>664</text:p>
          </table:table-cell>
          <table:table-cell table:style-name="ce5" table:formula="of:=([.G19]+[.$B$3])/([.H19]+[.$B$4])" office:value-type="float" office:value="25.3067484662577">
            <text:p>25.3</text:p>
          </table:table-cell>
          <table:table-cell table:formula="of:=20 * LOG([.I19]; 10)" office:value-type="float" office:value="28.0647269696397">
            <text:p>28.1</text:p>
          </table:table-cell>
          <table:table-cell table:formula="of:=ABS([.I19]-[.I18])" office:value-type="float" office:value="1.41738946477681">
            <text:p>1.417</text:p>
          </table:table-cell>
          <table:table-cell table:formula="of:=ABS([.J19]-[.J18])" office:value-type="float" office:value="0.473347122507363">
            <text:p>0.473</text:p>
          </table:table-cell>
          <table:table-cell table:style-name="ce4" table:formula="of:=([.I19]/[.$I$2]) * 65535" office:value-type="float" office:value="8292.38880368098">
            <text:p>8292</text:p>
          </table:table-cell>
          <table:table-cell table:formula="of:=([.J19]/[.$J$2]) * 65535" office:value-type="float" office:value="39965.1870123626">
            <text:p>3996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$B$2]-[.$F20]" office:value-type="float" office:value="9296.875">
            <text:p>9297</text:p>
          </table:table-cell>
          <table:table-cell table:formula="of:=([.$B$2]/256)*[.$D20]" office:value-type="float" office:value="703.125">
            <text:p>703</text:p>
          </table:table-cell>
          <table:table-cell table:style-name="ce4" table:formula="of:=IF([.$B$5]=1; [.$E20]; [.$F20])" office:value-type="float" office:value="9296.875">
            <text:p>9297</text:p>
          </table:table-cell>
          <table:table-cell table:style-name="ce4" table:formula="of:=IF([.$B$5]=0; [.$E20]; [.$F20])" office:value-type="float" office:value="703.125">
            <text:p>703</text:p>
          </table:table-cell>
          <table:table-cell table:style-name="ce5" table:formula="of:=([.G20]+[.$B$3])/([.H20]+[.$B$4])" office:value-type="float" office:value="24.0272373540856">
            <text:p>24.0</text:p>
          </table:table-cell>
          <table:table-cell table:formula="of:=20 * LOG([.I20]; 10)" office:value-type="float" office:value="27.6140767720082">
            <text:p>27.6</text:p>
          </table:table-cell>
          <table:table-cell table:formula="of:=ABS([.I20]-[.I19])" office:value-type="float" office:value="1.27951111217207">
            <text:p>1.280</text:p>
          </table:table-cell>
          <table:table-cell table:formula="of:=ABS([.J20]-[.J19])" office:value-type="float" office:value="0.450650197631543">
            <text:p>0.451</text:p>
          </table:table-cell>
          <table:table-cell table:style-name="ce4" table:formula="of:=([.I20]/[.$I$2]) * 65535" office:value-type="float" office:value="7873.125">
            <text:p>7873</text:p>
          </table:table-cell>
          <table:table-cell table:formula="of:=([.J20]/[.$J$2]) * 65535" office:value-type="float" office:value="39323.4448195743">
            <text:p>3932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$B$2]-[.$F21]" office:value-type="float" office:value="9257.8125">
            <text:p>9258</text:p>
          </table:table-cell>
          <table:table-cell table:formula="of:=([.$B$2]/256)*[.$D21]" office:value-type="float" office:value="742.1875">
            <text:p>742</text:p>
          </table:table-cell>
          <table:table-cell table:style-name="ce4" table:formula="of:=IF([.$B$5]=1; [.$E21]; [.$F21])" office:value-type="float" office:value="9257.8125">
            <text:p>9258</text:p>
          </table:table-cell>
          <table:table-cell table:style-name="ce4" table:formula="of:=IF([.$B$5]=0; [.$E21]; [.$F21])" office:value-type="float" office:value="742.1875">
            <text:p>742</text:p>
          </table:table-cell>
          <table:table-cell table:style-name="ce5" table:formula="of:=([.G21]+[.$B$3])/([.H21]+[.$B$4])" office:value-type="float" office:value="22.8664192949907">
            <text:p>22.9</text:p>
          </table:table-cell>
          <table:table-cell table:formula="of:=20 * LOG([.I21]; 10)" office:value-type="float" office:value="27.1839632552506">
            <text:p>27.2</text:p>
          </table:table-cell>
          <table:table-cell table:formula="of:=ABS([.I21]-[.I20])" office:value-type="float" office:value="1.16081805909488">
            <text:p>1.161</text:p>
          </table:table-cell>
          <table:table-cell table:formula="of:=ABS([.J21]-[.J20])" office:value-type="float" office:value="0.430113516757597">
            <text:p>0.430</text:p>
          </table:table-cell>
          <table:table-cell table:style-name="ce4" table:formula="of:=([.I21]/[.$I$2]) * 65535" office:value-type="float" office:value="7492.75394248609">
            <text:p>7493</text:p>
          </table:table-cell>
          <table:table-cell table:formula="of:=([.J21]/[.$J$2]) * 65535" office:value-type="float" office:value="38710.9476036791">
            <text:p>3871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$B$2]-[.$F22]" office:value-type="float" office:value="9218.75">
            <text:p>9219</text:p>
          </table:table-cell>
          <table:table-cell table:formula="of:=([.$B$2]/256)*[.$D22]" office:value-type="float" office:value="781.25">
            <text:p>781</text:p>
          </table:table-cell>
          <table:table-cell table:style-name="ce4" table:formula="of:=IF([.$B$5]=1; [.$E22]; [.$F22])" office:value-type="float" office:value="9218.75">
            <text:p>9219</text:p>
          </table:table-cell>
          <table:table-cell table:style-name="ce4" table:formula="of:=IF([.$B$5]=0; [.$E22]; [.$F22])" office:value-type="float" office:value="781.25">
            <text:p>781</text:p>
          </table:table-cell>
          <table:table-cell table:style-name="ce5" table:formula="of:=([.G22]+[.$B$3])/([.H22]+[.$B$4])" office:value-type="float" office:value="21.8085106382979">
            <text:p>21.8</text:p>
          </table:table-cell>
          <table:table-cell table:formula="of:=20 * LOG([.I22]; 10)" office:value-type="float" office:value="26.7725201491211">
            <text:p>26.8</text:p>
          </table:table-cell>
          <table:table-cell table:formula="of:=ABS([.I22]-[.I21])" office:value-type="float" office:value="1.05790865669285">
            <text:p>1.058</text:p>
          </table:table-cell>
          <table:table-cell table:formula="of:=ABS([.J22]-[.J21])" office:value-type="float" office:value="0.411443106129465">
            <text:p>0.411</text:p>
          </table:table-cell>
          <table:table-cell table:style-name="ce4" table:formula="of:=([.I22]/[.$I$2]) * 65535" office:value-type="float" office:value="7146.10372340426">
            <text:p>7146</text:p>
          </table:table-cell>
          <table:table-cell table:formula="of:=([.J22]/[.$J$2]) * 65535" office:value-type="float" office:value="38125.0377282971">
            <text:p>3812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$B$2]-[.$F23]" office:value-type="float" office:value="9179.6875">
            <text:p>9180</text:p>
          </table:table-cell>
          <table:table-cell table:formula="of:=([.$B$2]/256)*[.$D23]" office:value-type="float" office:value="820.3125">
            <text:p>820</text:p>
          </table:table-cell>
          <table:table-cell table:style-name="ce4" table:formula="of:=IF([.$B$5]=1; [.$E23]; [.$F23])" office:value-type="float" office:value="9179.6875">
            <text:p>9180</text:p>
          </table:table-cell>
          <table:table-cell table:style-name="ce4" table:formula="of:=IF([.$B$5]=0; [.$E23]; [.$F23])" office:value-type="float" office:value="820.3125">
            <text:p>820</text:p>
          </table:table-cell>
          <table:table-cell table:style-name="ce5" table:formula="of:=([.G23]+[.$B$3])/([.H23]+[.$B$4])" office:value-type="float" office:value="20.8404074702886">
            <text:p>20.8</text:p>
          </table:table-cell>
          <table:table-cell table:formula="of:=20 * LOG([.I23]; 10)" office:value-type="float" office:value="26.3781241201581">
            <text:p>26.4</text:p>
          </table:table-cell>
          <table:table-cell table:formula="of:=ABS([.I23]-[.I22])" office:value-type="float" office:value="0.968103168009247">
            <text:p>0.968</text:p>
          </table:table-cell>
          <table:table-cell table:formula="of:=ABS([.J23]-[.J22])" office:value-type="float" office:value="0.394396028963026">
            <text:p>0.394</text:p>
          </table:table-cell>
          <table:table-cell table:style-name="ce4" table:formula="of:=([.I23]/[.$I$2]) * 65535" office:value-type="float" office:value="6828.88051782683">
            <text:p>6829</text:p>
          </table:table-cell>
          <table:table-cell table:formula="of:=([.J23]/[.$J$2]) * 65535" office:value-type="float" office:value="37563.403507822">
            <text:p>3756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$B$2]-[.$F24]" office:value-type="float" office:value="9140.625">
            <text:p>9141</text:p>
          </table:table-cell>
          <table:table-cell table:formula="of:=([.$B$2]/256)*[.$D24]" office:value-type="float" office:value="859.375">
            <text:p>859</text:p>
          </table:table-cell>
          <table:table-cell table:style-name="ce4" table:formula="of:=IF([.$B$5]=1; [.$E24]; [.$F24])" office:value-type="float" office:value="9140.625">
            <text:p>9141</text:p>
          </table:table-cell>
          <table:table-cell table:style-name="ce4" table:formula="of:=IF([.$B$5]=0; [.$E24]; [.$F24])" office:value-type="float" office:value="859.375">
            <text:p>859</text:p>
          </table:table-cell>
          <table:table-cell table:style-name="ce5" table:formula="of:=([.G24]+[.$B$3])/([.H24]+[.$B$4])" office:value-type="float" office:value="19.9511400651466">
            <text:p>20.0</text:p>
          </table:table-cell>
          <table:table-cell table:formula="of:=20 * LOG([.I24]; 10)" office:value-type="float" office:value="25.9993543511877">
            <text:p>26.0</text:p>
          </table:table-cell>
          <table:table-cell table:formula="of:=ABS([.I24]-[.I23])" office:value-type="float" office:value="0.889267405142046">
            <text:p>0.889</text:p>
          </table:table-cell>
          <table:table-cell table:formula="of:=ABS([.J24]-[.J23])" office:value-type="float" office:value="0.378769768970418">
            <text:p>0.379</text:p>
          </table:table-cell>
          <table:table-cell table:style-name="ce4" table:formula="of:=([.I24]/[.$I$2]) * 65535" office:value-type="float" office:value="6537.48982084691">
            <text:p>6537</text:p>
          </table:table-cell>
          <table:table-cell table:formula="of:=([.J24]/[.$J$2]) * 65535" office:value-type="float" office:value="37024.0216471715">
            <text:p>3702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$B$2]-[.$F25]" office:value-type="float" office:value="9101.5625">
            <text:p>9102</text:p>
          </table:table-cell>
          <table:table-cell table:formula="of:=([.$B$2]/256)*[.$D25]" office:value-type="float" office:value="898.4375">
            <text:p>898</text:p>
          </table:table-cell>
          <table:table-cell table:style-name="ce4" table:formula="of:=IF([.$B$5]=1; [.$E25]; [.$F25])" office:value-type="float" office:value="9101.5625">
            <text:p>9102</text:p>
          </table:table-cell>
          <table:table-cell table:style-name="ce4" table:formula="of:=IF([.$B$5]=0; [.$E25]; [.$F25])" office:value-type="float" office:value="898.4375">
            <text:p>898</text:p>
          </table:table-cell>
          <table:table-cell table:style-name="ce5" table:formula="of:=([.G25]+[.$B$3])/([.H25]+[.$B$4])" office:value-type="float" office:value="19.131455399061">
            <text:p>19.1</text:p>
          </table:table-cell>
          <table:table-cell table:formula="of:=20 * LOG([.I25]; 10)" office:value-type="float" office:value="25.6349601927451">
            <text:p>25.6</text:p>
          </table:table-cell>
          <table:table-cell table:formula="of:=ABS([.I25]-[.I24])" office:value-type="float" office:value="0.819684666085546">
            <text:p>0.820</text:p>
          </table:table-cell>
          <table:table-cell table:formula="of:=ABS([.J25]-[.J24])" office:value-type="float" office:value="0.364394158442519">
            <text:p>0.364</text:p>
          </table:table-cell>
          <table:table-cell table:style-name="ce4" table:formula="of:=([.I25]/[.$I$2]) * 65535" office:value-type="float" office:value="6268.89964788732">
            <text:p>6269</text:p>
          </table:table-cell>
          <table:table-cell table:formula="of:=([.J25]/[.$J$2]) * 65535" office:value-type="float" office:value="36505.1111762404">
            <text:p>365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$B$2]-[.$F26]" office:value-type="float" office:value="9062.5">
            <text:p>9063</text:p>
          </table:table-cell>
          <table:table-cell table:formula="of:=([.$B$2]/256)*[.$D26]" office:value-type="float" office:value="937.5">
            <text:p>938</text:p>
          </table:table-cell>
          <table:table-cell table:style-name="ce4" table:formula="of:=IF([.$B$5]=1; [.$E26]; [.$F26])" office:value-type="float" office:value="9062.5">
            <text:p>9063</text:p>
          </table:table-cell>
          <table:table-cell table:style-name="ce4" table:formula="of:=IF([.$B$5]=0; [.$E26]; [.$F26])" office:value-type="float" office:value="937.5">
            <text:p>938</text:p>
          </table:table-cell>
          <table:table-cell table:style-name="ce5" table:formula="of:=([.G26]+[.$B$3])/([.H26]+[.$B$4])" office:value-type="float" office:value="18.3734939759036">
            <text:p>18.4</text:p>
          </table:table-cell>
          <table:table-cell table:formula="of:=20 * LOG([.I26]; 10)" office:value-type="float" office:value="25.2838350261346">
            <text:p>25.3</text:p>
          </table:table-cell>
          <table:table-cell table:formula="of:=ABS([.I26]-[.I25])" office:value-type="float" office:value="0.757961423157418">
            <text:p>0.758</text:p>
          </table:table-cell>
          <table:table-cell table:formula="of:=ABS([.J26]-[.J25])" office:value-type="float" office:value="0.351125166610537">
            <text:p>0.351</text:p>
          </table:table-cell>
          <table:table-cell table:style-name="ce4" table:formula="of:=([.I26]/[.$I$2]) * 65535" office:value-type="float" office:value="6020.53463855422">
            <text:p>6021</text:p>
          </table:table-cell>
          <table:table-cell table:formula="of:=([.J26]/[.$J$2]) * 65535" office:value-type="float" office:value="36005.0962299515">
            <text:p>360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$B$2]-[.$F27]" office:value-type="float" office:value="9023.4375">
            <text:p>9023</text:p>
          </table:table-cell>
          <table:table-cell table:formula="of:=([.$B$2]/256)*[.$D27]" office:value-type="float" office:value="976.5625">
            <text:p>977</text:p>
          </table:table-cell>
          <table:table-cell table:style-name="ce4" table:formula="of:=IF([.$B$5]=1; [.$E27]; [.$F27])" office:value-type="float" office:value="9023.4375">
            <text:p>9023</text:p>
          </table:table-cell>
          <table:table-cell table:style-name="ce4" table:formula="of:=IF([.$B$5]=0; [.$E27]; [.$F27])" office:value-type="float" office:value="976.5625">
            <text:p>977</text:p>
          </table:table-cell>
          <table:table-cell table:style-name="ce5" table:formula="of:=([.G27]+[.$B$3])/([.H27]+[.$B$4])" office:value-type="float" office:value="17.6705370101597">
            <text:p>17.7</text:p>
          </table:table-cell>
          <table:table-cell table:formula="of:=20 * LOG([.I27]; 10)" office:value-type="float" office:value="24.9449949595809">
            <text:p>24.9</text:p>
          </table:table-cell>
          <table:table-cell table:formula="of:=ABS([.I27]-[.I26])" office:value-type="float" office:value="0.702956965743962">
            <text:p>0.703</text:p>
          </table:table-cell>
          <table:table-cell table:formula="of:=ABS([.J27]-[.J26])" office:value-type="float" office:value="0.338840066553693">
            <text:p>0.339</text:p>
          </table:table-cell>
          <table:table-cell table:style-name="ce4" table:formula="of:=([.I27]/[.$I$2]) * 65535" office:value-type="float" office:value="5790.19321480406">
            <text:p>5790</text:p>
          </table:table-cell>
          <table:table-cell table:formula="of:=([.J27]/[.$J$2]) * 65535" office:value-type="float" office:value="35522.5757108049">
            <text:p>3552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$B$2]-[.$F28]" office:value-type="float" office:value="8984.375">
            <text:p>8984</text:p>
          </table:table-cell>
          <table:table-cell table:formula="of:=([.$B$2]/256)*[.$D28]" office:value-type="float" office:value="1015.625">
            <text:p>1016</text:p>
          </table:table-cell>
          <table:table-cell table:style-name="ce4" table:formula="of:=IF([.$B$5]=1; [.$E28]; [.$F28])" office:value-type="float" office:value="8984.375">
            <text:p>8984</text:p>
          </table:table-cell>
          <table:table-cell table:style-name="ce4" table:formula="of:=IF([.$B$5]=0; [.$E28]; [.$F28])" office:value-type="float" office:value="1015.625">
            <text:p>1016</text:p>
          </table:table-cell>
          <table:table-cell table:style-name="ce5" table:formula="of:=([.G28]+[.$B$3])/([.H28]+[.$B$4])" office:value-type="float" office:value="17.0168067226891">
            <text:p>17.0</text:p>
          </table:table-cell>
          <table:table-cell table:formula="of:=20 * LOG([.I28]; 10)" office:value-type="float" office:value="24.6175613231631">
            <text:p>24.6</text:p>
          </table:table-cell>
          <table:table-cell table:formula="of:=ABS([.I28]-[.I27])" office:value-type="float" office:value="0.653730287470577">
            <text:p>0.654</text:p>
          </table:table-cell>
          <table:table-cell table:formula="of:=ABS([.J28]-[.J27])" office:value-type="float" office:value="0.327433636417791">
            <text:p>0.327</text:p>
          </table:table-cell>
          <table:table-cell table:style-name="ce4" table:formula="of:=([.I28]/[.$I$2]) * 65535" office:value-type="float" office:value="5575.98214285714">
            <text:p>5576</text:p>
          </table:table-cell>
          <table:table-cell table:formula="of:=([.J28]/[.$J$2]) * 65535" office:value-type="float" office:value="35056.2983610294">
            <text:p>3505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$B$2]-[.$F29]" office:value-type="float" office:value="8945.3125">
            <text:p>8945</text:p>
          </table:table-cell>
          <table:table-cell table:formula="of:=([.$B$2]/256)*[.$D29]" office:value-type="float" office:value="1054.6875">
            <text:p>1055</text:p>
          </table:table-cell>
          <table:table-cell table:style-name="ce4" table:formula="of:=IF([.$B$5]=1; [.$E29]; [.$F29])" office:value-type="float" office:value="8945.3125">
            <text:p>8945</text:p>
          </table:table-cell>
          <table:table-cell table:style-name="ce4" table:formula="of:=IF([.$B$5]=0; [.$E29]; [.$F29])" office:value-type="float" office:value="1054.6875">
            <text:p>1055</text:p>
          </table:table-cell>
          <table:table-cell table:style-name="ce5" table:formula="of:=([.G29]+[.$B$3])/([.H29]+[.$B$4])" office:value-type="float" office:value="16.4073071718539">
            <text:p>16.4</text:p>
          </table:table-cell>
          <table:table-cell table:formula="of:=20 * LOG([.I29]; 10)" office:value-type="float" office:value="24.3007461775895">
            <text:p>24.3</text:p>
          </table:table-cell>
          <table:table-cell table:formula="of:=ABS([.I29]-[.I28])" office:value-type="float" office:value="0.609499550835221">
            <text:p>0.609</text:p>
          </table:table-cell>
          <table:table-cell table:formula="of:=ABS([.J29]-[.J28])" office:value-type="float" office:value="0.316815145573624">
            <text:p>0.317</text:p>
          </table:table-cell>
          <table:table-cell table:style-name="ce4" table:formula="of:=([.I29]/[.$I$2]) * 65535" office:value-type="float" office:value="5376.26437753721">
            <text:p>5376</text:p>
          </table:table-cell>
          <table:table-cell table:formula="of:=([.J29]/[.$J$2]) * 65535" office:value-type="float" office:value="34605.1421265542">
            <text:p>34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$B$2]-[.$F30]" office:value-type="float" office:value="8906.25">
            <text:p>8906</text:p>
          </table:table-cell>
          <table:table-cell table:formula="of:=([.$B$2]/256)*[.$D30]" office:value-type="float" office:value="1093.75">
            <text:p>1094</text:p>
          </table:table-cell>
          <table:table-cell table:style-name="ce4" table:formula="of:=IF([.$B$5]=1; [.$E30]; [.$F30])" office:value-type="float" office:value="8906.25">
            <text:p>8906</text:p>
          </table:table-cell>
          <table:table-cell table:style-name="ce4" table:formula="of:=IF([.$B$5]=0; [.$E30]; [.$F30])" office:value-type="float" office:value="1093.75">
            <text:p>1094</text:p>
          </table:table-cell>
          <table:table-cell table:style-name="ce5" table:formula="of:=([.G30]+[.$B$3])/([.H30]+[.$B$4])" office:value-type="float" office:value="15.8376963350785">
            <text:p>15.8</text:p>
          </table:table-cell>
          <table:table-cell table:formula="of:=20 * LOG([.I30]; 10)" office:value-type="float" office:value="23.9938402348152">
            <text:p>24.0</text:p>
          </table:table-cell>
          <table:table-cell table:formula="of:=ABS([.I30]-[.I29])" office:value-type="float" office:value="0.56961083677532">
            <text:p>0.570</text:p>
          </table:table-cell>
          <table:table-cell table:formula="of:=ABS([.J30]-[.J29])" office:value-type="float" office:value="0.306905942774303">
            <text:p>0.307</text:p>
          </table:table-cell>
          <table:table-cell table:style-name="ce4" table:formula="of:=([.I30]/[.$I$2]) * 65535" office:value-type="float" office:value="5189.61714659686">
            <text:p>5190</text:p>
          </table:table-cell>
          <table:table-cell table:formula="of:=([.J30]/[.$J$2]) * 65535" office:value-type="float" office:value="34168.0969555305">
            <text:p>3416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$B$2]-[.$F31]" office:value-type="float" office:value="8867.1875">
            <text:p>8867</text:p>
          </table:table-cell>
          <table:table-cell table:formula="of:=([.$B$2]/256)*[.$D31]" office:value-type="float" office:value="1132.8125">
            <text:p>1133</text:p>
          </table:table-cell>
          <table:table-cell table:style-name="ce4" table:formula="of:=IF([.$B$5]=1; [.$E31]; [.$F31])" office:value-type="float" office:value="8867.1875">
            <text:p>8867</text:p>
          </table:table-cell>
          <table:table-cell table:style-name="ce4" table:formula="of:=IF([.$B$5]=0; [.$E31]; [.$F31])" office:value-type="float" office:value="1132.8125">
            <text:p>1133</text:p>
          </table:table-cell>
          <table:table-cell table:style-name="ce5" table:formula="of:=([.G31]+[.$B$3])/([.H31]+[.$B$4])" office:value-type="float" office:value="15.3041825095057">
            <text:p>15.3</text:p>
          </table:table-cell>
          <table:table-cell table:formula="of:=20 * LOG([.I31]; 10)" office:value-type="float" office:value="23.6962027242826">
            <text:p>23.7</text:p>
          </table:table-cell>
          <table:table-cell table:formula="of:=ABS([.I31]-[.I30])" office:value-type="float" office:value="0.533513825572831">
            <text:p>0.534</text:p>
          </table:table-cell>
          <table:table-cell table:formula="of:=ABS([.J31]-[.J30])" office:value-type="float" office:value="0.297637510532613">
            <text:p>0.298</text:p>
          </table:table-cell>
          <table:table-cell table:style-name="ce4" table:formula="of:=([.I31]/[.$I$2]) * 65535" office:value-type="float" office:value="5014.79800380228">
            <text:p>5015</text:p>
          </table:table-cell>
          <table:table-cell table:formula="of:=([.J31]/[.$J$2]) * 65535" office:value-type="float" office:value="33744.2503674914">
            <text:p>337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$B$2]-[.$F32]" office:value-type="float" office:value="8828.125">
            <text:p>8828</text:p>
          </table:table-cell>
          <table:table-cell table:formula="of:=([.$B$2]/256)*[.$D32]" office:value-type="float" office:value="1171.875">
            <text:p>1172</text:p>
          </table:table-cell>
          <table:table-cell table:style-name="ce4" table:formula="of:=IF([.$B$5]=1; [.$E32]; [.$F32])" office:value-type="float" office:value="8828.125">
            <text:p>8828</text:p>
          </table:table-cell>
          <table:table-cell table:style-name="ce4" table:formula="of:=IF([.$B$5]=0; [.$E32]; [.$F32])" office:value-type="float" office:value="1171.875">
            <text:p>1172</text:p>
          </table:table-cell>
          <table:table-cell table:style-name="ce5" table:formula="of:=([.G32]+[.$B$3])/([.H32]+[.$B$4])" office:value-type="float" office:value="14.8034398034398">
            <text:p>14.8</text:p>
          </table:table-cell>
          <table:table-cell table:formula="of:=20 * LOG([.I32]; 10)" office:value-type="float" office:value="23.4072528404337">
            <text:p>23.4</text:p>
          </table:table-cell>
          <table:table-cell table:formula="of:=ABS([.I32]-[.I31])" office:value-type="float" office:value="0.500742706065902">
            <text:p>0.501</text:p>
          </table:table-cell>
          <table:table-cell table:formula="of:=ABS([.J32]-[.J31])" office:value-type="float" office:value="0.288949883848868">
            <text:p>0.289</text:p>
          </table:table-cell>
          <table:table-cell table:style-name="ce4" table:formula="of:=([.I32]/[.$I$2]) * 65535" office:value-type="float" office:value="4850.71713759214">
            <text:p>4851</text:p>
          </table:table-cell>
          <table:table-cell table:formula="of:=([.J32]/[.$J$2]) * 65535" office:value-type="float" office:value="33332.7752743001">
            <text:p>3333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$B$2]-[.$F33]" office:value-type="float" office:value="8789.0625">
            <text:p>8789</text:p>
          </table:table-cell>
          <table:table-cell table:formula="of:=([.$B$2]/256)*[.$D33]" office:value-type="float" office:value="1210.9375">
            <text:p>1211</text:p>
          </table:table-cell>
          <table:table-cell table:style-name="ce4" table:formula="of:=IF([.$B$5]=1; [.$E33]; [.$F33])" office:value-type="float" office:value="8789.0625">
            <text:p>8789</text:p>
          </table:table-cell>
          <table:table-cell table:style-name="ce4" table:formula="of:=IF([.$B$5]=0; [.$E33]; [.$F33])" office:value-type="float" office:value="1210.9375">
            <text:p>1211</text:p>
          </table:table-cell>
          <table:table-cell table:style-name="ce5" table:formula="of:=([.G33]+[.$B$3])/([.H33]+[.$B$4])" office:value-type="float" office:value="14.3325387365912">
            <text:p>14.3</text:p>
          </table:table-cell>
          <table:table-cell table:formula="of:=20 * LOG([.I33]; 10)" office:value-type="float" office:value="23.1264624843434">
            <text:p>23.1</text:p>
          </table:table-cell>
          <table:table-cell table:formula="of:=ABS([.I33]-[.I32])" office:value-type="float" office:value="0.470901066848622">
            <text:p>0.471</text:p>
          </table:table-cell>
          <table:table-cell table:formula="of:=ABS([.J33]-[.J32])" office:value-type="float" office:value="0.280790356090343">
            <text:p>0.281</text:p>
          </table:table-cell>
          <table:table-cell table:style-name="ce4" table:formula="of:=([.I33]/[.$I$2]) * 65535" office:value-type="float" office:value="4696.41463051252">
            <text:p>4696</text:p>
          </table:table-cell>
          <table:table-cell table:formula="of:=([.J33]/[.$J$2]) * 65535" office:value-type="float" office:value="32932.9196439724">
            <text:p>3293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$B$2]-[.$F34]" office:value-type="float" office:value="8750">
            <text:p>8750</text:p>
          </table:table-cell>
          <table:table-cell table:formula="of:=([.$B$2]/256)*[.$D34]" office:value-type="float" office:value="1250">
            <text:p>1250</text:p>
          </table:table-cell>
          <table:table-cell table:style-name="ce4" table:formula="of:=IF([.$B$5]=1; [.$E34]; [.$F34])" office:value-type="float" office:value="8750">
            <text:p>8750</text:p>
          </table:table-cell>
          <table:table-cell table:style-name="ce4" table:formula="of:=IF([.$B$5]=0; [.$E34]; [.$F34])" office:value-type="float" office:value="1250">
            <text:p>1250</text:p>
          </table:table-cell>
          <table:table-cell table:style-name="ce5" table:formula="of:=([.G34]+[.$B$3])/([.H34]+[.$B$4])" office:value-type="float" office:value="13.8888888888889">
            <text:p>13.9</text:p>
          </table:table-cell>
          <table:table-cell table:formula="of:=20 * LOG([.I34]; 10)" office:value-type="float" office:value="22.8533500713746">
            <text:p>22.9</text:p>
          </table:table-cell>
          <table:table-cell table:formula="of:=ABS([.I34]-[.I33])" office:value-type="float" office:value="0.443649847702291">
            <text:p>0.444</text:p>
          </table:table-cell>
          <table:table-cell table:formula="of:=ABS([.J34]-[.J33])" office:value-type="float" office:value="0.27311241296875">
            <text:p>0.273</text:p>
          </table:table-cell>
          <table:table-cell table:style-name="ce4" table:formula="of:=([.I34]/[.$I$2]) * 65535" office:value-type="float" office:value="4551.04166666667">
            <text:p>4551</text:p>
          </table:table-cell>
          <table:table-cell table:formula="of:=([.J34]/[.$J$2]) * 65535" office:value-type="float" office:value="32543.9976825544">
            <text:p>325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$B$2]-[.$F35]" office:value-type="float" office:value="8710.9375">
            <text:p>8711</text:p>
          </table:table-cell>
          <table:table-cell table:formula="of:=([.$B$2]/256)*[.$D35]" office:value-type="float" office:value="1289.0625">
            <text:p>1289</text:p>
          </table:table-cell>
          <table:table-cell table:style-name="ce4" table:formula="of:=IF([.$B$5]=1; [.$E35]; [.$F35])" office:value-type="float" office:value="8710.9375">
            <text:p>8711</text:p>
          </table:table-cell>
          <table:table-cell table:style-name="ce4" table:formula="of:=IF([.$B$5]=0; [.$E35]; [.$F35])" office:value-type="float" office:value="1289.0625">
            <text:p>1289</text:p>
          </table:table-cell>
          <table:table-cell table:style-name="ce5" table:formula="of:=([.G35]+[.$B$3])/([.H35]+[.$B$4])" office:value-type="float" office:value="13.4701912260967">
            <text:p>13.5</text:p>
          </table:table-cell>
          <table:table-cell table:formula="of:=20 * LOG([.I35]; 10)" office:value-type="float" office:value="22.5874752223277">
            <text:p>22.6</text:p>
          </table:table-cell>
          <table:table-cell table:formula="of:=ABS([.I35]-[.I34])" office:value-type="float" office:value="0.418697662792152">
            <text:p>0.419</text:p>
          </table:table-cell>
          <table:table-cell table:formula="of:=ABS([.J35]-[.J34])" office:value-type="float" office:value="0.265874849046888">
            <text:p>0.266</text:p>
          </table:table-cell>
          <table:table-cell table:style-name="ce4" table:formula="of:=([.I35]/[.$I$2]) * 65535" office:value-type="float" office:value="4413.84491001125">
            <text:p>4414</text:p>
          </table:table-cell>
          <table:table-cell table:formula="of:=([.J35]/[.$J$2]) * 65535" office:value-type="float" office:value="32165.382274126">
            <text:p>3216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$B$2]-[.$F36]" office:value-type="float" office:value="8671.875">
            <text:p>8672</text:p>
          </table:table-cell>
          <table:table-cell table:formula="of:=([.$B$2]/256)*[.$D36]" office:value-type="float" office:value="1328.125">
            <text:p>1328</text:p>
          </table:table-cell>
          <table:table-cell table:style-name="ce4" table:formula="of:=IF([.$B$5]=1; [.$E36]; [.$F36])" office:value-type="float" office:value="8671.875">
            <text:p>8672</text:p>
          </table:table-cell>
          <table:table-cell table:style-name="ce4" table:formula="of:=IF([.$B$5]=0; [.$E36]; [.$F36])" office:value-type="float" office:value="1328.125">
            <text:p>1328</text:p>
          </table:table-cell>
          <table:table-cell table:style-name="ce5" table:formula="of:=([.G36]+[.$B$3])/([.H36]+[.$B$4])" office:value-type="float" office:value="13.074398249453">
            <text:p>13.1</text:p>
          </table:table-cell>
          <table:table-cell table:formula="of:=20 * LOG([.I36]; 10)" office:value-type="float" office:value="22.3284341910065">
            <text:p>22.3</text:p>
          </table:table-cell>
          <table:table-cell table:formula="of:=ABS([.I36]-[.I35])" office:value-type="float" office:value="0.395792976643783">
            <text:p>0.396</text:p>
          </table:table-cell>
          <table:table-cell table:formula="of:=ABS([.J36]-[.J35])" office:value-type="float" office:value="0.259041031321239">
            <text:p>0.259</text:p>
          </table:table-cell>
          <table:table-cell table:style-name="ce4" table:formula="of:=([.I36]/[.$I$2]) * 65535" office:value-type="float" office:value="4284.1534463895">
            <text:p>4284</text:p>
          </table:table-cell>
          <table:table-cell table:formula="of:=([.J36]/[.$J$2]) * 65535" office:value-type="float" office:value="31796.4984694901">
            <text:p>3179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$B$2]-[.$F37]" office:value-type="float" office:value="8632.8125">
            <text:p>8633</text:p>
          </table:table-cell>
          <table:table-cell table:formula="of:=([.$B$2]/256)*[.$D37]" office:value-type="float" office:value="1367.1875">
            <text:p>1367</text:p>
          </table:table-cell>
          <table:table-cell table:style-name="ce4" table:formula="of:=IF([.$B$5]=1; [.$E37]; [.$F37])" office:value-type="float" office:value="8632.8125">
            <text:p>8633</text:p>
          </table:table-cell>
          <table:table-cell table:style-name="ce4" table:formula="of:=IF([.$B$5]=0; [.$E37]; [.$F37])" office:value-type="float" office:value="1367.1875">
            <text:p>1367</text:p>
          </table:table-cell>
          <table:table-cell table:style-name="ce5" table:formula="of:=([.G37]+[.$B$3])/([.H37]+[.$B$4])" office:value-type="float" office:value="12.6996805111821">
            <text:p>12.7</text:p>
          </table:table-cell>
          <table:table-cell table:formula="of:=20 * LOG([.I37]; 10)" office:value-type="float" office:value="22.0758559089208">
            <text:p>22.1</text:p>
          </table:table-cell>
          <table:table-cell table:formula="of:=ABS([.I37]-[.I36])" office:value-type="float" office:value="0.374717738270846">
            <text:p>0.375</text:p>
          </table:table-cell>
          <table:table-cell table:formula="of:=ABS([.J37]-[.J36])" office:value-type="float" office:value="0.252578282085693">
            <text:p>0.253</text:p>
          </table:table-cell>
          <table:table-cell table:style-name="ce4" table:formula="of:=([.I37]/[.$I$2]) * 65535" office:value-type="float" office:value="4161.3678115016">
            <text:p>4161</text:p>
          </table:table-cell>
          <table:table-cell table:formula="of:=([.J37]/[.$J$2]) * 65535" office:value-type="float" office:value="31436.8178536859">
            <text:p>314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$B$2]-[.$F38]" office:value-type="float" office:value="8593.75">
            <text:p>8594</text:p>
          </table:table-cell>
          <table:table-cell table:formula="of:=([.$B$2]/256)*[.$D38]" office:value-type="float" office:value="1406.25">
            <text:p>1406</text:p>
          </table:table-cell>
          <table:table-cell table:style-name="ce4" table:formula="of:=IF([.$B$5]=1; [.$E38]; [.$F38])" office:value-type="float" office:value="8593.75">
            <text:p>8594</text:p>
          </table:table-cell>
          <table:table-cell table:style-name="ce4" table:formula="of:=IF([.$B$5]=0; [.$E38]; [.$F38])" office:value-type="float" office:value="1406.25">
            <text:p>1406</text:p>
          </table:table-cell>
          <table:table-cell table:style-name="ce5" table:formula="of:=([.G38]+[.$B$3])/([.H38]+[.$B$4])" office:value-type="float" office:value="12.344398340249">
            <text:p>12.3</text:p>
          </table:table-cell>
          <table:table-cell table:formula="of:=20 * LOG([.I38]; 10)" office:value-type="float" office:value="21.829398549794">
            <text:p>21.8</text:p>
          </table:table-cell>
          <table:table-cell table:formula="of:=ABS([.I38]-[.I37])" office:value-type="float" office:value="0.355282170933146">
            <text:p>0.355</text:p>
          </table:table-cell>
          <table:table-cell table:formula="of:=ABS([.J38]-[.J37])" office:value-type="float" office:value="0.246457359126808">
            <text:p>0.246</text:p>
          </table:table-cell>
          <table:table-cell table:style-name="ce4" table:formula="of:=([.I38]/[.$I$2]) * 65535" office:value-type="float" office:value="4044.95072614108">
            <text:p>4045</text:p>
          </table:table-cell>
          <table:table-cell table:formula="of:=([.J38]/[.$J$2]) * 65535" office:value-type="float" office:value="31085.853653723">
            <text:p>3108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formula="of:=[.$B$2]-[.$F39]" office:value-type="float" office:value="8554.6875">
            <text:p>8555</text:p>
          </table:table-cell>
          <table:table-cell table:formula="of:=([.$B$2]/256)*[.$D39]" office:value-type="float" office:value="1445.3125">
            <text:p>1445</text:p>
          </table:table-cell>
          <table:table-cell table:style-name="ce4" table:formula="of:=IF([.$B$5]=1; [.$E39]; [.$F39])" office:value-type="float" office:value="8554.6875">
            <text:p>8555</text:p>
          </table:table-cell>
          <table:table-cell table:style-name="ce4" table:formula="of:=IF([.$B$5]=0; [.$E39]; [.$F39])" office:value-type="float" office:value="1445.3125">
            <text:p>1445</text:p>
          </table:table-cell>
          <table:table-cell table:style-name="ce5" table:formula="of:=([.G39]+[.$B$3])/([.H39]+[.$B$4])" office:value-type="float" office:value="12.0070778564206">
            <text:p>12.0</text:p>
          </table:table-cell>
          <table:table-cell table:formula="of:=20 * LOG([.I39]; 10)" office:value-type="float" office:value="21.5887465339945">
            <text:p>21.6</text:p>
          </table:table-cell>
          <table:table-cell table:formula="of:=ABS([.I39]-[.I38])" office:value-type="float" office:value="0.337320483828336">
            <text:p>0.337</text:p>
          </table:table-cell>
          <table:table-cell table:formula="of:=ABS([.J39]-[.J38])" office:value-type="float" office:value="0.240652015799508">
            <text:p>0.241</text:p>
          </table:table-cell>
          <table:table-cell table:style-name="ce4" table:formula="of:=([.I39]/[.$I$2]) * 65535" office:value-type="float" office:value="3934.41923660263">
            <text:p>3934</text:p>
          </table:table-cell>
          <table:table-cell table:formula="of:=([.J39]/[.$J$2]) * 65535" office:value-type="float" office:value="30743.1564727836">
            <text:p>307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formula="of:=[.$B$2]-[.$F40]" office:value-type="float" office:value="8515.625">
            <text:p>8516</text:p>
          </table:table-cell>
          <table:table-cell table:formula="of:=([.$B$2]/256)*[.$D40]" office:value-type="float" office:value="1484.375">
            <text:p>1484</text:p>
          </table:table-cell>
          <table:table-cell table:style-name="ce4" table:formula="of:=IF([.$B$5]=1; [.$E40]; [.$F40])" office:value-type="float" office:value="8515.625">
            <text:p>8516</text:p>
          </table:table-cell>
          <table:table-cell table:style-name="ce4" table:formula="of:=IF([.$B$5]=0; [.$E40]; [.$F40])" office:value-type="float" office:value="1484.375">
            <text:p>1484</text:p>
          </table:table-cell>
          <table:table-cell table:style-name="ce5" table:formula="of:=([.G40]+[.$B$3])/([.H40]+[.$B$4])" office:value-type="float" office:value="11.6863905325444">
            <text:p>11.7</text:p>
          </table:table-cell>
          <table:table-cell table:formula="of:=20 * LOG([.I40]; 10)" office:value-type="float" office:value="21.3536079069761">
            <text:p>21.4</text:p>
          </table:table-cell>
          <table:table-cell table:formula="of:=ABS([.I40]-[.I39])" office:value-type="float" office:value="0.320687323876248">
            <text:p>0.321</text:p>
          </table:table-cell>
          <table:table-cell table:formula="of:=ABS([.J40]-[.J39])" office:value-type="float" office:value="0.235138627018383">
            <text:p>0.235</text:p>
          </table:table-cell>
          <table:table-cell table:style-name="ce4" table:formula="of:=([.I40]/[.$I$2]) * 65535" office:value-type="float" office:value="3829.33801775148">
            <text:p>3829</text:p>
          </table:table-cell>
          <table:table-cell table:formula="of:=([.J40]/[.$J$2]) * 65535" office:value-type="float" office:value="30408.3105570266">
            <text:p>3040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formula="of:=[.$B$2]-[.$F41]" office:value-type="float" office:value="8476.5625">
            <text:p>8477</text:p>
          </table:table-cell>
          <table:table-cell table:formula="of:=([.$B$2]/256)*[.$D41]" office:value-type="float" office:value="1523.4375">
            <text:p>1523</text:p>
          </table:table-cell>
          <table:table-cell table:style-name="ce4" table:formula="of:=IF([.$B$5]=1; [.$E41]; [.$F41])" office:value-type="float" office:value="8476.5625">
            <text:p>8477</text:p>
          </table:table-cell>
          <table:table-cell table:style-name="ce4" table:formula="of:=IF([.$B$5]=0; [.$E41]; [.$F41])" office:value-type="float" office:value="1523.4375">
            <text:p>1523</text:p>
          </table:table-cell>
          <table:table-cell table:style-name="ce5" table:formula="of:=([.G41]+[.$B$3])/([.H41]+[.$B$4])" office:value-type="float" office:value="11.381135707411">
            <text:p>11.4</text:p>
          </table:table-cell>
          <table:table-cell table:formula="of:=20 * LOG([.I41]; 10)" office:value-type="float" office:value="21.1237120370534">
            <text:p>21.1</text:p>
          </table:table-cell>
          <table:table-cell table:formula="of:=ABS([.I41]-[.I40])" office:value-type="float" office:value="0.305254825133407">
            <text:p>0.305</text:p>
          </table:table-cell>
          <table:table-cell table:formula="of:=ABS([.J41]-[.J40])" office:value-type="float" office:value="0.229895869922675">
            <text:p>0.230</text:p>
          </table:table-cell>
          <table:table-cell table:style-name="ce4" table:formula="of:=([.I41]/[.$I$2]) * 65535" office:value-type="float" office:value="3729.31364292589">
            <text:p>3729</text:p>
          </table:table-cell>
          <table:table-cell table:formula="of:=([.J41]/[.$J$2]) * 65535" office:value-type="float" office:value="30080.9305171364">
            <text:p>3008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$B$2]-[.$F42]" office:value-type="float" office:value="8437.5">
            <text:p>8438</text:p>
          </table:table-cell>
          <table:table-cell table:formula="of:=([.$B$2]/256)*[.$D42]" office:value-type="float" office:value="1562.5">
            <text:p>1563</text:p>
          </table:table-cell>
          <table:table-cell table:style-name="ce4" table:formula="of:=IF([.$B$5]=1; [.$E42]; [.$F42])" office:value-type="float" office:value="8437.5">
            <text:p>8438</text:p>
          </table:table-cell>
          <table:table-cell table:style-name="ce4" table:formula="of:=IF([.$B$5]=0; [.$E42]; [.$F42])" office:value-type="float" office:value="1562.5">
            <text:p>1563</text:p>
          </table:table-cell>
          <table:table-cell table:style-name="ce5" table:formula="of:=([.G42]+[.$B$3])/([.H42]+[.$B$4])" office:value-type="float" office:value="11.0902255639098">
            <text:p>11.1</text:p>
          </table:table-cell>
          <table:table-cell table:formula="of:=20 * LOG([.I42]; 10)" office:value-type="float" office:value="20.8988075869419">
            <text:p>20.9</text:p>
          </table:table-cell>
          <table:table-cell table:formula="of:=ABS([.I42]-[.I41])" office:value-type="float" office:value="0.290910143501199">
            <text:p>0.291</text:p>
          </table:table-cell>
          <table:table-cell table:formula="of:=ABS([.J42]-[.J41])" office:value-type="float" office:value="0.224904450111513">
            <text:p>0.225</text:p>
          </table:table-cell>
          <table:table-cell table:style-name="ce4" table:formula="of:=([.I42]/[.$I$2]) * 65535" office:value-type="float" office:value="3633.98966165414">
            <text:p>3634</text:p>
          </table:table-cell>
          <table:table-cell table:formula="of:=([.J42]/[.$J$2]) * 65535" office:value-type="float" office:value="29760.6584397225">
            <text:p>2976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formula="of:=[.$B$2]-[.$F43]" office:value-type="float" office:value="8398.4375">
            <text:p>8398</text:p>
          </table:table-cell>
          <table:table-cell table:formula="of:=([.$B$2]/256)*[.$D43]" office:value-type="float" office:value="1601.5625">
            <text:p>1602</text:p>
          </table:table-cell>
          <table:table-cell table:style-name="ce4" table:formula="of:=IF([.$B$5]=1; [.$E43]; [.$F43])" office:value-type="float" office:value="8398.4375">
            <text:p>8398</text:p>
          </table:table-cell>
          <table:table-cell table:style-name="ce4" table:formula="of:=IF([.$B$5]=0; [.$E43]; [.$F43])" office:value-type="float" office:value="1601.5625">
            <text:p>1602</text:p>
          </table:table-cell>
          <table:table-cell table:style-name="ce5" table:formula="of:=([.G43]+[.$B$3])/([.H43]+[.$B$4])" office:value-type="float" office:value="10.8126721763085">
            <text:p>10.8</text:p>
          </table:table-cell>
          <table:table-cell table:formula="of:=20 * LOG([.I43]; 10)" office:value-type="float" office:value="20.6786607209032">
            <text:p>20.7</text:p>
          </table:table-cell>
          <table:table-cell table:formula="of:=ABS([.I43]-[.I42])" office:value-type="float" office:value="0.277553387601234">
            <text:p>0.278</text:p>
          </table:table-cell>
          <table:table-cell table:formula="of:=ABS([.J43]-[.J42])" office:value-type="float" office:value="0.220146866038743">
            <text:p>0.220</text:p>
          </table:table-cell>
          <table:table-cell table:style-name="ce4" table:formula="of:=([.I43]/[.$I$2]) * 65535" office:value-type="float" office:value="3543.0423553719">
            <text:p>3543</text:p>
          </table:table-cell>
          <table:table-cell table:formula="of:=([.J43]/[.$J$2]) * 65535" office:value-type="float" office:value="29447.1613342299">
            <text:p>2944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formula="of:=[.$B$2]-[.$F44]" office:value-type="float" office:value="8359.375">
            <text:p>8359</text:p>
          </table:table-cell>
          <table:table-cell table:formula="of:=([.$B$2]/256)*[.$D44]" office:value-type="float" office:value="1640.625">
            <text:p>1641</text:p>
          </table:table-cell>
          <table:table-cell table:style-name="ce4" table:formula="of:=IF([.$B$5]=1; [.$E44]; [.$F44])" office:value-type="float" office:value="8359.375">
            <text:p>8359</text:p>
          </table:table-cell>
          <table:table-cell table:style-name="ce4" table:formula="of:=IF([.$B$5]=0; [.$E44]; [.$F44])" office:value-type="float" office:value="1640.625">
            <text:p>1641</text:p>
          </table:table-cell>
          <table:table-cell table:style-name="ce5" table:formula="of:=([.G44]+[.$B$3])/([.H44]+[.$B$4])" office:value-type="float" office:value="10.5475763016158">
            <text:p>10.5</text:p>
          </table:table-cell>
          <table:table-cell table:formula="of:=20 * LOG([.I44]; 10)" office:value-type="float" office:value="20.4630535154009">
            <text:p>20.5</text:p>
          </table:table-cell>
          <table:table-cell table:formula="of:=ABS([.I44]-[.I43])" office:value-type="float" office:value="0.265095874692742">
            <text:p>0.265</text:p>
          </table:table-cell>
          <table:table-cell table:formula="of:=ABS([.J44]-[.J43])" office:value-type="float" office:value="0.21560720550228">
            <text:p>0.216</text:p>
          </table:table-cell>
          <table:table-cell table:style-name="ce4" table:formula="of:=([.I44]/[.$I$2]) * 65535" office:value-type="float" office:value="3456.17706463196">
            <text:p>3456</text:p>
          </table:table-cell>
          <table:table-cell table:formula="of:=([.J44]/[.$J$2]) * 65535" office:value-type="float" office:value="29140.1288696549">
            <text:p>2914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formula="of:=[.$B$2]-[.$F45]" office:value-type="float" office:value="8320.3125">
            <text:p>8320</text:p>
          </table:table-cell>
          <table:table-cell table:formula="of:=([.$B$2]/256)*[.$D45]" office:value-type="float" office:value="1679.6875">
            <text:p>1680</text:p>
          </table:table-cell>
          <table:table-cell table:style-name="ce4" table:formula="of:=IF([.$B$5]=1; [.$E45]; [.$F45])" office:value-type="float" office:value="8320.3125">
            <text:p>8320</text:p>
          </table:table-cell>
          <table:table-cell table:style-name="ce4" table:formula="of:=IF([.$B$5]=0; [.$E45]; [.$F45])" office:value-type="float" office:value="1679.6875">
            <text:p>1680</text:p>
          </table:table-cell>
          <table:table-cell table:style-name="ce5" table:formula="of:=([.G45]+[.$B$3])/([.H45]+[.$B$4])" office:value-type="float" office:value="10.2941176470588">
            <text:p>10.3</text:p>
          </table:table-cell>
          <table:table-cell table:formula="of:=20 * LOG([.I45]; 10)" office:value-type="float" office:value="20.2517825461604">
            <text:p>20.3</text:p>
          </table:table-cell>
          <table:table-cell table:formula="of:=ABS([.I45]-[.I44])" office:value-type="float" office:value="0.253458654556974">
            <text:p>0.253</text:p>
          </table:table-cell>
          <table:table-cell table:formula="of:=ABS([.J45]-[.J44])" office:value-type="float" office:value="0.211270969240491">
            <text:p>0.211</text:p>
          </table:table-cell>
          <table:table-cell table:style-name="ce4" table:formula="of:=([.I45]/[.$I$2]) * 65535" office:value-type="float" office:value="3373.125">
            <text:p>3373</text:p>
          </table:table-cell>
          <table:table-cell table:formula="of:=([.J45]/[.$J$2]) * 65535" office:value-type="float" office:value="28839.2713624676">
            <text:p>2883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formula="of:=[.$B$2]-[.$F46]" office:value-type="float" office:value="8281.25">
            <text:p>8281</text:p>
          </table:table-cell>
          <table:table-cell table:formula="of:=([.$B$2]/256)*[.$D46]" office:value-type="float" office:value="1718.75">
            <text:p>1719</text:p>
          </table:table-cell>
          <table:table-cell table:style-name="ce4" table:formula="of:=IF([.$B$5]=1; [.$E46]; [.$F46])" office:value-type="float" office:value="8281.25">
            <text:p>8281</text:p>
          </table:table-cell>
          <table:table-cell table:style-name="ce4" table:formula="of:=IF([.$B$5]=0; [.$E46]; [.$F46])" office:value-type="float" office:value="1718.75">
            <text:p>1719</text:p>
          </table:table-cell>
          <table:table-cell table:style-name="ce5" table:formula="of:=([.G46]+[.$B$3])/([.H46]+[.$B$4])" office:value-type="float" office:value="10.0515463917526">
            <text:p>10.1</text:p>
          </table:table-cell>
          <table:table-cell table:formula="of:=20 * LOG([.I46]; 10)" office:value-type="float" office:value="20.0446576286458">
            <text:p>20.0</text:p>
          </table:table-cell>
          <table:table-cell table:formula="of:=ABS([.I46]-[.I45])" office:value-type="float" office:value="0.242571255306247">
            <text:p>0.243</text:p>
          </table:table-cell>
          <table:table-cell table:formula="of:=ABS([.J46]-[.J45])" office:value-type="float" office:value="0.20712491751457">
            <text:p>0.207</text:p>
          </table:table-cell>
          <table:table-cell table:style-name="ce4" table:formula="of:=([.I46]/[.$I$2]) * 65535" office:value-type="float" office:value="3293.64046391753">
            <text:p>3294</text:p>
          </table:table-cell>
          <table:table-cell table:formula="of:=([.J46]/[.$J$2]) * 65535" office:value-type="float" office:value="28544.317983005">
            <text:p>285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$B$2]-[.$F47]" office:value-type="float" office:value="8242.1875">
            <text:p>8242</text:p>
          </table:table-cell>
          <table:table-cell table:formula="of:=([.$B$2]/256)*[.$D47]" office:value-type="float" office:value="1757.8125">
            <text:p>1758</text:p>
          </table:table-cell>
          <table:table-cell table:style-name="ce4" table:formula="of:=IF([.$B$5]=1; [.$E47]; [.$F47])" office:value-type="float" office:value="8242.1875">
            <text:p>8242</text:p>
          </table:table-cell>
          <table:table-cell table:style-name="ce4" table:formula="of:=IF([.$B$5]=0; [.$E47]; [.$F47])" office:value-type="float" office:value="1757.8125">
            <text:p>1758</text:p>
          </table:table-cell>
          <table:table-cell table:style-name="ce5" table:formula="of:=([.G47]+[.$B$3])/([.H47]+[.$B$4])" office:value-type="float" office:value="9.81917577796468">
            <text:p>9.8</text:p>
          </table:table-cell>
          <table:table-cell table:formula="of:=20 * LOG([.I47]; 10)" office:value-type="float" office:value="19.8415006923892">
            <text:p>19.8</text:p>
          </table:table-cell>
          <table:table-cell table:formula="of:=ABS([.I47]-[.I46])" office:value-type="float" office:value="0.232370613787902">
            <text:p>0.232</text:p>
          </table:table-cell>
          <table:table-cell table:formula="of:=ABS([.J47]-[.J46])" office:value-type="float" office:value="0.203156936256676">
            <text:p>0.203</text:p>
          </table:table-cell>
          <table:table-cell table:style-name="ce4" table:formula="of:=([.I47]/[.$I$2]) * 65535" office:value-type="float" office:value="3217.49842304458">
            <text:p>3217</text:p>
          </table:table-cell>
          <table:table-cell table:formula="of:=([.J47]/[.$J$2]) * 65535" office:value-type="float" office:value="28255.0151524754">
            <text:p>2825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formula="of:=[.$B$2]-[.$F48]" office:value-type="float" office:value="8203.125">
            <text:p>8203</text:p>
          </table:table-cell>
          <table:table-cell table:formula="of:=([.$B$2]/256)*[.$D48]" office:value-type="float" office:value="1796.875">
            <text:p>1797</text:p>
          </table:table-cell>
          <table:table-cell table:style-name="ce4" table:formula="of:=IF([.$B$5]=1; [.$E48]; [.$F48])" office:value-type="float" office:value="8203.125">
            <text:p>8203</text:p>
          </table:table-cell>
          <table:table-cell table:style-name="ce4" table:formula="of:=IF([.$B$5]=0; [.$E48]; [.$F48])" office:value-type="float" office:value="1796.875">
            <text:p>1797</text:p>
          </table:table-cell>
          <table:table-cell table:style-name="ce5" table:formula="of:=([.G48]+[.$B$3])/([.H48]+[.$B$4])" office:value-type="float" office:value="9.59637561779242">
            <text:p>9.6</text:p>
          </table:table-cell>
          <table:table-cell table:formula="of:=20 * LOG([.I48]; 10)" office:value-type="float" office:value="19.642144772456">
            <text:p>19.6</text:p>
          </table:table-cell>
          <table:table-cell table:formula="of:=ABS([.I48]-[.I47])" office:value-type="float" office:value="0.222800160172254">
            <text:p>0.223</text:p>
          </table:table-cell>
          <table:table-cell table:formula="of:=ABS([.J48]-[.J47])" office:value-type="float" office:value="0.199355919933179">
            <text:p>0.199</text:p>
          </table:table-cell>
          <table:table-cell table:style-name="ce4" table:formula="of:=([.I48]/[.$I$2]) * 65535" office:value-type="float" office:value="3144.49238056013">
            <text:p>3144</text:p>
          </table:table-cell>
          <table:table-cell table:formula="of:=([.J48]/[.$J$2]) * 65535" office:value-type="float" office:value="27971.1251067689">
            <text:p>2797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formula="of:=[.$B$2]-[.$F49]" office:value-type="float" office:value="8164.0625">
            <text:p>8164</text:p>
          </table:table-cell>
          <table:table-cell table:formula="of:=([.$B$2]/256)*[.$D49]" office:value-type="float" office:value="1835.9375">
            <text:p>1836</text:p>
          </table:table-cell>
          <table:table-cell table:style-name="ce4" table:formula="of:=IF([.$B$5]=1; [.$E49]; [.$F49])" office:value-type="float" office:value="8164.0625">
            <text:p>8164</text:p>
          </table:table-cell>
          <table:table-cell table:style-name="ce4" table:formula="of:=IF([.$B$5]=0; [.$E49]; [.$F49])" office:value-type="float" office:value="1835.9375">
            <text:p>1836</text:p>
          </table:table-cell>
          <table:table-cell table:style-name="ce5" table:formula="of:=([.G49]+[.$B$3])/([.H49]+[.$B$4])" office:value-type="float" office:value="9.38256658595642">
            <text:p>9.4</text:p>
          </table:table-cell>
          <table:table-cell table:formula="of:=20 * LOG([.I49]; 10)" office:value-type="float" office:value="19.4464331037186">
            <text:p>19.4</text:p>
          </table:table-cell>
          <table:table-cell table:formula="of:=ABS([.I49]-[.I48])" office:value-type="float" office:value="0.213809031836005">
            <text:p>0.214</text:p>
          </table:table-cell>
          <table:table-cell table:formula="of:=ABS([.J49]-[.J48])" office:value-type="float" office:value="0.195711668737424">
            <text:p>0.196</text:p>
          </table:table-cell>
          <table:table-cell table:style-name="ce4" table:formula="of:=([.I49]/[.$I$2]) * 65535" office:value-type="float" office:value="3074.43250605327">
            <text:p>3074</text:p>
          </table:table-cell>
          <table:table-cell table:formula="of:=([.J49]/[.$J$2]) * 65535" office:value-type="float" office:value="27692.4246066695">
            <text:p>2769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formula="of:=[.$B$2]-[.$F50]" office:value-type="float" office:value="8125">
            <text:p>8125</text:p>
          </table:table-cell>
          <table:table-cell table:formula="of:=([.$B$2]/256)*[.$D50]" office:value-type="float" office:value="1875">
            <text:p>1875</text:p>
          </table:table-cell>
          <table:table-cell table:style-name="ce4" table:formula="of:=IF([.$B$5]=1; [.$E50]; [.$F50])" office:value-type="float" office:value="8125">
            <text:p>8125</text:p>
          </table:table-cell>
          <table:table-cell table:style-name="ce4" table:formula="of:=IF([.$B$5]=0; [.$E50]; [.$F50])" office:value-type="float" office:value="1875">
            <text:p>1875</text:p>
          </table:table-cell>
          <table:table-cell table:style-name="ce5" table:formula="of:=([.G50]+[.$B$3])/([.H50]+[.$B$4])" office:value-type="float" office:value="9.17721518987342">
            <text:p>9.2</text:p>
          </table:table-cell>
          <table:table-cell table:formula="of:=20 * LOG([.I50]; 10)" office:value-type="float" office:value="19.254218305611">
            <text:p>19.3</text:p>
          </table:table-cell>
          <table:table-cell table:formula="of:=ABS([.I50]-[.I49])" office:value-type="float" office:value="0.205351396083">
            <text:p>0.205</text:p>
          </table:table-cell>
          <table:table-cell table:formula="of:=ABS([.J50]-[.J49])" office:value-type="float" office:value="0.192214798107514">
            <text:p>0.192</text:p>
          </table:table-cell>
          <table:table-cell table:style-name="ce4" table:formula="of:=([.I50]/[.$I$2]) * 65535" office:value-type="float" office:value="3007.14398734177">
            <text:p>3007</text:p>
          </table:table-cell>
          <table:table-cell table:formula="of:=([.J50]/[.$J$2]) * 65535" office:value-type="float" office:value="27418.7037769169">
            <text:p>2741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formula="of:=[.$B$2]-[.$F51]" office:value-type="float" office:value="8085.9375">
            <text:p>8086</text:p>
          </table:table-cell>
          <table:table-cell table:formula="of:=([.$B$2]/256)*[.$D51]" office:value-type="float" office:value="1914.0625">
            <text:p>1914</text:p>
          </table:table-cell>
          <table:table-cell table:style-name="ce4" table:formula="of:=IF([.$B$5]=1; [.$E51]; [.$F51])" office:value-type="float" office:value="8085.9375">
            <text:p>8086</text:p>
          </table:table-cell>
          <table:table-cell table:style-name="ce4" table:formula="of:=IF([.$B$5]=0; [.$E51]; [.$F51])" office:value-type="float" office:value="1914.0625">
            <text:p>1914</text:p>
          </table:table-cell>
          <table:table-cell table:style-name="ce5" table:formula="of:=([.G51]+[.$B$3])/([.H51]+[.$B$4])" office:value-type="float" office:value="8.97982932505819">
            <text:p>9.0</text:p>
          </table:table-cell>
          <table:table-cell table:formula="of:=20 * LOG([.I51]; 10)" office:value-type="float" office:value="19.0653616467318">
            <text:p>19.1</text:p>
          </table:table-cell>
          <table:table-cell table:formula="of:=ABS([.I51]-[.I50])" office:value-type="float" office:value="0.197385864815232">
            <text:p>0.197</text:p>
          </table:table-cell>
          <table:table-cell table:formula="of:=ABS([.J51]-[.J50])" office:value-type="float" office:value="0.188856658879292">
            <text:p>0.189</text:p>
          </table:table-cell>
          <table:table-cell table:style-name="ce4" table:formula="of:=([.I51]/[.$I$2]) * 65535" office:value-type="float" office:value="2942.46557408844">
            <text:p>2942</text:p>
          </table:table-cell>
          <table:table-cell table:formula="of:=([.J51]/[.$J$2]) * 65535" office:value-type="float" office:value="27149.7650589737">
            <text:p>271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$B$2]-[.$F52]" office:value-type="float" office:value="8046.875">
            <text:p>8047</text:p>
          </table:table-cell>
          <table:table-cell table:formula="of:=([.$B$2]/256)*[.$D52]" office:value-type="float" office:value="1953.125">
            <text:p>1953</text:p>
          </table:table-cell>
          <table:table-cell table:style-name="ce4" table:formula="of:=IF([.$B$5]=1; [.$E52]; [.$F52])" office:value-type="float" office:value="8046.875">
            <text:p>8047</text:p>
          </table:table-cell>
          <table:table-cell table:style-name="ce4" table:formula="of:=IF([.$B$5]=0; [.$E52]; [.$F52])" office:value-type="float" office:value="1953.125">
            <text:p>1953</text:p>
          </table:table-cell>
          <table:table-cell table:style-name="ce5" table:formula="of:=([.G52]+[.$B$3])/([.H52]+[.$B$4])" office:value-type="float" office:value="8.78995433789954">
            <text:p>8.8</text:p>
          </table:table-cell>
          <table:table-cell table:formula="of:=20 * LOG([.I52]; 10)" office:value-type="float" office:value="18.879732380088">
            <text:p>18.9</text:p>
          </table:table-cell>
          <table:table-cell table:formula="of:=ABS([.I52]-[.I51])" office:value-type="float" office:value="0.189874987158642">
            <text:p>0.190</text:p>
          </table:table-cell>
          <table:table-cell table:formula="of:=ABS([.J52]-[.J51])" office:value-type="float" office:value="0.18562926664373">
            <text:p>0.186</text:p>
          </table:table-cell>
          <table:table-cell table:style-name="ce4" table:formula="of:=([.I52]/[.$I$2]) * 65535" office:value-type="float" office:value="2880.24828767123">
            <text:p>2880</text:p>
          </table:table-cell>
          <table:table-cell table:formula="of:=([.J52]/[.$J$2]) * 65535" office:value-type="float" office:value="26885.4222643899">
            <text:p>2688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formula="of:=[.$B$2]-[.$F53]" office:value-type="float" office:value="8007.8125">
            <text:p>8008</text:p>
          </table:table-cell>
          <table:table-cell table:formula="of:=([.$B$2]/256)*[.$D53]" office:value-type="float" office:value="1992.1875">
            <text:p>1992</text:p>
          </table:table-cell>
          <table:table-cell table:style-name="ce4" table:formula="of:=IF([.$B$5]=1; [.$E53]; [.$F53])" office:value-type="float" office:value="8007.8125">
            <text:p>8008</text:p>
          </table:table-cell>
          <table:table-cell table:style-name="ce4" table:formula="of:=IF([.$B$5]=0; [.$E53]; [.$F53])" office:value-type="float" office:value="1992.1875">
            <text:p>1992</text:p>
          </table:table-cell>
          <table:table-cell table:style-name="ce5" table:formula="of:=([.G53]+[.$B$3])/([.H53]+[.$B$4])" office:value-type="float" office:value="8.60716952949963">
            <text:p>8.6</text:p>
          </table:table-cell>
          <table:table-cell table:formula="of:=20 * LOG([.I53]; 10)" office:value-type="float" office:value="18.6972071409935">
            <text:p>18.7</text:p>
          </table:table-cell>
          <table:table-cell table:formula="of:=ABS([.I53]-[.I52])" office:value-type="float" office:value="0.182784808399916">
            <text:p>0.183</text:p>
          </table:table-cell>
          <table:table-cell table:formula="of:=ABS([.J53]-[.J52])" office:value-type="float" office:value="0.182525239094485">
            <text:p>0.183</text:p>
          </table:table-cell>
          <table:table-cell table:style-name="ce4" table:formula="of:=([.I53]/[.$I$2]) * 65535" office:value-type="float" office:value="2820.35427557879">
            <text:p>2820</text:p>
          </table:table-cell>
          <table:table-cell table:formula="of:=([.J53]/[.$J$2]) * 65535" office:value-type="float" office:value="26625.4997173871">
            <text:p>2662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formula="of:=[.$B$2]-[.$F54]" office:value-type="float" office:value="7968.75">
            <text:p>7969</text:p>
          </table:table-cell>
          <table:table-cell table:formula="of:=([.$B$2]/256)*[.$D54]" office:value-type="float" office:value="2031.25">
            <text:p>2031</text:p>
          </table:table-cell>
          <table:table-cell table:style-name="ce4" table:formula="of:=IF([.$B$5]=1; [.$E54]; [.$F54])" office:value-type="float" office:value="7968.75">
            <text:p>7969</text:p>
          </table:table-cell>
          <table:table-cell table:style-name="ce4" table:formula="of:=IF([.$B$5]=0; [.$E54]; [.$F54])" office:value-type="float" office:value="2031.25">
            <text:p>2031</text:p>
          </table:table-cell>
          <table:table-cell table:style-name="ce5" table:formula="of:=([.G54]+[.$B$3])/([.H54]+[.$B$4])" office:value-type="float" office:value="8.43108504398827">
            <text:p>8.4</text:p>
          </table:table-cell>
          <table:table-cell table:formula="of:=20 * LOG([.I54]; 10)" office:value-type="float" office:value="18.517669400663">
            <text:p>18.5</text:p>
          </table:table-cell>
          <table:table-cell table:formula="of:=ABS([.I54]-[.I53])" office:value-type="float" office:value="0.176084485511357">
            <text:p>0.176</text:p>
          </table:table-cell>
          <table:table-cell table:formula="of:=ABS([.J54]-[.J53])" office:value-type="float" office:value="0.179537740330506">
            <text:p>0.180</text:p>
          </table:table-cell>
          <table:table-cell table:style-name="ce4" table:formula="of:=([.I54]/[.$I$2]) * 65535" office:value-type="float" office:value="2762.65579178886">
            <text:p>2763</text:p>
          </table:table-cell>
          <table:table-cell table:formula="of:=([.J54]/[.$J$2]) * 65535" office:value-type="float" office:value="26369.8314767572">
            <text:p>2637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formula="of:=[.$B$2]-[.$F55]" office:value-type="float" office:value="7929.6875">
            <text:p>7930</text:p>
          </table:table-cell>
          <table:table-cell table:formula="of:=([.$B$2]/256)*[.$D55]" office:value-type="float" office:value="2070.3125">
            <text:p>2070</text:p>
          </table:table-cell>
          <table:table-cell table:style-name="ce4" table:formula="of:=IF([.$B$5]=1; [.$E55]; [.$F55])" office:value-type="float" office:value="7929.6875">
            <text:p>7930</text:p>
          </table:table-cell>
          <table:table-cell table:style-name="ce4" table:formula="of:=IF([.$B$5]=0; [.$E55]; [.$F55])" office:value-type="float" office:value="2070.3125">
            <text:p>2070</text:p>
          </table:table-cell>
          <table:table-cell table:style-name="ce5" table:formula="of:=([.G55]+[.$B$3])/([.H55]+[.$B$4])" office:value-type="float" office:value="8.26133909287257">
            <text:p>8.3</text:p>
          </table:table-cell>
          <table:table-cell table:formula="of:=20 * LOG([.I55]; 10)" office:value-type="float" office:value="18.3410089694337">
            <text:p>18.3</text:p>
          </table:table-cell>
          <table:table-cell table:formula="of:=ABS([.I55]-[.I54])" office:value-type="float" office:value="0.169745951115701">
            <text:p>0.170</text:p>
          </table:table-cell>
          <table:table-cell table:formula="of:=ABS([.J55]-[.J54])" office:value-type="float" office:value="0.176660431229365">
            <text:p>0.177</text:p>
          </table:table-cell>
          <table:table-cell table:style-name="ce4" table:formula="of:=([.I55]/[.$I$2]) * 65535" office:value-type="float" office:value="2707.03428725702">
            <text:p>2707</text:p>
          </table:table-cell>
          <table:table-cell table:formula="of:=([.J55]/[.$J$2]) * 65535" office:value-type="float" office:value="26118.2606284321">
            <text:p>2611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formula="of:=[.$B$2]-[.$F56]" office:value-type="float" office:value="7890.625">
            <text:p>7891</text:p>
          </table:table-cell>
          <table:table-cell table:formula="of:=([.$B$2]/256)*[.$D56]" office:value-type="float" office:value="2109.375">
            <text:p>2109</text:p>
          </table:table-cell>
          <table:table-cell table:style-name="ce4" table:formula="of:=IF([.$B$5]=1; [.$E56]; [.$F56])" office:value-type="float" office:value="7890.625">
            <text:p>7891</text:p>
          </table:table-cell>
          <table:table-cell table:style-name="ce4" table:formula="of:=IF([.$B$5]=0; [.$E56]; [.$F56])" office:value-type="float" office:value="2109.375">
            <text:p>2109</text:p>
          </table:table-cell>
          <table:table-cell table:style-name="ce5" table:formula="of:=([.G56]+[.$B$3])/([.H56]+[.$B$4])" office:value-type="float" office:value="8.0975954738331">
            <text:p>8.1</text:p>
          </table:table-cell>
          <table:table-cell table:formula="of:=20 * LOG([.I56]; 10)" office:value-type="float" office:value="18.1671215443005">
            <text:p>18.2</text:p>
          </table:table-cell>
          <table:table-cell table:formula="of:=ABS([.I56]-[.I55])" office:value-type="float" office:value="0.163743619039472">
            <text:p>0.164</text:p>
          </table:table-cell>
          <table:table-cell table:formula="of:=ABS([.J56]-[.J55])" office:value-type="float" office:value="0.173887425133145">
            <text:p>0.174</text:p>
          </table:table-cell>
          <table:table-cell table:style-name="ce4" table:formula="of:=([.I56]/[.$I$2]) * 65535" office:value-type="float" office:value="2653.37959688826">
            <text:p>2653</text:p>
          </table:table-cell>
          <table:table-cell table:formula="of:=([.J56]/[.$J$2]) * 65535" office:value-type="float" office:value="25870.6386411574">
            <text:p>2587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formula="of:=[.$B$2]-[.$F57]" office:value-type="float" office:value="7851.5625">
            <text:p>7852</text:p>
          </table:table-cell>
          <table:table-cell table:formula="of:=([.$B$2]/256)*[.$D57]" office:value-type="float" office:value="2148.4375">
            <text:p>2148</text:p>
          </table:table-cell>
          <table:table-cell table:style-name="ce4" table:formula="of:=IF([.$B$5]=1; [.$E57]; [.$F57])" office:value-type="float" office:value="7851.5625">
            <text:p>7852</text:p>
          </table:table-cell>
          <table:table-cell table:style-name="ce4" table:formula="of:=IF([.$B$5]=0; [.$E57]; [.$F57])" office:value-type="float" office:value="2148.4375">
            <text:p>2148</text:p>
          </table:table-cell>
          <table:table-cell table:style-name="ce5" table:formula="of:=([.G57]+[.$B$3])/([.H57]+[.$B$4])" office:value-type="float" office:value="7.93954134815844">
            <text:p>7.9</text:p>
          </table:table-cell>
          <table:table-cell table:formula="of:=20 * LOG([.I57]; 10)" office:value-type="float" office:value="17.9959082961056">
            <text:p>18.0</text:p>
          </table:table-cell>
          <table:table-cell table:formula="of:=ABS([.I57]-[.I56])" office:value-type="float" office:value="0.158054125674654">
            <text:p>0.158</text:p>
          </table:table-cell>
          <table:table-cell table:formula="of:=ABS([.J57]-[.J56])" office:value-type="float" office:value="0.171213248194871">
            <text:p>0.171</text:p>
          </table:table-cell>
          <table:table-cell table:style-name="ce4" table:formula="of:=([.I57]/[.$I$2]) * 65535" office:value-type="float" office:value="2601.58921125782">
            <text:p>2602</text:p>
          </table:table-cell>
          <table:table-cell table:formula="of:=([.J57]/[.$J$2]) * 65535" office:value-type="float" office:value="25626.824778635">
            <text:p>2562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formula="of:=[.$B$2]-[.$F58]" office:value-type="float" office:value="7812.5">
            <text:p>7813</text:p>
          </table:table-cell>
          <table:table-cell table:formula="of:=([.$B$2]/256)*[.$D58]" office:value-type="float" office:value="2187.5">
            <text:p>2188</text:p>
          </table:table-cell>
          <table:table-cell table:style-name="ce4" table:formula="of:=IF([.$B$5]=1; [.$E58]; [.$F58])" office:value-type="float" office:value="7812.5">
            <text:p>7813</text:p>
          </table:table-cell>
          <table:table-cell table:style-name="ce4" table:formula="of:=IF([.$B$5]=0; [.$E58]; [.$F58])" office:value-type="float" office:value="2187.5">
            <text:p>2188</text:p>
          </table:table-cell>
          <table:table-cell table:style-name="ce5" table:formula="of:=([.G58]+[.$B$3])/([.H58]+[.$B$4])" office:value-type="float" office:value="7.78688524590164">
            <text:p>7.8</text:p>
          </table:table-cell>
          <table:table-cell table:formula="of:=20 * LOG([.I58]; 10)" office:value-type="float" office:value="17.827275492282">
            <text:p>17.8</text:p>
          </table:table-cell>
          <table:table-cell table:formula="of:=ABS([.I58]-[.I57])" office:value-type="float" office:value="0.152656102256804">
            <text:p>0.153</text:p>
          </table:table-cell>
          <table:table-cell table:formula="of:=ABS([.J58]-[.J57])" office:value-type="float" office:value="0.168632803823662">
            <text:p>0.169</text:p>
          </table:table-cell>
          <table:table-cell table:style-name="ce4" table:formula="of:=([.I58]/[.$I$2]) * 65535" office:value-type="float" office:value="2551.56762295082">
            <text:p>2552</text:p>
          </table:table-cell>
          <table:table-cell table:formula="of:=([.J58]/[.$J$2]) * 65535" office:value-type="float" office:value="25386.685562297">
            <text:p>2538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formula="of:=[.$B$2]-[.$F59]" office:value-type="float" office:value="7773.4375">
            <text:p>7773</text:p>
          </table:table-cell>
          <table:table-cell table:formula="of:=([.$B$2]/256)*[.$D59]" office:value-type="float" office:value="2226.5625">
            <text:p>2227</text:p>
          </table:table-cell>
          <table:table-cell table:style-name="ce4" table:formula="of:=IF([.$B$5]=1; [.$E59]; [.$F59])" office:value-type="float" office:value="7773.4375">
            <text:p>7773</text:p>
          </table:table-cell>
          <table:table-cell table:style-name="ce4" table:formula="of:=IF([.$B$5]=0; [.$E59]; [.$F59])" office:value-type="float" office:value="2226.5625">
            <text:p>2227</text:p>
          </table:table-cell>
          <table:table-cell table:style-name="ce5" table:formula="of:=([.G59]+[.$B$3])/([.H59]+[.$B$4])" office:value-type="float" office:value="7.63935527199463">
            <text:p>7.6</text:p>
          </table:table-cell>
          <table:table-cell table:formula="of:=20 * LOG([.I59]; 10)" office:value-type="float" office:value="17.6611341515395">
            <text:p>17.7</text:p>
          </table:table-cell>
          <table:table-cell table:formula="of:=ABS([.I59]-[.I58])" office:value-type="float" office:value="0.147529973907012">
            <text:p>0.148</text:p>
          </table:table-cell>
          <table:table-cell table:formula="of:=ABS([.J59]-[.J58])" office:value-type="float" office:value="0.166141340742513">
            <text:p>0.166</text:p>
          </table:table-cell>
          <table:table-cell table:style-name="ce4" table:formula="of:=([.I59]/[.$I$2]) * 65535" office:value-type="float" office:value="2503.22573875084">
            <text:p>2503</text:p>
          </table:table-cell>
          <table:table-cell table:formula="of:=([.J59]/[.$J$2]) * 65535" office:value-type="float" office:value="25150.0942795654">
            <text:p>251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formula="of:=[.$B$2]-[.$F60]" office:value-type="float" office:value="7734.375">
            <text:p>7734</text:p>
          </table:table-cell>
          <table:table-cell table:formula="of:=([.$B$2]/256)*[.$D60]" office:value-type="float" office:value="2265.625">
            <text:p>2266</text:p>
          </table:table-cell>
          <table:table-cell table:style-name="ce4" table:formula="of:=IF([.$B$5]=1; [.$E60]; [.$F60])" office:value-type="float" office:value="7734.375">
            <text:p>7734</text:p>
          </table:table-cell>
          <table:table-cell table:style-name="ce4" table:formula="of:=IF([.$B$5]=0; [.$E60]; [.$F60])" office:value-type="float" office:value="2265.625">
            <text:p>2266</text:p>
          </table:table-cell>
          <table:table-cell table:style-name="ce5" table:formula="of:=([.G60]+[.$B$3])/([.H60]+[.$B$4])" office:value-type="float" office:value="7.49669749009247">
            <text:p>7.5</text:p>
          </table:table-cell>
          <table:table-cell table:formula="of:=20 * LOG([.I60]; 10)" office:value-type="float" office:value="17.4973997273018">
            <text:p>17.5</text:p>
          </table:table-cell>
          <table:table-cell table:formula="of:=ABS([.I60]-[.I59])" office:value-type="float" office:value="0.142657781902157">
            <text:p>0.143</text:p>
          </table:table-cell>
          <table:table-cell table:formula="of:=ABS([.J60]-[.J59])" office:value-type="float" office:value="0.163734424237724">
            <text:p>0.164</text:p>
          </table:table-cell>
          <table:table-cell table:style-name="ce4" table:formula="of:=([.I60]/[.$I$2]) * 65535" office:value-type="float" office:value="2456.48035006605">
            <text:p>2456</text:p>
          </table:table-cell>
          <table:table-cell table:formula="of:=([.J60]/[.$J$2]) * 65535" office:value-type="float" office:value="24916.9305330553">
            <text:p>249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formula="of:=[.$B$2]-[.$F61]" office:value-type="float" office:value="7695.3125">
            <text:p>7695</text:p>
          </table:table-cell>
          <table:table-cell table:formula="of:=([.$B$2]/256)*[.$D61]" office:value-type="float" office:value="2304.6875">
            <text:p>2305</text:p>
          </table:table-cell>
          <table:table-cell table:style-name="ce4" table:formula="of:=IF([.$B$5]=1; [.$E61]; [.$F61])" office:value-type="float" office:value="7695.3125">
            <text:p>7695</text:p>
          </table:table-cell>
          <table:table-cell table:style-name="ce4" table:formula="of:=IF([.$B$5]=0; [.$E61]; [.$F61])" office:value-type="float" office:value="2304.6875">
            <text:p>2305</text:p>
          </table:table-cell>
          <table:table-cell table:style-name="ce5" table:formula="of:=([.G61]+[.$B$3])/([.H61]+[.$B$4])" office:value-type="float" office:value="7.35867446393762">
            <text:p>7.4</text:p>
          </table:table-cell>
          <table:table-cell table:formula="of:=20 * LOG([.I61]; 10)" office:value-type="float" office:value="17.3359918170678">
            <text:p>17.3</text:p>
          </table:table-cell>
          <table:table-cell table:formula="of:=ABS([.I61]-[.I60])" office:value-type="float" office:value="0.138023026154848">
            <text:p>0.138</text:p>
          </table:table-cell>
          <table:table-cell table:formula="of:=ABS([.J61]-[.J60])" office:value-type="float" office:value="0.161407910233937">
            <text:p>0.161</text:p>
          </table:table-cell>
          <table:table-cell table:style-name="ce4" table:formula="of:=([.I61]/[.$I$2]) * 65535" office:value-type="float" office:value="2411.25365497076">
            <text:p>2411</text:p>
          </table:table-cell>
          <table:table-cell table:formula="of:=([.J61]/[.$J$2]) * 65535" office:value-type="float" office:value="24687.0798266953">
            <text:p>2468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formula="of:=[.$B$2]-[.$F62]" office:value-type="float" office:value="7656.25">
            <text:p>7656</text:p>
          </table:table-cell>
          <table:table-cell table:formula="of:=([.$B$2]/256)*[.$D62]" office:value-type="float" office:value="2343.75">
            <text:p>2344</text:p>
          </table:table-cell>
          <table:table-cell table:style-name="ce4" table:formula="of:=IF([.$B$5]=1; [.$E62]; [.$F62])" office:value-type="float" office:value="7656.25">
            <text:p>7656</text:p>
          </table:table-cell>
          <table:table-cell table:style-name="ce4" table:formula="of:=IF([.$B$5]=0; [.$E62]; [.$F62])" office:value-type="float" office:value="2343.75">
            <text:p>2344</text:p>
          </table:table-cell>
          <table:table-cell table:style-name="ce5" table:formula="of:=([.G62]+[.$B$3])/([.H62]+[.$B$4])" office:value-type="float" office:value="7.22506393861893">
            <text:p>7.2</text:p>
          </table:table-cell>
          <table:table-cell table:formula="of:=20 * LOG([.I62]; 10)" office:value-type="float" office:value="17.1768338951918">
            <text:p>17.2</text:p>
          </table:table-cell>
          <table:table-cell table:formula="of:=ABS([.I62]-[.I61])" office:value-type="float" office:value="0.133610525318696">
            <text:p>0.134</text:p>
          </table:table-cell>
          <table:table-cell table:formula="of:=ABS([.J62]-[.J61])" office:value-type="float" office:value="0.159157921876005">
            <text:p>0.159</text:p>
          </table:table-cell>
          <table:table-cell table:style-name="ce4" table:formula="of:=([.I62]/[.$I$2]) * 65535" office:value-type="float" office:value="2367.47282608696">
            <text:p>2367</text:p>
          </table:table-cell>
          <table:table-cell table:formula="of:=([.J62]/[.$J$2]) * 65535" office:value-type="float" office:value="24460.4331851956">
            <text:p>2446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formula="of:=[.$B$2]-[.$F63]" office:value-type="float" office:value="7617.1875">
            <text:p>7617</text:p>
          </table:table-cell>
          <table:table-cell table:formula="of:=([.$B$2]/256)*[.$D63]" office:value-type="float" office:value="2382.8125">
            <text:p>2383</text:p>
          </table:table-cell>
          <table:table-cell table:style-name="ce4" table:formula="of:=IF([.$B$5]=1; [.$E63]; [.$F63])" office:value-type="float" office:value="7617.1875">
            <text:p>7617</text:p>
          </table:table-cell>
          <table:table-cell table:style-name="ce4" table:formula="of:=IF([.$B$5]=0; [.$E63]; [.$F63])" office:value-type="float" office:value="2382.8125">
            <text:p>2383</text:p>
          </table:table-cell>
          <table:table-cell table:style-name="ce5" table:formula="of:=([.G63]+[.$B$3])/([.H63]+[.$B$4])" office:value-type="float" office:value="7.09565764631844">
            <text:p>7.1</text:p>
          </table:table-cell>
          <table:table-cell table:formula="of:=20 * LOG([.I63]; 10)" office:value-type="float" office:value="17.0198530668524">
            <text:p>17.0</text:p>
          </table:table-cell>
          <table:table-cell table:formula="of:=ABS([.I63]-[.I62])" office:value-type="float" office:value="0.129406292300487">
            <text:p>0.129</text:p>
          </table:table-cell>
          <table:table-cell table:formula="of:=ABS([.J63]-[.J62])" office:value-type="float" office:value="0.156980828339439">
            <text:p>0.157</text:p>
          </table:table-cell>
          <table:table-cell table:style-name="ce4" table:formula="of:=([.I63]/[.$I$2]) * 65535" office:value-type="float" office:value="2325.06961925739">
            <text:p>2325</text:p>
          </table:table-cell>
          <table:table-cell table:formula="of:=([.J63]/[.$J$2]) * 65535" office:value-type="float" office:value="24236.8868036923">
            <text:p>242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formula="of:=[.$B$2]-[.$F64]" office:value-type="float" office:value="7578.125">
            <text:p>7578</text:p>
          </table:table-cell>
          <table:table-cell table:formula="of:=([.$B$2]/256)*[.$D64]" office:value-type="float" office:value="2421.875">
            <text:p>2422</text:p>
          </table:table-cell>
          <table:table-cell table:style-name="ce4" table:formula="of:=IF([.$B$5]=1; [.$E64]; [.$F64])" office:value-type="float" office:value="7578.125">
            <text:p>7578</text:p>
          </table:table-cell>
          <table:table-cell table:style-name="ce4" table:formula="of:=IF([.$B$5]=0; [.$E64]; [.$F64])" office:value-type="float" office:value="2421.875">
            <text:p>2422</text:p>
          </table:table-cell>
          <table:table-cell table:style-name="ce5" table:formula="of:=([.G64]+[.$B$3])/([.H64]+[.$B$4])" office:value-type="float" office:value="6.97026022304833">
            <text:p>7.0</text:p>
          </table:table-cell>
          <table:table-cell table:formula="of:=20 * LOG([.I64]; 10)" office:value-type="float" office:value="16.8649798412266">
            <text:p>16.9</text:p>
          </table:table-cell>
          <table:table-cell table:formula="of:=ABS([.I64]-[.I63])" office:value-type="float" office:value="0.125397423270112">
            <text:p>0.125</text:p>
          </table:table-cell>
          <table:table-cell table:formula="of:=ABS([.J64]-[.J63])" office:value-type="float" office:value="0.154873225625778">
            <text:p>0.155</text:p>
          </table:table-cell>
          <table:table-cell table:style-name="ce4" table:formula="of:=([.I64]/[.$I$2]) * 65535" office:value-type="float" office:value="2283.98001858736">
            <text:p>2284</text:p>
          </table:table-cell>
          <table:table-cell table:formula="of:=([.J64]/[.$J$2]) * 65535" office:value-type="float" office:value="24016.3417247383">
            <text:p>2401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formula="of:=[.$B$2]-[.$F65]" office:value-type="float" office:value="7539.0625">
            <text:p>7539</text:p>
          </table:table-cell>
          <table:table-cell table:formula="of:=([.$B$2]/256)*[.$D65]" office:value-type="float" office:value="2460.9375">
            <text:p>2461</text:p>
          </table:table-cell>
          <table:table-cell table:style-name="ce4" table:formula="of:=IF([.$B$5]=1; [.$E65]; [.$F65])" office:value-type="float" office:value="7539.0625">
            <text:p>7539</text:p>
          </table:table-cell>
          <table:table-cell table:style-name="ce4" table:formula="of:=IF([.$B$5]=0; [.$E65]; [.$F65])" office:value-type="float" office:value="2460.9375">
            <text:p>2461</text:p>
          </table:table-cell>
          <table:table-cell table:style-name="ce5" table:formula="of:=([.G65]+[.$B$3])/([.H65]+[.$B$4])" office:value-type="float" office:value="6.84868822452715">
            <text:p>6.8</text:p>
          </table:table-cell>
          <table:table-cell table:formula="of:=20 * LOG([.I65]; 10)" office:value-type="float" office:value="16.7121479220972">
            <text:p>16.7</text:p>
          </table:table-cell>
          <table:table-cell table:formula="of:=ABS([.I65]-[.I64])" office:value-type="float" office:value="0.121571998521176">
            <text:p>0.122</text:p>
          </table:table-cell>
          <table:table-cell table:formula="of:=ABS([.J65]-[.J64])" office:value-type="float" office:value="0.152831919129358">
            <text:p>0.153</text:p>
          </table:table-cell>
          <table:table-cell table:style-name="ce4" table:formula="of:=([.I65]/[.$I$2]) * 65535" office:value-type="float" office:value="2244.14391397193">
            <text:p>2244</text:p>
          </table:table-cell>
          <table:table-cell table:formula="of:=([.J65]/[.$J$2]) * 65535" office:value-type="float" office:value="23798.7035401206">
            <text:p>237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formula="of:=[.$B$2]-[.$F66]" office:value-type="float" office:value="7500">
            <text:p>7500</text:p>
          </table:table-cell>
          <table:table-cell table:formula="of:=([.$B$2]/256)*[.$D66]" office:value-type="float" office:value="2500">
            <text:p>2500</text:p>
          </table:table-cell>
          <table:table-cell table:style-name="ce4" table:formula="of:=IF([.$B$5]=1; [.$E66]; [.$F66])" office:value-type="float" office:value="7500">
            <text:p>7500</text:p>
          </table:table-cell>
          <table:table-cell table:style-name="ce4" table:formula="of:=IF([.$B$5]=0; [.$E66]; [.$F66])" office:value-type="float" office:value="2500">
            <text:p>2500</text:p>
          </table:table-cell>
          <table:table-cell table:style-name="ce5" table:formula="of:=([.G66]+[.$B$3])/([.H66]+[.$B$4])" office:value-type="float" office:value="6.73076923076923">
            <text:p>6.7</text:p>
          </table:table-cell>
          <table:table-cell table:formula="of:=20 * LOG([.I66]; 10)" office:value-type="float" office:value="16.5612940143095">
            <text:p>16.6</text:p>
          </table:table-cell>
          <table:table-cell table:formula="of:=ABS([.I66]-[.I65])" office:value-type="float" office:value="0.11791899375792">
            <text:p>0.118</text:p>
          </table:table-cell>
          <table:table-cell table:formula="of:=ABS([.J66]-[.J65])" office:value-type="float" office:value="0.150853907787706">
            <text:p>0.151</text:p>
          </table:table-cell>
          <table:table-cell table:style-name="ce4" table:formula="of:=([.I66]/[.$I$2]) * 65535" office:value-type="float" office:value="2205.50480769231">
            <text:p>2206</text:p>
          </table:table-cell>
          <table:table-cell table:formula="of:=([.J66]/[.$J$2]) * 65535" office:value-type="float" office:value="23583.8821152479">
            <text:p>2358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formula="of:=[.$B$2]-[.$F67]" office:value-type="float" office:value="7460.9375">
            <text:p>7461</text:p>
          </table:table-cell>
          <table:table-cell table:formula="of:=([.$B$2]/256)*[.$D67]" office:value-type="float" office:value="2539.0625">
            <text:p>2539</text:p>
          </table:table-cell>
          <table:table-cell table:style-name="ce4" table:formula="of:=IF([.$B$5]=1; [.$E67]; [.$F67])" office:value-type="float" office:value="7460.9375">
            <text:p>7461</text:p>
          </table:table-cell>
          <table:table-cell table:style-name="ce4" table:formula="of:=IF([.$B$5]=0; [.$E67]; [.$F67])" office:value-type="float" office:value="2539.0625">
            <text:p>2539</text:p>
          </table:table-cell>
          <table:table-cell table:style-name="ce5" table:formula="of:=([.G67]+[.$B$3])/([.H67]+[.$B$4])" office:value-type="float" office:value="6.61634103019538">
            <text:p>6.6</text:p>
          </table:table-cell>
          <table:table-cell table:formula="of:=20 * LOG([.I67]; 10)" office:value-type="float" office:value="16.4123576446593">
            <text:p>16.4</text:p>
          </table:table-cell>
          <table:table-cell table:formula="of:=ABS([.I67]-[.I66])" office:value-type="float" office:value="0.114428200573849">
            <text:p>0.114</text:p>
          </table:table-cell>
          <table:table-cell table:formula="of:=ABS([.J67]-[.J66])" office:value-type="float" office:value="0.148936369650222">
            <text:p>0.149</text:p>
          </table:table-cell>
          <table:table-cell table:style-name="ce4" table:formula="of:=([.I67]/[.$I$2]) * 65535" office:value-type="float" office:value="2168.00954706927">
            <text:p>2168</text:p>
          </table:table-cell>
          <table:table-cell table:formula="of:=([.J67]/[.$J$2]) * 65535" office:value-type="float" office:value="23371.7913340886">
            <text:p>2337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formula="of:=[.$B$2]-[.$F68]" office:value-type="float" office:value="7421.875">
            <text:p>7422</text:p>
          </table:table-cell>
          <table:table-cell table:formula="of:=([.$B$2]/256)*[.$D68]" office:value-type="float" office:value="2578.125">
            <text:p>2578</text:p>
          </table:table-cell>
          <table:table-cell table:style-name="ce4" table:formula="of:=IF([.$B$5]=1; [.$E68]; [.$F68])" office:value-type="float" office:value="7421.875">
            <text:p>7422</text:p>
          </table:table-cell>
          <table:table-cell table:style-name="ce4" table:formula="of:=IF([.$B$5]=0; [.$E68]; [.$F68])" office:value-type="float" office:value="2578.125">
            <text:p>2578</text:p>
          </table:table-cell>
          <table:table-cell table:style-name="ce5" table:formula="of:=([.G68]+[.$B$3])/([.H68]+[.$B$4])" office:value-type="float" office:value="6.50525087514586">
            <text:p>6.5</text:p>
          </table:table-cell>
          <table:table-cell table:formula="of:=20 * LOG([.I68]; 10)" office:value-type="float" office:value="16.26528099594">
            <text:p>16.3</text:p>
          </table:table-cell>
          <table:table-cell table:formula="of:=ABS([.I68]-[.I67])" office:value-type="float" office:value="0.111090155049524">
            <text:p>0.111</text:p>
          </table:table-cell>
          <table:table-cell table:formula="of:=ABS([.J68]-[.J67])" office:value-type="float" office:value="0.147076648719302">
            <text:p>0.147</text:p>
          </table:table-cell>
          <table:table-cell table:style-name="ce4" table:formula="of:=([.I68]/[.$I$2]) * 65535" office:value-type="float" office:value="2131.60808051342">
            <text:p>2132</text:p>
          </table:table-cell>
          <table:table-cell table:formula="of:=([.J68]/[.$J$2]) * 65535" office:value-type="float" office:value="23162.3488628479">
            <text:p>2316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formula="of:=[.$B$2]-[.$F69]" office:value-type="float" office:value="7382.8125">
            <text:p>7383</text:p>
          </table:table-cell>
          <table:table-cell table:formula="of:=([.$B$2]/256)*[.$D69]" office:value-type="float" office:value="2617.1875">
            <text:p>2617</text:p>
          </table:table-cell>
          <table:table-cell table:style-name="ce4" table:formula="of:=IF([.$B$5]=1; [.$E69]; [.$F69])" office:value-type="float" office:value="7382.8125">
            <text:p>7383</text:p>
          </table:table-cell>
          <table:table-cell table:style-name="ce4" table:formula="of:=IF([.$B$5]=0; [.$E69]; [.$F69])" office:value-type="float" office:value="2617.1875">
            <text:p>2617</text:p>
          </table:table-cell>
          <table:table-cell table:style-name="ce5" table:formula="of:=([.G69]+[.$B$3])/([.H69]+[.$B$4])" office:value-type="float" office:value="6.39735480161012">
            <text:p>6.4</text:p>
          </table:table-cell>
          <table:table-cell table:formula="of:=20 * LOG([.I69]; 10)" office:value-type="float" office:value="16.1200087530051">
            <text:p>16.1</text:p>
          </table:table-cell>
          <table:table-cell table:formula="of:=ABS([.I69]-[.I68])" office:value-type="float" office:value="0.107896073535737">
            <text:p>0.108</text:p>
          </table:table-cell>
          <table:table-cell table:formula="of:=ABS([.J69]-[.J68])" office:value-type="float" office:value="0.145272242934869">
            <text:p>0.145</text:p>
          </table:table-cell>
          <table:table-cell table:style-name="ce4" table:formula="of:=([.I69]/[.$I$2]) * 65535" office:value-type="float" office:value="2096.2532346176">
            <text:p>2096</text:p>
          </table:table-cell>
          <table:table-cell table:formula="of:=([.J69]/[.$J$2]) * 65535" office:value-type="float" office:value="22955.4759307549">
            <text:p>2295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formula="of:=[.$B$2]-[.$F70]" office:value-type="float" office:value="7343.75">
            <text:p>7344</text:p>
          </table:table-cell>
          <table:table-cell table:formula="of:=([.$B$2]/256)*[.$D70]" office:value-type="float" office:value="2656.25">
            <text:p>2656</text:p>
          </table:table-cell>
          <table:table-cell table:style-name="ce4" table:formula="of:=IF([.$B$5]=1; [.$E70]; [.$F70])" office:value-type="float" office:value="7343.75">
            <text:p>7344</text:p>
          </table:table-cell>
          <table:table-cell table:style-name="ce4" table:formula="of:=IF([.$B$5]=0; [.$E70]; [.$F70])" office:value-type="float" office:value="2656.25">
            <text:p>2656</text:p>
          </table:table-cell>
          <table:table-cell table:style-name="ce5" table:formula="of:=([.G70]+[.$B$3])/([.H70]+[.$B$4])" office:value-type="float" office:value="6.29251700680272">
            <text:p>6.3</text:p>
          </table:table-cell>
          <table:table-cell table:formula="of:=20 * LOG([.I70]; 10)" office:value-type="float" office:value="15.9764879598171">
            <text:p>16.0</text:p>
          </table:table-cell>
          <table:table-cell table:formula="of:=ABS([.I70]-[.I69])" office:value-type="float" office:value="0.104837794807399">
            <text:p>0.105</text:p>
          </table:table-cell>
          <table:table-cell table:formula="of:=ABS([.J70]-[.J69])" office:value-type="float" office:value="0.143520793188005">
            <text:p>0.144</text:p>
          </table:table-cell>
          <table:table-cell table:style-name="ce4" table:formula="of:=([.I70]/[.$I$2]) * 65535" office:value-type="float" office:value="2061.90051020408">
            <text:p>2062</text:p>
          </table:table-cell>
          <table:table-cell table:formula="of:=([.J70]/[.$J$2]) * 65535" office:value-type="float" office:value="22751.0971264955">
            <text:p>2275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formula="of:=[.$B$2]-[.$F71]" office:value-type="float" office:value="7304.6875">
            <text:p>7305</text:p>
          </table:table-cell>
          <table:table-cell table:formula="of:=([.$B$2]/256)*[.$D71]" office:value-type="float" office:value="2695.3125">
            <text:p>2695</text:p>
          </table:table-cell>
          <table:table-cell table:style-name="ce4" table:formula="of:=IF([.$B$5]=1; [.$E71]; [.$F71])" office:value-type="float" office:value="7304.6875">
            <text:p>7305</text:p>
          </table:table-cell>
          <table:table-cell table:style-name="ce4" table:formula="of:=IF([.$B$5]=0; [.$E71]; [.$F71])" office:value-type="float" office:value="2695.3125">
            <text:p>2695</text:p>
          </table:table-cell>
          <table:table-cell table:style-name="ce5" table:formula="of:=([.G71]+[.$B$3])/([.H71]+[.$B$4])" office:value-type="float" office:value="6.19060927892677">
            <text:p>6.2</text:p>
          </table:table-cell>
          <table:table-cell table:formula="of:=20 * LOG([.I71]; 10)" office:value-type="float" office:value="15.8346678865547">
            <text:p>15.8</text:p>
          </table:table-cell>
          <table:table-cell table:formula="of:=ABS([.I71]-[.I70])" office:value-type="float" office:value="0.101907727875947">
            <text:p>0.102</text:p>
          </table:table-cell>
          <table:table-cell table:formula="of:=ABS([.J71]-[.J70])" office:value-type="float" office:value="0.14182007326245">
            <text:p>0.142</text:p>
          </table:table-cell>
          <table:table-cell table:style-name="ce4" table:formula="of:=([.I71]/[.$I$2]) * 65535" office:value-type="float" office:value="2028.50789547233">
            <text:p>2029</text:p>
          </table:table-cell>
          <table:table-cell table:formula="of:=([.J71]/[.$J$2]) * 65535" office:value-type="float" office:value="22549.140208968">
            <text:p>225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formula="of:=[.$B$2]-[.$F72]" office:value-type="float" office:value="7265.625">
            <text:p>7266</text:p>
          </table:table-cell>
          <table:table-cell table:formula="of:=([.$B$2]/256)*[.$D72]" office:value-type="float" office:value="2734.375">
            <text:p>2734</text:p>
          </table:table-cell>
          <table:table-cell table:style-name="ce4" table:formula="of:=IF([.$B$5]=1; [.$E72]; [.$F72])" office:value-type="float" office:value="7265.625">
            <text:p>7266</text:p>
          </table:table-cell>
          <table:table-cell table:style-name="ce4" table:formula="of:=IF([.$B$5]=0; [.$E72]; [.$F72])" office:value-type="float" office:value="2734.375">
            <text:p>2734</text:p>
          </table:table-cell>
          <table:table-cell table:style-name="ce5" table:formula="of:=([.G72]+[.$B$3])/([.H72]+[.$B$4])" office:value-type="float" office:value="6.09151047409041">
            <text:p>6.1</text:p>
          </table:table-cell>
          <table:table-cell table:formula="of:=20 * LOG([.I72]; 10)" office:value-type="float" office:value="15.6944999059411">
            <text:p>15.7</text:p>
          </table:table-cell>
          <table:table-cell table:formula="of:=ABS([.I72]-[.I71])" office:value-type="float" office:value="0.0990988048363661">
            <text:p>0.099</text:p>
          </table:table-cell>
          <table:table-cell table:formula="of:=ABS([.J72]-[.J71])" office:value-type="float" office:value="0.14016798061362">
            <text:p>0.140</text:p>
          </table:table-cell>
          <table:table-cell table:style-name="ce4" table:formula="of:=([.I72]/[.$I$2]) * 65535" office:value-type="float" office:value="1996.03569459757">
            <text:p>1996</text:p>
          </table:table-cell>
          <table:table-cell table:formula="of:=([.J72]/[.$J$2]) * 65535" office:value-type="float" office:value="22349.5359311701">
            <text:p>223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formula="of:=[.$B$2]-[.$F73]" office:value-type="float" office:value="7226.5625">
            <text:p>7227</text:p>
          </table:table-cell>
          <table:table-cell table:formula="of:=([.$B$2]/256)*[.$D73]" office:value-type="float" office:value="2773.4375">
            <text:p>2773</text:p>
          </table:table-cell>
          <table:table-cell table:style-name="ce4" table:formula="of:=IF([.$B$5]=1; [.$E73]; [.$F73])" office:value-type="float" office:value="7226.5625">
            <text:p>7227</text:p>
          </table:table-cell>
          <table:table-cell table:style-name="ce4" table:formula="of:=IF([.$B$5]=0; [.$E73]; [.$F73])" office:value-type="float" office:value="2773.4375">
            <text:p>2773</text:p>
          </table:table-cell>
          <table:table-cell table:style-name="ce5" table:formula="of:=([.G73]+[.$B$3])/([.H73]+[.$B$4])" office:value-type="float" office:value="5.99510603588907">
            <text:p>6.0</text:p>
          </table:table-cell>
          <table:table-cell table:formula="of:=20 * LOG([.I73]; 10)" office:value-type="float" office:value="15.555937378036">
            <text:p>15.6</text:p>
          </table:table-cell>
          <table:table-cell table:formula="of:=ABS([.I73]-[.I72])" office:value-type="float" office:value="0.096404438201338">
            <text:p>0.096</text:p>
          </table:table-cell>
          <table:table-cell table:formula="of:=ABS([.J73]-[.J72])" office:value-type="float" office:value="0.138562527905089">
            <text:p>0.139</text:p>
          </table:table-cell>
          <table:table-cell table:style-name="ce4" table:formula="of:=([.I73]/[.$I$2]) * 65535" office:value-type="float" office:value="1964.44637030995">
            <text:p>1964</text:p>
          </table:table-cell>
          <table:table-cell table:formula="of:=([.J73]/[.$J$2]) * 65535" office:value-type="float" office:value="22152.2178761389">
            <text:p>2215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formula="of:=[.$B$2]-[.$F74]" office:value-type="float" office:value="7187.5">
            <text:p>7188</text:p>
          </table:table-cell>
          <table:table-cell table:formula="of:=([.$B$2]/256)*[.$D74]" office:value-type="float" office:value="2812.5">
            <text:p>2813</text:p>
          </table:table-cell>
          <table:table-cell table:style-name="ce4" table:formula="of:=IF([.$B$5]=1; [.$E74]; [.$F74])" office:value-type="float" office:value="7187.5">
            <text:p>7188</text:p>
          </table:table-cell>
          <table:table-cell table:style-name="ce4" table:formula="of:=IF([.$B$5]=0; [.$E74]; [.$F74])" office:value-type="float" office:value="2812.5">
            <text:p>2813</text:p>
          </table:table-cell>
          <table:table-cell table:style-name="ce5" table:formula="of:=([.G74]+[.$B$3])/([.H74]+[.$B$4])" office:value-type="float" office:value="5.90128755364807">
            <text:p>5.9</text:p>
          </table:table-cell>
          <table:table-cell table:formula="of:=20 * LOG([.I74]; 10)" office:value-type="float" office:value="15.4189355428052">
            <text:p>15.4</text:p>
          </table:table-cell>
          <table:table-cell table:formula="of:=ABS([.I74]-[.I73])" office:value-type="float" office:value="0.0938184822410015">
            <text:p>0.094</text:p>
          </table:table-cell>
          <table:table-cell table:formula="of:=ABS([.J74]-[.J73])" office:value-type="float" office:value="0.137001835230723">
            <text:p>0.137</text:p>
          </table:table-cell>
          <table:table-cell table:style-name="ce4" table:formula="of:=([.I74]/[.$I$2]) * 65535" office:value-type="float" office:value="1933.70439914163">
            <text:p>1934</text:p>
          </table:table-cell>
          <table:table-cell table:formula="of:=([.J74]/[.$J$2]) * 65535" office:value-type="float" office:value="21957.1223039654">
            <text:p>2195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formula="of:=[.$B$2]-[.$F75]" office:value-type="float" office:value="7148.4375">
            <text:p>7148</text:p>
          </table:table-cell>
          <table:table-cell table:formula="of:=([.$B$2]/256)*[.$D75]" office:value-type="float" office:value="2851.5625">
            <text:p>2852</text:p>
          </table:table-cell>
          <table:table-cell table:style-name="ce4" table:formula="of:=IF([.$B$5]=1; [.$E75]; [.$F75])" office:value-type="float" office:value="7148.4375">
            <text:p>7148</text:p>
          </table:table-cell>
          <table:table-cell table:style-name="ce4" table:formula="of:=IF([.$B$5]=0; [.$E75]; [.$F75])" office:value-type="float" office:value="2851.5625">
            <text:p>2852</text:p>
          </table:table-cell>
          <table:table-cell table:style-name="ce5" table:formula="of:=([.G75]+[.$B$3])/([.H75]+[.$B$4])" office:value-type="float" office:value="5.80995235574378">
            <text:p>5.8</text:p>
          </table:table-cell>
          <table:table-cell table:formula="of:=20 * LOG([.I75]; 10)" office:value-type="float" office:value="15.2834514198465">
            <text:p>15.3</text:p>
          </table:table-cell>
          <table:table-cell table:formula="of:=ABS([.I75]-[.I74])" office:value-type="float" office:value="0.0913351979042885">
            <text:p>0.091</text:p>
          </table:table-cell>
          <table:table-cell table:formula="of:=ABS([.J75]-[.J74])" office:value-type="float" office:value="0.13548412295874">
            <text:p>0.135</text:p>
          </table:table-cell>
          <table:table-cell table:style-name="ce4" table:formula="of:=([.I75]/[.$I$2]) * 65535" office:value-type="float" office:value="1903.77613816834">
            <text:p>1904</text:p>
          </table:table-cell>
          <table:table-cell table:formula="of:=([.J75]/[.$J$2]) * 65535" office:value-type="float" office:value="21764.1880090012">
            <text:p>2176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formula="of:=[.$B$2]-[.$F76]" office:value-type="float" office:value="7109.375">
            <text:p>7109</text:p>
          </table:table-cell>
          <table:table-cell table:formula="of:=([.$B$2]/256)*[.$D76]" office:value-type="float" office:value="2890.625">
            <text:p>2891</text:p>
          </table:table-cell>
          <table:table-cell table:style-name="ce4" table:formula="of:=IF([.$B$5]=1; [.$E76]; [.$F76])" office:value-type="float" office:value="7109.375">
            <text:p>7109</text:p>
          </table:table-cell>
          <table:table-cell table:style-name="ce4" table:formula="of:=IF([.$B$5]=0; [.$E76]; [.$F76])" office:value-type="float" office:value="2890.625">
            <text:p>2891</text:p>
          </table:table-cell>
          <table:table-cell table:style-name="ce5" table:formula="of:=([.G76]+[.$B$3])/([.H76]+[.$B$4])" office:value-type="float" office:value="5.72100313479624">
            <text:p>5.7</text:p>
          </table:table-cell>
          <table:table-cell table:formula="of:=20 * LOG([.I76]; 10)" office:value-type="float" office:value="15.1494437147062">
            <text:p>15.1</text:p>
          </table:table-cell>
          <table:table-cell table:formula="of:=ABS([.I76]-[.I75])" office:value-type="float" office:value="0.0889492209475415">
            <text:p>0.089</text:p>
          </table:table-cell>
          <table:table-cell table:formula="of:=ABS([.J76]-[.J75])" office:value-type="float" office:value="0.13400770514026">
            <text:p>0.134</text:p>
          </table:table-cell>
          <table:table-cell table:style-name="ce4" table:formula="of:=([.I76]/[.$I$2]) * 65535" office:value-type="float" office:value="1874.62970219436">
            <text:p>1875</text:p>
          </table:table-cell>
          <table:table-cell table:formula="of:=([.J76]/[.$J$2]) * 65535" office:value-type="float" office:value="21573.3561864496">
            <text:p>2157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formula="of:=[.$B$2]-[.$F77]" office:value-type="float" office:value="7070.3125">
            <text:p>7070</text:p>
          </table:table-cell>
          <table:table-cell table:formula="of:=([.$B$2]/256)*[.$D77]" office:value-type="float" office:value="2929.6875">
            <text:p>2930</text:p>
          </table:table-cell>
          <table:table-cell table:style-name="ce4" table:formula="of:=IF([.$B$5]=1; [.$E77]; [.$F77])" office:value-type="float" office:value="7070.3125">
            <text:p>7070</text:p>
          </table:table-cell>
          <table:table-cell table:style-name="ce4" table:formula="of:=IF([.$B$5]=0; [.$E77]; [.$F77])" office:value-type="float" office:value="2929.6875">
            <text:p>2930</text:p>
          </table:table-cell>
          <table:table-cell table:style-name="ce5" table:formula="of:=([.G77]+[.$B$3])/([.H77]+[.$B$4])" office:value-type="float" office:value="5.63434760185663">
            <text:p>5.6</text:p>
          </table:table-cell>
          <table:table-cell table:formula="of:=20 * LOG([.I77]; 10)" office:value-type="float" office:value="15.0168727312751">
            <text:p>15.0</text:p>
          </table:table-cell>
          <table:table-cell table:formula="of:=ABS([.I77]-[.I76])" office:value-type="float" office:value="0.0866555329396119">
            <text:p>0.087</text:p>
          </table:table-cell>
          <table:table-cell table:formula="of:=ABS([.J77]-[.J76])" office:value-type="float" office:value="0.132570983431169">
            <text:p>0.133</text:p>
          </table:table-cell>
          <table:table-cell table:style-name="ce4" table:formula="of:=([.I77]/[.$I$2]) * 65535" office:value-type="float" office:value="1846.23485043837">
            <text:p>1846</text:p>
          </table:table-cell>
          <table:table-cell table:formula="of:=([.J77]/[.$J$2]) * 65535" office:value-type="float" office:value="21384.5703076142">
            <text:p>2138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formula="of:=[.$B$2]-[.$F78]" office:value-type="float" office:value="7031.25">
            <text:p>7031</text:p>
          </table:table-cell>
          <table:table-cell table:formula="of:=([.$B$2]/256)*[.$D78]" office:value-type="float" office:value="2968.75">
            <text:p>2969</text:p>
          </table:table-cell>
          <table:table-cell table:style-name="ce4" table:formula="of:=IF([.$B$5]=1; [.$E78]; [.$F78])" office:value-type="float" office:value="7031.25">
            <text:p>7031</text:p>
          </table:table-cell>
          <table:table-cell table:style-name="ce4" table:formula="of:=IF([.$B$5]=0; [.$E78]; [.$F78])" office:value-type="float" office:value="2968.75">
            <text:p>2969</text:p>
          </table:table-cell>
          <table:table-cell table:style-name="ce5" table:formula="of:=([.G78]+[.$B$3])/([.H78]+[.$B$4])" office:value-type="float" office:value="5.54989816700611">
            <text:p>5.5</text:p>
          </table:table-cell>
          <table:table-cell table:formula="of:=20 * LOG([.I78]; 10)" office:value-type="float" office:value="14.8857002897939">
            <text:p>14.9</text:p>
          </table:table-cell>
          <table:table-cell table:formula="of:=ABS([.I78]-[.I77])" office:value-type="float" office:value="0.0844494348505167">
            <text:p>0.084</text:p>
          </table:table-cell>
          <table:table-cell table:formula="of:=ABS([.J78]-[.J77])" office:value-type="float" office:value="0.131172441481224">
            <text:p>0.131</text:p>
          </table:table-cell>
          <table:table-cell table:style-name="ce4" table:formula="of:=([.I78]/[.$I$2]) * 65535" office:value-type="float" office:value="1818.56288187373">
            <text:p>1819</text:p>
          </table:table-cell>
          <table:table-cell table:formula="of:=([.J78]/[.$J$2]) * 65535" office:value-type="float" office:value="21197.776003136">
            <text:p>211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table:formula="of:=[.$B$2]-[.$F79]" office:value-type="float" office:value="6992.1875">
            <text:p>6992</text:p>
          </table:table-cell>
          <table:table-cell table:formula="of:=([.$B$2]/256)*[.$D79]" office:value-type="float" office:value="3007.8125">
            <text:p>3008</text:p>
          </table:table-cell>
          <table:table-cell table:style-name="ce4" table:formula="of:=IF([.$B$5]=1; [.$E79]; [.$F79])" office:value-type="float" office:value="6992.1875">
            <text:p>6992</text:p>
          </table:table-cell>
          <table:table-cell table:style-name="ce4" table:formula="of:=IF([.$B$5]=0; [.$E79]; [.$F79])" office:value-type="float" office:value="3007.8125">
            <text:p>3008</text:p>
          </table:table-cell>
          <table:table-cell table:style-name="ce5" table:formula="of:=([.G79]+[.$B$3])/([.H79]+[.$B$4])" office:value-type="float" office:value="5.46757164404223">
            <text:p>5.5</text:p>
          </table:table-cell>
          <table:table-cell table:formula="of:=20 * LOG([.I79]; 10)" office:value-type="float" office:value="14.7558896500448">
            <text:p>14.8</text:p>
          </table:table-cell>
          <table:table-cell table:formula="of:=ABS([.I79]-[.I78])" office:value-type="float" office:value="0.0823265229638777">
            <text:p>0.082</text:p>
          </table:table-cell>
          <table:table-cell table:formula="of:=ABS([.J79]-[.J78])" office:value-type="float" office:value="0.129810639749069">
            <text:p>0.130</text:p>
          </table:table-cell>
          <table:table-cell table:style-name="ce4" table:formula="of:=([.I79]/[.$I$2]) * 65535" office:value-type="float" office:value="1791.58653846154">
            <text:p>1792</text:p>
          </table:table-cell>
          <table:table-cell table:formula="of:=([.J79]/[.$J$2]) * 65535" office:value-type="float" office:value="21012.920953615">
            <text:p>2101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formula="of:=[.$B$2]-[.$F80]" office:value-type="float" office:value="6953.125">
            <text:p>6953</text:p>
          </table:table-cell>
          <table:table-cell table:formula="of:=([.$B$2]/256)*[.$D80]" office:value-type="float" office:value="3046.875">
            <text:p>3047</text:p>
          </table:table-cell>
          <table:table-cell table:style-name="ce4" table:formula="of:=IF([.$B$5]=1; [.$E80]; [.$F80])" office:value-type="float" office:value="6953.125">
            <text:p>6953</text:p>
          </table:table-cell>
          <table:table-cell table:style-name="ce4" table:formula="of:=IF([.$B$5]=0; [.$E80]; [.$F80])" office:value-type="float" office:value="3046.875">
            <text:p>3047</text:p>
          </table:table-cell>
          <table:table-cell table:style-name="ce5" table:formula="of:=([.G80]+[.$B$3])/([.H80]+[.$B$4])" office:value-type="float" office:value="5.38728897715988">
            <text:p>5.4</text:p>
          </table:table-cell>
          <table:table-cell table:formula="of:=20 * LOG([.I80]; 10)" office:value-type="float" office:value="14.627405439339">
            <text:p>14.6</text:p>
          </table:table-cell>
          <table:table-cell table:formula="of:=ABS([.I80]-[.I79])" office:value-type="float" office:value="0.0802826668823515">
            <text:p>0.080</text:p>
          </table:table-cell>
          <table:table-cell table:formula="of:=ABS([.J80]-[.J79])" office:value-type="float" office:value="0.128484210705805">
            <text:p>0.128</text:p>
          </table:table-cell>
          <table:table-cell table:style-name="ce4" table:formula="of:=([.I80]/[.$I$2]) * 65535" office:value-type="float" office:value="1765.27991559086">
            <text:p>1765</text:p>
          </table:table-cell>
          <table:table-cell table:formula="of:=([.J80]/[.$J$2]) * 65535" office:value-type="float" office:value="20829.9547870619">
            <text:p>2083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formula="of:=[.$B$2]-[.$F81]" office:value-type="float" office:value="6914.0625">
            <text:p>6914</text:p>
          </table:table-cell>
          <table:table-cell table:formula="of:=([.$B$2]/256)*[.$D81]" office:value-type="float" office:value="3085.9375">
            <text:p>3086</text:p>
          </table:table-cell>
          <table:table-cell table:style-name="ce4" table:formula="of:=IF([.$B$5]=1; [.$E81]; [.$F81])" office:value-type="float" office:value="6914.0625">
            <text:p>6914</text:p>
          </table:table-cell>
          <table:table-cell table:style-name="ce4" table:formula="of:=IF([.$B$5]=0; [.$E81]; [.$F81])" office:value-type="float" office:value="3085.9375">
            <text:p>3086</text:p>
          </table:table-cell>
          <table:table-cell table:style-name="ce5" table:formula="of:=([.G81]+[.$B$3])/([.H81]+[.$B$4])" office:value-type="float" office:value="5.30897498773909">
            <text:p>5.3</text:p>
          </table:table-cell>
          <table:table-cell table:formula="of:=20 * LOG([.I81]; 10)" office:value-type="float" office:value="14.5002135849453">
            <text:p>14.5</text:p>
          </table:table-cell>
          <table:table-cell table:formula="of:=ABS([.I81]-[.I80])" office:value-type="float" office:value="0.0783139894207929">
            <text:p>0.078</text:p>
          </table:table-cell>
          <table:table-cell table:formula="of:=ABS([.J81]-[.J80])" office:value-type="float" office:value="0.12719185439372">
            <text:p>0.127</text:p>
          </table:table-cell>
          <table:table-cell table:style-name="ce4" table:formula="of:=([.I81]/[.$I$2]) * 65535" office:value-type="float" office:value="1739.61837910741">
            <text:p>1740</text:p>
          </table:table-cell>
          <table:table-cell table:formula="of:=([.J81]/[.$J$2]) * 65535" office:value-type="float" office:value="20648.8289826743">
            <text:p>206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formula="of:=[.$B$2]-[.$F82]" office:value-type="float" office:value="6875">
            <text:p>6875</text:p>
          </table:table-cell>
          <table:table-cell table:formula="of:=([.$B$2]/256)*[.$D82]" office:value-type="float" office:value="3125">
            <text:p>3125</text:p>
          </table:table-cell>
          <table:table-cell table:style-name="ce4" table:formula="of:=IF([.$B$5]=1; [.$E82]; [.$F82])" office:value-type="float" office:value="6875">
            <text:p>6875</text:p>
          </table:table-cell>
          <table:table-cell table:style-name="ce4" table:formula="of:=IF([.$B$5]=0; [.$E82]; [.$F82])" office:value-type="float" office:value="3125">
            <text:p>3125</text:p>
          </table:table-cell>
          <table:table-cell table:style-name="ce5" table:formula="of:=([.G82]+[.$B$3])/([.H82]+[.$B$4])" office:value-type="float" office:value="5.23255813953488">
            <text:p>5.2</text:p>
          </table:table-cell>
          <table:table-cell table:formula="of:=20 * LOG([.I82]; 10)" office:value-type="float" office:value="14.3742812506355">
            <text:p>14.4</text:p>
          </table:table-cell>
          <table:table-cell table:formula="of:=ABS([.I82]-[.I81])" office:value-type="float" office:value="0.0764168482042038">
            <text:p>0.076</text:p>
          </table:table-cell>
          <table:table-cell table:formula="of:=ABS([.J82]-[.J81])" office:value-type="float" office:value="0.125932334309741">
            <text:p>0.126</text:p>
          </table:table-cell>
          <table:table-cell table:style-name="ce4" table:formula="of:=([.I82]/[.$I$2]) * 65535" office:value-type="float" office:value="1714.57848837209">
            <text:p>1715</text:p>
          </table:table-cell>
          <table:table-cell table:formula="of:=([.J82]/[.$J$2]) * 65535" office:value-type="float" office:value="20469.4967804749">
            <text:p>204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table:formula="of:=[.$B$2]-[.$F83]" office:value-type="float" office:value="6835.9375">
            <text:p>6836</text:p>
          </table:table-cell>
          <table:table-cell table:formula="of:=([.$B$2]/256)*[.$D83]" office:value-type="float" office:value="3164.0625">
            <text:p>3164</text:p>
          </table:table-cell>
          <table:table-cell table:style-name="ce4" table:formula="of:=IF([.$B$5]=1; [.$E83]; [.$F83])" office:value-type="float" office:value="6835.9375">
            <text:p>6836</text:p>
          </table:table-cell>
          <table:table-cell table:style-name="ce4" table:formula="of:=IF([.$B$5]=0; [.$E83]; [.$F83])" office:value-type="float" office:value="3164.0625">
            <text:p>3164</text:p>
          </table:table-cell>
          <table:table-cell table:style-name="ce5" table:formula="of:=([.G83]+[.$B$3])/([.H83]+[.$B$4])" office:value-type="float" office:value="5.15797032072762">
            <text:p>5.2</text:p>
          </table:table-cell>
          <table:table-cell table:formula="of:=20 * LOG([.I83]; 10)" office:value-type="float" office:value="14.2495767770492">
            <text:p>14.2</text:p>
          </table:table-cell>
          <table:table-cell table:formula="of:=ABS([.I83]-[.I82])" office:value-type="float" office:value="0.0745878188072631">
            <text:p>0.075</text:p>
          </table:table-cell>
          <table:table-cell table:formula="of:=ABS([.J83]-[.J82])" office:value-type="float" office:value="0.124704473586309">
            <text:p>0.125</text:p>
          </table:table-cell>
          <table:table-cell table:style-name="ce4" table:formula="of:=([.I83]/[.$I$2]) * 65535" office:value-type="float" office:value="1690.13792484442">
            <text:p>1690</text:p>
          </table:table-cell>
          <table:table-cell table:formula="of:=([.J83]/[.$J$2]) * 65535" office:value-type="float" office:value="20291.9130963882">
            <text:p>2029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table:formula="of:=[.$B$2]-[.$F84]" office:value-type="float" office:value="6796.875">
            <text:p>6797</text:p>
          </table:table-cell>
          <table:table-cell table:formula="of:=([.$B$2]/256)*[.$D84]" office:value-type="float" office:value="3203.125">
            <text:p>3203</text:p>
          </table:table-cell>
          <table:table-cell table:style-name="ce4" table:formula="of:=IF([.$B$5]=1; [.$E84]; [.$F84])" office:value-type="float" office:value="6796.875">
            <text:p>6797</text:p>
          </table:table-cell>
          <table:table-cell table:style-name="ce4" table:formula="of:=IF([.$B$5]=0; [.$E84]; [.$F84])" office:value-type="float" office:value="3203.125">
            <text:p>3203</text:p>
          </table:table-cell>
          <table:table-cell table:style-name="ce5" table:formula="of:=([.G84]+[.$B$3])/([.H84]+[.$B$4])" office:value-type="float" office:value="5.08514664143803">
            <text:p>5.1</text:p>
          </table:table-cell>
          <table:table-cell table:formula="of:=20 * LOG([.I84]; 10)" office:value-type="float" office:value="14.1260696256043">
            <text:p>14.1</text:p>
          </table:table-cell>
          <table:table-cell table:formula="of:=ABS([.I84]-[.I83])" office:value-type="float" office:value="0.0728236792895887">
            <text:p>0.073</text:p>
          </table:table-cell>
          <table:table-cell table:formula="of:=ABS([.J84]-[.J83])" office:value-type="float" office:value="0.123507151444878">
            <text:p>0.124</text:p>
          </table:table-cell>
          <table:table-cell table:style-name="ce4" table:formula="of:=([.I84]/[.$I$2]) * 65535" office:value-type="float" office:value="1666.27542573321">
            <text:p>1666</text:p>
          </table:table-cell>
          <table:table-cell table:formula="of:=([.J84]/[.$J$2]) * 65535" office:value-type="float" office:value="20116.0344423682">
            <text:p>2011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 table:formula="of:=[.$B$2]-[.$F85]" office:value-type="float" office:value="6757.8125">
            <text:p>6758</text:p>
          </table:table-cell>
          <table:table-cell table:formula="of:=([.$B$2]/256)*[.$D85]" office:value-type="float" office:value="3242.1875">
            <text:p>3242</text:p>
          </table:table-cell>
          <table:table-cell table:style-name="ce4" table:formula="of:=IF([.$B$5]=1; [.$E85]; [.$F85])" office:value-type="float" office:value="6757.8125">
            <text:p>6758</text:p>
          </table:table-cell>
          <table:table-cell table:style-name="ce4" table:formula="of:=IF([.$B$5]=0; [.$E85]; [.$F85])" office:value-type="float" office:value="3242.1875">
            <text:p>3242</text:p>
          </table:table-cell>
          <table:table-cell table:style-name="ce5" table:formula="of:=([.G85]+[.$B$3])/([.H85]+[.$B$4])" office:value-type="float" office:value="5.0140252454418">
            <text:p>5.0</text:p>
          </table:table-cell>
          <table:table-cell table:formula="of:=20 * LOG([.I85]; 10)" office:value-type="float" office:value="14.0037303257047">
            <text:p>14.0</text:p>
          </table:table-cell>
          <table:table-cell table:formula="of:=ABS([.I85]-[.I84])" office:value-type="float" office:value="0.0711213959962373">
            <text:p>0.071</text:p>
          </table:table-cell>
          <table:table-cell table:formula="of:=ABS([.J85]-[.J84])" office:value-type="float" office:value="0.122339299899657">
            <text:p>0.122</text:p>
          </table:table-cell>
          <table:table-cell table:style-name="ce4" table:formula="of:=([.I85]/[.$I$2]) * 65535" office:value-type="float" office:value="1642.97072230014">
            <text:p>1643</text:p>
          </table:table-cell>
          <table:table-cell table:formula="of:=([.J85]/[.$J$2]) * 65535" office:value-type="float" office:value="19941.8188512192">
            <text:p>199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table:formula="of:=[.$B$2]-[.$F86]" office:value-type="float" office:value="6718.75">
            <text:p>6719</text:p>
          </table:table-cell>
          <table:table-cell table:formula="of:=([.$B$2]/256)*[.$D86]" office:value-type="float" office:value="3281.25">
            <text:p>3281</text:p>
          </table:table-cell>
          <table:table-cell table:style-name="ce4" table:formula="of:=IF([.$B$5]=1; [.$E86]; [.$F86])" office:value-type="float" office:value="6718.75">
            <text:p>6719</text:p>
          </table:table-cell>
          <table:table-cell table:style-name="ce4" table:formula="of:=IF([.$B$5]=0; [.$E86]; [.$F86])" office:value-type="float" office:value="3281.25">
            <text:p>3281</text:p>
          </table:table-cell>
          <table:table-cell table:style-name="ce5" table:formula="of:=([.G86]+[.$B$3])/([.H86]+[.$B$4])" office:value-type="float" office:value="4.94454713493531">
            <text:p>4.9</text:p>
          </table:table-cell>
          <table:table-cell table:formula="of:=20 * LOG([.I86]; 10)" office:value-type="float" office:value="13.8825304250136">
            <text:p>13.9</text:p>
          </table:table-cell>
          <table:table-cell table:formula="of:=ABS([.I86]-[.I85])" office:value-type="float" office:value="0.0694781105064903">
            <text:p>0.069</text:p>
          </table:table-cell>
          <table:table-cell table:formula="of:=ABS([.J86]-[.J85])" office:value-type="float" office:value="0.121199900691119">
            <text:p>0.121</text:p>
          </table:table-cell>
          <table:table-cell table:style-name="ce4" table:formula="of:=([.I86]/[.$I$2]) * 65535" office:value-type="float" office:value="1620.20448243993">
            <text:p>1620</text:p>
          </table:table-cell>
          <table:table-cell table:formula="of:=([.J86]/[.$J$2]) * 65535" office:value-type="float" office:value="19769.2258057839">
            <text:p>197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table:formula="of:=[.$B$2]-[.$F87]" office:value-type="float" office:value="6679.6875">
            <text:p>6680</text:p>
          </table:table-cell>
          <table:table-cell table:formula="of:=([.$B$2]/256)*[.$D87]" office:value-type="float" office:value="3320.3125">
            <text:p>3320</text:p>
          </table:table-cell>
          <table:table-cell table:style-name="ce4" table:formula="of:=IF([.$B$5]=1; [.$E87]; [.$F87])" office:value-type="float" office:value="6679.6875">
            <text:p>6680</text:p>
          </table:table-cell>
          <table:table-cell table:style-name="ce4" table:formula="of:=IF([.$B$5]=0; [.$E87]; [.$F87])" office:value-type="float" office:value="3320.3125">
            <text:p>3320</text:p>
          </table:table-cell>
          <table:table-cell table:style-name="ce5" table:formula="of:=([.G87]+[.$B$3])/([.H87]+[.$B$4])" office:value-type="float" office:value="4.87665600730927">
            <text:p>4.9</text:p>
          </table:table-cell>
          <table:table-cell table:formula="of:=20 * LOG([.I87]; 10)" office:value-type="float" office:value="13.7624424425826">
            <text:p>13.8</text:p>
          </table:table-cell>
          <table:table-cell table:formula="of:=ABS([.I87]-[.I86])" office:value-type="float" office:value="0.067891127626031">
            <text:p>0.068</text:p>
          </table:table-cell>
          <table:table-cell table:formula="of:=ABS([.J87]-[.J86])" office:value-type="float" office:value="0.120087982430961">
            <text:p>0.120</text:p>
          </table:table-cell>
          <table:table-cell table:style-name="ce4" table:formula="of:=([.I87]/[.$I$2]) * 65535" office:value-type="float" office:value="1597.95825719507">
            <text:p>1598</text:p>
          </table:table-cell>
          <table:table-cell table:formula="of:=([.J87]/[.$J$2]) * 65535" office:value-type="float" office:value="19598.2161721971">
            <text:p>195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table:formula="of:=[.$B$2]-[.$F88]" office:value-type="float" office:value="6640.625">
            <text:p>6641</text:p>
          </table:table-cell>
          <table:table-cell table:formula="of:=([.$B$2]/256)*[.$D88]" office:value-type="float" office:value="3359.375">
            <text:p>3359</text:p>
          </table:table-cell>
          <table:table-cell table:style-name="ce4" table:formula="of:=IF([.$B$5]=1; [.$E88]; [.$F88])" office:value-type="float" office:value="6640.625">
            <text:p>6641</text:p>
          </table:table-cell>
          <table:table-cell table:style-name="ce4" table:formula="of:=IF([.$B$5]=0; [.$E88]; [.$F88])" office:value-type="float" office:value="3359.375">
            <text:p>3359</text:p>
          </table:table-cell>
          <table:table-cell table:style-name="ce5" table:formula="of:=([.G88]+[.$B$3])/([.H88]+[.$B$4])" office:value-type="float" office:value="4.81029810298103">
            <text:p>4.8</text:p>
          </table:table-cell>
          <table:table-cell table:formula="of:=20 * LOG([.I88]; 10)" office:value-type="float" office:value="13.643439824641">
            <text:p>13.6</text:p>
          </table:table-cell>
          <table:table-cell table:formula="of:=ABS([.I88]-[.I87])" office:value-type="float" office:value="0.0663579043282443">
            <text:p>0.066</text:p>
          </table:table-cell>
          <table:table-cell table:formula="of:=ABS([.J88]-[.J87])" office:value-type="float" office:value="0.119002617941547">
            <text:p>0.119</text:p>
          </table:table-cell>
          <table:table-cell table:style-name="ce4" table:formula="of:=([.I88]/[.$I$2]) * 65535" office:value-type="float" office:value="1576.21443089431">
            <text:p>1576</text:p>
          </table:table-cell>
          <table:table-cell table:formula="of:=([.J88]/[.$J$2]) * 65535" office:value-type="float" office:value="19428.7521369282">
            <text:p>1942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formula="of:=[.$B$2]-[.$F89]" office:value-type="float" office:value="6601.5625">
            <text:p>6602</text:p>
          </table:table-cell>
          <table:table-cell table:formula="of:=([.$B$2]/256)*[.$D89]" office:value-type="float" office:value="3398.4375">
            <text:p>3398</text:p>
          </table:table-cell>
          <table:table-cell table:style-name="ce4" table:formula="of:=IF([.$B$5]=1; [.$E89]; [.$F89])" office:value-type="float" office:value="6601.5625">
            <text:p>6602</text:p>
          </table:table-cell>
          <table:table-cell table:style-name="ce4" table:formula="of:=IF([.$B$5]=0; [.$E89]; [.$F89])" office:value-type="float" office:value="3398.4375">
            <text:p>3398</text:p>
          </table:table-cell>
          <table:table-cell table:style-name="ce5" table:formula="of:=([.G89]+[.$B$3])/([.H89]+[.$B$4])" office:value-type="float" office:value="4.74542206342117">
            <text:p>4.7</text:p>
          </table:table-cell>
          <table:table-cell table:formula="of:=20 * LOG([.I89]; 10)" office:value-type="float" office:value="13.5254969028664">
            <text:p>13.5</text:p>
          </table:table-cell>
          <table:table-cell table:formula="of:=ABS([.I89]-[.I88])" office:value-type="float" office:value="0.0648760395598593">
            <text:p>0.065</text:p>
          </table:table-cell>
          <table:table-cell table:formula="of:=ABS([.J89]-[.J88])" office:value-type="float" office:value="0.117942921774672">
            <text:p>0.118</text:p>
          </table:table-cell>
          <table:table-cell table:style-name="ce4" table:formula="of:=([.I89]/[.$I$2]) * 65535" office:value-type="float" office:value="1554.95617463153">
            <text:p>1555</text:p>
          </table:table-cell>
          <table:table-cell table:formula="of:=([.J89]/[.$J$2]) * 65535" office:value-type="float" office:value="19260.7971473569">
            <text:p>1926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table:formula="of:=[.$B$2]-[.$F90]" office:value-type="float" office:value="6562.5">
            <text:p>6563</text:p>
          </table:table-cell>
          <table:table-cell table:formula="of:=([.$B$2]/256)*[.$D90]" office:value-type="float" office:value="3437.5">
            <text:p>3438</text:p>
          </table:table-cell>
          <table:table-cell table:style-name="ce4" table:formula="of:=IF([.$B$5]=1; [.$E90]; [.$F90])" office:value-type="float" office:value="6562.5">
            <text:p>6563</text:p>
          </table:table-cell>
          <table:table-cell table:style-name="ce4" table:formula="of:=IF([.$B$5]=0; [.$E90]; [.$F90])" office:value-type="float" office:value="3437.5">
            <text:p>3438</text:p>
          </table:table-cell>
          <table:table-cell table:style-name="ce5" table:formula="of:=([.G90]+[.$B$3])/([.H90]+[.$B$4])" office:value-type="float" office:value="4.68197879858657">
            <text:p>4.7</text:p>
          </table:table-cell>
          <table:table-cell table:formula="of:=20 * LOG([.I90]; 10)" office:value-type="float" office:value="13.4085888549707">
            <text:p>13.4</text:p>
          </table:table-cell>
          <table:table-cell table:formula="of:=ABS([.I90]-[.I89])" office:value-type="float" office:value="0.0634432648345973">
            <text:p>0.063</text:p>
          </table:table-cell>
          <table:table-cell table:formula="of:=ABS([.J90]-[.J89])" office:value-type="float" office:value="0.116908047895647">
            <text:p>0.117</text:p>
          </table:table-cell>
          <table:table-cell table:style-name="ce4" table:formula="of:=([.I90]/[.$I$2]) * 65535" office:value-type="float" office:value="1534.16740282686">
            <text:p>1534</text:p>
          </table:table-cell>
          <table:table-cell table:formula="of:=([.J90]/[.$J$2]) * 65535" office:value-type="float" office:value="19094.3158556467">
            <text:p>1909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9">
            <text:p>89</text:p>
          </table:table-cell>
          <table:table-cell table:formula="of:=[.$B$2]-[.$F91]" office:value-type="float" office:value="6523.4375">
            <text:p>6523</text:p>
          </table:table-cell>
          <table:table-cell table:formula="of:=([.$B$2]/256)*[.$D91]" office:value-type="float" office:value="3476.5625">
            <text:p>3477</text:p>
          </table:table-cell>
          <table:table-cell table:style-name="ce4" table:formula="of:=IF([.$B$5]=1; [.$E91]; [.$F91])" office:value-type="float" office:value="6523.4375">
            <text:p>6523</text:p>
          </table:table-cell>
          <table:table-cell table:style-name="ce4" table:formula="of:=IF([.$B$5]=0; [.$E91]; [.$F91])" office:value-type="float" office:value="3476.5625">
            <text:p>3477</text:p>
          </table:table-cell>
          <table:table-cell table:style-name="ce5" table:formula="of:=([.G91]+[.$B$3])/([.H91]+[.$B$4])" office:value-type="float" office:value="4.61992136304063">
            <text:p>4.6</text:p>
          </table:table-cell>
          <table:table-cell table:formula="of:=20 * LOG([.I91]; 10)" office:value-type="float" office:value="13.2926916674507">
            <text:p>13.3</text:p>
          </table:table-cell>
          <table:table-cell table:formula="of:=ABS([.I91]-[.I90])" office:value-type="float" office:value="0.0620574355459436">
            <text:p>0.062</text:p>
          </table:table-cell>
          <table:table-cell table:formula="of:=ABS([.J91]-[.J90])" office:value-type="float" office:value="0.115897187519989">
            <text:p>0.116</text:p>
          </table:table-cell>
          <table:table-cell table:style-name="ce4" table:formula="of:=([.I91]/[.$I$2]) * 65535" office:value-type="float" office:value="1513.83273263434">
            <text:p>1514</text:p>
          </table:table-cell>
          <table:table-cell table:formula="of:=([.J91]/[.$J$2]) * 65535" office:value-type="float" office:value="18929.2740656997">
            <text:p>1892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formula="of:=[.$B$2]-[.$F92]" office:value-type="float" office:value="6484.375">
            <text:p>6484</text:p>
          </table:table-cell>
          <table:table-cell table:formula="of:=([.$B$2]/256)*[.$D92]" office:value-type="float" office:value="3515.625">
            <text:p>3516</text:p>
          </table:table-cell>
          <table:table-cell table:style-name="ce4" table:formula="of:=IF([.$B$5]=1; [.$E92]; [.$F92])" office:value-type="float" office:value="6484.375">
            <text:p>6484</text:p>
          </table:table-cell>
          <table:table-cell table:style-name="ce4" table:formula="of:=IF([.$B$5]=0; [.$E92]; [.$F92])" office:value-type="float" office:value="3515.625">
            <text:p>3516</text:p>
          </table:table-cell>
          <table:table-cell table:style-name="ce5" table:formula="of:=([.G92]+[.$B$3])/([.H92]+[.$B$4])" office:value-type="float" office:value="4.55920484010372">
            <text:p>4.6</text:p>
          </table:table-cell>
          <table:table-cell table:formula="of:=20 * LOG([.I92]; 10)" office:value-type="float" office:value="13.1777821003596">
            <text:p>13.2</text:p>
          </table:table-cell>
          <table:table-cell table:formula="of:=ABS([.I92]-[.I91])" office:value-type="float" office:value="0.0607165229369127">
            <text:p>0.061</text:p>
          </table:table-cell>
          <table:table-cell table:formula="of:=ABS([.J92]-[.J91])" office:value-type="float" office:value="0.114909567091129">
            <text:p>0.115</text:p>
          </table:table-cell>
          <table:table-cell table:style-name="ce4" table:formula="of:=([.I92]/[.$I$2]) * 65535" office:value-type="float" office:value="1493.93744598099">
            <text:p>1494</text:p>
          </table:table-cell>
          <table:table-cell table:formula="of:=([.J92]/[.$J$2]) * 65535" office:value-type="float" office:value="18765.6386829905">
            <text:p>1876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table:formula="of:=[.$B$2]-[.$F93]" office:value-type="float" office:value="6445.3125">
            <text:p>6445</text:p>
          </table:table-cell>
          <table:table-cell table:formula="of:=([.$B$2]/256)*[.$D93]" office:value-type="float" office:value="3554.6875">
            <text:p>3555</text:p>
          </table:table-cell>
          <table:table-cell table:style-name="ce4" table:formula="of:=IF([.$B$5]=1; [.$E93]; [.$F93])" office:value-type="float" office:value="6445.3125">
            <text:p>6445</text:p>
          </table:table-cell>
          <table:table-cell table:style-name="ce4" table:formula="of:=IF([.$B$5]=0; [.$E93]; [.$F93])" office:value-type="float" office:value="3554.6875">
            <text:p>3555</text:p>
          </table:table-cell>
          <table:table-cell table:style-name="ce5" table:formula="of:=([.G93]+[.$B$3])/([.H93]+[.$B$4])" office:value-type="float" office:value="4.49978623343309">
            <text:p>4.5</text:p>
          </table:table-cell>
          <table:table-cell table:formula="of:=20 * LOG([.I93]; 10)" office:value-type="float" office:value="13.0638376539711">
            <text:p>13.1</text:p>
          </table:table-cell>
          <table:table-cell table:formula="of:=ABS([.I93]-[.I92])" office:value-type="float" office:value="0.0594186066706257">
            <text:p>0.059</text:p>
          </table:table-cell>
          <table:table-cell table:formula="of:=ABS([.J93]-[.J92])" office:value-type="float" office:value="0.113944446388555">
            <text:p>0.114</text:p>
          </table:table-cell>
          <table:table-cell table:style-name="ce4" table:formula="of:=([.I93]/[.$I$2]) * 65535" office:value-type="float" office:value="1474.46745404019">
            <text:p>1474</text:p>
          </table:table-cell>
          <table:table-cell table:formula="of:=([.J93]/[.$J$2]) * 65535" office:value-type="float" office:value="18603.3776670944">
            <text:p>1860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table:formula="of:=[.$B$2]-[.$F94]" office:value-type="float" office:value="6406.25">
            <text:p>6406</text:p>
          </table:table-cell>
          <table:table-cell table:formula="of:=([.$B$2]/256)*[.$D94]" office:value-type="float" office:value="3593.75">
            <text:p>3594</text:p>
          </table:table-cell>
          <table:table-cell table:style-name="ce4" table:formula="of:=IF([.$B$5]=1; [.$E94]; [.$F94])" office:value-type="float" office:value="6406.25">
            <text:p>6406</text:p>
          </table:table-cell>
          <table:table-cell table:style-name="ce4" table:formula="of:=IF([.$B$5]=0; [.$E94]; [.$F94])" office:value-type="float" office:value="3593.75">
            <text:p>3594</text:p>
          </table:table-cell>
          <table:table-cell table:style-name="ce5" table:formula="of:=([.G94]+[.$B$3])/([.H94]+[.$B$4])" office:value-type="float" office:value="4.44162436548223">
            <text:p>4.4</text:p>
          </table:table-cell>
          <table:table-cell table:formula="of:=20 * LOG([.I94]; 10)" office:value-type="float" office:value="12.9508365372144">
            <text:p>13.0</text:p>
          </table:table-cell>
          <table:table-cell table:formula="of:=ABS([.I94]-[.I93])" office:value-type="float" office:value="0.0581618679508571">
            <text:p>0.058</text:p>
          </table:table-cell>
          <table:table-cell table:formula="of:=ABS([.J94]-[.J93])" office:value-type="float" office:value="0.113001116756651">
            <text:p>0.113</text:p>
          </table:table-cell>
          <table:table-cell table:style-name="ce4" table:formula="of:=([.I94]/[.$I$2]) * 65535" office:value-type="float" office:value="1455.40926395939">
            <text:p>1455</text:p>
          </table:table-cell>
          <table:table-cell table:formula="of:=([.J94]/[.$J$2]) * 65535" office:value-type="float" office:value="18442.4599867382">
            <text:p>184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table:formula="of:=[.$B$2]-[.$F95]" office:value-type="float" office:value="6367.1875">
            <text:p>6367</text:p>
          </table:table-cell>
          <table:table-cell table:formula="of:=([.$B$2]/256)*[.$D95]" office:value-type="float" office:value="3632.8125">
            <text:p>3633</text:p>
          </table:table-cell>
          <table:table-cell table:style-name="ce4" table:formula="of:=IF([.$B$5]=1; [.$E95]; [.$F95])" office:value-type="float" office:value="6367.1875">
            <text:p>6367</text:p>
          </table:table-cell>
          <table:table-cell table:style-name="ce4" table:formula="of:=IF([.$B$5]=0; [.$E95]; [.$F95])" office:value-type="float" office:value="3632.8125">
            <text:p>3633</text:p>
          </table:table-cell>
          <table:table-cell table:style-name="ce5" table:formula="of:=([.G95]+[.$B$3])/([.H95]+[.$B$4])" office:value-type="float" office:value="4.38467978233571">
            <text:p>4.4</text:p>
          </table:table-cell>
          <table:table-cell table:formula="of:=20 * LOG([.I95]; 10)" office:value-type="float" office:value="12.8387576377691">
            <text:p>12.8</text:p>
          </table:table-cell>
          <table:table-cell table:formula="of:=ABS([.I95]-[.I94])" office:value-type="float" office:value="0.056944583146529">
            <text:p>0.057</text:p>
          </table:table-cell>
          <table:table-cell table:formula="of:=ABS([.J95]-[.J94])" office:value-type="float" office:value="0.112078899445304">
            <text:p>0.112</text:p>
          </table:table-cell>
          <table:table-cell table:style-name="ce4" table:formula="of:=([.I95]/[.$I$2]) * 65535" office:value-type="float" office:value="1436.74994767685">
            <text:p>1437</text:p>
          </table:table-cell>
          <table:table-cell table:formula="of:=([.J95]/[.$J$2]) * 65535" office:value-type="float" office:value="18282.8555772131">
            <text:p>1828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formula="of:=[.$B$2]-[.$F96]" office:value-type="float" office:value="6328.125">
            <text:p>6328</text:p>
          </table:table-cell>
          <table:table-cell table:formula="of:=([.$B$2]/256)*[.$D96]" office:value-type="float" office:value="3671.875">
            <text:p>3672</text:p>
          </table:table-cell>
          <table:table-cell table:style-name="ce4" table:formula="of:=IF([.$B$5]=1; [.$E96]; [.$F96])" office:value-type="float" office:value="6328.125">
            <text:p>6328</text:p>
          </table:table-cell>
          <table:table-cell table:style-name="ce4" table:formula="of:=IF([.$B$5]=0; [.$E96]; [.$F96])" office:value-type="float" office:value="3671.875">
            <text:p>3672</text:p>
          </table:table-cell>
          <table:table-cell table:style-name="ce5" table:formula="of:=([.G96]+[.$B$3])/([.H96]+[.$B$4])" office:value-type="float" office:value="4.32891466445733">
            <text:p>4.3</text:p>
          </table:table-cell>
          <table:table-cell table:formula="of:=20 * LOG([.I96]; 10)" office:value-type="float" office:value="12.7275804937148">
            <text:p>12.7</text:p>
          </table:table-cell>
          <table:table-cell table:formula="of:=ABS([.I96]-[.I95])" office:value-type="float" office:value="0.0557651178783729">
            <text:p>0.056</text:p>
          </table:table-cell>
          <table:table-cell table:formula="of:=ABS([.J96]-[.J95])" office:value-type="float" office:value="0.111177144054256">
            <text:p>0.111</text:p>
          </table:table-cell>
          <table:table-cell table:style-name="ce4" table:formula="of:=([.I96]/[.$I$2]) * 65535" office:value-type="float" office:value="1418.47711267606">
            <text:p>1418</text:p>
          </table:table-cell>
          <table:table-cell table:formula="of:=([.J96]/[.$J$2]) * 65535" office:value-type="float" office:value="18124.5353000041">
            <text:p>1812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formula="of:=[.$B$2]-[.$F97]" office:value-type="float" office:value="6289.0625">
            <text:p>6289</text:p>
          </table:table-cell>
          <table:table-cell table:formula="of:=([.$B$2]/256)*[.$D97]" office:value-type="float" office:value="3710.9375">
            <text:p>3711</text:p>
          </table:table-cell>
          <table:table-cell table:style-name="ce4" table:formula="of:=IF([.$B$5]=1; [.$E97]; [.$F97])" office:value-type="float" office:value="6289.0625">
            <text:p>6289</text:p>
          </table:table-cell>
          <table:table-cell table:style-name="ce4" table:formula="of:=IF([.$B$5]=0; [.$E97]; [.$F97])" office:value-type="float" office:value="3710.9375">
            <text:p>3711</text:p>
          </table:table-cell>
          <table:table-cell table:style-name="ce5" table:formula="of:=([.G97]+[.$B$3])/([.H97]+[.$B$4])" office:value-type="float" office:value="4.27429274292743">
            <text:p>4.3</text:p>
          </table:table-cell>
          <table:table-cell table:formula="of:=20 * LOG([.I97]; 10)" office:value-type="float" office:value="12.6172852666413">
            <text:p>12.6</text:p>
          </table:table-cell>
          <table:table-cell table:formula="of:=ABS([.I97]-[.I96])" office:value-type="float" office:value="0.0546219215299031">
            <text:p>0.055</text:p>
          </table:table-cell>
          <table:table-cell table:formula="of:=ABS([.J97]-[.J96])" office:value-type="float" office:value="0.110295227073555">
            <text:p>0.110</text:p>
          </table:table-cell>
          <table:table-cell table:style-name="ce4" table:formula="of:=([.I97]/[.$I$2]) * 65535" office:value-type="float" office:value="1400.57887453875">
            <text:p>1401</text:p>
          </table:table-cell>
          <table:table-cell table:formula="of:=([.J97]/[.$J$2]) * 65535" office:value-type="float" office:value="17967.4709044967">
            <text:p>1796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table:formula="of:=[.$B$2]-[.$F98]" office:value-type="float" office:value="6250">
            <text:p>6250</text:p>
          </table:table-cell>
          <table:table-cell table:formula="of:=([.$B$2]/256)*[.$D98]" office:value-type="float" office:value="3750">
            <text:p>3750</text:p>
          </table:table-cell>
          <table:table-cell table:style-name="ce4" table:formula="of:=IF([.$B$5]=1; [.$E98]; [.$F98])" office:value-type="float" office:value="6250">
            <text:p>6250</text:p>
          </table:table-cell>
          <table:table-cell table:style-name="ce4" table:formula="of:=IF([.$B$5]=0; [.$E98]; [.$F98])" office:value-type="float" office:value="3750">
            <text:p>3750</text:p>
          </table:table-cell>
          <table:table-cell table:style-name="ce5" table:formula="of:=([.G98]+[.$B$3])/([.H98]+[.$B$4])" office:value-type="float" office:value="4.22077922077922">
            <text:p>4.2</text:p>
          </table:table-cell>
          <table:table-cell table:formula="of:=20 * LOG([.I98]; 10)" office:value-type="float" office:value="12.5078527161279">
            <text:p>12.5</text:p>
          </table:table-cell>
          <table:table-cell table:formula="of:=ABS([.I98]-[.I97])" office:value-type="float" office:value="0.0535135221482079">
            <text:p>0.054</text:p>
          </table:table-cell>
          <table:table-cell table:formula="of:=ABS([.J98]-[.J97])" office:value-type="float" office:value="0.109432550513439">
            <text:p>0.109</text:p>
          </table:table-cell>
          <table:table-cell table:style-name="ce4" table:formula="of:=([.I98]/[.$I$2]) * 65535" office:value-type="float" office:value="1383.04383116883">
            <text:p>1383</text:p>
          </table:table-cell>
          <table:table-cell table:formula="of:=([.J98]/[.$J$2]) * 65535" office:value-type="float" office:value="17811.6349916357">
            <text:p>1781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table:formula="of:=[.$B$2]-[.$F99]" office:value-type="float" office:value="6210.9375">
            <text:p>6211</text:p>
          </table:table-cell>
          <table:table-cell table:formula="of:=([.$B$2]/256)*[.$D99]" office:value-type="float" office:value="3789.0625">
            <text:p>3789</text:p>
          </table:table-cell>
          <table:table-cell table:style-name="ce4" table:formula="of:=IF([.$B$5]=1; [.$E99]; [.$F99])" office:value-type="float" office:value="6210.9375">
            <text:p>6211</text:p>
          </table:table-cell>
          <table:table-cell table:style-name="ce4" table:formula="of:=IF([.$B$5]=0; [.$E99]; [.$F99])" office:value-type="float" office:value="3789.0625">
            <text:p>3789</text:p>
          </table:table-cell>
          <table:table-cell table:style-name="ce5" table:formula="of:=([.G99]+[.$B$3])/([.H99]+[.$B$4])" office:value-type="float" office:value="4.16834069907593">
            <text:p>4.2</text:p>
          </table:table-cell>
          <table:table-cell table:formula="of:=20 * LOG([.I99]; 10)" office:value-type="float" office:value="12.3992641755107">
            <text:p>12.4</text:p>
          </table:table-cell>
          <table:table-cell table:formula="of:=ABS([.I99]-[.I98])" office:value-type="float" office:value="0.0524385217032872">
            <text:p>0.052</text:p>
          </table:table-cell>
          <table:table-cell table:formula="of:=ABS([.J99]-[.J98])" office:value-type="float" office:value="0.108588540617109">
            <text:p>0.109</text:p>
          </table:table-cell>
          <table:table-cell table:style-name="ce4" table:formula="of:=([.I99]/[.$I$2]) * 65535" office:value-type="float" office:value="1365.86103856971">
            <text:p>1366</text:p>
          </table:table-cell>
          <table:table-cell table:formula="of:=([.J99]/[.$J$2]) * 65535" office:value-type="float" office:value="17657.0009794161">
            <text:p>1765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formula="of:=[.$B$2]-[.$F100]" office:value-type="float" office:value="6171.875">
            <text:p>6172</text:p>
          </table:table-cell>
          <table:table-cell table:formula="of:=([.$B$2]/256)*[.$D100]" office:value-type="float" office:value="3828.125">
            <text:p>3828</text:p>
          </table:table-cell>
          <table:table-cell table:style-name="ce4" table:formula="of:=IF([.$B$5]=1; [.$E100]; [.$F100])" office:value-type="float" office:value="6171.875">
            <text:p>6172</text:p>
          </table:table-cell>
          <table:table-cell table:style-name="ce4" table:formula="of:=IF([.$B$5]=0; [.$E100]; [.$F100])" office:value-type="float" office:value="3828.125">
            <text:p>3828</text:p>
          </table:table-cell>
          <table:table-cell table:style-name="ce5" table:formula="of:=([.G100]+[.$B$3])/([.H100]+[.$B$4])" office:value-type="float" office:value="4.11694510739857">
            <text:p>4.1</text:p>
          </table:table-cell>
          <table:table-cell table:formula="of:=20 * LOG([.I100]; 10)" office:value-type="float" office:value="12.29150152886">
            <text:p>12.3</text:p>
          </table:table-cell>
          <table:table-cell table:formula="of:=ABS([.I100]-[.I99])" office:value-type="float" office:value="0.0513955916773661">
            <text:p>0.051</text:p>
          </table:table-cell>
          <table:table-cell table:formula="of:=ABS([.J100]-[.J99])" office:value-type="float" office:value="0.107762646650789">
            <text:p>0.108</text:p>
          </table:table-cell>
          <table:table-cell table:style-name="ce4" table:formula="of:=([.I100]/[.$I$2]) * 65535" office:value-type="float" office:value="1349.01998806683">
            <text:p>1349</text:p>
          </table:table-cell>
          <table:table-cell table:formula="of:=([.J100]/[.$J$2]) * 65535" office:value-type="float" office:value="17503.543070098">
            <text:p>175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formula="of:=[.$B$2]-[.$F101]" office:value-type="float" office:value="6132.8125">
            <text:p>6133</text:p>
          </table:table-cell>
          <table:table-cell table:formula="of:=([.$B$2]/256)*[.$D101]" office:value-type="float" office:value="3867.1875">
            <text:p>3867</text:p>
          </table:table-cell>
          <table:table-cell table:style-name="ce4" table:formula="of:=IF([.$B$5]=1; [.$E101]; [.$F101])" office:value-type="float" office:value="6132.8125">
            <text:p>6133</text:p>
          </table:table-cell>
          <table:table-cell table:style-name="ce4" table:formula="of:=IF([.$B$5]=0; [.$E101]; [.$F101])" office:value-type="float" office:value="3867.1875">
            <text:p>3867</text:p>
          </table:table-cell>
          <table:table-cell table:style-name="ce5" table:formula="of:=([.G101]+[.$B$3])/([.H101]+[.$B$4])" office:value-type="float" office:value="4.06656163844033">
            <text:p>4.1</text:p>
          </table:table-cell>
          <table:table-cell table:formula="of:=20 * LOG([.I101]; 10)" office:value-type="float" office:value="12.1845471890943">
            <text:p>12.2</text:p>
          </table:table-cell>
          <table:table-cell table:formula="of:=ABS([.I101]-[.I100])" office:value-type="float" office:value="0.0503834689582368">
            <text:p>0.050</text:p>
          </table:table-cell>
          <table:table-cell table:formula="of:=ABS([.J101]-[.J100])" office:value-type="float" office:value="0.106954339765625">
            <text:p>0.107</text:p>
          </table:table-cell>
          <table:table-cell table:style-name="ce4" table:formula="of:=([.I101]/[.$I$2]) * 65535" office:value-type="float" office:value="1332.51058487594">
            <text:p>1333</text:p>
          </table:table-cell>
          <table:table-cell table:formula="of:=([.J101]/[.$J$2]) * 65535" office:value-type="float" office:value="17351.2362190411">
            <text:p>1735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formula="of:=[.$B$2]-[.$F102]" office:value-type="float" office:value="6093.75">
            <text:p>6094</text:p>
          </table:table-cell>
          <table:table-cell table:formula="of:=([.$B$2]/256)*[.$D102]" office:value-type="float" office:value="3906.25">
            <text:p>3906</text:p>
          </table:table-cell>
          <table:table-cell table:style-name="ce4" table:formula="of:=IF([.$B$5]=1; [.$E102]; [.$F102])" office:value-type="float" office:value="6093.75">
            <text:p>6094</text:p>
          </table:table-cell>
          <table:table-cell table:style-name="ce4" table:formula="of:=IF([.$B$5]=0; [.$E102]; [.$F102])" office:value-type="float" office:value="3906.25">
            <text:p>3906</text:p>
          </table:table-cell>
          <table:table-cell table:style-name="ce5" table:formula="of:=([.G102]+[.$B$3])/([.H102]+[.$B$4])" office:value-type="float" office:value="4.01716068642746">
            <text:p>4.0</text:p>
          </table:table-cell>
          <table:table-cell table:formula="of:=20 * LOG([.I102]; 10)" office:value-type="float" office:value="12.0783840771678">
            <text:p>12.1</text:p>
          </table:table-cell>
          <table:table-cell table:formula="of:=ABS([.I102]-[.I101])" office:value-type="float" office:value="0.0494009520128742">
            <text:p>0.049</text:p>
          </table:table-cell>
          <table:table-cell table:formula="of:=ABS([.J102]-[.J101])" office:value-type="float" office:value="0.106163111926481">
            <text:p>0.106</text:p>
          </table:table-cell>
          <table:table-cell table:style-name="ce4" table:formula="of:=([.I102]/[.$I$2]) * 65535" office:value-type="float" office:value="1316.32312792512">
            <text:p>1316</text:p>
          </table:table-cell>
          <table:table-cell table:formula="of:=([.J102]/[.$J$2]) * 65535" office:value-type="float" office:value="17200.0561050658">
            <text:p>1720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1">
            <text:p>101</text:p>
          </table:table-cell>
          <table:table-cell table:formula="of:=[.$B$2]-[.$F103]" office:value-type="float" office:value="6054.6875">
            <text:p>6055</text:p>
          </table:table-cell>
          <table:table-cell table:formula="of:=([.$B$2]/256)*[.$D103]" office:value-type="float" office:value="3945.3125">
            <text:p>3945</text:p>
          </table:table-cell>
          <table:table-cell table:style-name="ce4" table:formula="of:=IF([.$B$5]=1; [.$E103]; [.$F103])" office:value-type="float" office:value="6054.6875">
            <text:p>6055</text:p>
          </table:table-cell>
          <table:table-cell table:style-name="ce4" table:formula="of:=IF([.$B$5]=0; [.$E103]; [.$F103])" office:value-type="float" office:value="3945.3125">
            <text:p>3945</text:p>
          </table:table-cell>
          <table:table-cell table:style-name="ce5" table:formula="of:=([.G103]+[.$B$3])/([.H103]+[.$B$4])" office:value-type="float" office:value="3.96871378910776">
            <text:p>4.0</text:p>
          </table:table-cell>
          <table:table-cell table:formula="of:=20 * LOG([.I103]; 10)" office:value-type="float" office:value="11.9729956022647">
            <text:p>12.0</text:p>
          </table:table-cell>
          <table:table-cell table:formula="of:=ABS([.I103]-[.I102])" office:value-type="float" office:value="0.048446897319693">
            <text:p>0.048</text:p>
          </table:table-cell>
          <table:table-cell table:formula="of:=ABS([.J103]-[.J102])" office:value-type="float" office:value="0.105388474903153">
            <text:p>0.105</text:p>
          </table:table-cell>
          <table:table-cell table:style-name="ce4" table:formula="of:=([.I103]/[.$I$2]) * 65535" office:value-type="float" office:value="1300.44829084589">
            <text:p>1300</text:p>
          </table:table-cell>
          <table:table-cell table:formula="of:=([.J103]/[.$J$2]) * 65535" office:value-type="float" office:value="17049.9791022498">
            <text:p>170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2">
            <text:p>102</text:p>
          </table:table-cell>
          <table:table-cell table:formula="of:=[.$B$2]-[.$F104]" office:value-type="float" office:value="6015.625">
            <text:p>6016</text:p>
          </table:table-cell>
          <table:table-cell table:formula="of:=([.$B$2]/256)*[.$D104]" office:value-type="float" office:value="3984.375">
            <text:p>3984</text:p>
          </table:table-cell>
          <table:table-cell table:style-name="ce4" table:formula="of:=IF([.$B$5]=1; [.$E104]; [.$F104])" office:value-type="float" office:value="6015.625">
            <text:p>6016</text:p>
          </table:table-cell>
          <table:table-cell table:style-name="ce4" table:formula="of:=IF([.$B$5]=0; [.$E104]; [.$F104])" office:value-type="float" office:value="3984.375">
            <text:p>3984</text:p>
          </table:table-cell>
          <table:table-cell table:style-name="ce5" table:formula="of:=([.G104]+[.$B$3])/([.H104]+[.$B$4])" office:value-type="float" office:value="3.92119357306809">
            <text:p>3.9</text:p>
          </table:table-cell>
          <table:table-cell table:formula="of:=20 * LOG([.I104]; 10)" office:value-type="float" office:value="11.868365642945">
            <text:p>11.9</text:p>
          </table:table-cell>
          <table:table-cell table:formula="of:=ABS([.I104]-[.I103])" office:value-type="float" office:value="0.0475202160396688">
            <text:p>0.048</text:p>
          </table:table-cell>
          <table:table-cell table:formula="of:=ABS([.J104]-[.J103])" office:value-type="float" office:value="0.104629959319741">
            <text:p>0.105</text:p>
          </table:table-cell>
          <table:table-cell table:style-name="ce4" table:formula="of:=([.I104]/[.$I$2]) * 65535" office:value-type="float" office:value="1284.87710405509">
            <text:p>1285</text:p>
          </table:table-cell>
          <table:table-cell table:formula="of:=([.J104]/[.$J$2]) * 65535" office:value-type="float" office:value="16900.9822530792">
            <text:p>1690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3">
            <text:p>103</text:p>
          </table:table-cell>
          <table:table-cell table:formula="of:=[.$B$2]-[.$F105]" office:value-type="float" office:value="5976.5625">
            <text:p>5977</text:p>
          </table:table-cell>
          <table:table-cell table:formula="of:=([.$B$2]/256)*[.$D105]" office:value-type="float" office:value="4023.4375">
            <text:p>4023</text:p>
          </table:table-cell>
          <table:table-cell table:style-name="ce4" table:formula="of:=IF([.$B$5]=1; [.$E105]; [.$F105])" office:value-type="float" office:value="5976.5625">
            <text:p>5977</text:p>
          </table:table-cell>
          <table:table-cell table:style-name="ce4" table:formula="of:=IF([.$B$5]=0; [.$E105]; [.$F105])" office:value-type="float" office:value="4023.4375">
            <text:p>4023</text:p>
          </table:table-cell>
          <table:table-cell table:style-name="ce5" table:formula="of:=([.G105]+[.$B$3])/([.H105]+[.$B$4])" office:value-type="float" office:value="3.87457370215991">
            <text:p>3.9</text:p>
          </table:table-cell>
          <table:table-cell table:formula="of:=20 * LOG([.I105]; 10)" office:value-type="float" office:value="11.7644785291866">
            <text:p>11.8</text:p>
          </table:table-cell>
          <table:table-cell table:formula="of:=ABS([.I105]-[.I104])" office:value-type="float" office:value="0.0466198709081858">
            <text:p>0.047</text:p>
          </table:table-cell>
          <table:table-cell table:formula="of:=ABS([.J105]-[.J104])" office:value-type="float" office:value="0.103887113758358">
            <text:p>0.104</text:p>
          </table:table-cell>
          <table:table-cell table:style-name="ce4" table:formula="of:=([.I105]/[.$I$2]) * 65535" office:value-type="float" office:value="1269.60093785525">
            <text:p>1270</text:p>
          </table:table-cell>
          <table:table-cell table:formula="of:=([.J105]/[.$J$2]) * 65535" office:value-type="float" office:value="16753.0432428754">
            <text:p>1675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4">
            <text:p>104</text:p>
          </table:table-cell>
          <table:table-cell table:formula="of:=[.$B$2]-[.$F106]" office:value-type="float" office:value="5937.5">
            <text:p>5938</text:p>
          </table:table-cell>
          <table:table-cell table:formula="of:=([.$B$2]/256)*[.$D106]" office:value-type="float" office:value="4062.5">
            <text:p>4063</text:p>
          </table:table-cell>
          <table:table-cell table:style-name="ce4" table:formula="of:=IF([.$B$5]=1; [.$E106]; [.$F106])" office:value-type="float" office:value="5937.5">
            <text:p>5938</text:p>
          </table:table-cell>
          <table:table-cell table:style-name="ce4" table:formula="of:=IF([.$B$5]=0; [.$E106]; [.$F106])" office:value-type="float" office:value="4062.5">
            <text:p>4063</text:p>
          </table:table-cell>
          <table:table-cell table:style-name="ce5" table:formula="of:=([.G106]+[.$B$3])/([.H106]+[.$B$4])" office:value-type="float" office:value="3.82882882882883">
            <text:p>3.8</text:p>
          </table:table-cell>
          <table:table-cell table:formula="of:=20 * LOG([.I106]; 10)" office:value-type="float" office:value="11.6613190252731">
            <text:p>11.7</text:p>
          </table:table-cell>
          <table:table-cell table:formula="of:=ABS([.I106]-[.I105])" office:value-type="float" office:value="0.0457448733310804">
            <text:p>0.046</text:p>
          </table:table-cell>
          <table:table-cell table:formula="of:=ABS([.J106]-[.J105])" office:value-type="float" office:value="0.103159503913513">
            <text:p>0.103</text:p>
          </table:table-cell>
          <table:table-cell table:style-name="ce4" table:formula="of:=([.I106]/[.$I$2]) * 65535" office:value-type="float" office:value="1254.61148648649">
            <text:p>1255</text:p>
          </table:table-cell>
          <table:table-cell table:formula="of:=([.J106]/[.$J$2]) * 65535" office:value-type="float" office:value="16606.1403754267">
            <text:p>1660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5">
            <text:p>105</text:p>
          </table:table-cell>
          <table:table-cell table:formula="of:=[.$B$2]-[.$F107]" office:value-type="float" office:value="5898.4375">
            <text:p>5898</text:p>
          </table:table-cell>
          <table:table-cell table:formula="of:=([.$B$2]/256)*[.$D107]" office:value-type="float" office:value="4101.5625">
            <text:p>4102</text:p>
          </table:table-cell>
          <table:table-cell table:style-name="ce4" table:formula="of:=IF([.$B$5]=1; [.$E107]; [.$F107])" office:value-type="float" office:value="5898.4375">
            <text:p>5898</text:p>
          </table:table-cell>
          <table:table-cell table:style-name="ce4" table:formula="of:=IF([.$B$5]=0; [.$E107]; [.$F107])" office:value-type="float" office:value="4101.5625">
            <text:p>4102</text:p>
          </table:table-cell>
          <table:table-cell table:style-name="ce5" table:formula="of:=([.G107]+[.$B$3])/([.H107]+[.$B$4])" office:value-type="float" office:value="3.78393454815917">
            <text:p>3.8</text:p>
          </table:table-cell>
          <table:table-cell table:formula="of:=20 * LOG([.I107]; 10)" office:value-type="float" office:value="11.5588723134791">
            <text:p>11.6</text:p>
          </table:table-cell>
          <table:table-cell table:formula="of:=ABS([.I107]-[.I106])" office:value-type="float" office:value="0.0448942806696619">
            <text:p>0.045</text:p>
          </table:table-cell>
          <table:table-cell table:formula="of:=ABS([.J107]-[.J106])" office:value-type="float" office:value="0.102446711793963">
            <text:p>0.102</text:p>
          </table:table-cell>
          <table:table-cell table:style-name="ce4" table:formula="of:=([.I107]/[.$I$2]) * 65535" office:value-type="float" office:value="1239.90075306805">
            <text:p>1240</text:p>
          </table:table-cell>
          <table:table-cell table:formula="of:=([.J107]/[.$J$2]) * 65535" office:value-type="float" office:value="16460.2525497558">
            <text:p>1646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6">
            <text:p>106</text:p>
          </table:table-cell>
          <table:table-cell table:formula="of:=[.$B$2]-[.$F108]" office:value-type="float" office:value="5859.375">
            <text:p>5859</text:p>
          </table:table-cell>
          <table:table-cell table:formula="of:=([.$B$2]/256)*[.$D108]" office:value-type="float" office:value="4140.625">
            <text:p>4141</text:p>
          </table:table-cell>
          <table:table-cell table:style-name="ce4" table:formula="of:=IF([.$B$5]=1; [.$E108]; [.$F108])" office:value-type="float" office:value="5859.375">
            <text:p>5859</text:p>
          </table:table-cell>
          <table:table-cell table:style-name="ce4" table:formula="of:=IF([.$B$5]=0; [.$E108]; [.$F108])" office:value-type="float" office:value="4140.625">
            <text:p>4141</text:p>
          </table:table-cell>
          <table:table-cell table:style-name="ce5" table:formula="of:=([.G108]+[.$B$3])/([.H108]+[.$B$4])" office:value-type="float" office:value="3.73986735445836">
            <text:p>3.7</text:p>
          </table:table-cell>
          <table:table-cell table:formula="of:=20 * LOG([.I108]; 10)" office:value-type="float" office:value="11.4571239785103">
            <text:p>11.5</text:p>
          </table:table-cell>
          <table:table-cell table:formula="of:=ABS([.I108]-[.I107])" office:value-type="float" office:value="0.044067193700803">
            <text:p>0.044</text:p>
          </table:table-cell>
          <table:table-cell table:formula="of:=ABS([.J108]-[.J107])" office:value-type="float" office:value="0.101748334968852">
            <text:p>0.102</text:p>
          </table:table-cell>
          <table:table-cell table:style-name="ce4" table:formula="of:=([.I108]/[.$I$2]) * 65535" office:value-type="float" office:value="1225.46103537214">
            <text:p>1225</text:p>
          </table:table-cell>
          <table:table-cell table:formula="of:=([.J108]/[.$J$2]) * 65535" office:value-type="float" office:value="16315.3592379618">
            <text:p>1631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7">
            <text:p>107</text:p>
          </table:table-cell>
          <table:table-cell table:formula="of:=[.$B$2]-[.$F109]" office:value-type="float" office:value="5820.3125">
            <text:p>5820</text:p>
          </table:table-cell>
          <table:table-cell table:formula="of:=([.$B$2]/256)*[.$D109]" office:value-type="float" office:value="4179.6875">
            <text:p>4180</text:p>
          </table:table-cell>
          <table:table-cell table:style-name="ce4" table:formula="of:=IF([.$B$5]=1; [.$E109]; [.$F109])" office:value-type="float" office:value="5820.3125">
            <text:p>5820</text:p>
          </table:table-cell>
          <table:table-cell table:style-name="ce4" table:formula="of:=IF([.$B$5]=0; [.$E109]; [.$F109])" office:value-type="float" office:value="4179.6875">
            <text:p>4180</text:p>
          </table:table-cell>
          <table:table-cell table:style-name="ce5" table:formula="of:=([.G109]+[.$B$3])/([.H109]+[.$B$4])" office:value-type="float" office:value="3.69660460021906">
            <text:p>3.7</text:p>
          </table:table-cell>
          <table:table-cell table:formula="of:=20 * LOG([.I109]; 10)" office:value-type="float" office:value="11.3560599926549">
            <text:p>11.4</text:p>
          </table:table-cell>
          <table:table-cell table:formula="of:=ABS([.I109]-[.I108])" office:value-type="float" office:value="0.0432627542393056">
            <text:p>0.043</text:p>
          </table:table-cell>
          <table:table-cell table:formula="of:=ABS([.J109]-[.J108])" office:value-type="float" office:value="0.101063985855371">
            <text:p>0.101</text:p>
          </table:table-cell>
          <table:table-cell table:style-name="ce4" table:formula="of:=([.I109]/[.$I$2]) * 65535" office:value-type="float" office:value="1211.28491237678">
            <text:p>1211</text:p>
          </table:table-cell>
          <table:table-cell table:formula="of:=([.J109]/[.$J$2]) * 65535" office:value-type="float" office:value="16171.4404640755">
            <text:p>1617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8">
            <text:p>108</text:p>
          </table:table-cell>
          <table:table-cell table:formula="of:=[.$B$2]-[.$F110]" office:value-type="float" office:value="5781.25">
            <text:p>5781</text:p>
          </table:table-cell>
          <table:table-cell table:formula="of:=([.$B$2]/256)*[.$D110]" office:value-type="float" office:value="4218.75">
            <text:p>4219</text:p>
          </table:table-cell>
          <table:table-cell table:style-name="ce4" table:formula="of:=IF([.$B$5]=1; [.$E110]; [.$F110])" office:value-type="float" office:value="5781.25">
            <text:p>5781</text:p>
          </table:table-cell>
          <table:table-cell table:style-name="ce4" table:formula="of:=IF([.$B$5]=0; [.$E110]; [.$F110])" office:value-type="float" office:value="4218.75">
            <text:p>4219</text:p>
          </table:table-cell>
          <table:table-cell table:style-name="ce5" table:formula="of:=([.G110]+[.$B$3])/([.H110]+[.$B$4])" office:value-type="float" office:value="3.65412445730825">
            <text:p>3.7</text:p>
          </table:table-cell>
          <table:table-cell table:formula="of:=20 * LOG([.I110]; 10)" office:value-type="float" office:value="11.2556667016096">
            <text:p>11.3</text:p>
          </table:table-cell>
          <table:table-cell table:formula="of:=ABS([.I110]-[.I109])" office:value-type="float" office:value="0.0424801429108093">
            <text:p>0.042</text:p>
          </table:table-cell>
          <table:table-cell table:formula="of:=ABS([.J110]-[.J109])" office:value-type="float" office:value="0.100393291045261">
            <text:p>0.100</text:p>
          </table:table-cell>
          <table:table-cell table:style-name="ce4" table:formula="of:=([.I110]/[.$I$2]) * 65535" office:value-type="float" office:value="1197.36523154848">
            <text:p>1197</text:p>
          </table:table-cell>
          <table:table-cell table:formula="of:=([.J110]/[.$J$2]) * 65535" office:value-type="float" office:value="16028.4767838747">
            <text:p>1602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9">
            <text:p>109</text:p>
          </table:table-cell>
          <table:table-cell table:formula="of:=[.$B$2]-[.$F111]" office:value-type="float" office:value="5742.1875">
            <text:p>5742</text:p>
          </table:table-cell>
          <table:table-cell table:formula="of:=([.$B$2]/256)*[.$D111]" office:value-type="float" office:value="4257.8125">
            <text:p>4258</text:p>
          </table:table-cell>
          <table:table-cell table:style-name="ce4" table:formula="of:=IF([.$B$5]=1; [.$E111]; [.$F111])" office:value-type="float" office:value="5742.1875">
            <text:p>5742</text:p>
          </table:table-cell>
          <table:table-cell table:style-name="ce4" table:formula="of:=IF([.$B$5]=0; [.$E111]; [.$F111])" office:value-type="float" office:value="4257.8125">
            <text:p>4258</text:p>
          </table:table-cell>
          <table:table-cell table:style-name="ce5" table:formula="of:=([.G111]+[.$B$3])/([.H111]+[.$B$4])" office:value-type="float" office:value="3.61240588024381">
            <text:p>3.6</text:p>
          </table:table-cell>
          <table:table-cell table:formula="of:=20 * LOG([.I111]; 10)" office:value-type="float" office:value="11.1559308109419">
            <text:p>11.2</text:p>
          </table:table-cell>
          <table:table-cell table:formula="of:=ABS([.I111]-[.I110])" office:value-type="float" office:value="0.0417185770644339">
            <text:p>0.042</text:p>
          </table:table-cell>
          <table:table-cell table:formula="of:=ABS([.J111]-[.J110])" office:value-type="float" office:value="0.0997358906676915">
            <text:p>0.100</text:p>
          </table:table-cell>
          <table:table-cell table:style-name="ce4" table:formula="of:=([.I111]/[.$I$2]) * 65535" office:value-type="float" office:value="1183.69509680889">
            <text:p>1184</text:p>
          </table:table-cell>
          <table:table-cell table:formula="of:=([.J111]/[.$J$2]) * 65535" office:value-type="float" office:value="15886.4492656063">
            <text:p>1588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0">
            <text:p>110</text:p>
          </table:table-cell>
          <table:table-cell table:formula="of:=[.$B$2]-[.$F112]" office:value-type="float" office:value="5703.125">
            <text:p>5703</text:p>
          </table:table-cell>
          <table:table-cell table:formula="of:=([.$B$2]/256)*[.$D112]" office:value-type="float" office:value="4296.875">
            <text:p>4297</text:p>
          </table:table-cell>
          <table:table-cell table:style-name="ce4" table:formula="of:=IF([.$B$5]=1; [.$E112]; [.$F112])" office:value-type="float" office:value="5703.125">
            <text:p>5703</text:p>
          </table:table-cell>
          <table:table-cell table:style-name="ce4" table:formula="of:=IF([.$B$5]=0; [.$E112]; [.$F112])" office:value-type="float" office:value="4296.875">
            <text:p>4297</text:p>
          </table:table-cell>
          <table:table-cell table:style-name="ce5" table:formula="of:=([.G112]+[.$B$3])/([.H112]+[.$B$4])" office:value-type="float" office:value="3.57142857142857">
            <text:p>3.6</text:p>
          </table:table-cell>
          <table:table-cell table:formula="of:=20 * LOG([.I112]; 10)" office:value-type="float" office:value="11.0568393731556">
            <text:p>11.1</text:p>
          </table:table-cell>
          <table:table-cell table:formula="of:=ABS([.I112]-[.I111])" office:value-type="float" office:value="0.0409773088152434">
            <text:p>0.041</text:p>
          </table:table-cell>
          <table:table-cell table:formula="of:=ABS([.J112]-[.J111])" office:value-type="float" office:value="0.0990914377863277">
            <text:p>0.099</text:p>
          </table:table-cell>
          <table:table-cell table:style-name="ce4" table:formula="of:=([.I112]/[.$I$2]) * 65535" office:value-type="float" office:value="1170.26785714286">
            <text:p>1170</text:p>
          </table:table-cell>
          <table:table-cell table:formula="of:=([.J112]/[.$J$2]) * 65535" office:value-type="float" office:value="15745.339471567">
            <text:p>157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1">
            <text:p>111</text:p>
          </table:table-cell>
          <table:table-cell table:formula="of:=[.$B$2]-[.$F113]" office:value-type="float" office:value="5664.0625">
            <text:p>5664</text:p>
          </table:table-cell>
          <table:table-cell table:formula="of:=([.$B$2]/256)*[.$D113]" office:value-type="float" office:value="4335.9375">
            <text:p>4336</text:p>
          </table:table-cell>
          <table:table-cell table:style-name="ce4" table:formula="of:=IF([.$B$5]=1; [.$E113]; [.$F113])" office:value-type="float" office:value="5664.0625">
            <text:p>5664</text:p>
          </table:table-cell>
          <table:table-cell table:style-name="ce4" table:formula="of:=IF([.$B$5]=0; [.$E113]; [.$F113])" office:value-type="float" office:value="4335.9375">
            <text:p>4336</text:p>
          </table:table-cell>
          <table:table-cell table:style-name="ce5" table:formula="of:=([.G113]+[.$B$3])/([.H113]+[.$B$4])" office:value-type="float" office:value="3.5311729482212">
            <text:p>3.5</text:p>
          </table:table-cell>
          <table:table-cell table:formula="of:=20 * LOG([.I113]; 10)" office:value-type="float" office:value="10.9583797753273">
            <text:p>11.0</text:p>
          </table:table-cell>
          <table:table-cell table:formula="of:=ABS([.I113]-[.I112])" office:value-type="float" office:value="0.0402556232073668">
            <text:p>0.040</text:p>
          </table:table-cell>
          <table:table-cell table:formula="of:=ABS([.J113]-[.J112])" office:value-type="float" office:value="0.0984595978283611">
            <text:p>0.098</text:p>
          </table:table-cell>
          <table:table-cell table:style-name="ce4" table:formula="of:=([.I113]/[.$I$2]) * 65535" office:value-type="float" office:value="1157.07709580838">
            <text:p>1157</text:p>
          </table:table-cell>
          <table:table-cell table:formula="of:=([.J113]/[.$J$2]) * 65535" office:value-type="float" office:value="15605.1294404974">
            <text:p>15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2">
            <text:p>112</text:p>
          </table:table-cell>
          <table:table-cell table:formula="of:=[.$B$2]-[.$F114]" office:value-type="float" office:value="5625">
            <text:p>5625</text:p>
          </table:table-cell>
          <table:table-cell table:formula="of:=([.$B$2]/256)*[.$D114]" office:value-type="float" office:value="4375">
            <text:p>4375</text:p>
          </table:table-cell>
          <table:table-cell table:style-name="ce4" table:formula="of:=IF([.$B$5]=1; [.$E114]; [.$F114])" office:value-type="float" office:value="5625">
            <text:p>5625</text:p>
          </table:table-cell>
          <table:table-cell table:style-name="ce4" table:formula="of:=IF([.$B$5]=0; [.$E114]; [.$F114])" office:value-type="float" office:value="4375">
            <text:p>4375</text:p>
          </table:table-cell>
          <table:table-cell table:style-name="ce5" table:formula="of:=([.G114]+[.$B$3])/([.H114]+[.$B$4])" office:value-type="float" office:value="3.49162011173184">
            <text:p>3.5</text:p>
          </table:table-cell>
          <table:table-cell table:formula="of:=20 * LOG([.I114]; 10)" office:value-type="float" office:value="10.8605397272836">
            <text:p>10.9</text:p>
          </table:table-cell>
          <table:table-cell table:formula="of:=ABS([.I114]-[.I113])" office:value-type="float" office:value="0.0395528364893614">
            <text:p>0.040</text:p>
          </table:table-cell>
          <table:table-cell table:formula="of:=ABS([.J114]-[.J113])" office:value-type="float" office:value="0.0978400480436132">
            <text:p>0.098</text:p>
          </table:table-cell>
          <table:table-cell table:style-name="ce4" table:formula="of:=([.I114]/[.$I$2]) * 65535" office:value-type="float" office:value="1144.11662011173">
            <text:p>1144</text:p>
          </table:table-cell>
          <table:table-cell table:formula="of:=([.J114]/[.$J$2]) * 65535" office:value-type="float" office:value="15465.801670746">
            <text:p>1546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3">
            <text:p>113</text:p>
          </table:table-cell>
          <table:table-cell table:formula="of:=[.$B$2]-[.$F115]" office:value-type="float" office:value="5585.9375">
            <text:p>5586</text:p>
          </table:table-cell>
          <table:table-cell table:formula="of:=([.$B$2]/256)*[.$D115]" office:value-type="float" office:value="4414.0625">
            <text:p>4414</text:p>
          </table:table-cell>
          <table:table-cell table:style-name="ce4" table:formula="of:=IF([.$B$5]=1; [.$E115]; [.$F115])" office:value-type="float" office:value="5585.9375">
            <text:p>5586</text:p>
          </table:table-cell>
          <table:table-cell table:style-name="ce4" table:formula="of:=IF([.$B$5]=0; [.$E115]; [.$F115])" office:value-type="float" office:value="4414.0625">
            <text:p>4414</text:p>
          </table:table-cell>
          <table:table-cell table:style-name="ce5" table:formula="of:=([.G115]+[.$B$3])/([.H115]+[.$B$4])" office:value-type="float" office:value="3.4527518172378">
            <text:p>3.5</text:p>
          </table:table-cell>
          <table:table-cell table:formula="of:=20 * LOG([.I115]; 10)" office:value-type="float" office:value="10.7633072502918">
            <text:p>10.8</text:p>
          </table:table-cell>
          <table:table-cell table:formula="of:=ABS([.I115]-[.I114])" office:value-type="float" office:value="0.0388682944940451">
            <text:p>0.039</text:p>
          </table:table-cell>
          <table:table-cell table:formula="of:=ABS([.J115]-[.J114])" office:value-type="float" office:value="0.0972324769918647">
            <text:p>0.097</text:p>
          </table:table-cell>
          <table:table-cell table:style-name="ce4" table:formula="of:=([.I115]/[.$I$2]) * 65535" office:value-type="float" office:value="1131.3804517134">
            <text:p>1131</text:p>
          </table:table-cell>
          <table:table-cell table:formula="of:=([.J115]/[.$J$2]) * 65535" office:value-type="float" office:value="15327.3391041634">
            <text:p>1532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4">
            <text:p>114</text:p>
          </table:table-cell>
          <table:table-cell table:formula="of:=[.$B$2]-[.$F116]" office:value-type="float" office:value="5546.875">
            <text:p>5547</text:p>
          </table:table-cell>
          <table:table-cell table:formula="of:=([.$B$2]/256)*[.$D116]" office:value-type="float" office:value="4453.125">
            <text:p>4453</text:p>
          </table:table-cell>
          <table:table-cell table:style-name="ce4" table:formula="of:=IF([.$B$5]=1; [.$E116]; [.$F116])" office:value-type="float" office:value="5546.875">
            <text:p>5547</text:p>
          </table:table-cell>
          <table:table-cell table:style-name="ce4" table:formula="of:=IF([.$B$5]=0; [.$E116]; [.$F116])" office:value-type="float" office:value="4453.125">
            <text:p>4453</text:p>
          </table:table-cell>
          <table:table-cell table:style-name="ce5" table:formula="of:=([.G116]+[.$B$3])/([.H116]+[.$B$4])" office:value-type="float" office:value="3.41455044612217">
            <text:p>3.4</text:p>
          </table:table-cell>
          <table:table-cell table:formula="of:=20 * LOG([.I116]; 10)" office:value-type="float" office:value="10.6666706662351">
            <text:p>10.7</text:p>
          </table:table-cell>
          <table:table-cell table:formula="of:=ABS([.I116]-[.I115])" office:value-type="float" office:value="0.0382013711156297">
            <text:p>0.038</text:p>
          </table:table-cell>
          <table:table-cell table:formula="of:=ABS([.J116]-[.J115])" office:value-type="float" office:value="0.0966365840566947">
            <text:p>0.097</text:p>
          </table:table-cell>
          <table:table-cell table:style-name="ce4" table:formula="of:=([.I116]/[.$I$2]) * 65535" office:value-type="float" office:value="1118.86281743308">
            <text:p>1119</text:p>
          </table:table-cell>
          <table:table-cell table:formula="of:=([.J116]/[.$J$2]) * 65535" office:value-type="float" office:value="15189.725110689">
            <text:p>1519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5">
            <text:p>115</text:p>
          </table:table-cell>
          <table:table-cell table:formula="of:=[.$B$2]-[.$F117]" office:value-type="float" office:value="5507.8125">
            <text:p>5508</text:p>
          </table:table-cell>
          <table:table-cell table:formula="of:=([.$B$2]/256)*[.$D117]" office:value-type="float" office:value="4492.1875">
            <text:p>4492</text:p>
          </table:table-cell>
          <table:table-cell table:style-name="ce4" table:formula="of:=IF([.$B$5]=1; [.$E117]; [.$F117])" office:value-type="float" office:value="5507.8125">
            <text:p>5508</text:p>
          </table:table-cell>
          <table:table-cell table:style-name="ce4" table:formula="of:=IF([.$B$5]=0; [.$E117]; [.$F117])" office:value-type="float" office:value="4492.1875">
            <text:p>4492</text:p>
          </table:table-cell>
          <table:table-cell table:style-name="ce5" table:formula="of:=([.G117]+[.$B$3])/([.H117]+[.$B$4])" office:value-type="float" office:value="3.37699897924464">
            <text:p>3.4</text:p>
          </table:table-cell>
          <table:table-cell table:formula="of:=20 * LOG([.I117]; 10)" office:value-type="float" office:value="10.5706185872508">
            <text:p>10.6</text:p>
          </table:table-cell>
          <table:table-cell table:formula="of:=ABS([.I117]-[.I116])" office:value-type="float" office:value="0.0375514668775279">
            <text:p>0.038</text:p>
          </table:table-cell>
          <table:table-cell table:formula="of:=ABS([.J117]-[.J116])" office:value-type="float" office:value="0.0960520789842825">
            <text:p>0.096</text:p>
          </table:table-cell>
          <table:table-cell table:style-name="ce4" table:formula="of:=([.I117]/[.$I$2]) * 65535" office:value-type="float" office:value="1106.55814052399">
            <text:p>1107</text:p>
          </table:table-cell>
          <table:table-cell table:formula="of:=([.J117]/[.$J$2]) * 65535" office:value-type="float" office:value="15052.943473594">
            <text:p>1505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6">
            <text:p>116</text:p>
          </table:table-cell>
          <table:table-cell table:formula="of:=[.$B$2]-[.$F118]" office:value-type="float" office:value="5468.75">
            <text:p>5469</text:p>
          </table:table-cell>
          <table:table-cell table:formula="of:=([.$B$2]/256)*[.$D118]" office:value-type="float" office:value="4531.25">
            <text:p>4531</text:p>
          </table:table-cell>
          <table:table-cell table:style-name="ce4" table:formula="of:=IF([.$B$5]=1; [.$E118]; [.$F118])" office:value-type="float" office:value="5468.75">
            <text:p>5469</text:p>
          </table:table-cell>
          <table:table-cell table:style-name="ce4" table:formula="of:=IF([.$B$5]=0; [.$E118]; [.$F118])" office:value-type="float" office:value="4531.25">
            <text:p>4531</text:p>
          </table:table-cell>
          <table:table-cell table:style-name="ce5" table:formula="of:=([.G118]+[.$B$3])/([.H118]+[.$B$4])" office:value-type="float" office:value="3.34008097165992">
            <text:p>3.3</text:p>
          </table:table-cell>
          <table:table-cell table:formula="of:=20 * LOG([.I118]; 10)" office:value-type="float" office:value="10.4751399058052">
            <text:p>10.5</text:p>
          </table:table-cell>
          <table:table-cell table:formula="of:=ABS([.I118]-[.I117])" office:value-type="float" office:value="0.0369180075847217">
            <text:p>0.037</text:p>
          </table:table-cell>
          <table:table-cell table:formula="of:=ABS([.J118]-[.J117])" office:value-type="float" office:value="0.0954786814456128">
            <text:p>0.095</text:p>
          </table:table-cell>
          <table:table-cell table:style-name="ce4" table:formula="of:=([.I118]/[.$I$2]) * 65535" office:value-type="float" office:value="1094.46103238866">
            <text:p>1094</text:p>
          </table:table-cell>
          <table:table-cell table:formula="of:=([.J118]/[.$J$2]) * 65535" office:value-type="float" office:value="14916.9783753482">
            <text:p>149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7">
            <text:p>117</text:p>
          </table:table-cell>
          <table:table-cell table:formula="of:=[.$B$2]-[.$F119]" office:value-type="float" office:value="5429.6875">
            <text:p>5430</text:p>
          </table:table-cell>
          <table:table-cell table:formula="of:=([.$B$2]/256)*[.$D119]" office:value-type="float" office:value="4570.3125">
            <text:p>4570</text:p>
          </table:table-cell>
          <table:table-cell table:style-name="ce4" table:formula="of:=IF([.$B$5]=1; [.$E119]; [.$F119])" office:value-type="float" office:value="5429.6875">
            <text:p>5430</text:p>
          </table:table-cell>
          <table:table-cell table:style-name="ce4" table:formula="of:=IF([.$B$5]=0; [.$E119]; [.$F119])" office:value-type="float" office:value="4570.3125">
            <text:p>4570</text:p>
          </table:table-cell>
          <table:table-cell table:style-name="ce5" table:formula="of:=([.G119]+[.$B$3])/([.H119]+[.$B$4])" office:value-type="float" office:value="3.30378052860488">
            <text:p>3.3</text:p>
          </table:table-cell>
          <table:table-cell table:formula="of:=20 * LOG([.I119]; 10)" office:value-type="float" office:value="10.3802237851843">
            <text:p>10.4</text:p>
          </table:table-cell>
          <table:table-cell table:formula="of:=ABS([.I119]-[.I118])" office:value-type="float" office:value="0.0363004430550347">
            <text:p>0.036</text:p>
          </table:table-cell>
          <table:table-cell table:formula="of:=ABS([.J119]-[.J118])" office:value-type="float" office:value="0.0949161206208444">
            <text:p>0.095</text:p>
          </table:table-cell>
          <table:table-cell table:style-name="ce4" table:formula="of:=([.I119]/[.$I$2]) * 65535" office:value-type="float" office:value="1082.56628471061">
            <text:p>1083</text:p>
          </table:table-cell>
          <table:table-cell table:formula="of:=([.J119]/[.$J$2]) * 65535" office:value-type="float" office:value="14781.8143840789">
            <text:p>1478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8">
            <text:p>118</text:p>
          </table:table-cell>
          <table:table-cell table:formula="of:=[.$B$2]-[.$F120]" office:value-type="float" office:value="5390.625">
            <text:p>5391</text:p>
          </table:table-cell>
          <table:table-cell table:formula="of:=([.$B$2]/256)*[.$D120]" office:value-type="float" office:value="4609.375">
            <text:p>4609</text:p>
          </table:table-cell>
          <table:table-cell table:style-name="ce4" table:formula="of:=IF([.$B$5]=1; [.$E120]; [.$F120])" office:value-type="float" office:value="5390.625">
            <text:p>5391</text:p>
          </table:table-cell>
          <table:table-cell table:style-name="ce4" table:formula="of:=IF([.$B$5]=0; [.$E120]; [.$F120])" office:value-type="float" office:value="4609.375">
            <text:p>4609</text:p>
          </table:table-cell>
          <table:table-cell table:style-name="ce5" table:formula="of:=([.G120]+[.$B$3])/([.H120]+[.$B$4])" office:value-type="float" office:value="3.26808228268082">
            <text:p>3.3</text:p>
          </table:table-cell>
          <table:table-cell table:formula="of:=20 * LOG([.I120]; 10)" office:value-type="float" office:value="10.28585965038">
            <text:p>10.3</text:p>
          </table:table-cell>
          <table:table-cell table:formula="of:=ABS([.I120]-[.I119])" office:value-type="float" office:value="0.0356982459240616">
            <text:p>0.036</text:p>
          </table:table-cell>
          <table:table-cell table:formula="of:=ABS([.J120]-[.J119])" office:value-type="float" office:value="0.0943641348043673">
            <text:p>0.094</text:p>
          </table:table-cell>
          <table:table-cell table:style-name="ce4" table:formula="of:=([.I120]/[.$I$2]) * 65535" office:value-type="float" office:value="1070.86886197744">
            <text:p>1071</text:p>
          </table:table-cell>
          <table:table-cell table:formula="of:=([.J120]/[.$J$2]) * 65535" office:value-type="float" office:value="14647.4364405915">
            <text:p>1464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19">
            <text:p>119</text:p>
          </table:table-cell>
          <table:table-cell table:formula="of:=[.$B$2]-[.$F121]" office:value-type="float" office:value="5351.5625">
            <text:p>5352</text:p>
          </table:table-cell>
          <table:table-cell table:formula="of:=([.$B$2]/256)*[.$D121]" office:value-type="float" office:value="4648.4375">
            <text:p>4648</text:p>
          </table:table-cell>
          <table:table-cell table:style-name="ce4" table:formula="of:=IF([.$B$5]=1; [.$E121]; [.$F121])" office:value-type="float" office:value="5351.5625">
            <text:p>5352</text:p>
          </table:table-cell>
          <table:table-cell table:style-name="ce4" table:formula="of:=IF([.$B$5]=0; [.$E121]; [.$F121])" office:value-type="float" office:value="4648.4375">
            <text:p>4648</text:p>
          </table:table-cell>
          <table:table-cell table:style-name="ce5" table:formula="of:=([.G121]+[.$B$3])/([.H121]+[.$B$4])" office:value-type="float" office:value="3.2329713721619">
            <text:p>3.2</text:p>
          </table:table-cell>
          <table:table-cell table:formula="of:=20 * LOG([.I121]; 10)" office:value-type="float" office:value="10.1920371793504">
            <text:p>10.2</text:p>
          </table:table-cell>
          <table:table-cell table:formula="of:=ABS([.I121]-[.I120])" office:value-type="float" office:value="0.0351109105189273">
            <text:p>0.035</text:p>
          </table:table-cell>
          <table:table-cell table:formula="of:=ABS([.J121]-[.J120])" office:value-type="float" office:value="0.0938224710295454">
            <text:p>0.094</text:p>
          </table:table-cell>
          <table:table-cell table:style-name="ce4" table:formula="of:=([.I121]/[.$I$2]) * 65535" office:value-type="float" office:value="1059.36389437315">
            <text:p>1059</text:p>
          </table:table-cell>
          <table:table-cell table:formula="of:=([.J121]/[.$J$2]) * 65535" office:value-type="float" office:value="14513.829845925">
            <text:p>1451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0">
            <text:p>120</text:p>
          </table:table-cell>
          <table:table-cell table:formula="of:=[.$B$2]-[.$F122]" office:value-type="float" office:value="5312.5">
            <text:p>5313</text:p>
          </table:table-cell>
          <table:table-cell table:formula="of:=([.$B$2]/256)*[.$D122]" office:value-type="float" office:value="4687.5">
            <text:p>4688</text:p>
          </table:table-cell>
          <table:table-cell table:style-name="ce4" table:formula="of:=IF([.$B$5]=1; [.$E122]; [.$F122])" office:value-type="float" office:value="5312.5">
            <text:p>5313</text:p>
          </table:table-cell>
          <table:table-cell table:style-name="ce4" table:formula="of:=IF([.$B$5]=0; [.$E122]; [.$F122])" office:value-type="float" office:value="4687.5">
            <text:p>4688</text:p>
          </table:table-cell>
          <table:table-cell table:style-name="ce5" table:formula="of:=([.G122]+[.$B$3])/([.H122]+[.$B$4])" office:value-type="float" office:value="3.19843342036554">
            <text:p>3.2</text:p>
          </table:table-cell>
          <table:table-cell table:formula="of:=20 * LOG([.I122]; 10)" office:value-type="float" office:value="10.0987462946386">
            <text:p>10.1</text:p>
          </table:table-cell>
          <table:table-cell table:formula="of:=ABS([.I122]-[.I121])" office:value-type="float" office:value="0.0345379517963602">
            <text:p>0.035</text:p>
          </table:table-cell>
          <table:table-cell table:formula="of:=ABS([.J122]-[.J121])" office:value-type="float" office:value="0.093290884711859">
            <text:p>0.093</text:p>
          </table:table-cell>
          <table:table-cell table:style-name="ce4" table:formula="of:=([.I122]/[.$I$2]) * 65535" office:value-type="float" office:value="1048.04667101828">
            <text:p>1048</text:p>
          </table:table-cell>
          <table:table-cell table:formula="of:=([.J122]/[.$J$2]) * 65535" office:value-type="float" office:value="14380.9802494158">
            <text:p>1438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table:formula="of:=[.$B$2]-[.$F123]" office:value-type="float" office:value="5273.4375">
            <text:p>5273</text:p>
          </table:table-cell>
          <table:table-cell table:formula="of:=([.$B$2]/256)*[.$D123]" office:value-type="float" office:value="4726.5625">
            <text:p>4727</text:p>
          </table:table-cell>
          <table:table-cell table:style-name="ce4" table:formula="of:=IF([.$B$5]=1; [.$E123]; [.$F123])" office:value-type="float" office:value="5273.4375">
            <text:p>5273</text:p>
          </table:table-cell>
          <table:table-cell table:style-name="ce4" table:formula="of:=IF([.$B$5]=0; [.$E123]; [.$F123])" office:value-type="float" office:value="4726.5625">
            <text:p>4727</text:p>
          </table:table-cell>
          <table:table-cell table:style-name="ce5" table:formula="of:=([.G123]+[.$B$3])/([.H123]+[.$B$4])" office:value-type="float" office:value="3.1644545160246">
            <text:p>3.2</text:p>
          </table:table-cell>
          <table:table-cell table:formula="of:=20 * LOG([.I123]; 10)" office:value-type="float" office:value="10.0059771553291">
            <text:p>10.0</text:p>
          </table:table-cell>
          <table:table-cell table:formula="of:=ABS([.I123]-[.I122])" office:value-type="float" office:value="0.0339789043409318">
            <text:p>0.034</text:p>
          </table:table-cell>
          <table:table-cell table:formula="of:=ABS([.J123]-[.J122])" office:value-type="float" office:value="0.0927691393094943">
            <text:p>0.093</text:p>
          </table:table-cell>
          <table:table-cell table:style-name="ce4" table:formula="of:=([.I123]/[.$I$2]) * 65535" office:value-type="float" office:value="1036.91263353836">
            <text:p>1037</text:p>
          </table:table-cell>
          <table:table-cell table:formula="of:=([.J123]/[.$J$2]) * 65535" office:value-type="float" office:value="14248.8736372442">
            <text:p>142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2">
            <text:p>122</text:p>
          </table:table-cell>
          <table:table-cell table:formula="of:=[.$B$2]-[.$F124]" office:value-type="float" office:value="5234.375">
            <text:p>5234</text:p>
          </table:table-cell>
          <table:table-cell table:formula="of:=([.$B$2]/256)*[.$D124]" office:value-type="float" office:value="4765.625">
            <text:p>4766</text:p>
          </table:table-cell>
          <table:table-cell table:style-name="ce4" table:formula="of:=IF([.$B$5]=1; [.$E124]; [.$F124])" office:value-type="float" office:value="5234.375">
            <text:p>5234</text:p>
          </table:table-cell>
          <table:table-cell table:style-name="ce4" table:formula="of:=IF([.$B$5]=0; [.$E124]; [.$F124])" office:value-type="float" office:value="4765.625">
            <text:p>4766</text:p>
          </table:table-cell>
          <table:table-cell table:style-name="ce5" table:formula="of:=([.G124]+[.$B$3])/([.H124]+[.$B$4])" office:value-type="float" office:value="3.13102119460501">
            <text:p>3.1</text:p>
          </table:table-cell>
          <table:table-cell table:formula="of:=20 * LOG([.I124]; 10)" office:value-type="float" office:value="9.91372014932871">
            <text:p>9.9</text:p>
          </table:table-cell>
          <table:table-cell table:formula="of:=ABS([.I124]-[.I123])" office:value-type="float" office:value="0.0334333214195941">
            <text:p>0.033</text:p>
          </table:table-cell>
          <table:table-cell table:formula="of:=ABS([.J124]-[.J123])" office:value-type="float" office:value="0.09225700600037">
            <text:p>0.092</text:p>
          </table:table-cell>
          <table:table-cell table:style-name="ce4" table:formula="of:=([.I124]/[.$I$2]) * 65535" office:value-type="float" office:value="1025.9573699422">
            <text:p>1026</text:p>
          </table:table-cell>
          <table:table-cell table:formula="of:=([.J124]/[.$J$2]) * 65535" office:value-type="float" office:value="14117.4963214415">
            <text:p>141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3">
            <text:p>123</text:p>
          </table:table-cell>
          <table:table-cell table:formula="of:=[.$B$2]-[.$F125]" office:value-type="float" office:value="5195.3125">
            <text:p>5195</text:p>
          </table:table-cell>
          <table:table-cell table:formula="of:=([.$B$2]/256)*[.$D125]" office:value-type="float" office:value="4804.6875">
            <text:p>4805</text:p>
          </table:table-cell>
          <table:table-cell table:style-name="ce4" table:formula="of:=IF([.$B$5]=1; [.$E125]; [.$F125])" office:value-type="float" office:value="5195.3125">
            <text:p>5195</text:p>
          </table:table-cell>
          <table:table-cell table:style-name="ce4" table:formula="of:=IF([.$B$5]=0; [.$E125]; [.$F125])" office:value-type="float" office:value="4804.6875">
            <text:p>4805</text:p>
          </table:table-cell>
          <table:table-cell table:style-name="ce5" table:formula="of:=([.G125]+[.$B$3])/([.H125]+[.$B$4])" office:value-type="float" office:value="3.09812042051609">
            <text:p>3.1</text:p>
          </table:table-cell>
          <table:table-cell table:formula="of:=20 * LOG([.I125]; 10)" office:value-type="float" office:value="9.82196588595406">
            <text:p>9.8</text:p>
          </table:table-cell>
          <table:table-cell table:formula="of:=ABS([.I125]-[.I124])" office:value-type="float" office:value="0.0329007740889216">
            <text:p>0.033</text:p>
          </table:table-cell>
          <table:table-cell table:formula="of:=ABS([.J125]-[.J124])" office:value-type="float" office:value="0.0917542633746482">
            <text:p>0.092</text:p>
          </table:table-cell>
          <table:table-cell table:style-name="ce4" table:formula="of:=([.I125]/[.$I$2]) * 65535" office:value-type="float" office:value="1015.17660879261">
            <text:p>1015</text:p>
          </table:table-cell>
          <table:table-cell table:formula="of:=([.J125]/[.$J$2]) * 65535" office:value-type="float" office:value="13986.8349293348">
            <text:p>1398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4">
            <text:p>124</text:p>
          </table:table-cell>
          <table:table-cell table:formula="of:=[.$B$2]-[.$F126]" office:value-type="float" office:value="5156.25">
            <text:p>5156</text:p>
          </table:table-cell>
          <table:table-cell table:formula="of:=([.$B$2]/256)*[.$D126]" office:value-type="float" office:value="4843.75">
            <text:p>4844</text:p>
          </table:table-cell>
          <table:table-cell table:style-name="ce4" table:formula="of:=IF([.$B$5]=1; [.$E126]; [.$F126])" office:value-type="float" office:value="5156.25">
            <text:p>5156</text:p>
          </table:table-cell>
          <table:table-cell table:style-name="ce4" table:formula="of:=IF([.$B$5]=0; [.$E126]; [.$F126])" office:value-type="float" office:value="4843.75">
            <text:p>4844</text:p>
          </table:table-cell>
          <table:table-cell table:style-name="ce5" table:formula="of:=([.G126]+[.$B$3])/([.H126]+[.$B$4])" office:value-type="float" office:value="3.06573957016435">
            <text:p>3.1</text:p>
          </table:table-cell>
          <table:table-cell table:formula="of:=20 * LOG([.I126]; 10)" office:value-type="float" office:value="9.73070518881212">
            <text:p>9.7</text:p>
          </table:table-cell>
          <table:table-cell table:formula="of:=ABS([.I126]-[.I125])" office:value-type="float" office:value="0.0323808503517391">
            <text:p>0.032</text:p>
          </table:table-cell>
          <table:table-cell table:formula="of:=ABS([.J126]-[.J125])" office:value-type="float" office:value="0.091260697141939">
            <text:p>0.091</text:p>
          </table:table-cell>
          <table:table-cell table:style-name="ce4" table:formula="of:=([.I126]/[.$I$2]) * 65535" office:value-type="float" office:value="1004.5662136536">
            <text:p>1005</text:p>
          </table:table-cell>
          <table:table-cell table:formula="of:=([.J126]/[.$J$2]) * 65535" office:value-type="float" office:value="13856.8763934081">
            <text:p>1385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5">
            <text:p>125</text:p>
          </table:table-cell>
          <table:table-cell table:formula="of:=[.$B$2]-[.$F127]" office:value-type="float" office:value="5117.1875">
            <text:p>5117</text:p>
          </table:table-cell>
          <table:table-cell table:formula="of:=([.$B$2]/256)*[.$D127]" office:value-type="float" office:value="4882.8125">
            <text:p>4883</text:p>
          </table:table-cell>
          <table:table-cell table:style-name="ce4" table:formula="of:=IF([.$B$5]=1; [.$E127]; [.$F127])" office:value-type="float" office:value="5117.1875">
            <text:p>5117</text:p>
          </table:table-cell>
          <table:table-cell table:style-name="ce4" table:formula="of:=IF([.$B$5]=0; [.$E127]; [.$F127])" office:value-type="float" office:value="4882.8125">
            <text:p>4883</text:p>
          </table:table-cell>
          <table:table-cell table:style-name="ce5" table:formula="of:=([.G127]+[.$B$3])/([.H127]+[.$B$4])" office:value-type="float" office:value="3.03386641580433">
            <text:p>3.0</text:p>
          </table:table-cell>
          <table:table-cell table:formula="of:=20 * LOG([.I127]; 10)" office:value-type="float" office:value="9.6399290889598">
            <text:p>9.6</text:p>
          </table:table-cell>
          <table:table-cell table:formula="of:=ABS([.I127]-[.I126])" office:value-type="float" office:value="0.0318731543600212">
            <text:p>0.032</text:p>
          </table:table-cell>
          <table:table-cell table:formula="of:=ABS([.J127]-[.J126])" office:value-type="float" office:value="0.0907760998523219">
            <text:p>0.091</text:p>
          </table:table-cell>
          <table:table-cell table:style-name="ce4" table:formula="of:=([.I127]/[.$I$2]) * 65535" office:value-type="float" office:value="994.122177798683">
            <text:p>994</text:p>
          </table:table-cell>
          <table:table-cell table:formula="of:=([.J127]/[.$J$2]) * 65535" office:value-type="float" office:value="13727.6079415619">
            <text:p>1372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6">
            <text:p>126</text:p>
          </table:table-cell>
          <table:table-cell table:formula="of:=[.$B$2]-[.$F128]" office:value-type="float" office:value="5078.125">
            <text:p>5078</text:p>
          </table:table-cell>
          <table:table-cell table:formula="of:=([.$B$2]/256)*[.$D128]" office:value-type="float" office:value="4921.875">
            <text:p>4922</text:p>
          </table:table-cell>
          <table:table-cell table:style-name="ce4" table:formula="of:=IF([.$B$5]=1; [.$E128]; [.$F128])" office:value-type="float" office:value="5078.125">
            <text:p>5078</text:p>
          </table:table-cell>
          <table:table-cell table:style-name="ce4" table:formula="of:=IF([.$B$5]=0; [.$E128]; [.$F128])" office:value-type="float" office:value="4921.875">
            <text:p>4922</text:p>
          </table:table-cell>
          <table:table-cell table:style-name="ce5" table:formula="of:=([.G128]+[.$B$3])/([.H128]+[.$B$4])" office:value-type="float" office:value="3.00248911014312">
            <text:p>3.0</text:p>
          </table:table-cell>
          <table:table-cell table:formula="of:=20 * LOG([.I128]; 10)" office:value-type="float" office:value="9.54962881832934">
            <text:p>9.5</text:p>
          </table:table-cell>
          <table:table-cell table:formula="of:=ABS([.I128]-[.I127])" office:value-type="float" office:value="0.0313773056612039">
            <text:p>0.031</text:p>
          </table:table-cell>
          <table:table-cell table:formula="of:=ABS([.J128]-[.J127])" office:value-type="float" office:value="0.0903002706304594">
            <text:p>0.090</text:p>
          </table:table-cell>
          <table:table-cell table:style-name="ce4" table:formula="of:=([.I128]/[.$I$2]) * 65535" office:value-type="float" office:value="983.840619166148">
            <text:p>984</text:p>
          </table:table-cell>
          <table:table-cell table:formula="of:=([.J128]/[.$J$2]) * 65535" office:value-type="float" office:value="13599.0170877504">
            <text:p>135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7">
            <text:p>127</text:p>
          </table:table-cell>
          <table:table-cell table:formula="of:=[.$B$2]-[.$F129]" office:value-type="float" office:value="5039.0625">
            <text:p>5039</text:p>
          </table:table-cell>
          <table:table-cell table:formula="of:=([.$B$2]/256)*[.$D129]" office:value-type="float" office:value="4960.9375">
            <text:p>4961</text:p>
          </table:table-cell>
          <table:table-cell table:style-name="ce4" table:formula="of:=IF([.$B$5]=1; [.$E129]; [.$F129])" office:value-type="float" office:value="5039.0625">
            <text:p>5039</text:p>
          </table:table-cell>
          <table:table-cell table:style-name="ce4" table:formula="of:=IF([.$B$5]=0; [.$E129]; [.$F129])" office:value-type="float" office:value="4960.9375">
            <text:p>4961</text:p>
          </table:table-cell>
          <table:table-cell table:style-name="ce5" table:formula="of:=([.G129]+[.$B$3])/([.H129]+[.$B$4])" office:value-type="float" office:value="2.97159617165792">
            <text:p>3.0</text:p>
          </table:table-cell>
          <table:table-cell table:formula="of:=20 * LOG([.I129]; 10)" office:value-type="float" office:value="9.45979580340723">
            <text:p>9.5</text:p>
          </table:table-cell>
          <table:table-cell table:formula="of:=ABS([.I129]-[.I128])" office:value-type="float" office:value="0.0308929384852048">
            <text:p>0.031</text:p>
          </table:table-cell>
          <table:table-cell table:formula="of:=ABS([.J129]-[.J128])" office:value-type="float" office:value="0.089833014922112">
            <text:p>0.090</text:p>
          </table:table-cell>
          <table:table-cell table:style-name="ce4" table:formula="of:=([.I129]/[.$I$2]) * 65535" office:value-type="float" office:value="973.717775548009">
            <text:p>974</text:p>
          </table:table-cell>
          <table:table-cell table:formula="of:=([.J129]/[.$J$2]) * 65535" office:value-type="float" office:value="13471.0916229799">
            <text:p>1347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table:formula="of:=[.$B$2]-[.$F130]" office:value-type="float" office:value="5000">
            <text:p>5000</text:p>
          </table:table-cell>
          <table:table-cell table:formula="of:=([.$B$2]/256)*[.$D130]" office:value-type="float" office:value="5000">
            <text:p>5000</text:p>
          </table:table-cell>
          <table:table-cell table:style-name="ce4" table:formula="of:=IF([.$B$5]=1; [.$E130]; [.$F130])" office:value-type="float" office:value="5000">
            <text:p>5000</text:p>
          </table:table-cell>
          <table:table-cell table:style-name="ce4" table:formula="of:=IF([.$B$5]=0; [.$E130]; [.$F130])" office:value-type="float" office:value="5000">
            <text:p>5000</text:p>
          </table:table-cell>
          <table:table-cell table:style-name="ce5" table:formula="of:=([.G130]+[.$B$3])/([.H130]+[.$B$4])" office:value-type="float" office:value="2.94117647058824">
            <text:p>2.9</text:p>
          </table:table-cell>
          <table:table-cell table:formula="of:=20 * LOG([.I130]; 10)" office:value-type="float" office:value="9.3704216591549">
            <text:p>9.4</text:p>
          </table:table-cell>
          <table:table-cell table:formula="of:=ABS([.I130]-[.I129])" office:value-type="float" office:value="0.0304197010696834">
            <text:p>0.030</text:p>
          </table:table-cell>
          <table:table-cell table:formula="of:=ABS([.J130]-[.J129])" office:value-type="float" office:value="0.0893741442523286">
            <text:p>0.089</text:p>
          </table:table-cell>
          <table:table-cell table:style-name="ce4" table:formula="of:=([.I130]/[.$I$2]) * 65535" office:value-type="float" office:value="963.75">
            <text:p>964</text:p>
          </table:table-cell>
          <table:table-cell table:formula="of:=([.J130]/[.$J$2]) * 65535" office:value-type="float" office:value="13343.8196066522">
            <text:p>133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29">
            <text:p>129</text:p>
          </table:table-cell>
          <table:table-cell table:formula="of:=[.$B$2]-[.$F131]" office:value-type="float" office:value="4960.9375">
            <text:p>4961</text:p>
          </table:table-cell>
          <table:table-cell table:formula="of:=([.$B$2]/256)*[.$D131]" office:value-type="float" office:value="5039.0625">
            <text:p>5039</text:p>
          </table:table-cell>
          <table:table-cell table:style-name="ce4" table:formula="of:=IF([.$B$5]=1; [.$E131]; [.$F131])" office:value-type="float" office:value="4960.9375">
            <text:p>4961</text:p>
          </table:table-cell>
          <table:table-cell table:style-name="ce4" table:formula="of:=IF([.$B$5]=0; [.$E131]; [.$F131])" office:value-type="float" office:value="5039.0625">
            <text:p>5039</text:p>
          </table:table-cell>
          <table:table-cell table:style-name="ce5" table:formula="of:=([.G131]+[.$B$3])/([.H131]+[.$B$4])" office:value-type="float" office:value="2.91121921556704">
            <text:p>2.9</text:p>
          </table:table-cell>
          <table:table-cell table:formula="of:=20 * LOG([.I131]; 10)" office:value-type="float" office:value="9.28149818316011">
            <text:p>9.3</text:p>
          </table:table-cell>
          <table:table-cell table:formula="of:=ABS([.I131]-[.I130])" office:value-type="float" office:value="0.029957255021194">
            <text:p>0.030</text:p>
          </table:table-cell>
          <table:table-cell table:formula="of:=ABS([.J131]-[.J130])" office:value-type="float" office:value="0.0889234759947826">
            <text:p>0.089</text:p>
          </table:table-cell>
          <table:table-cell table:style-name="ce4" table:formula="of:=([.I131]/[.$I$2]) * 65535" office:value-type="float" office:value="953.93375646093">
            <text:p>954</text:p>
          </table:table-cell>
          <table:table-cell table:formula="of:=([.J131]/[.$J$2]) * 65535" office:value-type="float" office:value="13217.1893582352">
            <text:p>132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0">
            <text:p>130</text:p>
          </table:table-cell>
          <table:table-cell table:formula="of:=[.$B$2]-[.$F132]" office:value-type="float" office:value="4921.875">
            <text:p>4922</text:p>
          </table:table-cell>
          <table:table-cell table:formula="of:=([.$B$2]/256)*[.$D132]" office:value-type="float" office:value="5078.125">
            <text:p>5078</text:p>
          </table:table-cell>
          <table:table-cell table:style-name="ce4" table:formula="of:=IF([.$B$5]=1; [.$E132]; [.$F132])" office:value-type="float" office:value="4921.875">
            <text:p>4922</text:p>
          </table:table-cell>
          <table:table-cell table:style-name="ce4" table:formula="of:=IF([.$B$5]=0; [.$E132]; [.$F132])" office:value-type="float" office:value="5078.125">
            <text:p>5078</text:p>
          </table:table-cell>
          <table:table-cell table:style-name="ce5" table:formula="of:=([.G132]+[.$B$3])/([.H132]+[.$B$4])" office:value-type="float" office:value="2.88171394085697">
            <text:p>2.9</text:p>
          </table:table-cell>
          <table:table-cell table:formula="of:=20 * LOG([.I132]; 10)" office:value-type="float" office:value="9.19301735000857">
            <text:p>9.2</text:p>
          </table:table-cell>
          <table:table-cell table:formula="of:=ABS([.I132]-[.I131])" office:value-type="float" office:value="0.029505274710071">
            <text:p>0.030</text:p>
          </table:table-cell>
          <table:table-cell table:formula="of:=ABS([.J132]-[.J131])" office:value-type="float" office:value="0.0884808331515465">
            <text:p>0.088</text:p>
          </table:table-cell>
          <table:table-cell table:style-name="ce4" table:formula="of:=([.I132]/[.$I$2]) * 65535" office:value-type="float" office:value="944.265615570308">
            <text:p>944</text:p>
          </table:table-cell>
          <table:table-cell table:formula="of:=([.J132]/[.$J$2]) * 65535" office:value-type="float" office:value="13091.1894492485">
            <text:p>1309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1">
            <text:p>131</text:p>
          </table:table-cell>
          <table:table-cell table:formula="of:=[.$B$2]-[.$F133]" office:value-type="float" office:value="4882.8125">
            <text:p>4883</text:p>
          </table:table-cell>
          <table:table-cell table:formula="of:=([.$B$2]/256)*[.$D133]" office:value-type="float" office:value="5117.1875">
            <text:p>5117</text:p>
          </table:table-cell>
          <table:table-cell table:style-name="ce4" table:formula="of:=IF([.$B$5]=1; [.$E133]; [.$F133])" office:value-type="float" office:value="4882.8125">
            <text:p>4883</text:p>
          </table:table-cell>
          <table:table-cell table:style-name="ce4" table:formula="of:=IF([.$B$5]=0; [.$E133]; [.$F133])" office:value-type="float" office:value="5117.1875">
            <text:p>5117</text:p>
          </table:table-cell>
          <table:table-cell table:style-name="ce5" table:formula="of:=([.G133]+[.$B$3])/([.H133]+[.$B$4])" office:value-type="float" office:value="2.85265049415993">
            <text:p>2.9</text:p>
          </table:table-cell>
          <table:table-cell table:formula="of:=20 * LOG([.I133]; 10)" office:value-type="float" office:value="9.10497130586572">
            <text:p>9.1</text:p>
          </table:table-cell>
          <table:table-cell table:formula="of:=ABS([.I133]-[.I132])" office:value-type="float" office:value="0.0290634466970423">
            <text:p>0.029</text:p>
          </table:table-cell>
          <table:table-cell table:formula="of:=ABS([.J133]-[.J132])" office:value-type="float" office:value="0.0880460441428443">
            <text:p>0.088</text:p>
          </table:table-cell>
          <table:table-cell table:style-name="ce4" table:formula="of:=([.I133]/[.$I$2]) * 65535" office:value-type="float" office:value="934.742250673855">
            <text:p>935</text:p>
          </table:table-cell>
          <table:table-cell table:formula="of:=([.J133]/[.$J$2]) * 65535" office:value-type="float" office:value="12965.8086955474">
            <text:p>1296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2">
            <text:p>132</text:p>
          </table:table-cell>
          <table:table-cell table:formula="of:=[.$B$2]-[.$F134]" office:value-type="float" office:value="4843.75">
            <text:p>4844</text:p>
          </table:table-cell>
          <table:table-cell table:formula="of:=([.$B$2]/256)*[.$D134]" office:value-type="float" office:value="5156.25">
            <text:p>5156</text:p>
          </table:table-cell>
          <table:table-cell table:style-name="ce4" table:formula="of:=IF([.$B$5]=1; [.$E134]; [.$F134])" office:value-type="float" office:value="4843.75">
            <text:p>4844</text:p>
          </table:table-cell>
          <table:table-cell table:style-name="ce4" table:formula="of:=IF([.$B$5]=0; [.$E134]; [.$F134])" office:value-type="float" office:value="5156.25">
            <text:p>5156</text:p>
          </table:table-cell>
          <table:table-cell table:style-name="ce5" table:formula="of:=([.G134]+[.$B$3])/([.H134]+[.$B$4])" office:value-type="float" office:value="2.82401902497027">
            <text:p>2.8</text:p>
          </table:table-cell>
          <table:table-cell table:formula="of:=20 * LOG([.I134]; 10)" office:value-type="float" office:value="9.01735236325946">
            <text:p>9.0</text:p>
          </table:table-cell>
          <table:table-cell table:formula="of:=ABS([.I134]-[.I133])" office:value-type="float" office:value="0.0286314691896545">
            <text:p>0.029</text:p>
          </table:table-cell>
          <table:table-cell table:formula="of:=ABS([.J134]-[.J133])" office:value-type="float" office:value="0.0876189426062588">
            <text:p>0.088</text:p>
          </table:table-cell>
          <table:table-cell table:style-name="ce4" table:formula="of:=([.I134]/[.$I$2]) * 65535" office:value-type="float" office:value="925.360434007134">
            <text:p>925</text:p>
          </table:table-cell>
          <table:table-cell table:formula="of:=([.J134]/[.$J$2]) * 65535" office:value-type="float" office:value="12841.0361498935">
            <text:p>1284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3">
            <text:p>133</text:p>
          </table:table-cell>
          <table:table-cell table:formula="of:=[.$B$2]-[.$F135]" office:value-type="float" office:value="4804.6875">
            <text:p>4805</text:p>
          </table:table-cell>
          <table:table-cell table:formula="of:=([.$B$2]/256)*[.$D135]" office:value-type="float" office:value="5195.3125">
            <text:p>5195</text:p>
          </table:table-cell>
          <table:table-cell table:style-name="ce4" table:formula="of:=IF([.$B$5]=1; [.$E135]; [.$F135])" office:value-type="float" office:value="4804.6875">
            <text:p>4805</text:p>
          </table:table-cell>
          <table:table-cell table:style-name="ce4" table:formula="of:=IF([.$B$5]=0; [.$E135]; [.$F135])" office:value-type="float" office:value="5195.3125">
            <text:p>5195</text:p>
          </table:table-cell>
          <table:table-cell table:style-name="ce5" table:formula="of:=([.G135]+[.$B$3])/([.H135]+[.$B$4])" office:value-type="float" office:value="2.79580997344349">
            <text:p>2.8</text:p>
          </table:table-cell>
          <table:table-cell table:formula="of:=20 * LOG([.I135]; 10)" office:value-type="float" office:value="8.93015299605463">
            <text:p>8.9</text:p>
          </table:table-cell>
          <table:table-cell table:formula="of:=ABS([.I135]-[.I134])" office:value-type="float" office:value="0.0282090515267801">
            <text:p>0.028</text:p>
          </table:table-cell>
          <table:table-cell table:formula="of:=ABS([.J135]-[.J134])" office:value-type="float" office:value="0.0871993672048301">
            <text:p>0.087</text:p>
          </table:table-cell>
          <table:table-cell table:style-name="ce4" table:formula="of:=([.I135]/[.$I$2]) * 65535" office:value-type="float" office:value="916.117033048097">
            <text:p>916</text:p>
          </table:table-cell>
          <table:table-cell table:formula="of:=([.J135]/[.$J$2]) * 65535" office:value-type="float" office:value="12716.8610947978">
            <text:p>127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4">
            <text:p>134</text:p>
          </table:table-cell>
          <table:table-cell table:formula="of:=[.$B$2]-[.$F136]" office:value-type="float" office:value="4765.625">
            <text:p>4766</text:p>
          </table:table-cell>
          <table:table-cell table:formula="of:=([.$B$2]/256)*[.$D136]" office:value-type="float" office:value="5234.375">
            <text:p>5234</text:p>
          </table:table-cell>
          <table:table-cell table:style-name="ce4" table:formula="of:=IF([.$B$5]=1; [.$E136]; [.$F136])" office:value-type="float" office:value="4765.625">
            <text:p>4766</text:p>
          </table:table-cell>
          <table:table-cell table:style-name="ce4" table:formula="of:=IF([.$B$5]=0; [.$E136]; [.$F136])" office:value-type="float" office:value="5234.375">
            <text:p>5234</text:p>
          </table:table-cell>
          <table:table-cell table:style-name="ce5" table:formula="of:=([.G136]+[.$B$3])/([.H136]+[.$B$4])" office:value-type="float" office:value="2.76801405975395">
            <text:p>2.8</text:p>
          </table:table-cell>
          <table:table-cell table:formula="of:=20 * LOG([.I136]; 10)" office:value-type="float" office:value="8.84336583461096">
            <text:p>8.8</text:p>
          </table:table-cell>
          <table:table-cell table:formula="of:=ABS([.I136]-[.I135])" office:value-type="float" office:value="0.0277959136895394">
            <text:p>0.028</text:p>
          </table:table-cell>
          <table:table-cell table:formula="of:=ABS([.J136]-[.J135])" office:value-type="float" office:value="0.0867871614436719">
            <text:p>0.087</text:p>
          </table:table-cell>
          <table:table-cell table:style-name="ce4" table:formula="of:=([.I136]/[.$I$2]) * 65535" office:value-type="float" office:value="907.009007029877">
            <text:p>907</text:p>
          </table:table-cell>
          <table:table-cell table:formula="of:=([.J136]/[.$J$2]) * 65535" office:value-type="float" office:value="12593.2730356258">
            <text:p>1259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5">
            <text:p>135</text:p>
          </table:table-cell>
          <table:table-cell table:formula="of:=[.$B$2]-[.$F137]" office:value-type="float" office:value="4726.5625">
            <text:p>4727</text:p>
          </table:table-cell>
          <table:table-cell table:formula="of:=([.$B$2]/256)*[.$D137]" office:value-type="float" office:value="5273.4375">
            <text:p>5273</text:p>
          </table:table-cell>
          <table:table-cell table:style-name="ce4" table:formula="of:=IF([.$B$5]=1; [.$E137]; [.$F137])" office:value-type="float" office:value="4726.5625">
            <text:p>4727</text:p>
          </table:table-cell>
          <table:table-cell table:style-name="ce4" table:formula="of:=IF([.$B$5]=0; [.$E137]; [.$F137])" office:value-type="float" office:value="5273.4375">
            <text:p>5273</text:p>
          </table:table-cell>
          <table:table-cell table:style-name="ce5" table:formula="of:=([.G137]+[.$B$3])/([.H137]+[.$B$4])" office:value-type="float" office:value="2.74062227391684">
            <text:p>2.7</text:p>
          </table:table-cell>
          <table:table-cell table:formula="of:=20 * LOG([.I137]; 10)" office:value-type="float" office:value="8.75698366111634">
            <text:p>8.8</text:p>
          </table:table-cell>
          <table:table-cell table:formula="of:=ABS([.I137]-[.I136])" office:value-type="float" office:value="0.0273917858371178">
            <text:p>0.027</text:p>
          </table:table-cell>
          <table:table-cell table:formula="of:=ABS([.J137]-[.J136])" office:value-type="float" office:value="0.0863821734946235">
            <text:p>0.086</text:p>
          </table:table-cell>
          <table:table-cell table:style-name="ce4" table:formula="of:=([.I137]/[.$I$2]) * 65535" office:value-type="float" office:value="898.033403605699">
            <text:p>898</text:p>
          </table:table-cell>
          <table:table-cell table:formula="of:=([.J137]/[.$J$2]) * 65535" office:value-type="float" office:value="12470.261693952">
            <text:p>1247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6">
            <text:p>136</text:p>
          </table:table-cell>
          <table:table-cell table:formula="of:=[.$B$2]-[.$F138]" office:value-type="float" office:value="4687.5">
            <text:p>4688</text:p>
          </table:table-cell>
          <table:table-cell table:formula="of:=([.$B$2]/256)*[.$D138]" office:value-type="float" office:value="5312.5">
            <text:p>5313</text:p>
          </table:table-cell>
          <table:table-cell table:style-name="ce4" table:formula="of:=IF([.$B$5]=1; [.$E138]; [.$F138])" office:value-type="float" office:value="4687.5">
            <text:p>4688</text:p>
          </table:table-cell>
          <table:table-cell table:style-name="ce4" table:formula="of:=IF([.$B$5]=0; [.$E138]; [.$F138])" office:value-type="float" office:value="5312.5">
            <text:p>5313</text:p>
          </table:table-cell>
          <table:table-cell table:style-name="ce5" table:formula="of:=([.G138]+[.$B$3])/([.H138]+[.$B$4])" office:value-type="float" office:value="2.71362586605081">
            <text:p>2.7</text:p>
          </table:table-cell>
          <table:table-cell table:formula="of:=20 * LOG([.I138]; 10)" office:value-type="float" office:value="8.67099940508779">
            <text:p>8.7</text:p>
          </table:table-cell>
          <table:table-cell table:formula="of:=ABS([.I138]-[.I137])" office:value-type="float" office:value="0.0269964078660281">
            <text:p>0.027</text:p>
          </table:table-cell>
          <table:table-cell table:formula="of:=ABS([.J138]-[.J137])" office:value-type="float" office:value="0.0859842560285458">
            <text:p>0.086</text:p>
          </table:table-cell>
          <table:table-cell table:style-name="ce4" table:formula="of:=([.I138]/[.$I$2]) * 65535" office:value-type="float" office:value="889.187355658199">
            <text:p>889</text:p>
          </table:table-cell>
          <table:table-cell table:formula="of:=([.J138]/[.$J$2]) * 65535" office:value-type="float" office:value="12347.8170011524">
            <text:p>1234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7">
            <text:p>137</text:p>
          </table:table-cell>
          <table:table-cell table:formula="of:=[.$B$2]-[.$F139]" office:value-type="float" office:value="4648.4375">
            <text:p>4648</text:p>
          </table:table-cell>
          <table:table-cell table:formula="of:=([.$B$2]/256)*[.$D139]" office:value-type="float" office:value="5351.5625">
            <text:p>5352</text:p>
          </table:table-cell>
          <table:table-cell table:style-name="ce4" table:formula="of:=IF([.$B$5]=1; [.$E139]; [.$F139])" office:value-type="float" office:value="4648.4375">
            <text:p>4648</text:p>
          </table:table-cell>
          <table:table-cell table:style-name="ce4" table:formula="of:=IF([.$B$5]=0; [.$E139]; [.$F139])" office:value-type="float" office:value="5351.5625">
            <text:p>5352</text:p>
          </table:table-cell>
          <table:table-cell table:style-name="ce5" table:formula="of:=([.G139]+[.$B$3])/([.H139]+[.$B$4])" office:value-type="float" office:value="2.68701633705933">
            <text:p>2.7</text:p>
          </table:table-cell>
          <table:table-cell table:formula="of:=20 * LOG([.I139]; 10)" office:value-type="float" office:value="8.58540613903291">
            <text:p>8.6</text:p>
          </table:table-cell>
          <table:table-cell table:formula="of:=ABS([.I139]-[.I138])" office:value-type="float" office:value="0.0266095289914792">
            <text:p>0.027</text:p>
          </table:table-cell>
          <table:table-cell table:formula="of:=ABS([.J139]-[.J138])" office:value-type="float" office:value="0.0855932660548824">
            <text:p>0.086</text:p>
          </table:table-cell>
          <table:table-cell table:style-name="ce4" table:formula="of:=([.I139]/[.$I$2]) * 65535" office:value-type="float" office:value="880.468078245916">
            <text:p>880</text:p>
          </table:table-cell>
          <table:table-cell table:formula="of:=([.J139]/[.$J$2]) * 65535" office:value-type="float" office:value="12225.9290922274">
            <text:p>1222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8">
            <text:p>138</text:p>
          </table:table-cell>
          <table:table-cell table:formula="of:=[.$B$2]-[.$F140]" office:value-type="float" office:value="4609.375">
            <text:p>4609</text:p>
          </table:table-cell>
          <table:table-cell table:formula="of:=([.$B$2]/256)*[.$D140]" office:value-type="float" office:value="5390.625">
            <text:p>5391</text:p>
          </table:table-cell>
          <table:table-cell table:style-name="ce4" table:formula="of:=IF([.$B$5]=1; [.$E140]; [.$F140])" office:value-type="float" office:value="4609.375">
            <text:p>4609</text:p>
          </table:table-cell>
          <table:table-cell table:style-name="ce4" table:formula="of:=IF([.$B$5]=0; [.$E140]; [.$F140])" office:value-type="float" office:value="5390.625">
            <text:p>5391</text:p>
          </table:table-cell>
          <table:table-cell table:style-name="ce5" table:formula="of:=([.G140]+[.$B$3])/([.H140]+[.$B$4])" office:value-type="float" office:value="2.66078542970973">
            <text:p>2.7</text:p>
          </table:table-cell>
          <table:table-cell table:formula="of:=20 * LOG([.I140]; 10)" office:value-type="float" office:value="8.50019707426483">
            <text:p>8.5</text:p>
          </table:table-cell>
          <table:table-cell table:formula="of:=ABS([.I140]-[.I139])" office:value-type="float" office:value="0.0262309073495968">
            <text:p>0.026</text:p>
          </table:table-cell>
          <table:table-cell table:formula="of:=ABS([.J140]-[.J139])" office:value-type="float" office:value="0.0852090647680797">
            <text:p>0.085</text:p>
          </table:table-cell>
          <table:table-cell table:style-name="ce4" table:formula="of:=([.I140]/[.$I$2]) * 65535" office:value-type="float" office:value="871.872865680137">
            <text:p>872</text:p>
          </table:table-cell>
          <table:table-cell table:formula="of:=([.J140]/[.$J$2]) * 65535" office:value-type="float" office:value="12104.5882998409">
            <text:p>121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39">
            <text:p>139</text:p>
          </table:table-cell>
          <table:table-cell table:formula="of:=[.$B$2]-[.$F141]" office:value-type="float" office:value="4570.3125">
            <text:p>4570</text:p>
          </table:table-cell>
          <table:table-cell table:formula="of:=([.$B$2]/256)*[.$D141]" office:value-type="float" office:value="5429.6875">
            <text:p>5430</text:p>
          </table:table-cell>
          <table:table-cell table:style-name="ce4" table:formula="of:=IF([.$B$5]=1; [.$E141]; [.$F141])" office:value-type="float" office:value="4570.3125">
            <text:p>4570</text:p>
          </table:table-cell>
          <table:table-cell table:style-name="ce4" table:formula="of:=IF([.$B$5]=0; [.$E141]; [.$F141])" office:value-type="float" office:value="5429.6875">
            <text:p>5430</text:p>
          </table:table-cell>
          <table:table-cell table:style-name="ce5" table:formula="of:=([.G141]+[.$B$3])/([.H141]+[.$B$4])" office:value-type="float" office:value="2.63492512009042">
            <text:p>2.6</text:p>
          </table:table-cell>
          <table:table-cell table:formula="of:=20 * LOG([.I141]; 10)" office:value-type="float" office:value="8.41536555686421">
            <text:p>8.4</text:p>
          </table:table-cell>
          <table:table-cell table:formula="of:=ABS([.I141]-[.I140])" office:value-type="float" office:value="0.0258603096193113">
            <text:p>0.026</text:p>
          </table:table-cell>
          <table:table-cell table:formula="of:=ABS([.J141]-[.J140])" office:value-type="float" office:value="0.0848315174006249">
            <text:p>0.085</text:p>
          </table:table-cell>
          <table:table-cell table:style-name="ce4" table:formula="of:=([.I141]/[.$I$2]) * 65535" office:value-type="float" office:value="863.399088725629">
            <text:p>863</text:p>
          </table:table-cell>
          <table:table-cell table:formula="of:=([.J141]/[.$J$2]) * 65535" office:value-type="float" office:value="11983.7851485712">
            <text:p>1198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0">
            <text:p>140</text:p>
          </table:table-cell>
          <table:table-cell table:formula="of:=[.$B$2]-[.$F142]" office:value-type="float" office:value="4531.25">
            <text:p>4531</text:p>
          </table:table-cell>
          <table:table-cell table:formula="of:=([.$B$2]/256)*[.$D142]" office:value-type="float" office:value="5468.75">
            <text:p>5469</text:p>
          </table:table-cell>
          <table:table-cell table:style-name="ce4" table:formula="of:=IF([.$B$5]=1; [.$E142]; [.$F142])" office:value-type="float" office:value="4531.25">
            <text:p>4531</text:p>
          </table:table-cell>
          <table:table-cell table:style-name="ce4" table:formula="of:=IF([.$B$5]=0; [.$E142]; [.$F142])" office:value-type="float" office:value="5468.75">
            <text:p>5469</text:p>
          </table:table-cell>
          <table:table-cell table:style-name="ce5" table:formula="of:=([.G142]+[.$B$3])/([.H142]+[.$B$4])" office:value-type="float" office:value="2.60942760942761">
            <text:p>2.6</text:p>
          </table:table-cell>
          <table:table-cell table:formula="of:=20 * LOG([.I142]; 10)" office:value-type="float" office:value="8.33090506378196">
            <text:p>8.3</text:p>
          </table:table-cell>
          <table:table-cell table:formula="of:=ABS([.I142]-[.I141])" office:value-type="float" office:value="0.0254975106628117">
            <text:p>0.025</text:p>
          </table:table-cell>
          <table:table-cell table:formula="of:=ABS([.J142]-[.J141])" office:value-type="float" office:value="0.084460493082247">
            <text:p>0.084</text:p>
          </table:table-cell>
          <table:table-cell table:style-name="ce4" table:formula="of:=([.I142]/[.$I$2]) * 65535" office:value-type="float" office:value="855.044191919192">
            <text:p>855</text:p>
          </table:table-cell>
          <table:table-cell table:formula="of:=([.J142]/[.$J$2]) * 65535" office:value-type="float" office:value="11863.51034936">
            <text:p>1186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1">
            <text:p>141</text:p>
          </table:table-cell>
          <table:table-cell table:formula="of:=[.$B$2]-[.$F143]" office:value-type="float" office:value="4492.1875">
            <text:p>4492</text:p>
          </table:table-cell>
          <table:table-cell table:formula="of:=([.$B$2]/256)*[.$D143]" office:value-type="float" office:value="5507.8125">
            <text:p>5508</text:p>
          </table:table-cell>
          <table:table-cell table:style-name="ce4" table:formula="of:=IF([.$B$5]=1; [.$E143]; [.$F143])" office:value-type="float" office:value="4492.1875">
            <text:p>4492</text:p>
          </table:table-cell>
          <table:table-cell table:style-name="ce4" table:formula="of:=IF([.$B$5]=0; [.$E143]; [.$F143])" office:value-type="float" office:value="5507.8125">
            <text:p>5508</text:p>
          </table:table-cell>
          <table:table-cell table:style-name="ce5" table:formula="of:=([.G143]+[.$B$3])/([.H143]+[.$B$4])" office:value-type="float" office:value="2.58428531624408">
            <text:p>2.6</text:p>
          </table:table-cell>
          <table:table-cell table:formula="of:=20 * LOG([.I143]; 10)" office:value-type="float" office:value="8.24680919907687">
            <text:p>8.2</text:p>
          </table:table-cell>
          <table:table-cell table:formula="of:=ABS([.I143]-[.I142])" office:value-type="float" office:value="0.0251422931835301">
            <text:p>0.025</text:p>
          </table:table-cell>
          <table:table-cell table:formula="of:=ABS([.J143]-[.J142])" office:value-type="float" office:value="0.0840958647050876">
            <text:p>0.084</text:p>
          </table:table-cell>
          <table:table-cell table:style-name="ce4" table:formula="of:=([.I143]/[.$I$2]) * 65535" office:value-type="float" office:value="846.805691000279">
            <text:p>847</text:p>
          </table:table-cell>
          <table:table-cell table:formula="of:=([.J143]/[.$J$2]) * 65535" office:value-type="float" office:value="11743.7547941558">
            <text:p>117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2">
            <text:p>142</text:p>
          </table:table-cell>
          <table:table-cell table:formula="of:=[.$B$2]-[.$F144]" office:value-type="float" office:value="4453.125">
            <text:p>4453</text:p>
          </table:table-cell>
          <table:table-cell table:formula="of:=([.$B$2]/256)*[.$D144]" office:value-type="float" office:value="5546.875">
            <text:p>5547</text:p>
          </table:table-cell>
          <table:table-cell table:style-name="ce4" table:formula="of:=IF([.$B$5]=1; [.$E144]; [.$F144])" office:value-type="float" office:value="4453.125">
            <text:p>4453</text:p>
          </table:table-cell>
          <table:table-cell table:style-name="ce4" table:formula="of:=IF([.$B$5]=0; [.$E144]; [.$F144])" office:value-type="float" office:value="5546.875">
            <text:p>5547</text:p>
          </table:table-cell>
          <table:table-cell table:style-name="ce5" table:formula="of:=([.G144]+[.$B$3])/([.H144]+[.$B$4])" office:value-type="float" office:value="2.55949086884339">
            <text:p>2.6</text:p>
          </table:table-cell>
          <table:table-cell table:formula="of:=20 * LOG([.I144]; 10)" office:value-type="float" office:value="8.16307169028239">
            <text:p>8.2</text:p>
          </table:table-cell>
          <table:table-cell table:formula="of:=ABS([.I144]-[.I143])" office:value-type="float" office:value="0.0247944474006925">
            <text:p>0.025</text:p>
          </table:table-cell>
          <table:table-cell table:formula="of:=ABS([.J144]-[.J143])" office:value-type="float" office:value="0.0837375087944814">
            <text:p>0.084</text:p>
          </table:table-cell>
          <table:table-cell table:style-name="ce4" table:formula="of:=([.I144]/[.$I$2]) * 65535" office:value-type="float" office:value="838.681170448257">
            <text:p>839</text:p>
          </table:table-cell>
          <table:table-cell table:formula="of:=([.J144]/[.$J$2]) * 65535" office:value-type="float" office:value="11624.509550739">
            <text:p>1162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3">
            <text:p>143</text:p>
          </table:table-cell>
          <table:table-cell table:formula="of:=[.$B$2]-[.$F145]" office:value-type="float" office:value="4414.0625">
            <text:p>4414</text:p>
          </table:table-cell>
          <table:table-cell table:formula="of:=([.$B$2]/256)*[.$D145]" office:value-type="float" office:value="5585.9375">
            <text:p>5586</text:p>
          </table:table-cell>
          <table:table-cell table:style-name="ce4" table:formula="of:=IF([.$B$5]=1; [.$E145]; [.$F145])" office:value-type="float" office:value="4414.0625">
            <text:p>4414</text:p>
          </table:table-cell>
          <table:table-cell table:style-name="ce4" table:formula="of:=IF([.$B$5]=0; [.$E145]; [.$F145])" office:value-type="float" office:value="5585.9375">
            <text:p>5586</text:p>
          </table:table-cell>
          <table:table-cell table:style-name="ce5" table:formula="of:=([.G145]+[.$B$3])/([.H145]+[.$B$4])" office:value-type="float" office:value="2.53503709810387">
            <text:p>2.5</text:p>
          </table:table-cell>
          <table:table-cell table:formula="of:=20 * LOG([.I145]; 10)" office:value-type="float" office:value="8.07968638489725">
            <text:p>8.1</text:p>
          </table:table-cell>
          <table:table-cell table:formula="of:=ABS([.I145]-[.I144])" office:value-type="float" office:value="0.024453770739512">
            <text:p>0.024</text:p>
          </table:table-cell>
          <table:table-cell table:formula="of:=ABS([.J145]-[.J144])" office:value-type="float" office:value="0.0833853053851392">
            <text:p>0.083</text:p>
          </table:table-cell>
          <table:table-cell table:style-name="ce4" table:formula="of:=([.I145]/[.$I$2]) * 65535" office:value-type="float" office:value="830.668281121187">
            <text:p>831</text:p>
          </table:table-cell>
          <table:table-cell table:formula="of:=([.J145]/[.$J$2]) * 65535" office:value-type="float" office:value="11505.7658577251">
            <text:p>1150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4">
            <text:p>144</text:p>
          </table:table-cell>
          <table:table-cell table:formula="of:=[.$B$2]-[.$F146]" office:value-type="float" office:value="4375">
            <text:p>4375</text:p>
          </table:table-cell>
          <table:table-cell table:formula="of:=([.$B$2]/256)*[.$D146]" office:value-type="float" office:value="5625">
            <text:p>5625</text:p>
          </table:table-cell>
          <table:table-cell table:style-name="ce4" table:formula="of:=IF([.$B$5]=1; [.$E146]; [.$F146])" office:value-type="float" office:value="4375">
            <text:p>4375</text:p>
          </table:table-cell>
          <table:table-cell table:style-name="ce4" table:formula="of:=IF([.$B$5]=0; [.$E146]; [.$F146])" office:value-type="float" office:value="5625">
            <text:p>5625</text:p>
          </table:table-cell>
          <table:table-cell table:style-name="ce5" table:formula="of:=([.G146]+[.$B$3])/([.H146]+[.$B$4])" office:value-type="float" office:value="2.51091703056769">
            <text:p>2.5</text:p>
          </table:table-cell>
          <table:table-cell table:formula="of:=20 * LOG([.I146]; 10)" office:value-type="float" office:value="7.99664724699485">
            <text:p>8.0</text:p>
          </table:table-cell>
          <table:table-cell table:formula="of:=ABS([.I146]-[.I145])" office:value-type="float" office:value="0.024120067536189">
            <text:p>0.024</text:p>
          </table:table-cell>
          <table:table-cell table:formula="of:=ABS([.J146]-[.J145])" office:value-type="float" office:value="0.0830391379024018">
            <text:p>0.083</text:p>
          </table:table-cell>
          <table:table-cell table:style-name="ce4" table:formula="of:=([.I146]/[.$I$2]) * 65535" office:value-type="float" office:value="822.764737991266">
            <text:p>823</text:p>
          </table:table-cell>
          <table:table-cell table:formula="of:=([.J146]/[.$J$2]) * 65535" office:value-type="float" office:value="11387.5151197363">
            <text:p>1138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5">
            <text:p>145</text:p>
          </table:table-cell>
          <table:table-cell table:formula="of:=[.$B$2]-[.$F147]" office:value-type="float" office:value="4335.9375">
            <text:p>4336</text:p>
          </table:table-cell>
          <table:table-cell table:formula="of:=([.$B$2]/256)*[.$D147]" office:value-type="float" office:value="5664.0625">
            <text:p>5664</text:p>
          </table:table-cell>
          <table:table-cell table:style-name="ce4" table:formula="of:=IF([.$B$5]=1; [.$E147]; [.$F147])" office:value-type="float" office:value="4335.9375">
            <text:p>4336</text:p>
          </table:table-cell>
          <table:table-cell table:style-name="ce4" table:formula="of:=IF([.$B$5]=0; [.$E147]; [.$F147])" office:value-type="float" office:value="5664.0625">
            <text:p>5664</text:p>
          </table:table-cell>
          <table:table-cell table:style-name="ce5" table:formula="of:=([.G147]+[.$B$3])/([.H147]+[.$B$4])" office:value-type="float" office:value="2.48712388181079">
            <text:p>2.5</text:p>
          </table:table-cell>
          <table:table-cell table:formula="of:=20 * LOG([.I147]; 10)" office:value-type="float" office:value="7.91394835394647">
            <text:p>7.9</text:p>
          </table:table-cell>
          <table:table-cell table:formula="of:=ABS([.I147]-[.I146])" office:value-type="float" office:value="0.023793148756897">
            <text:p>0.024</text:p>
          </table:table-cell>
          <table:table-cell table:formula="of:=ABS([.J147]-[.J146])" office:value-type="float" office:value="0.082698893048379">
            <text:p>0.083</text:p>
          </table:table-cell>
          <table:table-cell table:style-name="ce4" table:formula="of:=([.I147]/[.$I$2]) * 65535" office:value-type="float" office:value="814.96831797235">
            <text:p>815</text:p>
          </table:table-cell>
          <table:table-cell table:formula="of:=([.J147]/[.$J$2]) * 65535" office:value-type="float" office:value="11269.7489027348">
            <text:p>1127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6">
            <text:p>146</text:p>
          </table:table-cell>
          <table:table-cell table:formula="of:=[.$B$2]-[.$F148]" office:value-type="float" office:value="4296.875">
            <text:p>4297</text:p>
          </table:table-cell>
          <table:table-cell table:formula="of:=([.$B$2]/256)*[.$D148]" office:value-type="float" office:value="5703.125">
            <text:p>5703</text:p>
          </table:table-cell>
          <table:table-cell table:style-name="ce4" table:formula="of:=IF([.$B$5]=1; [.$E148]; [.$F148])" office:value-type="float" office:value="4296.875">
            <text:p>4297</text:p>
          </table:table-cell>
          <table:table-cell table:style-name="ce4" table:formula="of:=IF([.$B$5]=0; [.$E148]; [.$F148])" office:value-type="float" office:value="5703.125">
            <text:p>5703</text:p>
          </table:table-cell>
          <table:table-cell table:style-name="ce5" table:formula="of:=([.G148]+[.$B$3])/([.H148]+[.$B$4])" office:value-type="float" office:value="2.46365105008078">
            <text:p>2.5</text:p>
          </table:table-cell>
          <table:table-cell table:formula="of:=20 * LOG([.I148]; 10)" office:value-type="float" office:value="7.83158389325373">
            <text:p>7.8</text:p>
          </table:table-cell>
          <table:table-cell table:formula="of:=ABS([.I148]-[.I147])" office:value-type="float" office:value="0.0234728317300132">
            <text:p>0.023</text:p>
          </table:table-cell>
          <table:table-cell table:formula="of:=ABS([.J148]-[.J147])" office:value-type="float" office:value="0.0823644606927374">
            <text:p>0.082</text:p>
          </table:table-cell>
          <table:table-cell table:style-name="ce4" table:formula="of:=([.I148]/[.$I$2]) * 65535" office:value-type="float" office:value="807.276857835218">
            <text:p>807</text:p>
          </table:table-cell>
          <table:table-cell table:formula="of:=([.J148]/[.$J$2]) * 65535" office:value-type="float" office:value="11152.4589295126">
            <text:p>1115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7">
            <text:p>147</text:p>
          </table:table-cell>
          <table:table-cell table:formula="of:=[.$B$2]-[.$F149]" office:value-type="float" office:value="4257.8125">
            <text:p>4258</text:p>
          </table:table-cell>
          <table:table-cell table:formula="of:=([.$B$2]/256)*[.$D149]" office:value-type="float" office:value="5742.1875">
            <text:p>5742</text:p>
          </table:table-cell>
          <table:table-cell table:style-name="ce4" table:formula="of:=IF([.$B$5]=1; [.$E149]; [.$F149])" office:value-type="float" office:value="4257.8125">
            <text:p>4258</text:p>
          </table:table-cell>
          <table:table-cell table:style-name="ce4" table:formula="of:=IF([.$B$5]=0; [.$E149]; [.$F149])" office:value-type="float" office:value="5742.1875">
            <text:p>5742</text:p>
          </table:table-cell>
          <table:table-cell table:style-name="ce5" table:formula="of:=([.G149]+[.$B$3])/([.H149]+[.$B$4])" office:value-type="float" office:value="2.44049211018989">
            <text:p>2.4</text:p>
          </table:table-cell>
          <table:table-cell table:formula="of:=20 * LOG([.I149]; 10)" office:value-type="float" office:value="7.74954815948585">
            <text:p>7.7</text:p>
          </table:table-cell>
          <table:table-cell table:formula="of:=ABS([.I149]-[.I148])" office:value-type="float" office:value="0.0231589398908851">
            <text:p>0.023</text:p>
          </table:table-cell>
          <table:table-cell table:formula="of:=ABS([.J149]-[.J148])" office:value-type="float" office:value="0.0820357337678788">
            <text:p>0.082</text:p>
          </table:table-cell>
          <table:table-cell table:style-name="ce4" table:formula="of:=([.I149]/[.$I$2]) * 65535" office:value-type="float" office:value="799.688252206472">
            <text:p>800</text:p>
          </table:table-cell>
          <table:table-cell table:formula="of:=([.J149]/[.$J$2]) * 65535" office:value-type="float" office:value="11035.6370753297">
            <text:p>1103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8">
            <text:p>148</text:p>
          </table:table-cell>
          <table:table-cell table:formula="of:=[.$B$2]-[.$F150]" office:value-type="float" office:value="4218.75">
            <text:p>4219</text:p>
          </table:table-cell>
          <table:table-cell table:formula="of:=([.$B$2]/256)*[.$D150]" office:value-type="float" office:value="5781.25">
            <text:p>5781</text:p>
          </table:table-cell>
          <table:table-cell table:style-name="ce4" table:formula="of:=IF([.$B$5]=1; [.$E150]; [.$F150])" office:value-type="float" office:value="4218.75">
            <text:p>4219</text:p>
          </table:table-cell>
          <table:table-cell table:style-name="ce4" table:formula="of:=IF([.$B$5]=0; [.$E150]; [.$F150])" office:value-type="float" office:value="5781.25">
            <text:p>5781</text:p>
          </table:table-cell>
          <table:table-cell table:style-name="ce5" table:formula="of:=([.G150]+[.$B$3])/([.H150]+[.$B$4])" office:value-type="float" office:value="2.41764080765143">
            <text:p>2.4</text:p>
          </table:table-cell>
          <table:table-cell table:formula="of:=20 * LOG([.I150]; 10)" office:value-type="float" office:value="7.66783555131749">
            <text:p>7.7</text:p>
          </table:table-cell>
          <table:table-cell table:formula="of:=ABS([.I150]-[.I149])" office:value-type="float" office:value="0.0228513025384558">
            <text:p>0.023</text:p>
          </table:table-cell>
          <table:table-cell table:formula="of:=ABS([.J150]-[.J149])" office:value-type="float" office:value="0.0817126081683677">
            <text:p>0.082</text:p>
          </table:table-cell>
          <table:table-cell table:style-name="ce4" table:formula="of:=([.I150]/[.$I$2]) * 65535" office:value-type="float" office:value="792.200451647184">
            <text:p>792</text:p>
          </table:table-cell>
          <table:table-cell table:formula="of:=([.J150]/[.$J$2]) * 65535" office:value-type="float" office:value="10919.2753636962">
            <text:p>1091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49">
            <text:p>149</text:p>
          </table:table-cell>
          <table:table-cell table:formula="of:=[.$B$2]-[.$F151]" office:value-type="float" office:value="4179.6875">
            <text:p>4180</text:p>
          </table:table-cell>
          <table:table-cell table:formula="of:=([.$B$2]/256)*[.$D151]" office:value-type="float" office:value="5820.3125">
            <text:p>5820</text:p>
          </table:table-cell>
          <table:table-cell table:style-name="ce4" table:formula="of:=IF([.$B$5]=1; [.$E151]; [.$F151])" office:value-type="float" office:value="4179.6875">
            <text:p>4180</text:p>
          </table:table-cell>
          <table:table-cell table:style-name="ce4" table:formula="of:=IF([.$B$5]=0; [.$E151]; [.$F151])" office:value-type="float" office:value="5820.3125">
            <text:p>5820</text:p>
          </table:table-cell>
          <table:table-cell table:style-name="ce5" table:formula="of:=([.G151]+[.$B$3])/([.H151]+[.$B$4])" office:value-type="float" office:value="2.3950910530483">
            <text:p>2.4</text:p>
          </table:table-cell>
          <table:table-cell table:formula="of:=20 * LOG([.I151]; 10)" office:value-type="float" office:value="7.58644056866314">
            <text:p>7.6</text:p>
          </table:table-cell>
          <table:table-cell table:formula="of:=ABS([.I151]-[.I150])" office:value-type="float" office:value="0.022549754603137">
            <text:p>0.023</text:p>
          </table:table-cell>
          <table:table-cell table:formula="of:=ABS([.J151]-[.J150])" office:value-type="float" office:value="0.0813949826543485">
            <text:p>0.081</text:p>
          </table:table-cell>
          <table:table-cell table:style-name="ce4" table:formula="of:=([.I151]/[.$I$2]) * 65535" office:value-type="float" office:value="784.811460807601">
            <text:p>785</text:p>
          </table:table-cell>
          <table:table-cell table:formula="of:=([.J151]/[.$J$2]) * 65535" office:value-type="float" office:value="10803.365962291">
            <text:p>1080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0">
            <text:p>150</text:p>
          </table:table-cell>
          <table:table-cell table:formula="of:=[.$B$2]-[.$F152]" office:value-type="float" office:value="4140.625">
            <text:p>4141</text:p>
          </table:table-cell>
          <table:table-cell table:formula="of:=([.$B$2]/256)*[.$D152]" office:value-type="float" office:value="5859.375">
            <text:p>5859</text:p>
          </table:table-cell>
          <table:table-cell table:style-name="ce4" table:formula="of:=IF([.$B$5]=1; [.$E152]; [.$F152])" office:value-type="float" office:value="4140.625">
            <text:p>4141</text:p>
          </table:table-cell>
          <table:table-cell table:style-name="ce4" table:formula="of:=IF([.$B$5]=0; [.$E152]; [.$F152])" office:value-type="float" office:value="5859.375">
            <text:p>5859</text:p>
          </table:table-cell>
          <table:table-cell table:style-name="ce5" table:formula="of:=([.G152]+[.$B$3])/([.H152]+[.$B$4])" office:value-type="float" office:value="2.37283691662297">
            <text:p>2.4</text:p>
          </table:table-cell>
          <table:table-cell table:formula="of:=20 * LOG([.I152]; 10)" office:value-type="float" office:value="7.50535780990433">
            <text:p>7.5</text:p>
          </table:table-cell>
          <table:table-cell table:formula="of:=ABS([.I152]-[.I151])" office:value-type="float" office:value="0.0222541364253295">
            <text:p>0.022</text:p>
          </table:table-cell>
          <table:table-cell table:formula="of:=ABS([.J152]-[.J151])" office:value-type="float" office:value="0.0810827587588081">
            <text:p>0.081</text:p>
          </table:table-cell>
          <table:table-cell table:style-name="ce4" table:formula="of:=([.I152]/[.$I$2]) * 65535" office:value-type="float" office:value="777.519336654431">
            <text:p>778</text:p>
          </table:table-cell>
          <table:table-cell table:formula="of:=([.J152]/[.$J$2]) * 65535" office:value-type="float" office:value="10687.9011790142">
            <text:p>1068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1">
            <text:p>151</text:p>
          </table:table-cell>
          <table:table-cell table:formula="of:=[.$B$2]-[.$F153]" office:value-type="float" office:value="4101.5625">
            <text:p>4102</text:p>
          </table:table-cell>
          <table:table-cell table:formula="of:=([.$B$2]/256)*[.$D153]" office:value-type="float" office:value="5898.4375">
            <text:p>5898</text:p>
          </table:table-cell>
          <table:table-cell table:style-name="ce4" table:formula="of:=IF([.$B$5]=1; [.$E153]; [.$F153])" office:value-type="float" office:value="4101.5625">
            <text:p>4102</text:p>
          </table:table-cell>
          <table:table-cell table:style-name="ce4" table:formula="of:=IF([.$B$5]=0; [.$E153]; [.$F153])" office:value-type="float" office:value="5898.4375">
            <text:p>5898</text:p>
          </table:table-cell>
          <table:table-cell table:style-name="ce5" table:formula="of:=([.G153]+[.$B$3])/([.H153]+[.$B$4])" office:value-type="float" office:value="2.35087262307893">
            <text:p>2.4</text:p>
          </table:table-cell>
          <table:table-cell table:formula="of:=20 * LOG([.I153]; 10)" office:value-type="float" office:value="7.42458196920581">
            <text:p>7.4</text:p>
          </table:table-cell>
          <table:table-cell table:formula="of:=ABS([.I153]-[.I152])" office:value-type="float" office:value="0.0219642935440412">
            <text:p>0.022</text:p>
          </table:table-cell>
          <table:table-cell table:formula="of:=ABS([.J153]-[.J152])" office:value-type="float" office:value="0.0807758406985171">
            <text:p>0.081</text:p>
          </table:table-cell>
          <table:table-cell table:style-name="ce4" table:formula="of:=([.I153]/[.$I$2]) * 65535" office:value-type="float" office:value="770.322186767387">
            <text:p>770</text:p>
          </table:table-cell>
          <table:table-cell table:formula="of:=([.J153]/[.$J$2]) * 65535" office:value-type="float" office:value="10572.8734581641">
            <text:p>1057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2">
            <text:p>152</text:p>
          </table:table-cell>
          <table:table-cell table:formula="of:=[.$B$2]-[.$F154]" office:value-type="float" office:value="4062.5">
            <text:p>4063</text:p>
          </table:table-cell>
          <table:table-cell table:formula="of:=([.$B$2]/256)*[.$D154]" office:value-type="float" office:value="5937.5">
            <text:p>5938</text:p>
          </table:table-cell>
          <table:table-cell table:style-name="ce4" table:formula="of:=IF([.$B$5]=1; [.$E154]; [.$F154])" office:value-type="float" office:value="4062.5">
            <text:p>4063</text:p>
          </table:table-cell>
          <table:table-cell table:style-name="ce4" table:formula="of:=IF([.$B$5]=0; [.$E154]; [.$F154])" office:value-type="float" office:value="5937.5">
            <text:p>5938</text:p>
          </table:table-cell>
          <table:table-cell table:style-name="ce5" table:formula="of:=([.G154]+[.$B$3])/([.H154]+[.$B$4])" office:value-type="float" office:value="2.32919254658385">
            <text:p>2.3</text:p>
          </table:table-cell>
          <table:table-cell table:formula="of:=20 * LOG([.I154]; 10)" office:value-type="float" office:value="7.34410783391738">
            <text:p>7.3</text:p>
          </table:table-cell>
          <table:table-cell table:formula="of:=ABS([.I154]-[.I153])" office:value-type="float" office:value="0.021680076495076">
            <text:p>0.022</text:p>
          </table:table-cell>
          <table:table-cell table:formula="of:=ABS([.J154]-[.J153])" office:value-type="float" office:value="0.08047413528843">
            <text:p>0.080</text:p>
          </table:table-cell>
          <table:table-cell table:style-name="ce4" table:formula="of:=([.I154]/[.$I$2]) * 65535" office:value-type="float" office:value="763.218167701863">
            <text:p>763</text:p>
          </table:table-cell>
          <table:table-cell table:formula="of:=([.J154]/[.$J$2]) * 65535" office:value-type="float" office:value="10458.2753767383">
            <text:p>1045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3">
            <text:p>153</text:p>
          </table:table-cell>
          <table:table-cell table:formula="of:=[.$B$2]-[.$F155]" office:value-type="float" office:value="4023.4375">
            <text:p>4023</text:p>
          </table:table-cell>
          <table:table-cell table:formula="of:=([.$B$2]/256)*[.$D155]" office:value-type="float" office:value="5976.5625">
            <text:p>5977</text:p>
          </table:table-cell>
          <table:table-cell table:style-name="ce4" table:formula="of:=IF([.$B$5]=1; [.$E155]; [.$F155])" office:value-type="float" office:value="4023.4375">
            <text:p>4023</text:p>
          </table:table-cell>
          <table:table-cell table:style-name="ce4" table:formula="of:=IF([.$B$5]=0; [.$E155]; [.$F155])" office:value-type="float" office:value="5976.5625">
            <text:p>5977</text:p>
          </table:table-cell>
          <table:table-cell table:style-name="ce5" table:formula="of:=([.G155]+[.$B$3])/([.H155]+[.$B$4])" office:value-type="float" office:value="2.30779120596554">
            <text:p>2.3</text:p>
          </table:table-cell>
          <table:table-cell table:formula="of:=20 * LOG([.I155]; 10)" office:value-type="float" office:value="7.26393028205794">
            <text:p>7.3</text:p>
          </table:table-cell>
          <table:table-cell table:formula="of:=ABS([.I155]-[.I154])" office:value-type="float" office:value="0.0214013406183073">
            <text:p>0.021</text:p>
          </table:table-cell>
          <table:table-cell table:formula="of:=ABS([.J155]-[.J154])" office:value-type="float" office:value="0.0801775518594434">
            <text:p>0.080</text:p>
          </table:table-cell>
          <table:table-cell table:style-name="ce4" table:formula="of:=([.I155]/[.$I$2]) * 65535" office:value-type="float" office:value="756.205483414759">
            <text:p>756</text:p>
          </table:table-cell>
          <table:table-cell table:formula="of:=([.J155]/[.$J$2]) * 65535" office:value-type="float" office:value="10344.0996408502">
            <text:p>103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4">
            <text:p>154</text:p>
          </table:table-cell>
          <table:table-cell table:formula="of:=[.$B$2]-[.$F156]" office:value-type="float" office:value="3984.375">
            <text:p>3984</text:p>
          </table:table-cell>
          <table:table-cell table:formula="of:=([.$B$2]/256)*[.$D156]" office:value-type="float" office:value="6015.625">
            <text:p>6016</text:p>
          </table:table-cell>
          <table:table-cell table:style-name="ce4" table:formula="of:=IF([.$B$5]=1; [.$E156]; [.$F156])" office:value-type="float" office:value="3984.375">
            <text:p>3984</text:p>
          </table:table-cell>
          <table:table-cell table:style-name="ce4" table:formula="of:=IF([.$B$5]=0; [.$E156]; [.$F156])" office:value-type="float" office:value="6015.625">
            <text:p>6016</text:p>
          </table:table-cell>
          <table:table-cell table:style-name="ce5" table:formula="of:=([.G156]+[.$B$3])/([.H156]+[.$B$4])" office:value-type="float" office:value="2.28666326009198">
            <text:p>2.3</text:p>
          </table:table-cell>
          <table:table-cell table:formula="of:=20 * LOG([.I156]; 10)" office:value-type="float" office:value="7.18404427987859">
            <text:p>7.2</text:p>
          </table:table-cell>
          <table:table-cell table:formula="of:=ABS([.I156]-[.I155])" office:value-type="float" office:value="0.021127945873566">
            <text:p>0.021</text:p>
          </table:table-cell>
          <table:table-cell table:formula="of:=ABS([.J156]-[.J155])" office:value-type="float" office:value="0.0798860021793475">
            <text:p>0.080</text:p>
          </table:table-cell>
          <table:table-cell table:style-name="ce4" table:formula="of:=([.I156]/[.$I$2]) * 65535" office:value-type="float" office:value="749.282383750639">
            <text:p>749</text:p>
          </table:table-cell>
          <table:table-cell table:formula="of:=([.J156]/[.$J$2]) * 65535" office:value-type="float" office:value="10230.3390822593">
            <text:p>1023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5">
            <text:p>155</text:p>
          </table:table-cell>
          <table:table-cell table:formula="of:=[.$B$2]-[.$F157]" office:value-type="float" office:value="3945.3125">
            <text:p>3945</text:p>
          </table:table-cell>
          <table:table-cell table:formula="of:=([.$B$2]/256)*[.$D157]" office:value-type="float" office:value="6054.6875">
            <text:p>6055</text:p>
          </table:table-cell>
          <table:table-cell table:style-name="ce4" table:formula="of:=IF([.$B$5]=1; [.$E157]; [.$F157])" office:value-type="float" office:value="3945.3125">
            <text:p>3945</text:p>
          </table:table-cell>
          <table:table-cell table:style-name="ce4" table:formula="of:=IF([.$B$5]=0; [.$E157]; [.$F157])" office:value-type="float" office:value="6054.6875">
            <text:p>6055</text:p>
          </table:table-cell>
          <table:table-cell table:style-name="ce5" table:formula="of:=([.G157]+[.$B$3])/([.H157]+[.$B$4])" office:value-type="float" office:value="2.26580350342727">
            <text:p>2.3</text:p>
          </table:table-cell>
          <table:table-cell table:formula="of:=20 * LOG([.I157]; 10)" office:value-type="float" office:value="7.10444487950178">
            <text:p>7.1</text:p>
          </table:table-cell>
          <table:table-cell table:formula="of:=ABS([.I157]-[.I156])" office:value-type="float" office:value="0.020859756664712">
            <text:p>0.021</text:p>
          </table:table-cell>
          <table:table-cell table:formula="of:=ABS([.J157]-[.J156])" office:value-type="float" office:value="0.0795994003768126">
            <text:p>0.080</text:p>
          </table:table-cell>
          <table:table-cell table:style-name="ce4" table:formula="of:=([.I157]/[.$I$2]) * 65535" office:value-type="float" office:value="742.447162985529">
            <text:p>742</text:p>
          </table:table-cell>
          <table:table-cell table:formula="of:=([.J157]/[.$J$2]) * 65535" office:value-type="float" office:value="10116.9866550088">
            <text:p>101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6">
            <text:p>156</text:p>
          </table:table-cell>
          <table:table-cell table:formula="of:=[.$B$2]-[.$F158]" office:value-type="float" office:value="3906.25">
            <text:p>3906</text:p>
          </table:table-cell>
          <table:table-cell table:formula="of:=([.$B$2]/256)*[.$D158]" office:value-type="float" office:value="6093.75">
            <text:p>6094</text:p>
          </table:table-cell>
          <table:table-cell table:style-name="ce4" table:formula="of:=IF([.$B$5]=1; [.$E158]; [.$F158])" office:value-type="float" office:value="3906.25">
            <text:p>3906</text:p>
          </table:table-cell>
          <table:table-cell table:style-name="ce4" table:formula="of:=IF([.$B$5]=0; [.$E158]; [.$F158])" office:value-type="float" office:value="6093.75">
            <text:p>6094</text:p>
          </table:table-cell>
          <table:table-cell table:style-name="ce5" table:formula="of:=([.G158]+[.$B$3])/([.H158]+[.$B$4])" office:value-type="float" office:value="2.2452068617558">
            <text:p>2.2</text:p>
          </table:table-cell>
          <table:table-cell table:formula="of:=20 * LOG([.I158]; 10)" office:value-type="float" office:value="7.0251272166335">
            <text:p>7.0</text:p>
          </table:table-cell>
          <table:table-cell table:formula="of:=ABS([.I158]-[.I157])" office:value-type="float" office:value="0.0205966416714634">
            <text:p>0.021</text:p>
          </table:table-cell>
          <table:table-cell table:formula="of:=ABS([.J158]-[.J157])" office:value-type="float" office:value="0.0793176628682781">
            <text:p>0.079</text:p>
          </table:table-cell>
          <table:table-cell table:style-name="ce4" table:formula="of:=([.I158]/[.$I$2]) * 65535" office:value-type="float" office:value="735.698158425832">
            <text:p>736</text:p>
          </table:table-cell>
          <table:table-cell table:formula="of:=([.J158]/[.$J$2]) * 65535" office:value-type="float" office:value="10004.035432168">
            <text:p>100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7">
            <text:p>157</text:p>
          </table:table-cell>
          <table:table-cell table:formula="of:=[.$B$2]-[.$F159]" office:value-type="float" office:value="3867.1875">
            <text:p>3867</text:p>
          </table:table-cell>
          <table:table-cell table:formula="of:=([.$B$2]/256)*[.$D159]" office:value-type="float" office:value="6132.8125">
            <text:p>6133</text:p>
          </table:table-cell>
          <table:table-cell table:style-name="ce4" table:formula="of:=IF([.$B$5]=1; [.$E159]; [.$F159])" office:value-type="float" office:value="3867.1875">
            <text:p>3867</text:p>
          </table:table-cell>
          <table:table-cell table:style-name="ce4" table:formula="of:=IF([.$B$5]=0; [.$E159]; [.$F159])" office:value-type="float" office:value="6132.8125">
            <text:p>6133</text:p>
          </table:table-cell>
          <table:table-cell table:style-name="ce5" table:formula="of:=([.G159]+[.$B$3])/([.H159]+[.$B$4])" office:value-type="float" office:value="2.22486838806718">
            <text:p>2.2</text:p>
          </table:table-cell>
          <table:table-cell table:formula="of:=20 * LOG([.I159]; 10)" office:value-type="float" office:value="6.94608650834584">
            <text:p>6.9</text:p>
          </table:table-cell>
          <table:table-cell table:formula="of:=ABS([.I159]-[.I158])" office:value-type="float" office:value="0.0203384736886174">
            <text:p>0.020</text:p>
          </table:table-cell>
          <table:table-cell table:formula="of:=ABS([.J159]-[.J158])" office:value-type="float" office:value="0.0790407082876587">
            <text:p>0.079</text:p>
          </table:table-cell>
          <table:table-cell table:style-name="ce4" table:formula="of:=([.I159]/[.$I$2]) * 65535" office:value-type="float" office:value="729.033749059915">
            <text:p>729</text:p>
          </table:table-cell>
          <table:table-cell table:formula="of:=([.J159]/[.$J$2]) * 65535" office:value-type="float" office:value="9891.4786026744">
            <text:p>989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8">
            <text:p>158</text:p>
          </table:table-cell>
          <table:table-cell table:formula="of:=[.$B$2]-[.$F160]" office:value-type="float" office:value="3828.125">
            <text:p>3828</text:p>
          </table:table-cell>
          <table:table-cell table:formula="of:=([.$B$2]/256)*[.$D160]" office:value-type="float" office:value="6171.875">
            <text:p>6172</text:p>
          </table:table-cell>
          <table:table-cell table:style-name="ce4" table:formula="of:=IF([.$B$5]=1; [.$E160]; [.$F160])" office:value-type="float" office:value="3828.125">
            <text:p>3828</text:p>
          </table:table-cell>
          <table:table-cell table:style-name="ce4" table:formula="of:=IF([.$B$5]=0; [.$E160]; [.$F160])" office:value-type="float" office:value="6171.875">
            <text:p>6172</text:p>
          </table:table-cell>
          <table:table-cell table:style-name="ce5" table:formula="of:=([.G160]+[.$B$3])/([.H160]+[.$B$4])" office:value-type="float" office:value="2.20478325859492">
            <text:p>2.2</text:p>
          </table:table-cell>
          <table:table-cell table:formula="of:=20 * LOG([.I160]; 10)" office:value-type="float" office:value="6.86731805092717">
            <text:p>6.9</text:p>
          </table:table-cell>
          <table:table-cell table:formula="of:=ABS([.I160]-[.I159])" office:value-type="float" office:value="0.020085129472267">
            <text:p>0.020</text:p>
          </table:table-cell>
          <table:table-cell table:formula="of:=ABS([.J160]-[.J159])" office:value-type="float" office:value="0.0787684574186685">
            <text:p>0.079</text:p>
          </table:table-cell>
          <table:table-cell table:style-name="ce4" table:formula="of:=([.I160]/[.$I$2]) * 65535" office:value-type="float" office:value="722.45235426009">
            <text:p>722</text:p>
          </table:table-cell>
          <table:table-cell table:formula="of:=([.J160]/[.$J$2]) * 65535" office:value-type="float" office:value="9779.30946827242">
            <text:p>977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59">
            <text:p>159</text:p>
          </table:table-cell>
          <table:table-cell table:formula="of:=[.$B$2]-[.$F161]" office:value-type="float" office:value="3789.0625">
            <text:p>3789</text:p>
          </table:table-cell>
          <table:table-cell table:formula="of:=([.$B$2]/256)*[.$D161]" office:value-type="float" office:value="6210.9375">
            <text:p>6211</text:p>
          </table:table-cell>
          <table:table-cell table:style-name="ce4" table:formula="of:=IF([.$B$5]=1; [.$E161]; [.$F161])" office:value-type="float" office:value="3789.0625">
            <text:p>3789</text:p>
          </table:table-cell>
          <table:table-cell table:style-name="ce4" table:formula="of:=IF([.$B$5]=0; [.$E161]; [.$F161])" office:value-type="float" office:value="6210.9375">
            <text:p>6211</text:p>
          </table:table-cell>
          <table:table-cell table:style-name="ce5" table:formula="of:=([.G161]+[.$B$3])/([.H161]+[.$B$4])" office:value-type="float" office:value="2.18494676900223">
            <text:p>2.2</text:p>
          </table:table-cell>
          <table:table-cell table:formula="of:=20 * LOG([.I161]; 10)" office:value-type="float" office:value="6.78881721779744">
            <text:p>6.8</text:p>
          </table:table-cell>
          <table:table-cell table:formula="of:=ABS([.I161]-[.I160])" office:value-type="float" office:value="0.0198364895926897">
            <text:p>0.020</text:p>
          </table:table-cell>
          <table:table-cell table:formula="of:=ABS([.J161]-[.J160])" office:value-type="float" office:value="0.0785008331297368">
            <text:p>0.079</text:p>
          </table:table-cell>
          <table:table-cell table:style-name="ce4" table:formula="of:=([.I161]/[.$I$2]) * 65535" office:value-type="float" office:value="715.952432532805">
            <text:p>716</text:p>
          </table:table-cell>
          <table:table-cell table:formula="of:=([.J161]/[.$J$2]) * 65535" office:value-type="float" office:value="9667.52144054459">
            <text:p>966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0">
            <text:p>160</text:p>
          </table:table-cell>
          <table:table-cell table:formula="of:=[.$B$2]-[.$F162]" office:value-type="float" office:value="3750">
            <text:p>3750</text:p>
          </table:table-cell>
          <table:table-cell table:formula="of:=([.$B$2]/256)*[.$D162]" office:value-type="float" office:value="6250">
            <text:p>6250</text:p>
          </table:table-cell>
          <table:table-cell table:style-name="ce4" table:formula="of:=IF([.$B$5]=1; [.$E162]; [.$F162])" office:value-type="float" office:value="3750">
            <text:p>3750</text:p>
          </table:table-cell>
          <table:table-cell table:style-name="ce4" table:formula="of:=IF([.$B$5]=0; [.$E162]; [.$F162])" office:value-type="float" office:value="6250">
            <text:p>6250</text:p>
          </table:table-cell>
          <table:table-cell table:style-name="ce5" table:formula="of:=([.G162]+[.$B$3])/([.H162]+[.$B$4])" office:value-type="float" office:value="2.16535433070866">
            <text:p>2.2</text:p>
          </table:table-cell>
          <table:table-cell table:formula="of:=20 * LOG([.I162]; 10)" office:value-type="float" office:value="6.71057945748612">
            <text:p>6.7</text:p>
          </table:table-cell>
          <table:table-cell table:formula="of:=ABS([.I162]-[.I161])" office:value-type="float" office:value="0.0195924382935666">
            <text:p>0.020</text:p>
          </table:table-cell>
          <table:table-cell table:formula="of:=ABS([.J162]-[.J161])" office:value-type="float" office:value="0.0782377603113211">
            <text:p>0.078</text:p>
          </table:table-cell>
          <table:table-cell table:style-name="ce4" table:formula="of:=([.I162]/[.$I$2]) * 65535" office:value-type="float" office:value="709.532480314961">
            <text:p>710</text:p>
          </table:table-cell>
          <table:table-cell table:formula="of:=([.J162]/[.$J$2]) * 65535" office:value-type="float" office:value="9556.10803803214">
            <text:p>955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1">
            <text:p>161</text:p>
          </table:table-cell>
          <table:table-cell table:formula="of:=[.$B$2]-[.$F163]" office:value-type="float" office:value="3710.9375">
            <text:p>3711</text:p>
          </table:table-cell>
          <table:table-cell table:formula="of:=([.$B$2]/256)*[.$D163]" office:value-type="float" office:value="6289.0625">
            <text:p>6289</text:p>
          </table:table-cell>
          <table:table-cell table:style-name="ce4" table:formula="of:=IF([.$B$5]=1; [.$E163]; [.$F163])" office:value-type="float" office:value="3710.9375">
            <text:p>3711</text:p>
          </table:table-cell>
          <table:table-cell table:style-name="ce4" table:formula="of:=IF([.$B$5]=0; [.$E163]; [.$F163])" office:value-type="float" office:value="6289.0625">
            <text:p>6289</text:p>
          </table:table-cell>
          <table:table-cell table:style-name="ce5" table:formula="of:=([.G163]+[.$B$3])/([.H163]+[.$B$4])" office:value-type="float" office:value="2.14600146735143">
            <text:p>2.1</text:p>
          </table:table-cell>
          <table:table-cell table:formula="of:=20 * LOG([.I163]; 10)" office:value-type="float" office:value="6.63260029167051">
            <text:p>6.6</text:p>
          </table:table-cell>
          <table:table-cell table:formula="of:=ABS([.I163]-[.I162])" office:value-type="float" office:value="0.0193528633572311">
            <text:p>0.019</text:p>
          </table:table-cell>
          <table:table-cell table:formula="of:=ABS([.J163]-[.J162])" office:value-type="float" office:value="0.077979165815603">
            <text:p>0.078</text:p>
          </table:table-cell>
          <table:table-cell table:style-name="ce4" table:formula="of:=([.I163]/[.$I$2]) * 65535" office:value-type="float" office:value="703.19103081438">
            <text:p>703</text:p>
          </table:table-cell>
          <table:table-cell table:formula="of:=([.J163]/[.$J$2]) * 65535" office:value-type="float" office:value="9445.06288344147">
            <text:p>94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2">
            <text:p>162</text:p>
          </table:table-cell>
          <table:table-cell table:formula="of:=[.$B$2]-[.$F164]" office:value-type="float" office:value="3671.875">
            <text:p>3672</text:p>
          </table:table-cell>
          <table:table-cell table:formula="of:=([.$B$2]/256)*[.$D164]" office:value-type="float" office:value="6328.125">
            <text:p>6328</text:p>
          </table:table-cell>
          <table:table-cell table:style-name="ce4" table:formula="of:=IF([.$B$5]=1; [.$E164]; [.$F164])" office:value-type="float" office:value="3671.875">
            <text:p>3672</text:p>
          </table:table-cell>
          <table:table-cell table:style-name="ce4" table:formula="of:=IF([.$B$5]=0; [.$E164]; [.$F164])" office:value-type="float" office:value="6328.125">
            <text:p>6328</text:p>
          </table:table-cell>
          <table:table-cell table:style-name="ce5" table:formula="of:=([.G164]+[.$B$3])/([.H164]+[.$B$4])" office:value-type="float" office:value="2.12688381137579">
            <text:p>2.1</text:p>
          </table:table-cell>
          <table:table-cell table:formula="of:=20 * LOG([.I164]; 10)" office:value-type="float" office:value="6.55487531327216">
            <text:p>6.6</text:p>
          </table:table-cell>
          <table:table-cell table:formula="of:=ABS([.I164]-[.I163])" office:value-type="float" office:value="0.0191176559756405">
            <text:p>0.019</text:p>
          </table:table-cell>
          <table:table-cell table:formula="of:=ABS([.J164]-[.J163])" office:value-type="float" office:value="0.0777249783983525">
            <text:p>0.078</text:p>
          </table:table-cell>
          <table:table-cell table:style-name="ce4" table:formula="of:=([.I164]/[.$I$2]) * 65535" office:value-type="float" office:value="696.926652892562">
            <text:p>697</text:p>
          </table:table-cell>
          <table:table-cell table:formula="of:=([.J164]/[.$J$2]) * 65535" office:value-type="float" office:value="9334.37970093332">
            <text:p>933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3">
            <text:p>163</text:p>
          </table:table-cell>
          <table:table-cell table:formula="of:=[.$B$2]-[.$F165]" office:value-type="float" office:value="3632.8125">
            <text:p>3633</text:p>
          </table:table-cell>
          <table:table-cell table:formula="of:=([.$B$2]/256)*[.$D165]" office:value-type="float" office:value="6367.1875">
            <text:p>6367</text:p>
          </table:table-cell>
          <table:table-cell table:style-name="ce4" table:formula="of:=IF([.$B$5]=1; [.$E165]; [.$F165])" office:value-type="float" office:value="3632.8125">
            <text:p>3633</text:p>
          </table:table-cell>
          <table:table-cell table:style-name="ce4" table:formula="of:=IF([.$B$5]=0; [.$E165]; [.$F165])" office:value-type="float" office:value="6367.1875">
            <text:p>6367</text:p>
          </table:table-cell>
          <table:table-cell table:style-name="ce5" table:formula="of:=([.G165]+[.$B$3])/([.H165]+[.$B$4])" office:value-type="float" office:value="2.10799710074897">
            <text:p>2.1</text:p>
          </table:table-cell>
          <table:table-cell table:formula="of:=20 * LOG([.I165]; 10)" office:value-type="float" office:value="6.47740018460915">
            <text:p>6.5</text:p>
          </table:table-cell>
          <table:table-cell table:formula="of:=ABS([.I165]-[.I164])" office:value-type="float" office:value="0.0188867106268167">
            <text:p>0.019</text:p>
          </table:table-cell>
          <table:table-cell table:formula="of:=ABS([.J165]-[.J164])" office:value-type="float" office:value="0.0774751286630098">
            <text:p>0.077</text:p>
          </table:table-cell>
          <table:table-cell table:style-name="ce4" table:formula="of:=([.I165]/[.$I$2]) * 65535" office:value-type="float" office:value="690.73794998792">
            <text:p>691</text:p>
          </table:table-cell>
          <table:table-cell table:formula="of:=([.J165]/[.$J$2]) * 65535" office:value-type="float" office:value="9224.05231349165">
            <text:p>922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4">
            <text:p>164</text:p>
          </table:table-cell>
          <table:table-cell table:formula="of:=[.$B$2]-[.$F166]" office:value-type="float" office:value="3593.75">
            <text:p>3594</text:p>
          </table:table-cell>
          <table:table-cell table:formula="of:=([.$B$2]/256)*[.$D166]" office:value-type="float" office:value="6406.25">
            <text:p>6406</text:p>
          </table:table-cell>
          <table:table-cell table:style-name="ce4" table:formula="of:=IF([.$B$5]=1; [.$E166]; [.$F166])" office:value-type="float" office:value="3593.75">
            <text:p>3594</text:p>
          </table:table-cell>
          <table:table-cell table:style-name="ce4" table:formula="of:=IF([.$B$5]=0; [.$E166]; [.$F166])" office:value-type="float" office:value="6406.25">
            <text:p>6406</text:p>
          </table:table-cell>
          <table:table-cell table:style-name="ce5" table:formula="of:=([.G166]+[.$B$3])/([.H166]+[.$B$4])" office:value-type="float" office:value="2.08933717579251">
            <text:p>2.1</text:p>
          </table:table-cell>
          <table:table-cell table:formula="of:=20 * LOG([.I166]; 10)" office:value-type="float" office:value="6.4001706356024">
            <text:p>6.4</text:p>
          </table:table-cell>
          <table:table-cell table:formula="of:=ABS([.I166]-[.I165])" office:value-type="float" office:value="0.0186599249564661">
            <text:p>0.019</text:p>
          </table:table-cell>
          <table:table-cell table:formula="of:=ABS([.J166]-[.J165])" office:value-type="float" office:value="0.0772295490067512">
            <text:p>0.077</text:p>
          </table:table-cell>
          <table:table-cell table:style-name="ce4" table:formula="of:=([.I166]/[.$I$2]) * 65535" office:value-type="float" office:value="684.62355907781">
            <text:p>685</text:p>
          </table:table-cell>
          <table:table-cell table:formula="of:=([.J166]/[.$J$2]) * 65535" office:value-type="float" office:value="9114.0746403693">
            <text:p>911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5">
            <text:p>165</text:p>
          </table:table-cell>
          <table:table-cell table:formula="of:=[.$B$2]-[.$F167]" office:value-type="float" office:value="3554.6875">
            <text:p>3555</text:p>
          </table:table-cell>
          <table:table-cell table:formula="of:=([.$B$2]/256)*[.$D167]" office:value-type="float" office:value="6445.3125">
            <text:p>6445</text:p>
          </table:table-cell>
          <table:table-cell table:style-name="ce4" table:formula="of:=IF([.$B$5]=1; [.$E167]; [.$F167])" office:value-type="float" office:value="3554.6875">
            <text:p>3555</text:p>
          </table:table-cell>
          <table:table-cell table:style-name="ce4" table:formula="of:=IF([.$B$5]=0; [.$E167]; [.$F167])" office:value-type="float" office:value="6445.3125">
            <text:p>6445</text:p>
          </table:table-cell>
          <table:table-cell table:style-name="ce5" table:formula="of:=([.G167]+[.$B$3])/([.H167]+[.$B$4])" office:value-type="float" office:value="2.07089997612795">
            <text:p>2.1</text:p>
          </table:table-cell>
          <table:table-cell table:formula="of:=20 * LOG([.I167]; 10)" office:value-type="float" office:value="6.32318246203384">
            <text:p>6.3</text:p>
          </table:table-cell>
          <table:table-cell table:formula="of:=ABS([.I167]-[.I166])" office:value-type="float" office:value="0.0184371996645529">
            <text:p>0.018</text:p>
          </table:table-cell>
          <table:table-cell table:formula="of:=ABS([.J167]-[.J166])" office:value-type="float" office:value="0.0769881735685622">
            <text:p>0.077</text:p>
          </table:table-cell>
          <table:table-cell table:style-name="ce4" table:formula="of:=([.I167]/[.$I$2]) * 65535" office:value-type="float" office:value="678.582149677727">
            <text:p>679</text:p>
          </table:table-cell>
          <table:table-cell table:formula="of:=([.J167]/[.$J$2]) * 65535" office:value-type="float" office:value="9004.44069460755">
            <text:p>90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6">
            <text:p>166</text:p>
          </table:table-cell>
          <table:table-cell table:formula="of:=[.$B$2]-[.$F168]" office:value-type="float" office:value="3515.625">
            <text:p>3516</text:p>
          </table:table-cell>
          <table:table-cell table:formula="of:=([.$B$2]/256)*[.$D168]" office:value-type="float" office:value="6484.375">
            <text:p>6484</text:p>
          </table:table-cell>
          <table:table-cell table:style-name="ce4" table:formula="of:=IF([.$B$5]=1; [.$E168]; [.$F168])" office:value-type="float" office:value="3515.625">
            <text:p>3516</text:p>
          </table:table-cell>
          <table:table-cell table:style-name="ce4" table:formula="of:=IF([.$B$5]=0; [.$E168]; [.$F168])" office:value-type="float" office:value="6484.375">
            <text:p>6484</text:p>
          </table:table-cell>
          <table:table-cell table:style-name="ce5" table:formula="of:=([.G168]+[.$B$3])/([.H168]+[.$B$4])" office:value-type="float" office:value="2.05268153773137">
            <text:p>2.1</text:p>
          </table:table-cell>
          <table:table-cell table:formula="of:=20 * LOG([.I168]; 10)" office:value-type="float" office:value="6.24643152385466">
            <text:p>6.2</text:p>
          </table:table-cell>
          <table:table-cell table:formula="of:=ABS([.I168]-[.I167])" office:value-type="float" office:value="0.0182184383965827">
            <text:p>0.018</text:p>
          </table:table-cell>
          <table:table-cell table:formula="of:=ABS([.J168]-[.J167])" office:value-type="float" office:value="0.0767509381791802">
            <text:p>0.077</text:p>
          </table:table-cell>
          <table:table-cell table:style-name="ce4" table:formula="of:=([.I168]/[.$I$2]) * 65535" office:value-type="float" office:value="672.612422876127">
            <text:p>673</text:p>
          </table:table-cell>
          <table:table-cell table:formula="of:=([.J168]/[.$J$2]) * 65535" office:value-type="float" office:value="8895.14458062705">
            <text:p>889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7">
            <text:p>167</text:p>
          </table:table-cell>
          <table:table-cell table:formula="of:=[.$B$2]-[.$F169]" office:value-type="float" office:value="3476.5625">
            <text:p>3477</text:p>
          </table:table-cell>
          <table:table-cell table:formula="of:=([.$B$2]/256)*[.$D169]" office:value-type="float" office:value="6523.4375">
            <text:p>6523</text:p>
          </table:table-cell>
          <table:table-cell table:style-name="ce4" table:formula="of:=IF([.$B$5]=1; [.$E169]; [.$F169])" office:value-type="float" office:value="3476.5625">
            <text:p>3477</text:p>
          </table:table-cell>
          <table:table-cell table:style-name="ce4" table:formula="of:=IF([.$B$5]=0; [.$E169]; [.$F169])" office:value-type="float" office:value="6523.4375">
            <text:p>6523</text:p>
          </table:table-cell>
          <table:table-cell table:style-name="ce5" table:formula="of:=([.G169]+[.$B$3])/([.H169]+[.$B$4])" office:value-type="float" office:value="2.034677990092">
            <text:p>2.0</text:p>
          </table:table-cell>
          <table:table-cell table:formula="of:=20 * LOG([.I169]; 10)" office:value-type="float" office:value="6.16991374354181">
            <text:p>6.2</text:p>
          </table:table-cell>
          <table:table-cell table:formula="of:=ABS([.I169]-[.I168])" office:value-type="float" office:value="0.0180035476393687">
            <text:p>0.018</text:p>
          </table:table-cell>
          <table:table-cell table:formula="of:=ABS([.J169]-[.J168])" office:value-type="float" office:value="0.0765177803128445">
            <text:p>0.077</text:p>
          </table:table-cell>
          <table:table-cell table:style-name="ce4" table:formula="of:=([.I169]/[.$I$2]) * 65535" office:value-type="float" office:value="666.713110403397">
            <text:p>667</text:p>
          </table:table-cell>
          <table:table-cell table:formula="of:=([.J169]/[.$J$2]) * 65535" office:value-type="float" office:value="8786.18049188741">
            <text:p>878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8">
            <text:p>168</text:p>
          </table:table-cell>
          <table:table-cell table:formula="of:=[.$B$2]-[.$F170]" office:value-type="float" office:value="3437.5">
            <text:p>3438</text:p>
          </table:table-cell>
          <table:table-cell table:formula="of:=([.$B$2]/256)*[.$D170]" office:value-type="float" office:value="6562.5">
            <text:p>6563</text:p>
          </table:table-cell>
          <table:table-cell table:style-name="ce4" table:formula="of:=IF([.$B$5]=1; [.$E170]; [.$F170])" office:value-type="float" office:value="3437.5">
            <text:p>3438</text:p>
          </table:table-cell>
          <table:table-cell table:style-name="ce4" table:formula="of:=IF([.$B$5]=0; [.$E170]; [.$F170])" office:value-type="float" office:value="6562.5">
            <text:p>6563</text:p>
          </table:table-cell>
          <table:table-cell table:style-name="ce5" table:formula="of:=([.G170]+[.$B$3])/([.H170]+[.$B$4])" office:value-type="float" office:value="2.01688555347092">
            <text:p>2.0</text:p>
          </table:table-cell>
          <table:table-cell table:formula="of:=20 * LOG([.I170]; 10)" office:value-type="float" office:value="6.09362510450104">
            <text:p>6.1</text:p>
          </table:table-cell>
          <table:table-cell table:formula="of:=ABS([.I170]-[.I169])" office:value-type="float" office:value="0.0177924366210838">
            <text:p>0.018</text:p>
          </table:table-cell>
          <table:table-cell table:formula="of:=ABS([.J170]-[.J169])" office:value-type="float" office:value="0.0762886390407758">
            <text:p>0.076</text:p>
          </table:table-cell>
          <table:table-cell table:style-name="ce4" table:formula="of:=([.I170]/[.$I$2]) * 65535" office:value-type="float" office:value="660.882973733584">
            <text:p>661</text:p>
          </table:table-cell>
          <table:table-cell table:formula="of:=([.J170]/[.$J$2]) * 65535" office:value-type="float" office:value="8677.542708613">
            <text:p>867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69">
            <text:p>169</text:p>
          </table:table-cell>
          <table:table-cell table:formula="of:=[.$B$2]-[.$F171]" office:value-type="float" office:value="3398.4375">
            <text:p>3398</text:p>
          </table:table-cell>
          <table:table-cell table:formula="of:=([.$B$2]/256)*[.$D171]" office:value-type="float" office:value="6601.5625">
            <text:p>6602</text:p>
          </table:table-cell>
          <table:table-cell table:style-name="ce4" table:formula="of:=IF([.$B$5]=1; [.$E171]; [.$F171])" office:value-type="float" office:value="3398.4375">
            <text:p>3398</text:p>
          </table:table-cell>
          <table:table-cell table:style-name="ce4" table:formula="of:=IF([.$B$5]=0; [.$E171]; [.$F171])" office:value-type="float" office:value="6601.5625">
            <text:p>6602</text:p>
          </table:table-cell>
          <table:table-cell table:style-name="ce5" table:formula="of:=([.G171]+[.$B$3])/([.H171]+[.$B$4])" office:value-type="float" office:value="1.99930053625554">
            <text:p>2.0</text:p>
          </table:table-cell>
          <table:table-cell table:formula="of:=20 * LOG([.I171]; 10)" office:value-type="float" office:value="6.0175616495147">
            <text:p>6.0</text:p>
          </table:table-cell>
          <table:table-cell table:formula="of:=ABS([.I171]-[.I170])" office:value-type="float" office:value="0.0175850172153818">
            <text:p>0.018</text:p>
          </table:table-cell>
          <table:table-cell table:formula="of:=ABS([.J171]-[.J170])" office:value-type="float" office:value="0.0760634549863388">
            <text:p>0.076</text:p>
          </table:table-cell>
          <table:table-cell table:style-name="ce4" table:formula="of:=([.I171]/[.$I$2]) * 65535" office:value-type="float" office:value="655.120803217533">
            <text:p>655</text:p>
          </table:table-cell>
          <table:table-cell table:formula="of:=([.J171]/[.$J$2]) * 65535" office:value-type="float" office:value="8569.22559558268">
            <text:p>85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0">
            <text:p>170</text:p>
          </table:table-cell>
          <table:table-cell table:formula="of:=[.$B$2]-[.$F172]" office:value-type="float" office:value="3359.375">
            <text:p>3359</text:p>
          </table:table-cell>
          <table:table-cell table:formula="of:=([.$B$2]/256)*[.$D172]" office:value-type="float" office:value="6640.625">
            <text:p>6641</text:p>
          </table:table-cell>
          <table:table-cell table:style-name="ce4" table:formula="of:=IF([.$B$5]=1; [.$E172]; [.$F172])" office:value-type="float" office:value="3359.375">
            <text:p>3359</text:p>
          </table:table-cell>
          <table:table-cell table:style-name="ce4" table:formula="of:=IF([.$B$5]=0; [.$E172]; [.$F172])" office:value-type="float" office:value="6640.625">
            <text:p>6641</text:p>
          </table:table-cell>
          <table:table-cell table:style-name="ce5" table:formula="of:=([.G172]+[.$B$3])/([.H172]+[.$B$4])" office:value-type="float" office:value="1.98191933240612">
            <text:p>2.0</text:p>
          </table:table-cell>
          <table:table-cell table:formula="of:=20 * LOG([.I172]; 10)" office:value-type="float" office:value="5.94171947923293">
            <text:p>5.9</text:p>
          </table:table-cell>
          <table:table-cell table:formula="of:=ABS([.I172]-[.I171])" office:value-type="float" office:value="0.0173812038494179">
            <text:p>0.017</text:p>
          </table:table-cell>
          <table:table-cell table:formula="of:=ABS([.J172]-[.J171])" office:value-type="float" office:value="0.0758421702817698">
            <text:p>0.076</text:p>
          </table:table-cell>
          <table:table-cell table:style-name="ce4" table:formula="of:=([.I172]/[.$I$2]) * 65535" office:value-type="float" office:value="649.425417246175">
            <text:p>649</text:p>
          </table:table-cell>
          <table:table-cell table:formula="of:=([.J172]/[.$J$2]) * 65535" office:value-type="float" office:value="8461.22359998111">
            <text:p>846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1">
            <text:p>171</text:p>
          </table:table-cell>
          <table:table-cell table:formula="of:=[.$B$2]-[.$F173]" office:value-type="float" office:value="3320.3125">
            <text:p>3320</text:p>
          </table:table-cell>
          <table:table-cell table:formula="of:=([.$B$2]/256)*[.$D173]" office:value-type="float" office:value="6679.6875">
            <text:p>6680</text:p>
          </table:table-cell>
          <table:table-cell table:style-name="ce4" table:formula="of:=IF([.$B$5]=1; [.$E173]; [.$F173])" office:value-type="float" office:value="3320.3125">
            <text:p>3320</text:p>
          </table:table-cell>
          <table:table-cell table:style-name="ce4" table:formula="of:=IF([.$B$5]=0; [.$E173]; [.$F173])" office:value-type="float" office:value="6679.6875">
            <text:p>6680</text:p>
          </table:table-cell>
          <table:table-cell table:style-name="ce5" table:formula="of:=([.G173]+[.$B$3])/([.H173]+[.$B$4])" office:value-type="float" office:value="1.96473841899055">
            <text:p>2.0</text:p>
          </table:table-cell>
          <table:table-cell table:formula="of:=20 * LOG([.I173]; 10)" office:value-type="float" office:value="5.86609475070647">
            <text:p>5.9</text:p>
          </table:table-cell>
          <table:table-cell table:formula="of:=ABS([.I173]-[.I172])" office:value-type="float" office:value="0.0171809134155687">
            <text:p>0.017</text:p>
          </table:table-cell>
          <table:table-cell table:formula="of:=ABS([.J173]-[.J172])" office:value-type="float" office:value="0.0756247285264591">
            <text:p>0.076</text:p>
          </table:table-cell>
          <table:table-cell table:style-name="ce4" table:formula="of:=([.I173]/[.$I$2]) * 65535" office:value-type="float" office:value="643.795661442729">
            <text:p>644</text:p>
          </table:table-cell>
          <table:table-cell table:formula="of:=([.J173]/[.$J$2]) * 65535" office:value-type="float" office:value="8353.53124930944">
            <text:p>835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2">
            <text:p>172</text:p>
          </table:table-cell>
          <table:table-cell table:formula="of:=[.$B$2]-[.$F174]" office:value-type="float" office:value="3281.25">
            <text:p>3281</text:p>
          </table:table-cell>
          <table:table-cell table:formula="of:=([.$B$2]/256)*[.$D174]" office:value-type="float" office:value="6718.75">
            <text:p>6719</text:p>
          </table:table-cell>
          <table:table-cell table:style-name="ce4" table:formula="of:=IF([.$B$5]=1; [.$E174]; [.$F174])" office:value-type="float" office:value="3281.25">
            <text:p>3281</text:p>
          </table:table-cell>
          <table:table-cell table:style-name="ce4" table:formula="of:=IF([.$B$5]=0; [.$E174]; [.$F174])" office:value-type="float" office:value="6718.75">
            <text:p>6719</text:p>
          </table:table-cell>
          <table:table-cell table:style-name="ce5" table:formula="of:=([.G174]+[.$B$3])/([.H174]+[.$B$4])" office:value-type="float" office:value="1.94775435380385">
            <text:p>1.9</text:p>
          </table:table-cell>
          <table:table-cell table:formula="of:=20 * LOG([.I174]; 10)" office:value-type="float" office:value="5.79068367595977">
            <text:p>5.8</text:p>
          </table:table-cell>
          <table:table-cell table:formula="of:=ABS([.I174]-[.I173])" office:value-type="float" office:value="0.016984065186701">
            <text:p>0.017</text:p>
          </table:table-cell>
          <table:table-cell table:formula="of:=ABS([.J174]-[.J173])" office:value-type="float" office:value="0.0754110747466994">
            <text:p>0.075</text:p>
          </table:table-cell>
          <table:table-cell table:style-name="ce4" table:formula="of:=([.I174]/[.$I$2]) * 65535" office:value-type="float" office:value="638.230407882677">
            <text:p>638</text:p>
          </table:table-cell>
          <table:table-cell table:formula="of:=([.J174]/[.$J$2]) * 65535" office:value-type="float" office:value="8246.14314935338">
            <text:p>824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3">
            <text:p>173</text:p>
          </table:table-cell>
          <table:table-cell table:formula="of:=[.$B$2]-[.$F175]" office:value-type="float" office:value="3242.1875">
            <text:p>3242</text:p>
          </table:table-cell>
          <table:table-cell table:formula="of:=([.$B$2]/256)*[.$D175]" office:value-type="float" office:value="6757.8125">
            <text:p>6758</text:p>
          </table:table-cell>
          <table:table-cell table:style-name="ce4" table:formula="of:=IF([.$B$5]=1; [.$E175]; [.$F175])" office:value-type="float" office:value="3242.1875">
            <text:p>3242</text:p>
          </table:table-cell>
          <table:table-cell table:style-name="ce4" table:formula="of:=IF([.$B$5]=0; [.$E175]; [.$F175])" office:value-type="float" office:value="6757.8125">
            <text:p>6758</text:p>
          </table:table-cell>
          <table:table-cell table:style-name="ce5" table:formula="of:=([.G175]+[.$B$3])/([.H175]+[.$B$4])" office:value-type="float" office:value="1.93096377306904">
            <text:p>1.9</text:p>
          </table:table-cell>
          <table:table-cell table:formula="of:=20 * LOG([.I175]; 10)" office:value-type="float" office:value="5.71548252060293">
            <text:p>5.7</text:p>
          </table:table-cell>
          <table:table-cell table:formula="of:=ABS([.I175]-[.I174])" office:value-type="float" office:value="0.0167905807348134">
            <text:p>0.017</text:p>
          </table:table-cell>
          <table:table-cell table:formula="of:=ABS([.J175]-[.J174])" office:value-type="float" office:value="0.0752011553568392">
            <text:p>0.075</text:p>
          </table:table-cell>
          <table:table-cell table:style-name="ce4" table:formula="of:=([.I175]/[.$I$2]) * 65535" office:value-type="float" office:value="632.728554340397">
            <text:p>633</text:p>
          </table:table-cell>
          <table:table-cell table:formula="of:=([.J175]/[.$J$2]) * 65535" office:value-type="float" office:value="8139.05398220655">
            <text:p>813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4">
            <text:p>174</text:p>
          </table:table-cell>
          <table:table-cell table:formula="of:=[.$B$2]-[.$F176]" office:value-type="float" office:value="3203.125">
            <text:p>3203</text:p>
          </table:table-cell>
          <table:table-cell table:formula="of:=([.$B$2]/256)*[.$D176]" office:value-type="float" office:value="6796.875">
            <text:p>6797</text:p>
          </table:table-cell>
          <table:table-cell table:style-name="ce4" table:formula="of:=IF([.$B$5]=1; [.$E176]; [.$F176])" office:value-type="float" office:value="3203.125">
            <text:p>3203</text:p>
          </table:table-cell>
          <table:table-cell table:style-name="ce4" table:formula="of:=IF([.$B$5]=0; [.$E176]; [.$F176])" office:value-type="float" office:value="6796.875">
            <text:p>6797</text:p>
          </table:table-cell>
          <table:table-cell table:style-name="ce5" table:formula="of:=([.G176]+[.$B$3])/([.H176]+[.$B$4])" office:value-type="float" office:value="1.91436338921613">
            <text:p>1.9</text:p>
          </table:table-cell>
          <table:table-cell table:formula="of:=20 * LOG([.I176]; 10)" office:value-type="float" office:value="5.64048760248112">
            <text:p>5.6</text:p>
          </table:table-cell>
          <table:table-cell table:formula="of:=ABS([.I176]-[.I175])" office:value-type="float" office:value="0.0166003838529059">
            <text:p>0.017</text:p>
          </table:table-cell>
          <table:table-cell table:formula="of:=ABS([.J176]-[.J175])" office:value-type="float" office:value="0.0749949181218081">
            <text:p>0.075</text:p>
          </table:table-cell>
          <table:table-cell table:style-name="ce4" table:formula="of:=([.I176]/[.$I$2]) * 65535" office:value-type="float" office:value="627.289023561396">
            <text:p>627</text:p>
          </table:table-cell>
          <table:table-cell table:formula="of:=([.J176]/[.$J$2]) * 65535" office:value-type="float" office:value="8032.2585043472">
            <text:p>803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5">
            <text:p>175</text:p>
          </table:table-cell>
          <table:table-cell table:formula="of:=[.$B$2]-[.$F177]" office:value-type="float" office:value="3164.0625">
            <text:p>3164</text:p>
          </table:table-cell>
          <table:table-cell table:formula="of:=([.$B$2]/256)*[.$D177]" office:value-type="float" office:value="6835.9375">
            <text:p>6836</text:p>
          </table:table-cell>
          <table:table-cell table:style-name="ce4" table:formula="of:=IF([.$B$5]=1; [.$E177]; [.$F177])" office:value-type="float" office:value="3164.0625">
            <text:p>3164</text:p>
          </table:table-cell>
          <table:table-cell table:style-name="ce4" table:formula="of:=IF([.$B$5]=0; [.$E177]; [.$F177])" office:value-type="float" office:value="6835.9375">
            <text:p>6836</text:p>
          </table:table-cell>
          <table:table-cell table:style-name="ce5" table:formula="of:=([.G177]+[.$B$3])/([.H177]+[.$B$4])" office:value-type="float" office:value="1.8979499887362">
            <text:p>1.9</text:p>
          </table:table-cell>
          <table:table-cell table:formula="of:=20 * LOG([.I177]; 10)" office:value-type="float" office:value="5.56569529036019">
            <text:p>5.6</text:p>
          </table:table-cell>
          <table:table-cell table:formula="of:=ABS([.I177]-[.I176])" office:value-type="float" office:value="0.0164134004799286">
            <text:p>0.016</text:p>
          </table:table-cell>
          <table:table-cell table:formula="of:=ABS([.J177]-[.J176])" office:value-type="float" office:value="0.0747923121209304">
            <text:p>0.075</text:p>
          </table:table-cell>
          <table:table-cell table:style-name="ce4" table:formula="of:=([.I177]/[.$I$2]) * 65535" office:value-type="float" office:value="621.910762559135">
            <text:p>622</text:p>
          </table:table-cell>
          <table:table-cell table:formula="of:=([.J177]/[.$J$2]) * 65535" office:value-type="float" office:value="7925.75154476646">
            <text:p>792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6">
            <text:p>176</text:p>
          </table:table-cell>
          <table:table-cell table:formula="of:=[.$B$2]-[.$F178]" office:value-type="float" office:value="3125">
            <text:p>3125</text:p>
          </table:table-cell>
          <table:table-cell table:formula="of:=([.$B$2]/256)*[.$D178]" office:value-type="float" office:value="6875">
            <text:p>6875</text:p>
          </table:table-cell>
          <table:table-cell table:style-name="ce4" table:formula="of:=IF([.$B$5]=1; [.$E178]; [.$F178])" office:value-type="float" office:value="3125">
            <text:p>3125</text:p>
          </table:table-cell>
          <table:table-cell table:style-name="ce4" table:formula="of:=IF([.$B$5]=0; [.$E178]; [.$F178])" office:value-type="float" office:value="6875">
            <text:p>6875</text:p>
          </table:table-cell>
          <table:table-cell table:style-name="ce5" table:formula="of:=([.G178]+[.$B$3])/([.H178]+[.$B$4])" office:value-type="float" office:value="1.88172043010753">
            <text:p>1.9</text:p>
          </table:table-cell>
          <table:table-cell table:formula="of:=20 * LOG([.I178]; 10)" office:value-type="float" office:value="5.49110200264719">
            <text:p>5.5</text:p>
          </table:table-cell>
          <table:table-cell table:formula="of:=ABS([.I178]-[.I177])" office:value-type="float" office:value="0.0162295586286749">
            <text:p>0.016</text:p>
          </table:table-cell>
          <table:table-cell table:formula="of:=ABS([.J178]-[.J177])" office:value-type="float" office:value="0.0745932877130047">
            <text:p>0.075</text:p>
          </table:table-cell>
          <table:table-cell table:style-name="ce4" table:formula="of:=([.I178]/[.$I$2]) * 65535" office:value-type="float" office:value="616.592741935484">
            <text:p>617</text:p>
          </table:table-cell>
          <table:table-cell table:formula="of:=([.J178]/[.$J$2]) * 65535" office:value-type="float" office:value="7819.52800314633">
            <text:p>782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7">
            <text:p>177</text:p>
          </table:table-cell>
          <table:table-cell table:formula="of:=[.$B$2]-[.$F179]" office:value-type="float" office:value="3085.9375">
            <text:p>3086</text:p>
          </table:table-cell>
          <table:table-cell table:formula="of:=([.$B$2]/256)*[.$D179]" office:value-type="float" office:value="6914.0625">
            <text:p>6914</text:p>
          </table:table-cell>
          <table:table-cell table:style-name="ce4" table:formula="of:=IF([.$B$5]=1; [.$E179]; [.$F179])" office:value-type="float" office:value="3085.9375">
            <text:p>3086</text:p>
          </table:table-cell>
          <table:table-cell table:style-name="ce4" table:formula="of:=IF([.$B$5]=0; [.$E179]; [.$F179])" office:value-type="float" office:value="6914.0625">
            <text:p>6914</text:p>
          </table:table-cell>
          <table:table-cell table:style-name="ce5" table:formula="of:=([.G179]+[.$B$3])/([.H179]+[.$B$4])" office:value-type="float" office:value="1.86567164179104">
            <text:p>1.9</text:p>
          </table:table-cell>
          <table:table-cell table:formula="of:=20 * LOG([.I179]; 10)" office:value-type="float" office:value="5.4167042061446">
            <text:p>5.4</text:p>
          </table:table-cell>
          <table:table-cell table:formula="of:=ABS([.I179]-[.I178])" office:value-type="float" office:value="0.0160487883164822">
            <text:p>0.016</text:p>
          </table:table-cell>
          <table:table-cell table:formula="of:=ABS([.J179]-[.J178])" office:value-type="float" office:value="0.0743977965025877">
            <text:p>0.074</text:p>
          </table:table-cell>
          <table:table-cell table:style-name="ce4" table:formula="of:=([.I179]/[.$I$2]) * 65535" office:value-type="float" office:value="611.333955223881">
            <text:p>611</text:p>
          </table:table-cell>
          <table:table-cell table:formula="of:=([.J179]/[.$J$2]) * 65535" office:value-type="float" office:value="7713.58284808567">
            <text:p>771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8">
            <text:p>178</text:p>
          </table:table-cell>
          <table:table-cell table:formula="of:=[.$B$2]-[.$F180]" office:value-type="float" office:value="3046.875">
            <text:p>3047</text:p>
          </table:table-cell>
          <table:table-cell table:formula="of:=([.$B$2]/256)*[.$D180]" office:value-type="float" office:value="6953.125">
            <text:p>6953</text:p>
          </table:table-cell>
          <table:table-cell table:style-name="ce4" table:formula="of:=IF([.$B$5]=1; [.$E180]; [.$F180])" office:value-type="float" office:value="3046.875">
            <text:p>3047</text:p>
          </table:table-cell>
          <table:table-cell table:style-name="ce4" table:formula="of:=IF([.$B$5]=0; [.$E180]; [.$F180])" office:value-type="float" office:value="6953.125">
            <text:p>6953</text:p>
          </table:table-cell>
          <table:table-cell table:style-name="ce5" table:formula="of:=([.G180]+[.$B$3])/([.H180]+[.$B$4])" office:value-type="float" office:value="1.84980062029242">
            <text:p>1.8</text:p>
          </table:table-cell>
          <table:table-cell table:formula="of:=20 * LOG([.I180]; 10)" office:value-type="float" office:value="5.34249841483718">
            <text:p>5.3</text:p>
          </table:table-cell>
          <table:table-cell table:formula="of:=ABS([.I180]-[.I179])" office:value-type="float" office:value="0.0158710214986213">
            <text:p>0.016</text:p>
          </table:table-cell>
          <table:table-cell table:formula="of:=ABS([.J180]-[.J179])" office:value-type="float" office:value="0.0742057913074223">
            <text:p>0.074</text:p>
          </table:table-cell>
          <table:table-cell table:style-name="ce4" table:formula="of:=([.I180]/[.$I$2]) * 65535" office:value-type="float" office:value="606.13341825432">
            <text:p>606</text:p>
          </table:table-cell>
          <table:table-cell table:formula="of:=([.J180]/[.$J$2]) * 65535" office:value-type="float" office:value="7607.91111537258">
            <text:p>760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79">
            <text:p>179</text:p>
          </table:table-cell>
          <table:table-cell table:formula="of:=[.$B$2]-[.$F181]" office:value-type="float" office:value="3007.8125">
            <text:p>3008</text:p>
          </table:table-cell>
          <table:table-cell table:formula="of:=([.$B$2]/256)*[.$D181]" office:value-type="float" office:value="6992.1875">
            <text:p>6992</text:p>
          </table:table-cell>
          <table:table-cell table:style-name="ce4" table:formula="of:=IF([.$B$5]=1; [.$E181]; [.$F181])" office:value-type="float" office:value="3007.8125">
            <text:p>3008</text:p>
          </table:table-cell>
          <table:table-cell table:style-name="ce4" table:formula="of:=IF([.$B$5]=0; [.$E181]; [.$F181])" office:value-type="float" office:value="6992.1875">
            <text:p>6992</text:p>
          </table:table-cell>
          <table:table-cell table:style-name="ce5" table:formula="of:=([.G181]+[.$B$3])/([.H181]+[.$B$4])" office:value-type="float" office:value="1.83410442828817">
            <text:p>1.8</text:p>
          </table:table-cell>
          <table:table-cell table:formula="of:=20 * LOG([.I181]; 10)" office:value-type="float" office:value="5.26848118871017">
            <text:p>5.3</text:p>
          </table:table-cell>
          <table:table-cell table:formula="of:=ABS([.I181]-[.I180])" office:value-type="float" office:value="0.0156961920042544">
            <text:p>0.016</text:p>
          </table:table-cell>
          <table:table-cell table:formula="of:=ABS([.J181]-[.J180])" office:value-type="float" office:value="0.0740172261270118">
            <text:p>0.074</text:p>
          </table:table-cell>
          <table:table-cell table:style-name="ce4" table:formula="of:=([.I181]/[.$I$2]) * 65535" office:value-type="float" office:value="600.990168539326">
            <text:p>601</text:p>
          </table:table-cell>
          <table:table-cell table:formula="of:=([.J181]/[.$J$2]) * 65535" office:value-type="float" office:value="7502.50790630155">
            <text:p>750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0">
            <text:p>180</text:p>
          </table:table-cell>
          <table:table-cell table:formula="of:=[.$B$2]-[.$F182]" office:value-type="float" office:value="2968.75">
            <text:p>2969</text:p>
          </table:table-cell>
          <table:table-cell table:formula="of:=([.$B$2]/256)*[.$D182]" office:value-type="float" office:value="7031.25">
            <text:p>7031</text:p>
          </table:table-cell>
          <table:table-cell table:style-name="ce4" table:formula="of:=IF([.$B$5]=1; [.$E182]; [.$F182])" office:value-type="float" office:value="2968.75">
            <text:p>2969</text:p>
          </table:table-cell>
          <table:table-cell table:style-name="ce4" table:formula="of:=IF([.$B$5]=0; [.$E182]; [.$F182])" office:value-type="float" office:value="7031.25">
            <text:p>7031</text:p>
          </table:table-cell>
          <table:table-cell table:style-name="ce5" table:formula="of:=([.G182]+[.$B$3])/([.H182]+[.$B$4])" office:value-type="float" office:value="1.81858019281332">
            <text:p>1.8</text:p>
          </table:table-cell>
          <table:table-cell table:formula="of:=20 * LOG([.I182]; 10)" office:value-type="float" office:value="5.19464913259794">
            <text:p>5.2</text:p>
          </table:table-cell>
          <table:table-cell table:formula="of:=ABS([.I182]-[.I181])" office:value-type="float" office:value="0.0155242354748475">
            <text:p>0.016</text:p>
          </table:table-cell>
          <table:table-cell table:formula="of:=ABS([.J182]-[.J181])" office:value-type="float" office:value="0.0738320561122281">
            <text:p>0.074</text:p>
          </table:table-cell>
          <table:table-cell table:style-name="ce4" table:formula="of:=([.I182]/[.$I$2]) * 65535" office:value-type="float" office:value="595.903264680105">
            <text:p>596</text:p>
          </table:table-cell>
          <table:table-cell table:formula="of:=([.J182]/[.$J$2]) * 65535" office:value-type="float" office:value="7397.36838603383">
            <text:p>73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1">
            <text:p>181</text:p>
          </table:table-cell>
          <table:table-cell table:formula="of:=[.$B$2]-[.$F183]" office:value-type="float" office:value="2929.6875">
            <text:p>2930</text:p>
          </table:table-cell>
          <table:table-cell table:formula="of:=([.$B$2]/256)*[.$D183]" office:value-type="float" office:value="7070.3125">
            <text:p>7070</text:p>
          </table:table-cell>
          <table:table-cell table:style-name="ce4" table:formula="of:=IF([.$B$5]=1; [.$E183]; [.$F183])" office:value-type="float" office:value="2929.6875">
            <text:p>2930</text:p>
          </table:table-cell>
          <table:table-cell table:style-name="ce4" table:formula="of:=IF([.$B$5]=0; [.$E183]; [.$F183])" office:value-type="float" office:value="7070.3125">
            <text:p>7070</text:p>
          </table:table-cell>
          <table:table-cell table:style-name="ce5" table:formula="of:=([.G183]+[.$B$3])/([.H183]+[.$B$4])" office:value-type="float" office:value="1.80322510350839">
            <text:p>1.8</text:p>
          </table:table-cell>
          <table:table-cell table:formula="of:=20 * LOG([.I183]; 10)" office:value-type="float" office:value="5.12099889506194">
            <text:p>5.1</text:p>
          </table:table-cell>
          <table:table-cell table:formula="of:=ABS([.I183]-[.I182])" office:value-type="float" office:value="0.0153550893049319">
            <text:p>0.015</text:p>
          </table:table-cell>
          <table:table-cell table:formula="of:=ABS([.J183]-[.J182])" office:value-type="float" office:value="0.0736502375359969">
            <text:p>0.074</text:p>
          </table:table-cell>
          <table:table-cell table:style-name="ce4" table:formula="of:=([.I183]/[.$I$2]) * 65535" office:value-type="float" office:value="590.871785792112">
            <text:p>591</text:p>
          </table:table-cell>
          <table:table-cell table:formula="of:=([.J183]/[.$J$2]) * 65535" office:value-type="float" office:value="7292.48778199962">
            <text:p>729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2">
            <text:p>182</text:p>
          </table:table-cell>
          <table:table-cell table:formula="of:=[.$B$2]-[.$F184]" office:value-type="float" office:value="2890.625">
            <text:p>2891</text:p>
          </table:table-cell>
          <table:table-cell table:formula="of:=([.$B$2]/256)*[.$D184]" office:value-type="float" office:value="7109.375">
            <text:p>7109</text:p>
          </table:table-cell>
          <table:table-cell table:style-name="ce4" table:formula="of:=IF([.$B$5]=1; [.$E184]; [.$F184])" office:value-type="float" office:value="2890.625">
            <text:p>2891</text:p>
          </table:table-cell>
          <table:table-cell table:style-name="ce4" table:formula="of:=IF([.$B$5]=0; [.$E184]; [.$F184])" office:value-type="float" office:value="7109.375">
            <text:p>7109</text:p>
          </table:table-cell>
          <table:table-cell table:style-name="ce5" table:formula="of:=([.G184]+[.$B$3])/([.H184]+[.$B$4])" office:value-type="float" office:value="1.78803641092328">
            <text:p>1.8</text:p>
          </table:table-cell>
          <table:table-cell table:formula="of:=20 * LOG([.I184]; 10)" office:value-type="float" office:value="5.04752716729701">
            <text:p>5.0</text:p>
          </table:table-cell>
          <table:table-cell table:formula="of:=ABS([.I184]-[.I183])" office:value-type="float" office:value="0.0151886925851128">
            <text:p>0.015</text:p>
          </table:table-cell>
          <table:table-cell table:formula="of:=ABS([.J184]-[.J183])" office:value-type="float" office:value="0.0734717277649324">
            <text:p>0.073</text:p>
          </table:table-cell>
          <table:table-cell table:style-name="ce4" table:formula="of:=([.I184]/[.$I$2]) * 65535" office:value-type="float" office:value="585.894830949285">
            <text:p>586</text:p>
          </table:table-cell>
          <table:table-cell table:formula="of:=([.J184]/[.$J$2]) * 65535" office:value-type="float" office:value="7187.86138234059">
            <text:p>718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3">
            <text:p>183</text:p>
          </table:table-cell>
          <table:table-cell table:formula="of:=[.$B$2]-[.$F185]" office:value-type="float" office:value="2851.5625">
            <text:p>2852</text:p>
          </table:table-cell>
          <table:table-cell table:formula="of:=([.$B$2]/256)*[.$D185]" office:value-type="float" office:value="7148.4375">
            <text:p>7148</text:p>
          </table:table-cell>
          <table:table-cell table:style-name="ce4" table:formula="of:=IF([.$B$5]=1; [.$E185]; [.$F185])" office:value-type="float" office:value="2851.5625">
            <text:p>2852</text:p>
          </table:table-cell>
          <table:table-cell table:style-name="ce4" table:formula="of:=IF([.$B$5]=0; [.$E185]; [.$F185])" office:value-type="float" office:value="7148.4375">
            <text:p>7148</text:p>
          </table:table-cell>
          <table:table-cell table:style-name="ce5" table:formula="of:=([.G185]+[.$B$3])/([.H185]+[.$B$4])" office:value-type="float" office:value="1.77301142487605">
            <text:p>1.8</text:p>
          </table:table-cell>
          <table:table-cell table:formula="of:=20 * LOG([.I185]; 10)" office:value-type="float" office:value="4.97423068206505">
            <text:p>5.0</text:p>
          </table:table-cell>
          <table:table-cell table:formula="of:=ABS([.I185]-[.I184])" office:value-type="float" office:value="0.015024986047226">
            <text:p>0.015</text:p>
          </table:table-cell>
          <table:table-cell table:formula="of:=ABS([.J185]-[.J184])" office:value-type="float" office:value="0.0732964852319613">
            <text:p>0.073</text:p>
          </table:table-cell>
          <table:table-cell table:style-name="ce4" table:formula="of:=([.I185]/[.$I$2]) * 65535" office:value-type="float" office:value="580.97151864626">
            <text:p>581</text:p>
          </table:table-cell>
          <table:table-cell table:formula="of:=([.J185]/[.$J$2]) * 65535" office:value-type="float" office:value="7083.48453439145">
            <text:p>708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4">
            <text:p>184</text:p>
          </table:table-cell>
          <table:table-cell table:formula="of:=[.$B$2]-[.$F186]" office:value-type="float" office:value="2812.5">
            <text:p>2813</text:p>
          </table:table-cell>
          <table:table-cell table:formula="of:=([.$B$2]/256)*[.$D186]" office:value-type="float" office:value="7187.5">
            <text:p>7188</text:p>
          </table:table-cell>
          <table:table-cell table:style-name="ce4" table:formula="of:=IF([.$B$5]=1; [.$E186]; [.$F186])" office:value-type="float" office:value="2812.5">
            <text:p>2813</text:p>
          </table:table-cell>
          <table:table-cell table:style-name="ce4" table:formula="of:=IF([.$B$5]=0; [.$E186]; [.$F186])" office:value-type="float" office:value="7187.5">
            <text:p>7188</text:p>
          </table:table-cell>
          <table:table-cell table:style-name="ce5" table:formula="of:=([.G186]+[.$B$3])/([.H186]+[.$B$4])" office:value-type="float" office:value="1.75814751286449">
            <text:p>1.8</text:p>
          </table:table-cell>
          <table:table-cell table:formula="of:=20 * LOG([.I186]; 10)" office:value-type="float" office:value="4.90110621265518">
            <text:p>4.9</text:p>
          </table:table-cell>
          <table:table-cell table:formula="of:=ABS([.I186]-[.I185])" office:value-type="float" office:value="0.014863912011557">
            <text:p>0.015</text:p>
          </table:table-cell>
          <table:table-cell table:formula="of:=ABS([.J186]-[.J185])" office:value-type="float" office:value="0.0731244694098674">
            <text:p>0.073</text:p>
          </table:table-cell>
          <table:table-cell table:style-name="ce4" table:formula="of:=([.I186]/[.$I$2]) * 65535" office:value-type="float" office:value="576.100986277873">
            <text:p>576</text:p>
          </table:table-cell>
          <table:table-cell table:formula="of:=([.J186]/[.$J$2]) * 65535" office:value-type="float" office:value="6979.35264319912">
            <text:p>697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5">
            <text:p>185</text:p>
          </table:table-cell>
          <table:table-cell table:formula="of:=[.$B$2]-[.$F187]" office:value-type="float" office:value="2773.4375">
            <text:p>2773</text:p>
          </table:table-cell>
          <table:table-cell table:formula="of:=([.$B$2]/256)*[.$D187]" office:value-type="float" office:value="7226.5625">
            <text:p>7227</text:p>
          </table:table-cell>
          <table:table-cell table:style-name="ce4" table:formula="of:=IF([.$B$5]=1; [.$E187]; [.$F187])" office:value-type="float" office:value="2773.4375">
            <text:p>2773</text:p>
          </table:table-cell>
          <table:table-cell table:style-name="ce4" table:formula="of:=IF([.$B$5]=0; [.$E187]; [.$F187])" office:value-type="float" office:value="7226.5625">
            <text:p>7227</text:p>
          </table:table-cell>
          <table:table-cell table:style-name="ce5" table:formula="of:=([.G187]+[.$B$3])/([.H187]+[.$B$4])" office:value-type="float" office:value="1.74344209852847">
            <text:p>1.7</text:p>
          </table:table-cell>
          <table:table-cell table:formula="of:=20 * LOG([.I187]; 10)" office:value-type="float" office:value="4.82815057186949">
            <text:p>4.8</text:p>
          </table:table-cell>
          <table:table-cell table:formula="of:=ABS([.I187]-[.I186])" office:value-type="float" office:value="0.014705414336023">
            <text:p>0.015</text:p>
          </table:table-cell>
          <table:table-cell table:formula="of:=ABS([.J187]-[.J186])" office:value-type="float" office:value="0.0729556407856924">
            <text:p>0.073</text:p>
          </table:table-cell>
          <table:table-cell table:style-name="ce4" table:formula="of:=([.I187]/[.$I$2]) * 65535" office:value-type="float" office:value="571.282389635317">
            <text:p>571</text:p>
          </table:table-cell>
          <table:table-cell table:formula="of:=([.J187]/[.$J$2]) * 65535" office:value-type="float" office:value="6875.46117007839">
            <text:p>687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6">
            <text:p>186</text:p>
          </table:table-cell>
          <table:table-cell table:formula="of:=[.$B$2]-[.$F188]" office:value-type="float" office:value="2734.375">
            <text:p>2734</text:p>
          </table:table-cell>
          <table:table-cell table:formula="of:=([.$B$2]/256)*[.$D188]" office:value-type="float" office:value="7265.625">
            <text:p>7266</text:p>
          </table:table-cell>
          <table:table-cell table:style-name="ce4" table:formula="of:=IF([.$B$5]=1; [.$E188]; [.$F188])" office:value-type="float" office:value="2734.375">
            <text:p>2734</text:p>
          </table:table-cell>
          <table:table-cell table:style-name="ce4" table:formula="of:=IF([.$B$5]=0; [.$E188]; [.$F188])" office:value-type="float" office:value="7265.625">
            <text:p>7266</text:p>
          </table:table-cell>
          <table:table-cell table:style-name="ce5" table:formula="of:=([.G188]+[.$B$3])/([.H188]+[.$B$4])" office:value-type="float" office:value="1.72889266016122">
            <text:p>1.7</text:p>
          </table:table-cell>
          <table:table-cell table:formula="of:=20 * LOG([.I188]; 10)" office:value-type="float" office:value="4.75536061103343">
            <text:p>4.8</text:p>
          </table:table-cell>
          <table:table-cell table:formula="of:=ABS([.I188]-[.I187])" office:value-type="float" office:value="0.0145494383672491">
            <text:p>0.015</text:p>
          </table:table-cell>
          <table:table-cell table:formula="of:=ABS([.J188]-[.J187])" office:value-type="float" office:value="0.0727899608360554">
            <text:p>0.073</text:p>
          </table:table-cell>
          <table:table-cell table:style-name="ce4" table:formula="of:=([.I188]/[.$I$2]) * 65535" office:value-type="float" office:value="566.514902418328">
            <text:p>567</text:p>
          </table:table-cell>
          <table:table-cell table:formula="of:=([.J188]/[.$J$2]) * 65535" office:value-type="float" office:value="6771.80563120276">
            <text:p>677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7">
            <text:p>187</text:p>
          </table:table-cell>
          <table:table-cell table:formula="of:=[.$B$2]-[.$F189]" office:value-type="float" office:value="2695.3125">
            <text:p>2695</text:p>
          </table:table-cell>
          <table:table-cell table:formula="of:=([.$B$2]/256)*[.$D189]" office:value-type="float" office:value="7304.6875">
            <text:p>7305</text:p>
          </table:table-cell>
          <table:table-cell table:style-name="ce4" table:formula="of:=IF([.$B$5]=1; [.$E189]; [.$F189])" office:value-type="float" office:value="2695.3125">
            <text:p>2695</text:p>
          </table:table-cell>
          <table:table-cell table:style-name="ce4" table:formula="of:=IF([.$B$5]=0; [.$E189]; [.$F189])" office:value-type="float" office:value="7304.6875">
            <text:p>7305</text:p>
          </table:table-cell>
          <table:table-cell table:style-name="ce5" table:formula="of:=([.G189]+[.$B$3])/([.H189]+[.$B$4])" office:value-type="float" office:value="1.71449672926778">
            <text:p>1.7</text:p>
          </table:table-cell>
          <table:table-cell table:formula="of:=20 * LOG([.I189]; 10)" office:value-type="float" office:value="4.68273321903022">
            <text:p>4.7</text:p>
          </table:table-cell>
          <table:table-cell table:formula="of:=ABS([.I189]-[.I188])" office:value-type="float" office:value="0.0143959308934438">
            <text:p>0.014</text:p>
          </table:table-cell>
          <table:table-cell table:formula="of:=ABS([.J189]-[.J188])" office:value-type="float" office:value="0.0726273920032154">
            <text:p>0.073</text:p>
          </table:table-cell>
          <table:table-cell table:style-name="ce4" table:formula="of:=([.I189]/[.$I$2]) * 65535" office:value-type="float" office:value="561.797715762819">
            <text:p>562</text:p>
          </table:table-cell>
          <table:table-cell table:formula="of:=([.J189]/[.$J$2]) * 65535" office:value-type="float" office:value="6668.38159622929">
            <text:p>666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8">
            <text:p>188</text:p>
          </table:table-cell>
          <table:table-cell table:formula="of:=[.$B$2]-[.$F190]" office:value-type="float" office:value="2656.25">
            <text:p>2656</text:p>
          </table:table-cell>
          <table:table-cell table:formula="of:=([.$B$2]/256)*[.$D190]" office:value-type="float" office:value="7343.75">
            <text:p>7344</text:p>
          </table:table-cell>
          <table:table-cell table:style-name="ce4" table:formula="of:=IF([.$B$5]=1; [.$E190]; [.$F190])" office:value-type="float" office:value="2656.25">
            <text:p>2656</text:p>
          </table:table-cell>
          <table:table-cell table:style-name="ce4" table:formula="of:=IF([.$B$5]=0; [.$E190]; [.$F190])" office:value-type="float" office:value="7343.75">
            <text:p>7344</text:p>
          </table:table-cell>
          <table:table-cell table:style-name="ce5" table:formula="of:=([.G190]+[.$B$3])/([.H190]+[.$B$4])" office:value-type="float" office:value="1.70025188916877">
            <text:p>1.7</text:p>
          </table:table-cell>
          <table:table-cell table:formula="of:=20 * LOG([.I190]; 10)" office:value-type="float" office:value="4.6102653213582">
            <text:p>4.6</text:p>
          </table:table-cell>
          <table:table-cell table:formula="of:=ABS([.I190]-[.I189])" office:value-type="float" office:value="0.0142448400990123">
            <text:p>0.014</text:p>
          </table:table-cell>
          <table:table-cell table:formula="of:=ABS([.J190]-[.J189])" office:value-type="float" office:value="0.0724678976720199">
            <text:p>0.072</text:p>
          </table:table-cell>
          <table:table-cell table:style-name="ce4" table:formula="of:=([.I190]/[.$I$2]) * 65535" office:value-type="float" office:value="557.130037783375">
            <text:p>557</text:p>
          </table:table-cell>
          <table:table-cell table:formula="of:=([.J190]/[.$J$2]) * 65535" office:value-type="float" office:value="6565.18468695638">
            <text:p>656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89">
            <text:p>189</text:p>
          </table:table-cell>
          <table:table-cell table:formula="of:=[.$B$2]-[.$F191]" office:value-type="float" office:value="2617.1875">
            <text:p>2617</text:p>
          </table:table-cell>
          <table:table-cell table:formula="of:=([.$B$2]/256)*[.$D191]" office:value-type="float" office:value="7382.8125">
            <text:p>7383</text:p>
          </table:table-cell>
          <table:table-cell table:style-name="ce4" table:formula="of:=IF([.$B$5]=1; [.$E191]; [.$F191])" office:value-type="float" office:value="2617.1875">
            <text:p>2617</text:p>
          </table:table-cell>
          <table:table-cell table:style-name="ce4" table:formula="of:=IF([.$B$5]=0; [.$E191]; [.$F191])" office:value-type="float" office:value="7382.8125">
            <text:p>7383</text:p>
          </table:table-cell>
          <table:table-cell table:style-name="ce5" table:formula="of:=([.G191]+[.$B$3])/([.H191]+[.$B$4])" office:value-type="float" office:value="1.68615577364794">
            <text:p>1.7</text:p>
          </table:table-cell>
          <table:table-cell table:formula="of:=20 * LOG([.I191]; 10)" office:value-type="float" office:value="4.53795387921066">
            <text:p>4.5</text:p>
          </table:table-cell>
          <table:table-cell table:formula="of:=ABS([.I191]-[.I190])" office:value-type="float" office:value="0.0140961155208226">
            <text:p>0.014</text:p>
          </table:table-cell>
          <table:table-cell table:formula="of:=ABS([.J191]-[.J190])" office:value-type="float" office:value="0.0723114421475408">
            <text:p>0.072</text:p>
          </table:table-cell>
          <table:table-cell table:style-name="ce4" table:formula="of:=([.I191]/[.$I$2]) * 65535" office:value-type="float" office:value="552.51109313009">
            <text:p>553</text:p>
          </table:table-cell>
          <table:table-cell table:formula="of:=([.J191]/[.$J$2]) * 65535" office:value-type="float" office:value="6462.21057601326">
            <text:p>646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0">
            <text:p>190</text:p>
          </table:table-cell>
          <table:table-cell table:formula="of:=[.$B$2]-[.$F192]" office:value-type="float" office:value="2578.125">
            <text:p>2578</text:p>
          </table:table-cell>
          <table:table-cell table:formula="of:=([.$B$2]/256)*[.$D192]" office:value-type="float" office:value="7421.875">
            <text:p>7422</text:p>
          </table:table-cell>
          <table:table-cell table:style-name="ce4" table:formula="of:=IF([.$B$5]=1; [.$E192]; [.$F192])" office:value-type="float" office:value="2578.125">
            <text:p>2578</text:p>
          </table:table-cell>
          <table:table-cell table:style-name="ce4" table:formula="of:=IF([.$B$5]=0; [.$E192]; [.$F192])" office:value-type="float" office:value="7421.875">
            <text:p>7422</text:p>
          </table:table-cell>
          <table:table-cell table:style-name="ce5" table:formula="of:=([.G192]+[.$B$3])/([.H192]+[.$B$4])" office:value-type="float" office:value="1.67220606564188">
            <text:p>1.7</text:p>
          </table:table-cell>
          <table:table-cell table:formula="of:=20 * LOG([.I192]; 10)" office:value-type="float" office:value="4.46579588857715">
            <text:p>4.5</text:p>
          </table:table-cell>
          <table:table-cell table:formula="of:=ABS([.I192]-[.I191])" office:value-type="float" office:value="0.0139497080060653">
            <text:p>0.014</text:p>
          </table:table-cell>
          <table:table-cell table:formula="of:=ABS([.J192]-[.J191])" office:value-type="float" office:value="0.0721579906335101">
            <text:p>0.072</text:p>
          </table:table-cell>
          <table:table-cell table:style-name="ce4" table:formula="of:=([.I192]/[.$I$2]) * 65535" office:value-type="float" office:value="547.940122559202">
            <text:p>548</text:p>
          </table:table-cell>
          <table:table-cell table:formula="of:=([.J192]/[.$J$2]) * 65535" office:value-type="float" office:value="6359.45498558032">
            <text:p>635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1">
            <text:p>191</text:p>
          </table:table-cell>
          <table:table-cell table:formula="of:=[.$B$2]-[.$F193]" office:value-type="float" office:value="2539.0625">
            <text:p>2539</text:p>
          </table:table-cell>
          <table:table-cell table:formula="of:=([.$B$2]/256)*[.$D193]" office:value-type="float" office:value="7460.9375">
            <text:p>7461</text:p>
          </table:table-cell>
          <table:table-cell table:style-name="ce4" table:formula="of:=IF([.$B$5]=1; [.$E193]; [.$F193])" office:value-type="float" office:value="2539.0625">
            <text:p>2539</text:p>
          </table:table-cell>
          <table:table-cell table:style-name="ce4" table:formula="of:=IF([.$B$5]=0; [.$E193]; [.$F193])" office:value-type="float" office:value="7460.9375">
            <text:p>7461</text:p>
          </table:table-cell>
          <table:table-cell table:style-name="ce5" table:formula="of:=([.G193]+[.$B$3])/([.H193]+[.$B$4])" office:value-type="float" office:value="1.65840049597024">
            <text:p>1.7</text:p>
          </table:table-cell>
          <table:table-cell table:formula="of:=20 * LOG([.I193]; 10)" office:value-type="float" office:value="4.39378837936571">
            <text:p>4.4</text:p>
          </table:table-cell>
          <table:table-cell table:formula="of:=ABS([.I193]-[.I192])" office:value-type="float" office:value="0.0138055696716359">
            <text:p>0.014</text:p>
          </table:table-cell>
          <table:table-cell table:formula="of:=ABS([.J193]-[.J192])" office:value-type="float" office:value="0.0720075092114305">
            <text:p>0.072</text:p>
          </table:table-cell>
          <table:table-cell table:style-name="ce4" table:formula="of:=([.I193]/[.$I$2]) * 65535" office:value-type="float" office:value="543.416382517049">
            <text:p>543</text:p>
          </table:table-cell>
          <table:table-cell table:formula="of:=([.J193]/[.$J$2]) * 65535" office:value-type="float" office:value="6256.91368613912">
            <text:p>625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2">
            <text:p>192</text:p>
          </table:table-cell>
          <table:table-cell table:formula="of:=[.$B$2]-[.$F194]" office:value-type="float" office:value="2500">
            <text:p>2500</text:p>
          </table:table-cell>
          <table:table-cell table:formula="of:=([.$B$2]/256)*[.$D194]" office:value-type="float" office:value="7500">
            <text:p>7500</text:p>
          </table:table-cell>
          <table:table-cell table:style-name="ce4" table:formula="of:=IF([.$B$5]=1; [.$E194]; [.$F194])" office:value-type="float" office:value="2500">
            <text:p>2500</text:p>
          </table:table-cell>
          <table:table-cell table:style-name="ce4" table:formula="of:=IF([.$B$5]=0; [.$E194]; [.$F194])" office:value-type="float" office:value="7500">
            <text:p>7500</text:p>
          </table:table-cell>
          <table:table-cell table:style-name="ce5" table:formula="of:=([.G194]+[.$B$3])/([.H194]+[.$B$4])" office:value-type="float" office:value="1.64473684210526">
            <text:p>1.6</text:p>
          </table:table-cell>
          <table:table-cell table:formula="of:=20 * LOG([.I194]; 10)" office:value-type="float" office:value="4.3219284145453">
            <text:p>4.3</text:p>
          </table:table-cell>
          <table:table-cell table:formula="of:=ABS([.I194]-[.I193])" office:value-type="float" office:value="0.0136636538649788">
            <text:p>0.014</text:p>
          </table:table-cell>
          <table:table-cell table:formula="of:=ABS([.J194]-[.J193])" office:value-type="float" office:value="0.0718599648204146">
            <text:p>0.072</text:p>
          </table:table-cell>
          <table:table-cell table:style-name="ce4" table:formula="of:=([.I194]/[.$I$2]) * 65535" office:value-type="float" office:value="538.939144736842">
            <text:p>539</text:p>
          </table:table-cell>
          <table:table-cell table:formula="of:=([.J194]/[.$J$2]) * 65535" office:value-type="float" office:value="6154.58249525113">
            <text:p>615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3">
            <text:p>193</text:p>
          </table:table-cell>
          <table:table-cell table:formula="of:=[.$B$2]-[.$F195]" office:value-type="float" office:value="2460.9375">
            <text:p>2461</text:p>
          </table:table-cell>
          <table:table-cell table:formula="of:=([.$B$2]/256)*[.$D195]" office:value-type="float" office:value="7539.0625">
            <text:p>7539</text:p>
          </table:table-cell>
          <table:table-cell table:style-name="ce4" table:formula="of:=IF([.$B$5]=1; [.$E195]; [.$F195])" office:value-type="float" office:value="2460.9375">
            <text:p>2461</text:p>
          </table:table-cell>
          <table:table-cell table:style-name="ce4" table:formula="of:=IF([.$B$5]=0; [.$E195]; [.$F195])" office:value-type="float" office:value="7539.0625">
            <text:p>7539</text:p>
          </table:table-cell>
          <table:table-cell table:style-name="ce5" table:formula="of:=([.G195]+[.$B$3])/([.H195]+[.$B$4])" office:value-type="float" office:value="1.63121292697893">
            <text:p>1.6</text:p>
          </table:table-cell>
          <table:table-cell table:formula="of:=20 * LOG([.I195]; 10)" office:value-type="float" office:value="4.25021308930766">
            <text:p>4.3</text:p>
          </table:table-cell>
          <table:table-cell table:formula="of:=ABS([.I195]-[.I194])" office:value-type="float" office:value="0.0135239151263307">
            <text:p>0.014</text:p>
          </table:table-cell>
          <table:table-cell table:formula="of:=ABS([.J195]-[.J194])" office:value-type="float" office:value="0.071715325237637">
            <text:p>0.072</text:p>
          </table:table-cell>
          <table:table-cell table:style-name="ce4" table:formula="of:=([.I195]/[.$I$2]) * 65535" office:value-type="float" office:value="534.507695847822">
            <text:p>535</text:p>
          </table:table-cell>
          <table:table-cell table:formula="of:=([.J195]/[.$J$2]) * 65535" office:value-type="float" office:value="6052.45727636426">
            <text:p>605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4">
            <text:p>194</text:p>
          </table:table-cell>
          <table:table-cell table:formula="of:=[.$B$2]-[.$F196]" office:value-type="float" office:value="2421.875">
            <text:p>2422</text:p>
          </table:table-cell>
          <table:table-cell table:formula="of:=([.$B$2]/256)*[.$D196]" office:value-type="float" office:value="7578.125">
            <text:p>7578</text:p>
          </table:table-cell>
          <table:table-cell table:style-name="ce4" table:formula="of:=IF([.$B$5]=1; [.$E196]; [.$F196])" office:value-type="float" office:value="2421.875">
            <text:p>2422</text:p>
          </table:table-cell>
          <table:table-cell table:style-name="ce4" table:formula="of:=IF([.$B$5]=0; [.$E196]; [.$F196])" office:value-type="float" office:value="7578.125">
            <text:p>7578</text:p>
          </table:table-cell>
          <table:table-cell table:style-name="ce5" table:formula="of:=([.G196]+[.$B$3])/([.H196]+[.$B$4])" office:value-type="float" office:value="1.61782661782662">
            <text:p>1.6</text:p>
          </table:table-cell>
          <table:table-cell table:formula="of:=20 * LOG([.I196]; 10)" office:value-type="float" office:value="4.17863953024816">
            <text:p>4.2</text:p>
          </table:table-cell>
          <table:table-cell table:formula="of:=ABS([.I196]-[.I195])" office:value-type="float" office:value="0.0133863091523145">
            <text:p>0.013</text:p>
          </table:table-cell>
          <table:table-cell table:formula="of:=ABS([.J196]-[.J195])" office:value-type="float" office:value="0.0715735590594999">
            <text:p>0.072</text:p>
          </table:table-cell>
          <table:table-cell table:style-name="ce4" table:formula="of:=([.I196]/[.$I$2]) * 65535" office:value-type="float" office:value="530.121336996337">
            <text:p>530</text:p>
          </table:table-cell>
          <table:table-cell table:formula="of:=([.J196]/[.$J$2]) * 65535" office:value-type="float" office:value="5950.53393764631">
            <text:p>595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5">
            <text:p>195</text:p>
          </table:table-cell>
          <table:table-cell table:formula="of:=[.$B$2]-[.$F197]" office:value-type="float" office:value="2382.8125">
            <text:p>2383</text:p>
          </table:table-cell>
          <table:table-cell table:formula="of:=([.$B$2]/256)*[.$D197]" office:value-type="float" office:value="7617.1875">
            <text:p>7617</text:p>
          </table:table-cell>
          <table:table-cell table:style-name="ce4" table:formula="of:=IF([.$B$5]=1; [.$E197]; [.$F197])" office:value-type="float" office:value="2382.8125">
            <text:p>2383</text:p>
          </table:table-cell>
          <table:table-cell table:style-name="ce4" table:formula="of:=IF([.$B$5]=0; [.$E197]; [.$F197])" office:value-type="float" office:value="7617.1875">
            <text:p>7617</text:p>
          </table:table-cell>
          <table:table-cell table:style-name="ce5" table:formula="of:=([.G197]+[.$B$3])/([.H197]+[.$B$4])" office:value-type="float" office:value="1.6045758250658">
            <text:p>1.6</text:p>
          </table:table-cell>
          <table:table-cell table:formula="of:=20 * LOG([.I197]; 10)" office:value-type="float" office:value="4.10720489456482">
            <text:p>4.1</text:p>
          </table:table-cell>
          <table:table-cell table:formula="of:=ABS([.I197]-[.I196])" office:value-type="float" office:value="0.013250792760815">
            <text:p>0.013</text:p>
          </table:table-cell>
          <table:table-cell table:formula="of:=ABS([.J197]-[.J196])" office:value-type="float" office:value="0.0714346356833451">
            <text:p>0.071</text:p>
          </table:table-cell>
          <table:table-cell table:style-name="ce4" table:formula="of:=([.I197]/[.$I$2]) * 65535" office:value-type="float" office:value="525.779383478437">
            <text:p>526</text:p>
          </table:table-cell>
          <table:table-cell table:formula="of:=([.J197]/[.$J$2]) * 65535" office:value-type="float" office:value="5848.80843084437">
            <text:p>58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6">
            <text:p>196</text:p>
          </table:table-cell>
          <table:table-cell table:formula="of:=[.$B$2]-[.$F198]" office:value-type="float" office:value="2343.75">
            <text:p>2344</text:p>
          </table:table-cell>
          <table:table-cell table:formula="of:=([.$B$2]/256)*[.$D198]" office:value-type="float" office:value="7656.25">
            <text:p>7656</text:p>
          </table:table-cell>
          <table:table-cell table:style-name="ce4" table:formula="of:=IF([.$B$5]=1; [.$E198]; [.$F198])" office:value-type="float" office:value="2343.75">
            <text:p>2344</text:p>
          </table:table-cell>
          <table:table-cell table:style-name="ce4" table:formula="of:=IF([.$B$5]=0; [.$E198]; [.$F198])" office:value-type="float" office:value="7656.25">
            <text:p>7656</text:p>
          </table:table-cell>
          <table:table-cell table:style-name="ce5" table:formula="of:=([.G198]+[.$B$3])/([.H198]+[.$B$4])" office:value-type="float" office:value="1.5914585012087">
            <text:p>1.6</text:p>
          </table:table-cell>
          <table:table-cell table:formula="of:=20 * LOG([.I198]; 10)" office:value-type="float" office:value="4.03590636927498">
            <text:p>4.0</text:p>
          </table:table-cell>
          <table:table-cell table:formula="of:=ABS([.I198]-[.I197])" office:value-type="float" office:value="0.0131173238571003">
            <text:p>0.013</text:p>
          </table:table-cell>
          <table:table-cell table:formula="of:=ABS([.J198]-[.J197])" office:value-type="float" office:value="0.0712985252898344">
            <text:p>0.071</text:p>
          </table:table-cell>
          <table:table-cell table:style-name="ce4" table:formula="of:=([.I198]/[.$I$2]) * 65535" office:value-type="float" office:value="521.481164383562">
            <text:p>521</text:p>
          </table:table-cell>
          <table:table-cell table:formula="of:=([.J198]/[.$J$2]) * 65535" office:value-type="float" office:value="5747.27675016932">
            <text:p>574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7">
            <text:p>197</text:p>
          </table:table-cell>
          <table:table-cell table:formula="of:=[.$B$2]-[.$F199]" office:value-type="float" office:value="2304.6875">
            <text:p>2305</text:p>
          </table:table-cell>
          <table:table-cell table:formula="of:=([.$B$2]/256)*[.$D199]" office:value-type="float" office:value="7695.3125">
            <text:p>7695</text:p>
          </table:table-cell>
          <table:table-cell table:style-name="ce4" table:formula="of:=IF([.$B$5]=1; [.$E199]; [.$F199])" office:value-type="float" office:value="2304.6875">
            <text:p>2305</text:p>
          </table:table-cell>
          <table:table-cell table:style-name="ce4" table:formula="of:=IF([.$B$5]=0; [.$E199]; [.$F199])" office:value-type="float" office:value="7695.3125">
            <text:p>7695</text:p>
          </table:table-cell>
          <table:table-cell table:style-name="ce5" table:formula="of:=([.G199]+[.$B$3])/([.H199]+[.$B$4])" office:value-type="float" office:value="1.57847263980758">
            <text:p>1.6</text:p>
          </table:table-cell>
          <table:table-cell table:formula="of:=20 * LOG([.I199]; 10)" office:value-type="float" office:value="3.96474117044913">
            <text:p>4.0</text:p>
          </table:table-cell>
          <table:table-cell table:formula="of:=ABS([.I199]-[.I198])" office:value-type="float" office:value="0.012985861401126">
            <text:p>0.013</text:p>
          </table:table-cell>
          <table:table-cell table:formula="of:=ABS([.J199]-[.J198])" office:value-type="float" office:value="0.0711651988258555">
            <text:p>0.071</text:p>
          </table:table-cell>
          <table:table-cell table:style-name="ce4" table:formula="of:=([.I199]/[.$I$2]) * 65535" office:value-type="float" office:value="517.226022248948">
            <text:p>517</text:p>
          </table:table-cell>
          <table:table-cell table:formula="of:=([.J199]/[.$J$2]) * 65535" office:value-type="float" office:value="5645.93493120475">
            <text:p>564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8">
            <text:p>198</text:p>
          </table:table-cell>
          <table:table-cell table:formula="of:=[.$B$2]-[.$F200]" office:value-type="float" office:value="2265.625">
            <text:p>2266</text:p>
          </table:table-cell>
          <table:table-cell table:formula="of:=([.$B$2]/256)*[.$D200]" office:value-type="float" office:value="7734.375">
            <text:p>7734</text:p>
          </table:table-cell>
          <table:table-cell table:style-name="ce4" table:formula="of:=IF([.$B$5]=1; [.$E200]; [.$F200])" office:value-type="float" office:value="2265.625">
            <text:p>2266</text:p>
          </table:table-cell>
          <table:table-cell table:style-name="ce4" table:formula="of:=IF([.$B$5]=0; [.$E200]; [.$F200])" office:value-type="float" office:value="7734.375">
            <text:p>7734</text:p>
          </table:table-cell>
          <table:table-cell table:style-name="ce5" table:formula="of:=([.G200]+[.$B$3])/([.H200]+[.$B$4])" office:value-type="float" office:value="1.56561627443159">
            <text:p>1.6</text:p>
          </table:table-cell>
          <table:table-cell table:formula="of:=20 * LOG([.I200]; 10)" office:value-type="float" office:value="3.8937065424611">
            <text:p>3.9</text:p>
          </table:table-cell>
          <table:table-cell table:formula="of:=ABS([.I200]-[.I199])" office:value-type="float" office:value="0.012856365375985">
            <text:p>0.013</text:p>
          </table:table-cell>
          <table:table-cell table:formula="of:=ABS([.J200]-[.J199])" office:value-type="float" office:value="0.0710346279880318">
            <text:p>0.071</text:p>
          </table:table-cell>
          <table:table-cell table:style-name="ce4" table:formula="of:=([.I200]/[.$I$2]) * 65535" office:value-type="float" office:value="513.013312724372">
            <text:p>513</text:p>
          </table:table-cell>
          <table:table-cell table:formula="of:=([.J200]/[.$J$2]) * 65535" office:value-type="float" office:value="5544.77904983927">
            <text:p>55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99">
            <text:p>199</text:p>
          </table:table-cell>
          <table:table-cell table:formula="of:=[.$B$2]-[.$F201]" office:value-type="float" office:value="2226.5625">
            <text:p>2227</text:p>
          </table:table-cell>
          <table:table-cell table:formula="of:=([.$B$2]/256)*[.$D201]" office:value-type="float" office:value="7773.4375">
            <text:p>7773</text:p>
          </table:table-cell>
          <table:table-cell table:style-name="ce4" table:formula="of:=IF([.$B$5]=1; [.$E201]; [.$F201])" office:value-type="float" office:value="2226.5625">
            <text:p>2227</text:p>
          </table:table-cell>
          <table:table-cell table:style-name="ce4" table:formula="of:=IF([.$B$5]=0; [.$E201]; [.$F201])" office:value-type="float" office:value="7773.4375">
            <text:p>7773</text:p>
          </table:table-cell>
          <table:table-cell table:style-name="ce5" table:formula="of:=([.G201]+[.$B$3])/([.H201]+[.$B$4])" office:value-type="float" office:value="1.55288747767414">
            <text:p>1.6</text:p>
          </table:table-cell>
          <table:table-cell table:formula="of:=20 * LOG([.I201]; 10)" office:value-type="float" office:value="3.82279975725435">
            <text:p>3.8</text:p>
          </table:table-cell>
          <table:table-cell table:formula="of:=ABS([.I201]-[.I200])" office:value-type="float" office:value="0.0127287967574499">
            <text:p>0.013</text:p>
          </table:table-cell>
          <table:table-cell table:formula="of:=ABS([.J201]-[.J200])" office:value-type="float" office:value="0.0709067852067493">
            <text:p>0.071</text:p>
          </table:table-cell>
          <table:table-cell table:style-name="ce4" table:formula="of:=([.I201]/[.$I$2]) * 65535" office:value-type="float" office:value="508.842404246874">
            <text:p>509</text:p>
          </table:table-cell>
          <table:table-cell table:formula="of:=([.J201]/[.$J$2]) * 65535" office:value-type="float" office:value="5443.80522122164">
            <text:p>54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table:formula="of:=[.$B$2]-[.$F202]" office:value-type="float" office:value="2187.5">
            <text:p>2188</text:p>
          </table:table-cell>
          <table:table-cell table:formula="of:=([.$B$2]/256)*[.$D202]" office:value-type="float" office:value="7812.5">
            <text:p>7813</text:p>
          </table:table-cell>
          <table:table-cell table:style-name="ce4" table:formula="of:=IF([.$B$5]=1; [.$E202]; [.$F202])" office:value-type="float" office:value="2187.5">
            <text:p>2188</text:p>
          </table:table-cell>
          <table:table-cell table:style-name="ce4" table:formula="of:=IF([.$B$5]=0; [.$E202]; [.$F202])" office:value-type="float" office:value="7812.5">
            <text:p>7813</text:p>
          </table:table-cell>
          <table:table-cell table:style-name="ce5" table:formula="of:=([.G202]+[.$B$3])/([.H202]+[.$B$4])" office:value-type="float" office:value="1.54028436018957">
            <text:p>1.5</text:p>
          </table:table-cell>
          <table:table-cell table:formula="of:=20 * LOG([.I202]; 10)" office:value-type="float" office:value="3.75201811362363">
            <text:p>3.8</text:p>
          </table:table-cell>
          <table:table-cell table:formula="of:=ABS([.I202]-[.I201])" office:value-type="float" office:value="0.0126031174845682">
            <text:p>0.013</text:p>
          </table:table-cell>
          <table:table-cell table:formula="of:=ABS([.J202]-[.J201])" office:value-type="float" office:value="0.0707816436307129">
            <text:p>0.071</text:p>
          </table:table-cell>
          <table:table-cell table:style-name="ce4" table:formula="of:=([.I202]/[.$I$2]) * 65535" office:value-type="float" office:value="504.712677725119">
            <text:p>505</text:p>
          </table:table-cell>
          <table:table-cell table:formula="of:=([.J202]/[.$J$2]) * 65535" office:value-type="float" office:value="5343.0095987378">
            <text:p>53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1">
            <text:p>201</text:p>
          </table:table-cell>
          <table:table-cell table:formula="of:=[.$B$2]-[.$F203]" office:value-type="float" office:value="2148.4375">
            <text:p>2148</text:p>
          </table:table-cell>
          <table:table-cell table:formula="of:=([.$B$2]/256)*[.$D203]" office:value-type="float" office:value="7851.5625">
            <text:p>7852</text:p>
          </table:table-cell>
          <table:table-cell table:style-name="ce4" table:formula="of:=IF([.$B$5]=1; [.$E203]; [.$F203])" office:value-type="float" office:value="2148.4375">
            <text:p>2148</text:p>
          </table:table-cell>
          <table:table-cell table:style-name="ce4" table:formula="of:=IF([.$B$5]=0; [.$E203]; [.$F203])" office:value-type="float" office:value="7851.5625">
            <text:p>7852</text:p>
          </table:table-cell>
          <table:table-cell table:style-name="ce5" table:formula="of:=([.G203]+[.$B$3])/([.H203]+[.$B$4])" office:value-type="float" office:value="1.5278050697583">
            <text:p>1.5</text:p>
          </table:table-cell>
          <table:table-cell table:formula="of:=20 * LOG([.I203]; 10)" office:value-type="float" office:value="3.68135893651161">
            <text:p>3.7</text:p>
          </table:table-cell>
          <table:table-cell table:formula="of:=ABS([.I203]-[.I202])" office:value-type="float" office:value="0.0124792904312712">
            <text:p>0.012</text:p>
          </table:table-cell>
          <table:table-cell table:formula="of:=ABS([.J203]-[.J202])" office:value-type="float" office:value="0.0706591771120246">
            <text:p>0.071</text:p>
          </table:table-cell>
          <table:table-cell table:style-name="ce4" table:formula="of:=([.I203]/[.$I$2]) * 65535" office:value-type="float" office:value="500.623526233052">
            <text:p>501</text:p>
          </table:table-cell>
          <table:table-cell table:formula="of:=([.J203]/[.$J$2]) * 65535" office:value-type="float" office:value="5242.38837300927">
            <text:p>52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2">
            <text:p>202</text:p>
          </table:table-cell>
          <table:table-cell table:formula="of:=[.$B$2]-[.$F204]" office:value-type="float" office:value="2109.375">
            <text:p>2109</text:p>
          </table:table-cell>
          <table:table-cell table:formula="of:=([.$B$2]/256)*[.$D204]" office:value-type="float" office:value="7890.625">
            <text:p>7891</text:p>
          </table:table-cell>
          <table:table-cell table:style-name="ce4" table:formula="of:=IF([.$B$5]=1; [.$E204]; [.$F204])" office:value-type="float" office:value="2109.375">
            <text:p>2109</text:p>
          </table:table-cell>
          <table:table-cell table:style-name="ce4" table:formula="of:=IF([.$B$5]=0; [.$E204]; [.$F204])" office:value-type="float" office:value="7890.625">
            <text:p>7891</text:p>
          </table:table-cell>
          <table:table-cell table:style-name="ce5" table:formula="of:=([.G204]+[.$B$3])/([.H204]+[.$B$4])" office:value-type="float" office:value="1.51544779037935">
            <text:p>1.5</text:p>
          </table:table-cell>
          <table:table-cell table:formula="of:=20 * LOG([.I204]; 10)" office:value-type="float" office:value="3.61081957631987">
            <text:p>3.6</text:p>
          </table:table-cell>
          <table:table-cell table:formula="of:=ABS([.I204]-[.I203])" office:value-type="float" office:value="0.0123572793789515">
            <text:p>0.012</text:p>
          </table:table-cell>
          <table:table-cell table:formula="of:=ABS([.J204]-[.J203])" office:value-type="float" office:value="0.070539360191737">
            <text:p>0.071</text:p>
          </table:table-cell>
          <table:table-cell table:style-name="ce4" table:formula="of:=([.I204]/[.$I$2]) * 65535" office:value-type="float" office:value="496.574354712554">
            <text:p>497</text:p>
          </table:table-cell>
          <table:table-cell table:formula="of:=([.J204]/[.$J$2]) * 65535" office:value-type="float" office:value="5141.93777091202">
            <text:p>51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3">
            <text:p>203</text:p>
          </table:table-cell>
          <table:table-cell table:formula="of:=[.$B$2]-[.$F205]" office:value-type="float" office:value="2070.3125">
            <text:p>2070</text:p>
          </table:table-cell>
          <table:table-cell table:formula="of:=([.$B$2]/256)*[.$D205]" office:value-type="float" office:value="7929.6875">
            <text:p>7930</text:p>
          </table:table-cell>
          <table:table-cell table:style-name="ce4" table:formula="of:=IF([.$B$5]=1; [.$E205]; [.$F205])" office:value-type="float" office:value="2070.3125">
            <text:p>2070</text:p>
          </table:table-cell>
          <table:table-cell table:style-name="ce4" table:formula="of:=IF([.$B$5]=0; [.$E205]; [.$F205])" office:value-type="float" office:value="7929.6875">
            <text:p>7930</text:p>
          </table:table-cell>
          <table:table-cell table:style-name="ce5" table:formula="of:=([.G205]+[.$B$3])/([.H205]+[.$B$4])" office:value-type="float" office:value="1.50321074138938">
            <text:p>1.5</text:p>
          </table:table-cell>
          <table:table-cell table:formula="of:=20 * LOG([.I205]; 10)" office:value-type="float" office:value="3.54039740823399">
            <text:p>3.5</text:p>
          </table:table-cell>
          <table:table-cell table:formula="of:=ABS([.I205]-[.I204])" office:value-type="float" office:value="0.0122370489899755">
            <text:p>0.012</text:p>
          </table:table-cell>
          <table:table-cell table:formula="of:=ABS([.J205]-[.J204])" office:value-type="float" office:value="0.0704221680858863">
            <text:p>0.070</text:p>
          </table:table-cell>
          <table:table-cell table:style-name="ce4" table:formula="of:=([.I205]/[.$I$2]) * 65535" office:value-type="float" office:value="492.564579684764">
            <text:p>493</text:p>
          </table:table-cell>
          <table:table-cell table:formula="of:=([.J205]/[.$J$2]) * 65535" office:value-type="float" office:value="5041.65405461529">
            <text:p>50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4">
            <text:p>204</text:p>
          </table:table-cell>
          <table:table-cell table:formula="of:=[.$B$2]-[.$F206]" office:value-type="float" office:value="2031.25">
            <text:p>2031</text:p>
          </table:table-cell>
          <table:table-cell table:formula="of:=([.$B$2]/256)*[.$D206]" office:value-type="float" office:value="7968.75">
            <text:p>7969</text:p>
          </table:table-cell>
          <table:table-cell table:style-name="ce4" table:formula="of:=IF([.$B$5]=1; [.$E206]; [.$F206])" office:value-type="float" office:value="2031.25">
            <text:p>2031</text:p>
          </table:table-cell>
          <table:table-cell table:style-name="ce4" table:formula="of:=IF([.$B$5]=0; [.$E206]; [.$F206])" office:value-type="float" office:value="7968.75">
            <text:p>7969</text:p>
          </table:table-cell>
          <table:table-cell table:style-name="ce5" table:formula="of:=([.G206]+[.$B$3])/([.H206]+[.$B$4])" office:value-type="float" office:value="1.49109217660728">
            <text:p>1.5</text:p>
          </table:table-cell>
          <table:table-cell table:formula="of:=20 * LOG([.I206]; 10)" office:value-type="float" office:value="3.47008983156198">
            <text:p>3.5</text:p>
          </table:table-cell>
          <table:table-cell table:formula="of:=ABS([.I206]-[.I205])" office:value-type="float" office:value="0.0121185647820943">
            <text:p>0.012</text:p>
          </table:table-cell>
          <table:table-cell table:formula="of:=ABS([.J206]-[.J205])" office:value-type="float" office:value="0.0703075766720036">
            <text:p>0.070</text:p>
          </table:table-cell>
          <table:table-cell table:style-name="ce4" table:formula="of:=([.I206]/[.$I$2]) * 65535" office:value-type="float" office:value="488.593628969791">
            <text:p>489</text:p>
          </table:table-cell>
          <table:table-cell table:formula="of:=([.J206]/[.$J$2]) * 65535" office:value-type="float" office:value="4941.53352063959">
            <text:p>49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5">
            <text:p>205</text:p>
          </table:table-cell>
          <table:table-cell table:formula="of:=[.$B$2]-[.$F207]" office:value-type="float" office:value="1992.1875">
            <text:p>1992</text:p>
          </table:table-cell>
          <table:table-cell table:formula="of:=([.$B$2]/256)*[.$D207]" office:value-type="float" office:value="8007.8125">
            <text:p>8008</text:p>
          </table:table-cell>
          <table:table-cell table:style-name="ce4" table:formula="of:=IF([.$B$5]=1; [.$E207]; [.$F207])" office:value-type="float" office:value="1992.1875">
            <text:p>1992</text:p>
          </table:table-cell>
          <table:table-cell table:style-name="ce4" table:formula="of:=IF([.$B$5]=0; [.$E207]; [.$F207])" office:value-type="float" office:value="8007.8125">
            <text:p>8008</text:p>
          </table:table-cell>
          <table:table-cell table:style-name="ce5" table:formula="of:=([.G207]+[.$B$3])/([.H207]+[.$B$4])" office:value-type="float" office:value="1.47909038350357">
            <text:p>1.5</text:p>
          </table:table-cell>
          <table:table-cell table:formula="of:=20 * LOG([.I207]; 10)" office:value-type="float" office:value="3.39989426908594">
            <text:p>3.4</text:p>
          </table:table-cell>
          <table:table-cell table:formula="of:=ABS([.I207]-[.I206])" office:value-type="float" office:value="0.012001793103716">
            <text:p>0.012</text:p>
          </table:table-cell>
          <table:table-cell table:formula="of:=ABS([.J207]-[.J206])" office:value-type="float" office:value="0.0701955624760462">
            <text:p>0.070</text:p>
          </table:table-cell>
          <table:table-cell table:style-name="ce4" table:formula="of:=([.I207]/[.$I$2]) * 65535" office:value-type="float" office:value="484.660941414531">
            <text:p>485</text:p>
          </table:table-cell>
          <table:table-cell table:formula="of:=([.J207]/[.$J$2]) * 65535" office:value-type="float" office:value="4841.5724989333">
            <text:p>48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6">
            <text:p>206</text:p>
          </table:table-cell>
          <table:table-cell table:formula="of:=[.$B$2]-[.$F208]" office:value-type="float" office:value="1953.125">
            <text:p>1953</text:p>
          </table:table-cell>
          <table:table-cell table:formula="of:=([.$B$2]/256)*[.$D208]" office:value-type="float" office:value="8046.875">
            <text:p>8047</text:p>
          </table:table-cell>
          <table:table-cell table:style-name="ce4" table:formula="of:=IF([.$B$5]=1; [.$E208]; [.$F208])" office:value-type="float" office:value="1953.125">
            <text:p>1953</text:p>
          </table:table-cell>
          <table:table-cell table:style-name="ce4" table:formula="of:=IF([.$B$5]=0; [.$E208]; [.$F208])" office:value-type="float" office:value="8046.875">
            <text:p>8047</text:p>
          </table:table-cell>
          <table:table-cell table:style-name="ce5" table:formula="of:=([.G208]+[.$B$3])/([.H208]+[.$B$4])" office:value-type="float" office:value="1.46720368239356">
            <text:p>1.5</text:p>
          </table:table-cell>
          <table:table-cell table:formula="of:=20 * LOG([.I208]; 10)" office:value-type="float" office:value="3.32980816642615">
            <text:p>3.3</text:p>
          </table:table-cell>
          <table:table-cell table:formula="of:=ABS([.I208]-[.I207])" office:value-type="float" office:value="0.0118867011100092">
            <text:p>0.012</text:p>
          </table:table-cell>
          <table:table-cell table:formula="of:=ABS([.J208]-[.J207])" office:value-type="float" office:value="0.0700861026597863">
            <text:p>0.070</text:p>
          </table:table-cell>
          <table:table-cell table:style-name="ce4" table:formula="of:=([.I208]/[.$I$2]) * 65535" office:value-type="float" office:value="480.765966628308">
            <text:p>481</text:p>
          </table:table-cell>
          <table:table-cell table:formula="of:=([.J208]/[.$J$2]) * 65535" office:value-type="float" office:value="4741.76735196728">
            <text:p>47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7">
            <text:p>207</text:p>
          </table:table-cell>
          <table:table-cell table:formula="of:=[.$B$2]-[.$F209]" office:value-type="float" office:value="1914.0625">
            <text:p>1914</text:p>
          </table:table-cell>
          <table:table-cell table:formula="of:=([.$B$2]/256)*[.$D209]" office:value-type="float" office:value="8085.9375">
            <text:p>8086</text:p>
          </table:table-cell>
          <table:table-cell table:style-name="ce4" table:formula="of:=IF([.$B$5]=1; [.$E209]; [.$F209])" office:value-type="float" office:value="1914.0625">
            <text:p>1914</text:p>
          </table:table-cell>
          <table:table-cell table:style-name="ce4" table:formula="of:=IF([.$B$5]=0; [.$E209]; [.$F209])" office:value-type="float" office:value="8085.9375">
            <text:p>8086</text:p>
          </table:table-cell>
          <table:table-cell table:style-name="ce5" table:formula="of:=([.G209]+[.$B$3])/([.H209]+[.$B$4])" office:value-type="float" office:value="1.45543042565375">
            <text:p>1.5</text:p>
          </table:table-cell>
          <table:table-cell table:formula="of:=20 * LOG([.I209]; 10)" office:value-type="float" office:value="3.25982899141754">
            <text:p>3.3</text:p>
          </table:table-cell>
          <table:table-cell table:formula="of:=ABS([.I209]-[.I208])" office:value-type="float" office:value="0.0117732567398052">
            <text:p>0.012</text:p>
          </table:table-cell>
          <table:table-cell table:formula="of:=ABS([.J209]-[.J208])" office:value-type="float" office:value="0.0699791750086063">
            <text:p>0.070</text:p>
          </table:table-cell>
          <table:table-cell table:style-name="ce4" table:formula="of:=([.I209]/[.$I$2]) * 65535" office:value-type="float" office:value="476.908164726093">
            <text:p>477</text:p>
          </table:table-cell>
          <table:table-cell table:formula="of:=([.J209]/[.$J$2]) * 65535" office:value-type="float" office:value="4642.11447384681">
            <text:p>464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8">
            <text:p>208</text:p>
          </table:table-cell>
          <table:table-cell table:formula="of:=[.$B$2]-[.$F210]" office:value-type="float" office:value="1875">
            <text:p>1875</text:p>
          </table:table-cell>
          <table:table-cell table:formula="of:=([.$B$2]/256)*[.$D210]" office:value-type="float" office:value="8125">
            <text:p>8125</text:p>
          </table:table-cell>
          <table:table-cell table:style-name="ce4" table:formula="of:=IF([.$B$5]=1; [.$E210]; [.$F210])" office:value-type="float" office:value="1875">
            <text:p>1875</text:p>
          </table:table-cell>
          <table:table-cell table:style-name="ce4" table:formula="of:=IF([.$B$5]=0; [.$E210]; [.$F210])" office:value-type="float" office:value="8125">
            <text:p>8125</text:p>
          </table:table-cell>
          <table:table-cell table:style-name="ce5" table:formula="of:=([.G210]+[.$B$3])/([.H210]+[.$B$4])" office:value-type="float" office:value="1.44376899696049">
            <text:p>1.4</text:p>
          </table:table-cell>
          <table:table-cell table:formula="of:=20 * LOG([.I210]; 10)" office:value-type="float" office:value="3.18995423349785">
            <text:p>3.2</text:p>
          </table:table-cell>
          <table:table-cell table:formula="of:=ABS([.I210]-[.I209])" office:value-type="float" office:value="0.0116614286932644">
            <text:p>0.012</text:p>
          </table:table-cell>
          <table:table-cell table:formula="of:=ABS([.J210]-[.J209])" office:value-type="float" office:value="0.0698747579196986">
            <text:p>0.070</text:p>
          </table:table-cell>
          <table:table-cell table:style-name="ce4" table:formula="of:=([.I210]/[.$I$2]) * 65535" office:value-type="float" office:value="473.087006079027">
            <text:p>473</text:p>
          </table:table-cell>
          <table:table-cell table:formula="of:=([.J210]/[.$J$2]) * 65535" office:value-type="float" office:value="4542.61028944034">
            <text:p>45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09">
            <text:p>209</text:p>
          </table:table-cell>
          <table:table-cell table:formula="of:=[.$B$2]-[.$F211]" office:value-type="float" office:value="1835.9375">
            <text:p>1836</text:p>
          </table:table-cell>
          <table:table-cell table:formula="of:=([.$B$2]/256)*[.$D211]" office:value-type="float" office:value="8164.0625">
            <text:p>8164</text:p>
          </table:table-cell>
          <table:table-cell table:style-name="ce4" table:formula="of:=IF([.$B$5]=1; [.$E211]; [.$F211])" office:value-type="float" office:value="1835.9375">
            <text:p>1836</text:p>
          </table:table-cell>
          <table:table-cell table:style-name="ce4" table:formula="of:=IF([.$B$5]=0; [.$E211]; [.$F211])" office:value-type="float" office:value="8164.0625">
            <text:p>8164</text:p>
          </table:table-cell>
          <table:table-cell table:style-name="ce5" table:formula="of:=([.G211]+[.$B$3])/([.H211]+[.$B$4])" office:value-type="float" office:value="1.4322178105502">
            <text:p>1.4</text:p>
          </table:table-cell>
          <table:table-cell table:formula="of:=20 * LOG([.I211]; 10)" office:value-type="float" office:value="3.12018140310716">
            <text:p>3.1</text:p>
          </table:table-cell>
          <table:table-cell table:formula="of:=ABS([.I211]-[.I210])" office:value-type="float" office:value="0.0115511864102877">
            <text:p>0.012</text:p>
          </table:table-cell>
          <table:table-cell table:formula="of:=ABS([.J211]-[.J210])" office:value-type="float" office:value="0.0697728303906819">
            <text:p>0.070</text:p>
          </table:table-cell>
          <table:table-cell table:style-name="ce4" table:formula="of:=([.I211]/[.$I$2]) * 65535" office:value-type="float" office:value="469.301971072036">
            <text:p>469</text:p>
          </table:table-cell>
          <table:table-cell table:formula="of:=([.J211]/[.$J$2]) * 65535" office:value-type="float" office:value="4443.25125352447">
            <text:p>44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table:formula="of:=[.$B$2]-[.$F212]" office:value-type="float" office:value="1796.875">
            <text:p>1797</text:p>
          </table:table-cell>
          <table:table-cell table:formula="of:=([.$B$2]/256)*[.$D212]" office:value-type="float" office:value="8203.125">
            <text:p>8203</text:p>
          </table:table-cell>
          <table:table-cell table:style-name="ce4" table:formula="of:=IF([.$B$5]=1; [.$E212]; [.$F212])" office:value-type="float" office:value="1796.875">
            <text:p>1797</text:p>
          </table:table-cell>
          <table:table-cell table:style-name="ce4" table:formula="of:=IF([.$B$5]=0; [.$E212]; [.$F212])" office:value-type="float" office:value="8203.125">
            <text:p>8203</text:p>
          </table:table-cell>
          <table:table-cell table:style-name="ce5" table:formula="of:=([.G212]+[.$B$3])/([.H212]+[.$B$4])" office:value-type="float" office:value="1.42077531050056">
            <text:p>1.4</text:p>
          </table:table-cell>
          <table:table-cell table:formula="of:=20 * LOG([.I212]; 10)" office:value-type="float" office:value="3.05050803109859">
            <text:p>3.1</text:p>
          </table:table-cell>
          <table:table-cell table:formula="of:=ABS([.I212]-[.I211])" office:value-type="float" office:value="0.0114425000496341">
            <text:p>0.011</text:p>
          </table:table-cell>
          <table:table-cell table:formula="of:=ABS([.J212]-[.J211])" office:value-type="float" office:value="0.0696733720085732">
            <text:p>0.070</text:p>
          </table:table-cell>
          <table:table-cell table:style-name="ce4" table:formula="of:=([.I212]/[.$I$2]) * 65535" office:value-type="float" office:value="465.552549868272">
            <text:p>466</text:p>
          </table:table-cell>
          <table:table-cell table:formula="of:=([.J212]/[.$J$2]) * 65535" office:value-type="float" office:value="4344.03384994464">
            <text:p>434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1">
            <text:p>211</text:p>
          </table:table-cell>
          <table:table-cell table:formula="of:=[.$B$2]-[.$F213]" office:value-type="float" office:value="1757.8125">
            <text:p>1758</text:p>
          </table:table-cell>
          <table:table-cell table:formula="of:=([.$B$2]/256)*[.$D213]" office:value-type="float" office:value="8242.1875">
            <text:p>8242</text:p>
          </table:table-cell>
          <table:table-cell table:style-name="ce4" table:formula="of:=IF([.$B$5]=1; [.$E213]; [.$F213])" office:value-type="float" office:value="1757.8125">
            <text:p>1758</text:p>
          </table:table-cell>
          <table:table-cell table:style-name="ce4" table:formula="of:=IF([.$B$5]=0; [.$E213]; [.$F213])" office:value-type="float" office:value="8242.1875">
            <text:p>8242</text:p>
          </table:table-cell>
          <table:table-cell table:style-name="ce5" table:formula="of:=([.G213]+[.$B$3])/([.H213]+[.$B$4])" office:value-type="float" office:value="1.40943997003184">
            <text:p>1.4</text:p>
          </table:table-cell>
          <table:table-cell table:formula="of:=20 * LOG([.I213]; 10)" office:value-type="float" office:value="2.98093166815944">
            <text:p>3.0</text:p>
          </table:table-cell>
          <table:table-cell table:formula="of:=ABS([.I213]-[.I212])" office:value-type="float" office:value="0.0113353404687233">
            <text:p>0.011</text:p>
          </table:table-cell>
          <table:table-cell table:formula="of:=ABS([.J213]-[.J212])" office:value-type="float" office:value="0.0695763629391477">
            <text:p>0.070</text:p>
          </table:table-cell>
          <table:table-cell table:style-name="ce4" table:formula="of:=([.I213]/[.$I$2]) * 65535" office:value-type="float" office:value="461.838242180184">
            <text:p>462</text:p>
          </table:table-cell>
          <table:table-cell table:formula="of:=([.J213]/[.$J$2]) * 65535" office:value-type="float" office:value="4244.95459079093">
            <text:p>42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2">
            <text:p>212</text:p>
          </table:table-cell>
          <table:table-cell table:formula="of:=[.$B$2]-[.$F214]" office:value-type="float" office:value="1718.75">
            <text:p>1719</text:p>
          </table:table-cell>
          <table:table-cell table:formula="of:=([.$B$2]/256)*[.$D214]" office:value-type="float" office:value="8281.25">
            <text:p>8281</text:p>
          </table:table-cell>
          <table:table-cell table:style-name="ce4" table:formula="of:=IF([.$B$5]=1; [.$E214]; [.$F214])" office:value-type="float" office:value="1718.75">
            <text:p>1719</text:p>
          </table:table-cell>
          <table:table-cell table:style-name="ce4" table:formula="of:=IF([.$B$5]=0; [.$E214]; [.$F214])" office:value-type="float" office:value="8281.25">
            <text:p>8281</text:p>
          </table:table-cell>
          <table:table-cell table:style-name="ce5" table:formula="of:=([.G214]+[.$B$3])/([.H214]+[.$B$4])" office:value-type="float" office:value="1.39821029082774">
            <text:p>1.4</text:p>
          </table:table-cell>
          <table:table-cell table:formula="of:=20 * LOG([.I214]; 10)" office:value-type="float" office:value="2.91144988424277">
            <text:p>2.9</text:p>
          </table:table-cell>
          <table:table-cell table:formula="of:=ABS([.I214]-[.I213])" office:value-type="float" office:value="0.0112296792041007">
            <text:p>0.011</text:p>
          </table:table-cell>
          <table:table-cell table:formula="of:=ABS([.J214]-[.J213])" office:value-type="float" office:value="0.0694817839166673">
            <text:p>0.069</text:p>
          </table:table-cell>
          <table:table-cell table:style-name="ce4" table:formula="of:=([.I214]/[.$I$2]) * 65535" office:value-type="float" office:value="458.15855704698">
            <text:p>458</text:p>
          </table:table-cell>
          <table:table-cell table:formula="of:=([.J214]/[.$J$2]) * 65535" office:value-type="float" office:value="4146.01001558854">
            <text:p>414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3">
            <text:p>213</text:p>
          </table:table-cell>
          <table:table-cell table:formula="of:=[.$B$2]-[.$F215]" office:value-type="float" office:value="1679.6875">
            <text:p>1680</text:p>
          </table:table-cell>
          <table:table-cell table:formula="of:=([.$B$2]/256)*[.$D215]" office:value-type="float" office:value="8320.3125">
            <text:p>8320</text:p>
          </table:table-cell>
          <table:table-cell table:style-name="ce4" table:formula="of:=IF([.$B$5]=1; [.$E215]; [.$F215])" office:value-type="float" office:value="1679.6875">
            <text:p>1680</text:p>
          </table:table-cell>
          <table:table-cell table:style-name="ce4" table:formula="of:=IF([.$B$5]=0; [.$E215]; [.$F215])" office:value-type="float" office:value="8320.3125">
            <text:p>8320</text:p>
          </table:table-cell>
          <table:table-cell table:style-name="ce5" table:formula="of:=([.G215]+[.$B$3])/([.H215]+[.$B$4])" office:value-type="float" office:value="1.38708480237521">
            <text:p>1.4</text:p>
          </table:table-cell>
          <table:table-cell table:formula="of:=20 * LOG([.I215]; 10)" office:value-type="float" office:value="2.84206026800884">
            <text:p>2.8</text:p>
          </table:table-cell>
          <table:table-cell table:formula="of:=ABS([.I215]-[.I214])" office:value-type="float" office:value="0.0111254884525318">
            <text:p>0.011</text:p>
          </table:table-cell>
          <table:table-cell table:formula="of:=ABS([.J215]-[.J214])" office:value-type="float" office:value="0.0693896162339387">
            <text:p>0.069</text:p>
          </table:table-cell>
          <table:table-cell table:style-name="ce4" table:formula="of:=([.I215]/[.$I$2]) * 65535" office:value-type="float" office:value="454.513012618297">
            <text:p>455</text:p>
          </table:table-cell>
          <table:table-cell table:formula="of:=([.J215]/[.$J$2]) * 65535" office:value-type="float" office:value="4047.19669050237">
            <text:p>404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4">
            <text:p>214</text:p>
          </table:table-cell>
          <table:table-cell table:formula="of:=[.$B$2]-[.$F216]" office:value-type="float" office:value="1640.625">
            <text:p>1641</text:p>
          </table:table-cell>
          <table:table-cell table:formula="of:=([.$B$2]/256)*[.$D216]" office:value-type="float" office:value="8359.375">
            <text:p>8359</text:p>
          </table:table-cell>
          <table:table-cell table:style-name="ce4" table:formula="of:=IF([.$B$5]=1; [.$E216]; [.$F216])" office:value-type="float" office:value="1640.625">
            <text:p>1641</text:p>
          </table:table-cell>
          <table:table-cell table:style-name="ce4" table:formula="of:=IF([.$B$5]=0; [.$E216]; [.$F216])" office:value-type="float" office:value="8359.375">
            <text:p>8359</text:p>
          </table:table-cell>
          <table:table-cell table:style-name="ce5" table:formula="of:=([.G216]+[.$B$3])/([.H216]+[.$B$4])" office:value-type="float" office:value="1.3760620613225">
            <text:p>1.4</text:p>
          </table:table-cell>
          <table:table-cell table:formula="of:=20 * LOG([.I216]; 10)" office:value-type="float" office:value="2.7727604262761">
            <text:p>2.8</text:p>
          </table:table-cell>
          <table:table-cell table:formula="of:=ABS([.I216]-[.I215])" office:value-type="float" office:value="0.0110227410527115">
            <text:p>0.011</text:p>
          </table:table-cell>
          <table:table-cell table:formula="of:=ABS([.J216]-[.J215])" office:value-type="float" office:value="0.069299841732732">
            <text:p>0.069</text:p>
          </table:table-cell>
          <table:table-cell table:style-name="ce4" table:formula="of:=([.I216]/[.$I$2]) * 65535" office:value-type="float" office:value="450.901135943849">
            <text:p>451</text:p>
          </table:table-cell>
          <table:table-cell table:formula="of:=([.J216]/[.$J$2]) * 65535" office:value-type="float" office:value="3948.51120755533">
            <text:p>394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5">
            <text:p>215</text:p>
          </table:table-cell>
          <table:table-cell table:formula="of:=[.$B$2]-[.$F217]" office:value-type="float" office:value="1601.5625">
            <text:p>1602</text:p>
          </table:table-cell>
          <table:table-cell table:formula="of:=([.$B$2]/256)*[.$D217]" office:value-type="float" office:value="8398.4375">
            <text:p>8398</text:p>
          </table:table-cell>
          <table:table-cell table:style-name="ce4" table:formula="of:=IF([.$B$5]=1; [.$E217]; [.$F217])" office:value-type="float" office:value="1601.5625">
            <text:p>1602</text:p>
          </table:table-cell>
          <table:table-cell table:style-name="ce4" table:formula="of:=IF([.$B$5]=0; [.$E217]; [.$F217])" office:value-type="float" office:value="8398.4375">
            <text:p>8398</text:p>
          </table:table-cell>
          <table:table-cell table:style-name="ce5" table:formula="of:=([.G217]+[.$B$3])/([.H217]+[.$B$4])" office:value-type="float" office:value="1.36514065085494">
            <text:p>1.4</text:p>
          </table:table-cell>
          <table:table-cell table:formula="of:=20 * LOG([.I217]; 10)" office:value-type="float" office:value="2.70354798348158">
            <text:p>2.7</text:p>
          </table:table-cell>
          <table:table-cell table:formula="of:=ABS([.I217]-[.I216])" office:value-type="float" office:value="0.0109214104675606">
            <text:p>0.011</text:p>
          </table:table-cell>
          <table:table-cell table:formula="of:=ABS([.J217]-[.J216])" office:value-type="float" office:value="0.0692124427945271">
            <text:p>0.069</text:p>
          </table:table-cell>
          <table:table-cell table:style-name="ce4" table:formula="of:=([.I217]/[.$I$2]) * 65535" office:value-type="float" office:value="447.322462768891">
            <text:p>447</text:p>
          </table:table-cell>
          <table:table-cell table:formula="of:=([.J217]/[.$J$2]) * 65535" office:value-type="float" office:value="3849.95018385971">
            <text:p>38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table:formula="of:=[.$B$2]-[.$F218]" office:value-type="float" office:value="1562.5">
            <text:p>1563</text:p>
          </table:table-cell>
          <table:table-cell table:formula="of:=([.$B$2]/256)*[.$D218]" office:value-type="float" office:value="8437.5">
            <text:p>8438</text:p>
          </table:table-cell>
          <table:table-cell table:style-name="ce4" table:formula="of:=IF([.$B$5]=1; [.$E218]; [.$F218])" office:value-type="float" office:value="1562.5">
            <text:p>1563</text:p>
          </table:table-cell>
          <table:table-cell table:style-name="ce4" table:formula="of:=IF([.$B$5]=0; [.$E218]; [.$F218])" office:value-type="float" office:value="8437.5">
            <text:p>8438</text:p>
          </table:table-cell>
          <table:table-cell table:style-name="ce5" table:formula="of:=([.G218]+[.$B$3])/([.H218]+[.$B$4])" office:value-type="float" office:value="1.35431918008785">
            <text:p>1.4</text:p>
          </table:table-cell>
          <table:table-cell table:formula="of:=20 * LOG([.I218]; 10)" office:value-type="float" office:value="2.63442058115">
            <text:p>2.6</text:p>
          </table:table-cell>
          <table:table-cell table:formula="of:=ABS([.I218]-[.I217])" office:value-type="float" office:value="0.0108214707670888">
            <text:p>0.011</text:p>
          </table:table-cell>
          <table:table-cell table:formula="of:=ABS([.J218]-[.J217])" office:value-type="float" office:value="0.0691274023315764">
            <text:p>0.069</text:p>
          </table:table-cell>
          <table:table-cell table:style-name="ce4" table:formula="of:=([.I218]/[.$I$2]) * 65535" office:value-type="float" office:value="443.776537335286">
            <text:p>444</text:p>
          </table:table-cell>
          <table:table-cell table:formula="of:=([.J218]/[.$J$2]) * 65535" office:value-type="float" office:value="3751.51026086139">
            <text:p>375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7">
            <text:p>217</text:p>
          </table:table-cell>
          <table:table-cell table:formula="of:=[.$B$2]-[.$F219]" office:value-type="float" office:value="1523.4375">
            <text:p>1523</text:p>
          </table:table-cell>
          <table:table-cell table:formula="of:=([.$B$2]/256)*[.$D219]" office:value-type="float" office:value="8476.5625">
            <text:p>8477</text:p>
          </table:table-cell>
          <table:table-cell table:style-name="ce4" table:formula="of:=IF([.$B$5]=1; [.$E219]; [.$F219])" office:value-type="float" office:value="1523.4375">
            <text:p>1523</text:p>
          </table:table-cell>
          <table:table-cell table:style-name="ce4" table:formula="of:=IF([.$B$5]=0; [.$E219]; [.$F219])" office:value-type="float" office:value="8476.5625">
            <text:p>8477</text:p>
          </table:table-cell>
          <table:table-cell table:style-name="ce5" table:formula="of:=([.G219]+[.$B$3])/([.H219]+[.$B$4])" office:value-type="float" office:value="1.34359628347604">
            <text:p>1.3</text:p>
          </table:table-cell>
          <table:table-cell table:formula="of:=20 * LOG([.I219]; 10)" office:value-type="float" office:value="2.56537587737171">
            <text:p>2.6</text:p>
          </table:table-cell>
          <table:table-cell table:formula="of:=ABS([.I219]-[.I218])" office:value-type="float" office:value="0.0107228966118047">
            <text:p>0.011</text:p>
          </table:table-cell>
          <table:table-cell table:formula="of:=ABS([.J219]-[.J218])" office:value-type="float" office:value="0.0690447037782875">
            <text:p>0.069</text:p>
          </table:table-cell>
          <table:table-cell table:style-name="ce4" table:formula="of:=([.I219]/[.$I$2]) * 65535" office:value-type="float" office:value="440.262912188012">
            <text:p>440</text:p>
          </table:table-cell>
          <table:table-cell table:formula="of:=([.J219]/[.$J$2]) * 65535" office:value-type="float" office:value="3653.18810359624">
            <text:p>365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8">
            <text:p>218</text:p>
          </table:table-cell>
          <table:table-cell table:formula="of:=[.$B$2]-[.$F220]" office:value-type="float" office:value="1484.375">
            <text:p>1484</text:p>
          </table:table-cell>
          <table:table-cell table:formula="of:=([.$B$2]/256)*[.$D220]" office:value-type="float" office:value="8515.625">
            <text:p>8516</text:p>
          </table:table-cell>
          <table:table-cell table:style-name="ce4" table:formula="of:=IF([.$B$5]=1; [.$E220]; [.$F220])" office:value-type="float" office:value="1484.375">
            <text:p>1484</text:p>
          </table:table-cell>
          <table:table-cell table:style-name="ce4" table:formula="of:=IF([.$B$5]=0; [.$E220]; [.$F220])" office:value-type="float" office:value="8515.625">
            <text:p>8516</text:p>
          </table:table-cell>
          <table:table-cell table:style-name="ce5" table:formula="of:=([.G220]+[.$B$3])/([.H220]+[.$B$4])" office:value-type="float" office:value="1.33297062023939">
            <text:p>1.3</text:p>
          </table:table-cell>
          <table:table-cell table:formula="of:=20 * LOG([.I220]; 10)" office:value-type="float" office:value="2.4964115462888">
            <text:p>2.5</text:p>
          </table:table-cell>
          <table:table-cell table:formula="of:=ABS([.I220]-[.I219])" office:value-type="float" office:value="0.0106256632366524">
            <text:p>0.011</text:p>
          </table:table-cell>
          <table:table-cell table:formula="of:=ABS([.J220]-[.J219])" office:value-type="float" office:value="0.0689643310829133">
            <text:p>0.069</text:p>
          </table:table-cell>
          <table:table-cell table:style-name="ce4" table:formula="of:=([.I220]/[.$I$2]) * 65535" office:value-type="float" office:value="436.781147986942">
            <text:p>437</text:p>
          </table:table-cell>
          <table:table-cell table:formula="of:=([.J220]/[.$J$2]) * 65535" office:value-type="float" office:value="3554.9803999584">
            <text:p>355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19">
            <text:p>219</text:p>
          </table:table-cell>
          <table:table-cell table:formula="of:=[.$B$2]-[.$F221]" office:value-type="float" office:value="1445.3125">
            <text:p>1445</text:p>
          </table:table-cell>
          <table:table-cell table:formula="of:=([.$B$2]/256)*[.$D221]" office:value-type="float" office:value="8554.6875">
            <text:p>8555</text:p>
          </table:table-cell>
          <table:table-cell table:style-name="ce4" table:formula="of:=IF([.$B$5]=1; [.$E221]; [.$F221])" office:value-type="float" office:value="1445.3125">
            <text:p>1445</text:p>
          </table:table-cell>
          <table:table-cell table:style-name="ce4" table:formula="of:=IF([.$B$5]=0; [.$E221]; [.$F221])" office:value-type="float" office:value="8554.6875">
            <text:p>8555</text:p>
          </table:table-cell>
          <table:table-cell table:style-name="ce5" table:formula="of:=([.G221]+[.$B$3])/([.H221]+[.$B$4])" office:value-type="float" office:value="1.32244087380394">
            <text:p>1.3</text:p>
          </table:table-cell>
          <table:table-cell table:formula="of:=20 * LOG([.I221]; 10)" office:value-type="float" office:value="2.42752527758927">
            <text:p>2.4</text:p>
          </table:table-cell>
          <table:table-cell table:formula="of:=ABS([.I221]-[.I220])" office:value-type="float" office:value="0.010529746435455">
            <text:p>0.011</text:p>
          </table:table-cell>
          <table:table-cell table:formula="of:=ABS([.J221]-[.J220])" office:value-type="float" office:value="0.068886268699532">
            <text:p>0.069</text:p>
          </table:table-cell>
          <table:table-cell table:style-name="ce4" table:formula="of:=([.I221]/[.$I$2]) * 65535" office:value-type="float" office:value="433.330813323705">
            <text:p>433</text:p>
          </table:table-cell>
          <table:table-cell table:formula="of:=([.J221]/[.$J$2]) * 65535" office:value-type="float" office:value="3456.88385997999">
            <text:p>345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0">
            <text:p>220</text:p>
          </table:table-cell>
          <table:table-cell table:formula="of:=[.$B$2]-[.$F222]" office:value-type="float" office:value="1406.25">
            <text:p>1406</text:p>
          </table:table-cell>
          <table:table-cell table:formula="of:=([.$B$2]/256)*[.$D222]" office:value-type="float" office:value="8593.75">
            <text:p>8594</text:p>
          </table:table-cell>
          <table:table-cell table:style-name="ce4" table:formula="of:=IF([.$B$5]=1; [.$E222]; [.$F222])" office:value-type="float" office:value="1406.25">
            <text:p>1406</text:p>
          </table:table-cell>
          <table:table-cell table:style-name="ce4" table:formula="of:=IF([.$B$5]=0; [.$E222]; [.$F222])" office:value-type="float" office:value="8593.75">
            <text:p>8594</text:p>
          </table:table-cell>
          <table:table-cell table:style-name="ce5" table:formula="of:=([.G222]+[.$B$3])/([.H222]+[.$B$4])" office:value-type="float" office:value="1.31200575125809">
            <text:p>1.3</text:p>
          </table:table-cell>
          <table:table-cell table:formula="of:=20 * LOG([.I222]; 10)" office:value-type="float" office:value="2.35871477600894">
            <text:p>2.4</text:p>
          </table:table-cell>
          <table:table-cell table:formula="of:=ABS([.I222]-[.I221])" office:value-type="float" office:value="0.0104351225458481">
            <text:p>0.010</text:p>
          </table:table-cell>
          <table:table-cell table:formula="of:=ABS([.J222]-[.J221])" office:value-type="float" office:value="0.0688105015803271">
            <text:p>0.069</text:p>
          </table:table-cell>
          <table:table-cell table:style-name="ce4" table:formula="of:=([.I222]/[.$I$2]) * 65535" office:value-type="float" office:value="429.911484543494">
            <text:p>430</text:p>
          </table:table-cell>
          <table:table-cell table:formula="of:=([.J222]/[.$J$2]) * 65535" office:value-type="float" office:value="3358.89521512172">
            <text:p>335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1">
            <text:p>221</text:p>
          </table:table-cell>
          <table:table-cell table:formula="of:=[.$B$2]-[.$F223]" office:value-type="float" office:value="1367.1875">
            <text:p>1367</text:p>
          </table:table-cell>
          <table:table-cell table:formula="of:=([.$B$2]/256)*[.$D223]" office:value-type="float" office:value="8632.8125">
            <text:p>8633</text:p>
          </table:table-cell>
          <table:table-cell table:style-name="ce4" table:formula="of:=IF([.$B$5]=1; [.$E223]; [.$F223])" office:value-type="float" office:value="1367.1875">
            <text:p>1367</text:p>
          </table:table-cell>
          <table:table-cell table:style-name="ce4" table:formula="of:=IF([.$B$5]=0; [.$E223]; [.$F223])" office:value-type="float" office:value="8632.8125">
            <text:p>8633</text:p>
          </table:table-cell>
          <table:table-cell table:style-name="ce5" table:formula="of:=([.G223]+[.$B$3])/([.H223]+[.$B$4])" office:value-type="float" office:value="1.3016639828234">
            <text:p>1.3</text:p>
          </table:table-cell>
          <table:table-cell table:formula="of:=20 * LOG([.I223]; 10)" office:value-type="float" office:value="2.2899777608408">
            <text:p>2.3</text:p>
          </table:table-cell>
          <table:table-cell table:formula="of:=ABS([.I223]-[.I222])" office:value-type="float" office:value="0.0103417684346845">
            <text:p>0.010</text:p>
          </table:table-cell>
          <table:table-cell table:formula="of:=ABS([.J223]-[.J222])" office:value-type="float" office:value="0.0687370151681441">
            <text:p>0.069</text:p>
          </table:table-cell>
          <table:table-cell table:style-name="ce4" table:formula="of:=([.I223]/[.$I$2]) * 65535" office:value-type="float" office:value="426.522745571659">
            <text:p>427</text:p>
          </table:table-cell>
          <table:table-cell table:formula="of:=([.J223]/[.$J$2]) * 65535" office:value-type="float" office:value="3261.01121757426">
            <text:p>326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2">
            <text:p>222</text:p>
          </table:table-cell>
          <table:table-cell table:formula="of:=[.$B$2]-[.$F224]" office:value-type="float" office:value="1328.125">
            <text:p>1328</text:p>
          </table:table-cell>
          <table:table-cell table:formula="of:=([.$B$2]/256)*[.$D224]" office:value-type="float" office:value="8671.875">
            <text:p>8672</text:p>
          </table:table-cell>
          <table:table-cell table:style-name="ce4" table:formula="of:=IF([.$B$5]=1; [.$E224]; [.$F224])" office:value-type="float" office:value="1328.125">
            <text:p>1328</text:p>
          </table:table-cell>
          <table:table-cell table:style-name="ce4" table:formula="of:=IF([.$B$5]=0; [.$E224]; [.$F224])" office:value-type="float" office:value="8671.875">
            <text:p>8672</text:p>
          </table:table-cell>
          <table:table-cell table:style-name="ce5" table:formula="of:=([.G224]+[.$B$3])/([.H224]+[.$B$4])" office:value-type="float" office:value="1.29141432133951">
            <text:p>1.3</text:p>
          </table:table-cell>
          <table:table-cell table:formula="of:=20 * LOG([.I224]; 10)" office:value-type="float" office:value="2.22131196545147">
            <text:p>2.2</text:p>
          </table:table-cell>
          <table:table-cell table:formula="of:=ABS([.I224]-[.I223])" office:value-type="float" office:value="0.0102496614838947">
            <text:p>0.010</text:p>
          </table:table-cell>
          <table:table-cell table:formula="of:=ABS([.J224]-[.J223])" office:value-type="float" office:value="0.0686657953893297">
            <text:p>0.069</text:p>
          </table:table-cell>
          <table:table-cell table:style-name="ce4" table:formula="of:=([.I224]/[.$I$2]) * 65535" office:value-type="float" office:value="423.164187744923">
            <text:p>423</text:p>
          </table:table-cell>
          <table:table-cell table:formula="of:=([.J224]/[.$J$2]) * 65535" office:value-type="float" office:value="3163.22863956963">
            <text:p>316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3">
            <text:p>223</text:p>
          </table:table-cell>
          <table:table-cell table:formula="of:=[.$B$2]-[.$F225]" office:value-type="float" office:value="1289.0625">
            <text:p>1289</text:p>
          </table:table-cell>
          <table:table-cell table:formula="of:=([.$B$2]/256)*[.$D225]" office:value-type="float" office:value="8710.9375">
            <text:p>8711</text:p>
          </table:table-cell>
          <table:table-cell table:style-name="ce4" table:formula="of:=IF([.$B$5]=1; [.$E225]; [.$F225])" office:value-type="float" office:value="1289.0625">
            <text:p>1289</text:p>
          </table:table-cell>
          <table:table-cell table:style-name="ce4" table:formula="of:=IF([.$B$5]=0; [.$E225]; [.$F225])" office:value-type="float" office:value="8710.9375">
            <text:p>8711</text:p>
          </table:table-cell>
          <table:table-cell table:style-name="ce5" table:formula="of:=([.G225]+[.$B$3])/([.H225]+[.$B$4])" office:value-type="float" office:value="1.28125554176272">
            <text:p>1.3</text:p>
          </table:table-cell>
          <table:table-cell table:formula="of:=20 * LOG([.I225]; 10)" office:value-type="float" office:value="2.15271513680465">
            <text:p>2.2</text:p>
          </table:table-cell>
          <table:table-cell table:formula="of:=ABS([.I225]-[.I224])" office:value-type="float" office:value="0.0101587795767846">
            <text:p>0.010</text:p>
          </table:table-cell>
          <table:table-cell table:formula="of:=ABS([.J225]-[.J224])" office:value-type="float" office:value="0.0685968286468217">
            <text:p>0.069</text:p>
          </table:table-cell>
          <table:table-cell table:style-name="ce4" table:formula="of:=([.I225]/[.$I$2]) * 65535" office:value-type="float" office:value="419.8354096471">
            <text:p>420</text:p>
          </table:table-cell>
          <table:table-cell table:formula="of:=([.J225]/[.$J$2]) * 65535" office:value-type="float" office:value="3065.54427270261">
            <text:p>306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4">
            <text:p>224</text:p>
          </table:table-cell>
          <table:table-cell table:formula="of:=[.$B$2]-[.$F226]" office:value-type="float" office:value="1250">
            <text:p>1250</text:p>
          </table:table-cell>
          <table:table-cell table:formula="of:=([.$B$2]/256)*[.$D226]" office:value-type="float" office:value="8750">
            <text:p>8750</text:p>
          </table:table-cell>
          <table:table-cell table:style-name="ce4" table:formula="of:=IF([.$B$5]=1; [.$E226]; [.$F226])" office:value-type="float" office:value="1250">
            <text:p>1250</text:p>
          </table:table-cell>
          <table:table-cell table:style-name="ce4" table:formula="of:=IF([.$B$5]=0; [.$E226]; [.$F226])" office:value-type="float" office:value="8750">
            <text:p>8750</text:p>
          </table:table-cell>
          <table:table-cell table:style-name="ce5" table:formula="of:=([.G226]+[.$B$3])/([.H226]+[.$B$4])" office:value-type="float" office:value="1.27118644067797">
            <text:p>1.3</text:p>
          </table:table-cell>
          <table:table-cell table:formula="of:=20 * LOG([.I226]; 10)" office:value-type="float" office:value="2.08418503499112">
            <text:p>2.1</text:p>
          </table:table-cell>
          <table:table-cell table:formula="of:=ABS([.I226]-[.I225])" office:value-type="float" office:value="0.0100691010847578">
            <text:p>0.010</text:p>
          </table:table-cell>
          <table:table-cell table:formula="of:=ABS([.J226]-[.J225])" office:value-type="float" office:value="0.0685301018135291">
            <text:p>0.069</text:p>
          </table:table-cell>
          <table:table-cell table:style-name="ce4" table:formula="of:=([.I226]/[.$I$2]) * 65535" office:value-type="float" office:value="416.536016949152">
            <text:p>417</text:p>
          </table:table-cell>
          <table:table-cell table:formula="of:=([.J226]/[.$J$2]) * 65535" office:value-type="float" office:value="2967.95492726138">
            <text:p>296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5">
            <text:p>225</text:p>
          </table:table-cell>
          <table:table-cell table:formula="of:=[.$B$2]-[.$F227]" office:value-type="float" office:value="1210.9375">
            <text:p>1211</text:p>
          </table:table-cell>
          <table:table-cell table:formula="of:=([.$B$2]/256)*[.$D227]" office:value-type="float" office:value="8789.0625">
            <text:p>8789</text:p>
          </table:table-cell>
          <table:table-cell table:style-name="ce4" table:formula="of:=IF([.$B$5]=1; [.$E227]; [.$F227])" office:value-type="float" office:value="1210.9375">
            <text:p>1211</text:p>
          </table:table-cell>
          <table:table-cell table:style-name="ce4" table:formula="of:=IF([.$B$5]=0; [.$E227]; [.$F227])" office:value-type="float" office:value="8789.0625">
            <text:p>8789</text:p>
          </table:table-cell>
          <table:table-cell table:style-name="ce5" table:formula="of:=([.G227]+[.$B$3])/([.H227]+[.$B$4])" office:value-type="float" office:value="1.26120583582352">
            <text:p>1.3</text:p>
          </table:table-cell>
          <table:table-cell table:formula="of:=20 * LOG([.I227]; 10)" office:value-type="float" office:value="2.01571943276517">
            <text:p>2.0</text:p>
          </table:table-cell>
          <table:table-cell table:formula="of:=ABS([.I227]-[.I226])" office:value-type="float" office:value="0.00998060485444707">
            <text:p>0.010</text:p>
          </table:table-cell>
          <table:table-cell table:formula="of:=ABS([.J227]-[.J226])" office:value-type="float" office:value="0.0684656022259493">
            <text:p>0.068</text:p>
          </table:table-cell>
          <table:table-cell table:style-name="ce4" table:formula="of:=([.I227]/[.$I$2]) * 65535" office:value-type="float" office:value="413.265622253472">
            <text:p>413</text:p>
          </table:table-cell>
          <table:table-cell table:formula="of:=([.J227]/[.$J$2]) * 65535" office:value-type="float" office:value="2870.45743156744">
            <text:p>287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6">
            <text:p>226</text:p>
          </table:table-cell>
          <table:table-cell table:formula="of:=[.$B$2]-[.$F228]" office:value-type="float" office:value="1171.875">
            <text:p>1172</text:p>
          </table:table-cell>
          <table:table-cell table:formula="of:=([.$B$2]/256)*[.$D228]" office:value-type="float" office:value="8828.125">
            <text:p>8828</text:p>
          </table:table-cell>
          <table:table-cell table:style-name="ce4" table:formula="of:=IF([.$B$5]=1; [.$E228]; [.$F228])" office:value-type="float" office:value="1171.875">
            <text:p>1172</text:p>
          </table:table-cell>
          <table:table-cell table:style-name="ce4" table:formula="of:=IF([.$B$5]=0; [.$E228]; [.$F228])" office:value-type="float" office:value="8828.125">
            <text:p>8828</text:p>
          </table:table-cell>
          <table:table-cell table:style-name="ce5" table:formula="of:=([.G228]+[.$B$3])/([.H228]+[.$B$4])" office:value-type="float" office:value="1.25131256562828">
            <text:p>1.3</text:p>
          </table:table-cell>
          <table:table-cell table:formula="of:=20 * LOG([.I228]; 10)" office:value-type="float" office:value="1.94731611508713">
            <text:p>1.9</text:p>
          </table:table-cell>
          <table:table-cell table:formula="of:=ABS([.I228]-[.I227])" office:value-type="float" office:value="0.00989327019523767">
            <text:p>0.010</text:p>
          </table:table-cell>
          <table:table-cell table:formula="of:=ABS([.J228]-[.J227])" office:value-type="float" office:value="0.0684033176780396">
            <text:p>0.068</text:p>
          </table:table-cell>
          <table:table-cell table:style-name="ce4" table:formula="of:=([.I228]/[.$I$2]) * 65535" office:value-type="float" office:value="410.023844942247">
            <text:p>410</text:p>
          </table:table-cell>
          <table:table-cell table:formula="of:=([.J228]/[.$J$2]) * 65535" office:value-type="float" office:value="2773.04863132412">
            <text:p>277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7">
            <text:p>227</text:p>
          </table:table-cell>
          <table:table-cell table:formula="of:=[.$B$2]-[.$F229]" office:value-type="float" office:value="1132.8125">
            <text:p>1133</text:p>
          </table:table-cell>
          <table:table-cell table:formula="of:=([.$B$2]/256)*[.$D229]" office:value-type="float" office:value="8867.1875">
            <text:p>8867</text:p>
          </table:table-cell>
          <table:table-cell table:style-name="ce4" table:formula="of:=IF([.$B$5]=1; [.$E229]; [.$F229])" office:value-type="float" office:value="1132.8125">
            <text:p>1133</text:p>
          </table:table-cell>
          <table:table-cell table:style-name="ce4" table:formula="of:=IF([.$B$5]=0; [.$E229]; [.$F229])" office:value-type="float" office:value="8867.1875">
            <text:p>8867</text:p>
          </table:table-cell>
          <table:table-cell table:style-name="ce5" table:formula="of:=([.G229]+[.$B$3])/([.H229]+[.$B$4])" office:value-type="float" office:value="1.24150548876111">
            <text:p>1.2</text:p>
          </table:table-cell>
          <table:table-cell table:formula="of:=20 * LOG([.I229]; 10)" office:value-type="float" office:value="1.87897287867179">
            <text:p>1.9</text:p>
          </table:table-cell>
          <table:table-cell table:formula="of:=ABS([.I229]-[.I228])" office:value-type="float" office:value="0.00980707686717319">
            <text:p>0.010</text:p>
          </table:table-cell>
          <table:table-cell table:formula="of:=ABS([.J229]-[.J228])" office:value-type="float" office:value="0.0683432364153378">
            <text:p>0.068</text:p>
          </table:table-cell>
          <table:table-cell table:style-name="ce4" table:formula="of:=([.I229]/[.$I$2]) * 65535" office:value-type="float" office:value="406.810311029796">
            <text:p>407</text:p>
          </table:table-cell>
          <table:table-cell table:formula="of:=([.J229]/[.$J$2]) * 65535" office:value-type="float" office:value="2675.72538897354">
            <text:p>267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8">
            <text:p>228</text:p>
          </table:table-cell>
          <table:table-cell table:formula="of:=[.$B$2]-[.$F230]" office:value-type="float" office:value="1093.75">
            <text:p>1094</text:p>
          </table:table-cell>
          <table:table-cell table:formula="of:=([.$B$2]/256)*[.$D230]" office:value-type="float" office:value="8906.25">
            <text:p>8906</text:p>
          </table:table-cell>
          <table:table-cell table:style-name="ce4" table:formula="of:=IF([.$B$5]=1; [.$E230]; [.$F230])" office:value-type="float" office:value="1093.75">
            <text:p>1094</text:p>
          </table:table-cell>
          <table:table-cell table:style-name="ce4" table:formula="of:=IF([.$B$5]=0; [.$E230]; [.$F230])" office:value-type="float" office:value="8906.25">
            <text:p>8906</text:p>
          </table:table-cell>
          <table:table-cell table:style-name="ce5" table:formula="of:=([.G230]+[.$B$3])/([.H230]+[.$B$4])" office:value-type="float" office:value="1.23178348369188">
            <text:p>1.2</text:p>
          </table:table-cell>
          <table:table-cell table:formula="of:=20 * LOG([.I230]; 10)" office:value-type="float" office:value="1.81068753154247">
            <text:p>1.8</text:p>
          </table:table-cell>
          <table:table-cell table:formula="of:=ABS([.I230]-[.I229])" office:value-type="float" office:value="0.00972200506922749">
            <text:p>0.010</text:p>
          </table:table-cell>
          <table:table-cell table:formula="of:=ABS([.J230]-[.J229])" office:value-type="float" office:value="0.0682853471293181">
            <text:p>0.068</text:p>
          </table:table-cell>
          <table:table-cell table:style-name="ce4" table:formula="of:=([.I230]/[.$I$2]) * 65535" office:value-type="float" office:value="403.624653018737">
            <text:p>404</text:p>
          </table:table-cell>
          <table:table-cell table:formula="of:=([.J230]/[.$J$2]) * 65535" office:value-type="float" office:value="2578.48458306156">
            <text:p>257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29">
            <text:p>229</text:p>
          </table:table-cell>
          <table:table-cell table:formula="of:=[.$B$2]-[.$F231]" office:value-type="float" office:value="1054.6875">
            <text:p>1055</text:p>
          </table:table-cell>
          <table:table-cell table:formula="of:=([.$B$2]/256)*[.$D231]" office:value-type="float" office:value="8945.3125">
            <text:p>8945</text:p>
          </table:table-cell>
          <table:table-cell table:style-name="ce4" table:formula="of:=IF([.$B$5]=1; [.$E231]; [.$F231])" office:value-type="float" office:value="1054.6875">
            <text:p>1055</text:p>
          </table:table-cell>
          <table:table-cell table:style-name="ce4" table:formula="of:=IF([.$B$5]=0; [.$E231]; [.$F231])" office:value-type="float" office:value="8945.3125">
            <text:p>8945</text:p>
          </table:table-cell>
          <table:table-cell table:style-name="ce5" table:formula="of:=([.G231]+[.$B$3])/([.H231]+[.$B$4])" office:value-type="float" office:value="1.22214544826395">
            <text:p>1.2</text:p>
          </table:table-cell>
          <table:table-cell table:formula="of:=20 * LOG([.I231]; 10)" office:value-type="float" office:value="1.74245789259049">
            <text:p>1.7</text:p>
          </table:table-cell>
          <table:table-cell table:formula="of:=ABS([.I231]-[.I230])" office:value-type="float" office:value="0.00963803542793174">
            <text:p>0.010</text:p>
          </table:table-cell>
          <table:table-cell table:formula="of:=ABS([.J231]-[.J230])" office:value-type="float" office:value="0.0682296389519848">
            <text:p>0.068</text:p>
          </table:table-cell>
          <table:table-cell table:style-name="ce4" table:formula="of:=([.I231]/[.$I$2]) * 65535" office:value-type="float" office:value="400.466509759889">
            <text:p>400</text:p>
          </table:table-cell>
          <table:table-cell table:formula="of:=([.J231]/[.$J$2]) * 65535" office:value-type="float" office:value="2481.32310761048">
            <text:p>248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0">
            <text:p>230</text:p>
          </table:table-cell>
          <table:table-cell table:formula="of:=[.$B$2]-[.$F232]" office:value-type="float" office:value="1015.625">
            <text:p>1016</text:p>
          </table:table-cell>
          <table:table-cell table:formula="of:=([.$B$2]/256)*[.$D232]" office:value-type="float" office:value="8984.375">
            <text:p>8984</text:p>
          </table:table-cell>
          <table:table-cell table:style-name="ce4" table:formula="of:=IF([.$B$5]=1; [.$E232]; [.$F232])" office:value-type="float" office:value="1015.625">
            <text:p>1016</text:p>
          </table:table-cell>
          <table:table-cell table:style-name="ce4" table:formula="of:=IF([.$B$5]=0; [.$E232]; [.$F232])" office:value-type="float" office:value="8984.375">
            <text:p>8984</text:p>
          </table:table-cell>
          <table:table-cell table:style-name="ce5" table:formula="of:=([.G232]+[.$B$3])/([.H232]+[.$B$4])" office:value-type="float" office:value="1.21259029927761">
            <text:p>1.2</text:p>
          </table:table-cell>
          <table:table-cell table:formula="of:=20 * LOG([.I232]; 10)" office:value-type="float" office:value="1.6742817911398">
            <text:p>1.7</text:p>
          </table:table-cell>
          <table:table-cell table:formula="of:=ABS([.I232]-[.I231])" office:value-type="float" office:value="0.00955514898634302">
            <text:p>0.010</text:p>
          </table:table-cell>
          <table:table-cell table:formula="of:=ABS([.J232]-[.J231])" office:value-type="float" office:value="0.0681761014506914">
            <text:p>0.068</text:p>
          </table:table-cell>
          <table:table-cell table:style-name="ce4" table:formula="of:=([.I232]/[.$I$2]) * 65535" office:value-type="float" office:value="397.335526315789">
            <text:p>397</text:p>
          </table:table-cell>
          <table:table-cell table:formula="of:=([.J232]/[.$J$2]) * 65535" office:value-type="float" office:value="2384.23787149904">
            <text:p>238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1">
            <text:p>231</text:p>
          </table:table-cell>
          <table:table-cell table:formula="of:=[.$B$2]-[.$F233]" office:value-type="float" office:value="976.5625">
            <text:p>977</text:p>
          </table:table-cell>
          <table:table-cell table:formula="of:=([.$B$2]/256)*[.$D233]" office:value-type="float" office:value="9023.4375">
            <text:p>9023</text:p>
          </table:table-cell>
          <table:table-cell table:style-name="ce4" table:formula="of:=IF([.$B$5]=1; [.$E233]; [.$F233])" office:value-type="float" office:value="976.5625">
            <text:p>977</text:p>
          </table:table-cell>
          <table:table-cell table:style-name="ce4" table:formula="of:=IF([.$B$5]=0; [.$E233]; [.$F233])" office:value-type="float" office:value="9023.4375">
            <text:p>9023</text:p>
          </table:table-cell>
          <table:table-cell table:style-name="ce5" table:formula="of:=([.G233]+[.$B$3])/([.H233]+[.$B$4])" office:value-type="float" office:value="1.20311697208426">
            <text:p>1.2</text:p>
          </table:table-cell>
          <table:table-cell table:formula="of:=20 * LOG([.I233]; 10)" office:value-type="float" office:value="1.6061570665166">
            <text:p>1.6</text:p>
          </table:table-cell>
          <table:table-cell table:formula="of:=ABS([.I233]-[.I232])" office:value-type="float" office:value="0.00947332719334493">
            <text:p>0.009</text:p>
          </table:table-cell>
          <table:table-cell table:formula="of:=ABS([.J233]-[.J232])" office:value-type="float" office:value="0.068124724623192">
            <text:p>0.068</text:p>
          </table:table-cell>
          <table:table-cell table:style-name="ce4" table:formula="of:=([.I233]/[.$I$2]) * 65535" office:value-type="float" office:value="394.23135382771">
            <text:p>394</text:p>
          </table:table-cell>
          <table:table-cell table:formula="of:=([.J233]/[.$J$2]) * 65535" office:value-type="float" office:value="2287.22579784954">
            <text:p>228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2">
            <text:p>232</text:p>
          </table:table-cell>
          <table:table-cell table:formula="of:=[.$B$2]-[.$F234]" office:value-type="float" office:value="937.5">
            <text:p>938</text:p>
          </table:table-cell>
          <table:table-cell table:formula="of:=([.$B$2]/256)*[.$D234]" office:value-type="float" office:value="9062.5">
            <text:p>9063</text:p>
          </table:table-cell>
          <table:table-cell table:style-name="ce4" table:formula="of:=IF([.$B$5]=1; [.$E234]; [.$F234])" office:value-type="float" office:value="937.5">
            <text:p>938</text:p>
          </table:table-cell>
          <table:table-cell table:style-name="ce4" table:formula="of:=IF([.$B$5]=0; [.$E234]; [.$F234])" office:value-type="float" office:value="9062.5">
            <text:p>9063</text:p>
          </table:table-cell>
          <table:table-cell table:style-name="ce5" table:formula="of:=([.G234]+[.$B$3])/([.H234]+[.$B$4])" office:value-type="float" office:value="1.193724420191">
            <text:p>1.2</text:p>
          </table:table-cell>
          <table:table-cell table:formula="of:=20 * LOG([.I234]; 10)" office:value-type="float" office:value="1.53808156762371">
            <text:p>1.5</text:p>
          </table:table-cell>
          <table:table-cell table:formula="of:=ABS([.I234]-[.I233])" office:value-type="float" office:value="0.00939255189326493">
            <text:p>0.009</text:p>
          </table:table-cell>
          <table:table-cell table:formula="of:=ABS([.J234]-[.J233])" office:value-type="float" office:value="0.0680754988928967">
            <text:p>0.068</text:p>
          </table:table-cell>
          <table:table-cell table:style-name="ce4" table:formula="of:=([.I234]/[.$I$2]) * 65535" office:value-type="float" office:value="391.153649386085">
            <text:p>391</text:p>
          </table:table-cell>
          <table:table-cell table:formula="of:=([.J234]/[.$J$2]) * 65535" office:value-type="float" office:value="2190.28382342173">
            <text:p>219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3">
            <text:p>233</text:p>
          </table:table-cell>
          <table:table-cell table:formula="of:=[.$B$2]-[.$F235]" office:value-type="float" office:value="898.4375">
            <text:p>898</text:p>
          </table:table-cell>
          <table:table-cell table:formula="of:=([.$B$2]/256)*[.$D235]" office:value-type="float" office:value="9101.5625">
            <text:p>9102</text:p>
          </table:table-cell>
          <table:table-cell table:style-name="ce4" table:formula="of:=IF([.$B$5]=1; [.$E235]; [.$F235])" office:value-type="float" office:value="898.4375">
            <text:p>898</text:p>
          </table:table-cell>
          <table:table-cell table:style-name="ce4" table:formula="of:=IF([.$B$5]=0; [.$E235]; [.$F235])" office:value-type="float" office:value="9101.5625">
            <text:p>9102</text:p>
          </table:table-cell>
          <table:table-cell table:style-name="ce5" table:formula="of:=([.G235]+[.$B$3])/([.H235]+[.$B$4])" office:value-type="float" office:value="1.18441161487519">
            <text:p>1.2</text:p>
          </table:table-cell>
          <table:table-cell table:formula="of:=20 * LOG([.I235]; 10)" office:value-type="float" office:value="1.47005315251933">
            <text:p>1.5</text:p>
          </table:table-cell>
          <table:table-cell table:formula="of:=ABS([.I235]-[.I234])" office:value-type="float" office:value="0.00931280531580492">
            <text:p>0.009</text:p>
          </table:table-cell>
          <table:table-cell table:formula="of:=ABS([.J235]-[.J234])" office:value-type="float" office:value="0.068028415104376">
            <text:p>0.068</text:p>
          </table:table-cell>
          <table:table-cell table:style-name="ce4" table:formula="of:=([.I235]/[.$I$2]) * 65535" office:value-type="float" office:value="388.102075904228">
            <text:p>388</text:p>
          </table:table-cell>
          <table:table-cell table:formula="of:=([.J235]/[.$J$2]) * 65535" office:value-type="float" office:value="2093.40889801297">
            <text:p>209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4">
            <text:p>234</text:p>
          </table:table-cell>
          <table:table-cell table:formula="of:=[.$B$2]-[.$F236]" office:value-type="float" office:value="859.375">
            <text:p>859</text:p>
          </table:table-cell>
          <table:table-cell table:formula="of:=([.$B$2]/256)*[.$D236]" office:value-type="float" office:value="9140.625">
            <text:p>9141</text:p>
          </table:table-cell>
          <table:table-cell table:style-name="ce4" table:formula="of:=IF([.$B$5]=1; [.$E236]; [.$F236])" office:value-type="float" office:value="859.375">
            <text:p>859</text:p>
          </table:table-cell>
          <table:table-cell table:style-name="ce4" table:formula="of:=IF([.$B$5]=0; [.$E236]; [.$F236])" office:value-type="float" office:value="9140.625">
            <text:p>9141</text:p>
          </table:table-cell>
          <table:table-cell table:style-name="ce5" table:formula="of:=([.G236]+[.$B$3])/([.H236]+[.$B$4])" office:value-type="float" office:value="1.17517754480893">
            <text:p>1.2</text:p>
          </table:table-cell>
          <table:table-cell table:formula="of:=20 * LOG([.I236]; 10)" office:value-type="float" office:value="1.4020696880003">
            <text:p>1.4</text:p>
          </table:table-cell>
          <table:table-cell table:formula="of:=ABS([.I236]-[.I235])" office:value-type="float" office:value="0.0092340700662632">
            <text:p>0.009</text:p>
          </table:table-cell>
          <table:table-cell table:formula="of:=ABS([.J236]-[.J235])" office:value-type="float" office:value="0.0679834645190305">
            <text:p>0.068</text:p>
          </table:table-cell>
          <table:table-cell table:style-name="ce4" table:formula="of:=([.I236]/[.$I$2]) * 65535" office:value-type="float" office:value="385.076301995265">
            <text:p>385</text:p>
          </table:table-cell>
          <table:table-cell table:formula="of:=([.J236]/[.$J$2]) * 65535" office:value-type="float" office:value="1996.59798386474">
            <text:p>19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5">
            <text:p>235</text:p>
          </table:table-cell>
          <table:table-cell table:formula="of:=[.$B$2]-[.$F237]" office:value-type="float" office:value="820.3125">
            <text:p>820</text:p>
          </table:table-cell>
          <table:table-cell table:formula="of:=([.$B$2]/256)*[.$D237]" office:value-type="float" office:value="9179.6875">
            <text:p>9180</text:p>
          </table:table-cell>
          <table:table-cell table:style-name="ce4" table:formula="of:=IF([.$B$5]=1; [.$E237]; [.$F237])" office:value-type="float" office:value="820.3125">
            <text:p>820</text:p>
          </table:table-cell>
          <table:table-cell table:style-name="ce4" table:formula="of:=IF([.$B$5]=0; [.$E237]; [.$F237])" office:value-type="float" office:value="9179.6875">
            <text:p>9180</text:p>
          </table:table-cell>
          <table:table-cell table:style-name="ce5" table:formula="of:=([.G237]+[.$B$3])/([.H237]+[.$B$4])" office:value-type="float" office:value="1.16602121569288">
            <text:p>1.2</text:p>
          </table:table-cell>
          <table:table-cell table:formula="of:=20 * LOG([.I237]; 10)" office:value-type="float" office:value="1.33412904918929">
            <text:p>1.3</text:p>
          </table:table-cell>
          <table:table-cell table:formula="of:=ABS([.I237]-[.I236])" office:value-type="float" office:value="0.00915632911605035">
            <text:p>0.009</text:p>
          </table:table-cell>
          <table:table-cell table:formula="of:=ABS([.J237]-[.J236])" office:value-type="float" office:value="0.06794063881101">
            <text:p>0.068</text:p>
          </table:table-cell>
          <table:table-cell table:style-name="ce4" table:formula="of:=([.I237]/[.$I$2]) * 65535" office:value-type="float" office:value="382.076001852164">
            <text:p>382</text:p>
          </table:table-cell>
          <table:table-cell table:formula="of:=([.J237]/[.$J$2]) * 65535" office:value-type="float" office:value="1899.84805507481">
            <text:p>190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6">
            <text:p>236</text:p>
          </table:table-cell>
          <table:table-cell table:formula="of:=[.$B$2]-[.$F238]" office:value-type="float" office:value="781.25">
            <text:p>781</text:p>
          </table:table-cell>
          <table:table-cell table:formula="of:=([.$B$2]/256)*[.$D238]" office:value-type="float" office:value="9218.75">
            <text:p>9219</text:p>
          </table:table-cell>
          <table:table-cell table:style-name="ce4" table:formula="of:=IF([.$B$5]=1; [.$E238]; [.$F238])" office:value-type="float" office:value="781.25">
            <text:p>781</text:p>
          </table:table-cell>
          <table:table-cell table:style-name="ce4" table:formula="of:=IF([.$B$5]=0; [.$E238]; [.$F238])" office:value-type="float" office:value="9218.75">
            <text:p>9219</text:p>
          </table:table-cell>
          <table:table-cell table:style-name="ce5" table:formula="of:=([.G238]+[.$B$3])/([.H238]+[.$B$4])" office:value-type="float" office:value="1.1569416498994">
            <text:p>1.2</text:p>
          </table:table-cell>
          <table:table-cell table:formula="of:=20 * LOG([.I238]; 10)" office:value-type="float" office:value="1.26622911912597">
            <text:p>1.3</text:p>
          </table:table-cell>
          <table:table-cell table:formula="of:=ABS([.I238]-[.I237])" office:value-type="float" office:value="0.00907956579348124">
            <text:p>0.009</text:p>
          </table:table-cell>
          <table:table-cell table:formula="of:=ABS([.J238]-[.J237])" office:value-type="float" office:value="0.0678999300633236">
            <text:p>0.068</text:p>
          </table:table-cell>
          <table:table-cell table:style-name="ce4" table:formula="of:=([.I238]/[.$I$2]) * 65535" office:value-type="float" office:value="379.100855130785">
            <text:p>379</text:p>
          </table:table-cell>
          <table:table-cell table:formula="of:=([.J238]/[.$J$2]) * 65535" office:value-type="float" office:value="1803.15609701505">
            <text:p>180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7">
            <text:p>237</text:p>
          </table:table-cell>
          <table:table-cell table:formula="of:=[.$B$2]-[.$F239]" office:value-type="float" office:value="742.1875">
            <text:p>742</text:p>
          </table:table-cell>
          <table:table-cell table:formula="of:=([.$B$2]/256)*[.$D239]" office:value-type="float" office:value="9257.8125">
            <text:p>9258</text:p>
          </table:table-cell>
          <table:table-cell table:style-name="ce4" table:formula="of:=IF([.$B$5]=1; [.$E239]; [.$F239])" office:value-type="float" office:value="742.1875">
            <text:p>742</text:p>
          </table:table-cell>
          <table:table-cell table:style-name="ce4" table:formula="of:=IF([.$B$5]=0; [.$E239]; [.$F239])" office:value-type="float" office:value="9257.8125">
            <text:p>9258</text:p>
          </table:table-cell>
          <table:table-cell table:style-name="ce5" table:formula="of:=([.G239]+[.$B$3])/([.H239]+[.$B$4])" office:value-type="float" office:value="1.14793788612456">
            <text:p>1.1</text:p>
          </table:table-cell>
          <table:table-cell table:formula="of:=20 * LOG([.I239]; 10)" office:value-type="float" office:value="1.19836778836183">
            <text:p>1.2</text:p>
          </table:table-cell>
          <table:table-cell table:formula="of:=ABS([.I239]-[.I238])" office:value-type="float" office:value="0.00900376377483458">
            <text:p>0.009</text:p>
          </table:table-cell>
          <table:table-cell table:formula="of:=ABS([.J239]-[.J238])" office:value-type="float" office:value="0.0678613307641369">
            <text:p>0.068</text:p>
          </table:table-cell>
          <table:table-cell table:style-name="ce4" table:formula="of:=([.I239]/[.$I$2]) * 65535" office:value-type="float" office:value="376.150546835866">
            <text:p>376</text:p>
          </table:table-cell>
          <table:table-cell table:formula="of:=([.J239]/[.$J$2]) * 65535" office:value-type="float" office:value="1706.51910575443">
            <text:p>170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8">
            <text:p>238</text:p>
          </table:table-cell>
          <table:table-cell table:formula="of:=[.$B$2]-[.$F240]" office:value-type="float" office:value="703.125">
            <text:p>703</text:p>
          </table:table-cell>
          <table:table-cell table:formula="of:=([.$B$2]/256)*[.$D240]" office:value-type="float" office:value="9296.875">
            <text:p>9297</text:p>
          </table:table-cell>
          <table:table-cell table:style-name="ce4" table:formula="of:=IF([.$B$5]=1; [.$E240]; [.$F240])" office:value-type="float" office:value="703.125">
            <text:p>703</text:p>
          </table:table-cell>
          <table:table-cell table:style-name="ce4" table:formula="of:=IF([.$B$5]=0; [.$E240]; [.$F240])" office:value-type="float" office:value="9296.875">
            <text:p>9297</text:p>
          </table:table-cell>
          <table:table-cell table:style-name="ce5" table:formula="of:=([.G240]+[.$B$3])/([.H240]+[.$B$4])" office:value-type="float" office:value="1.13900897904889">
            <text:p>1.1</text:p>
          </table:table-cell>
          <table:table-cell table:formula="of:=20 * LOG([.I240]; 10)" office:value-type="float" office:value="1.13054295455854">
            <text:p>1.1</text:p>
          </table:table-cell>
          <table:table-cell table:formula="of:=ABS([.I240]-[.I239])" office:value-type="float" office:value="0.00892890707567573">
            <text:p>0.009</text:p>
          </table:table-cell>
          <table:table-cell table:formula="of:=ABS([.J240]-[.J239])" office:value-type="float" office:value="0.0678248338032925">
            <text:p>0.068</text:p>
          </table:table-cell>
          <table:table-cell table:style-name="ce4" table:formula="of:=([.I240]/[.$I$2]) * 65535" office:value-type="float" office:value="373.224767209844">
            <text:p>373</text:p>
          </table:table-cell>
          <table:table-cell table:formula="of:=([.J240]/[.$J$2]) * 65535" office:value-type="float" office:value="1609.93408748708">
            <text:p>161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39">
            <text:p>239</text:p>
          </table:table-cell>
          <table:table-cell table:formula="of:=[.$B$2]-[.$F241]" office:value-type="float" office:value="664.0625">
            <text:p>664</text:p>
          </table:table-cell>
          <table:table-cell table:formula="of:=([.$B$2]/256)*[.$D241]" office:value-type="float" office:value="9335.9375">
            <text:p>9336</text:p>
          </table:table-cell>
          <table:table-cell table:style-name="ce4" table:formula="of:=IF([.$B$5]=1; [.$E241]; [.$F241])" office:value-type="float" office:value="664.0625">
            <text:p>664</text:p>
          </table:table-cell>
          <table:table-cell table:style-name="ce4" table:formula="of:=IF([.$B$5]=0; [.$E241]; [.$F241])" office:value-type="float" office:value="9335.9375">
            <text:p>9336</text:p>
          </table:table-cell>
          <table:table-cell table:style-name="ce5" table:formula="of:=([.G241]+[.$B$3])/([.H241]+[.$B$4])" office:value-type="float" office:value="1.13015399900646">
            <text:p>1.1</text:p>
          </table:table-cell>
          <table:table-cell table:formula="of:=20 * LOG([.I241]; 10)" office:value-type="float" office:value="1.06275252208953">
            <text:p>1.1</text:p>
          </table:table-cell>
          <table:table-cell table:formula="of:=ABS([.I241]-[.I240])" office:value-type="float" office:value="0.00885498004242802">
            <text:p>0.009</text:p>
          </table:table-cell>
          <table:table-cell table:formula="of:=ABS([.J241]-[.J240])" office:value-type="float" office:value="0.0677904324690037">
            <text:p>0.068</text:p>
          </table:table-cell>
          <table:table-cell table:style-name="ce4" table:formula="of:=([.I241]/[.$I$2]) * 65535" office:value-type="float" office:value="370.323211624441">
            <text:p>370</text:p>
          </table:table-cell>
          <table:table-cell table:formula="of:=([.J241]/[.$J$2]) * 65535" office:value-type="float" office:value="1513.39805796491">
            <text:p>151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0">
            <text:p>240</text:p>
          </table:table-cell>
          <table:table-cell table:formula="of:=[.$B$2]-[.$F242]" office:value-type="float" office:value="625">
            <text:p>625</text:p>
          </table:table-cell>
          <table:table-cell table:formula="of:=([.$B$2]/256)*[.$D242]" office:value-type="float" office:value="9375">
            <text:p>9375</text:p>
          </table:table-cell>
          <table:table-cell table:style-name="ce4" table:formula="of:=IF([.$B$5]=1; [.$E242]; [.$F242])" office:value-type="float" office:value="625">
            <text:p>625</text:p>
          </table:table-cell>
          <table:table-cell table:style-name="ce4" table:formula="of:=IF([.$B$5]=0; [.$E242]; [.$F242])" office:value-type="float" office:value="9375">
            <text:p>9375</text:p>
          </table:table-cell>
          <table:table-cell table:style-name="ce5" table:formula="of:=([.G242]+[.$B$3])/([.H242]+[.$B$4])" office:value-type="float" office:value="1.12137203166227">
            <text:p>1.1</text:p>
          </table:table-cell>
          <table:table-cell table:formula="of:=20 * LOG([.I242]; 10)" office:value-type="float" office:value="0.994994401644783">
            <text:p>1.0</text:p>
          </table:table-cell>
          <table:table-cell table:formula="of:=ABS([.I242]-[.I241])" office:value-type="float" office:value="0.0087819673441889">
            <text:p>0.009</text:p>
          </table:table-cell>
          <table:table-cell table:formula="of:=ABS([.J242]-[.J241])" office:value-type="float" office:value="0.0677581204447502">
            <text:p>0.068</text:p>
          </table:table-cell>
          <table:table-cell table:style-name="ce4" table:formula="of:=([.I242]/[.$I$2]) * 65535" office:value-type="float" office:value="367.445580474934">
            <text:p>367</text:p>
          </table:table-cell>
          <table:table-cell table:formula="of:=([.J242]/[.$J$2]) * 65535" office:value-type="float" office:value="1416.90804193482">
            <text:p>141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1">
            <text:p>241</text:p>
          </table:table-cell>
          <table:table-cell table:formula="of:=[.$B$2]-[.$F243]" office:value-type="float" office:value="585.9375">
            <text:p>586</text:p>
          </table:table-cell>
          <table:table-cell table:formula="of:=([.$B$2]/256)*[.$D243]" office:value-type="float" office:value="9414.0625">
            <text:p>9414</text:p>
          </table:table-cell>
          <table:table-cell table:style-name="ce4" table:formula="of:=IF([.$B$5]=1; [.$E243]; [.$F243])" office:value-type="float" office:value="585.9375">
            <text:p>586</text:p>
          </table:table-cell>
          <table:table-cell table:style-name="ce4" table:formula="of:=IF([.$B$5]=0; [.$E243]; [.$F243])" office:value-type="float" office:value="9414.0625">
            <text:p>9414</text:p>
          </table:table-cell>
          <table:table-cell table:style-name="ce5" table:formula="of:=([.G243]+[.$B$3])/([.H243]+[.$B$4])" office:value-type="float" office:value="1.11266217769749">
            <text:p>1.1</text:p>
          </table:table-cell>
          <table:table-cell table:formula="of:=20 * LOG([.I243]; 10)" office:value-type="float" office:value="0.927266509838415">
            <text:p>0.9</text:p>
          </table:table-cell>
          <table:table-cell table:formula="of:=ABS([.I243]-[.I242])" office:value-type="float" office:value="0.00870985396478186">
            <text:p>0.009</text:p>
          </table:table-cell>
          <table:table-cell table:formula="of:=ABS([.J243]-[.J242])" office:value-type="float" office:value="0.0677278918063687">
            <text:p>0.068</text:p>
          </table:table-cell>
          <table:table-cell table:style-name="ce4" table:formula="of:=([.I243]/[.$I$2]) * 65535" office:value-type="float" office:value="364.591579077024">
            <text:p>365</text:p>
          </table:table-cell>
          <table:table-cell table:formula="of:=([.J243]/[.$J$2]) * 65535" office:value-type="float" office:value="1320.46107257992">
            <text:p>132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2">
            <text:p>242</text:p>
          </table:table-cell>
          <table:table-cell table:formula="of:=[.$B$2]-[.$F244]" office:value-type="float" office:value="546.875">
            <text:p>547</text:p>
          </table:table-cell>
          <table:table-cell table:formula="of:=([.$B$2]/256)*[.$D244]" office:value-type="float" office:value="9453.125">
            <text:p>9453</text:p>
          </table:table-cell>
          <table:table-cell table:style-name="ce4" table:formula="of:=IF([.$B$5]=1; [.$E244]; [.$F244])" office:value-type="float" office:value="546.875">
            <text:p>547</text:p>
          </table:table-cell>
          <table:table-cell table:style-name="ce4" table:formula="of:=IF([.$B$5]=0; [.$E244]; [.$F244])" office:value-type="float" office:value="9453.125">
            <text:p>9453</text:p>
          </table:table-cell>
          <table:table-cell table:style-name="ce5" table:formula="of:=([.G244]+[.$B$3])/([.H244]+[.$B$4])" office:value-type="float" office:value="1.10402355250245">
            <text:p>1.1</text:p>
          </table:table-cell>
          <table:table-cell table:formula="of:=20 * LOG([.I244]; 10)" office:value-type="float" office:value="0.859566768819097">
            <text:p>0.9</text:p>
          </table:table-cell>
          <table:table-cell table:formula="of:=ABS([.I244]-[.I243])" office:value-type="float" office:value="0.00863862519503389">
            <text:p>0.009</text:p>
          </table:table-cell>
          <table:table-cell table:formula="of:=ABS([.J244]-[.J243])" office:value-type="float" office:value="0.0676997410193174">
            <text:p>0.068</text:p>
          </table:table-cell>
          <table:table-cell table:style-name="ce4" table:formula="of:=([.I244]/[.$I$2]) * 65535" office:value-type="float" office:value="361.760917566241">
            <text:p>362</text:p>
          </table:table-cell>
          <table:table-cell table:formula="of:=([.J244]/[.$J$2]) * 65535" office:value-type="float" office:value="1224.0541909647">
            <text:p>122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3">
            <text:p>243</text:p>
          </table:table-cell>
          <table:table-cell table:formula="of:=[.$B$2]-[.$F245]" office:value-type="float" office:value="507.8125">
            <text:p>508</text:p>
          </table:table-cell>
          <table:table-cell table:formula="of:=([.$B$2]/256)*[.$D245]" office:value-type="float" office:value="9492.1875">
            <text:p>9492</text:p>
          </table:table-cell>
          <table:table-cell table:style-name="ce4" table:formula="of:=IF([.$B$5]=1; [.$E245]; [.$F245])" office:value-type="float" office:value="507.8125">
            <text:p>508</text:p>
          </table:table-cell>
          <table:table-cell table:style-name="ce4" table:formula="of:=IF([.$B$5]=0; [.$E245]; [.$F245])" office:value-type="float" office:value="9492.1875">
            <text:p>9492</text:p>
          </table:table-cell>
          <table:table-cell table:style-name="ce5" table:formula="of:=([.G245]+[.$B$3])/([.H245]+[.$B$4])" office:value-type="float" office:value="1.09545528587718">
            <text:p>1.1</text:p>
          </table:table-cell>
          <table:table-cell table:formula="of:=20 * LOG([.I245]; 10)" office:value-type="float" office:value="0.791893105882965">
            <text:p>0.8</text:p>
          </table:table-cell>
          <table:table-cell table:formula="of:=ABS([.I245]-[.I244])" office:value-type="float" office:value="0.00856826662527466">
            <text:p>0.009</text:p>
          </table:table-cell>
          <table:table-cell table:formula="of:=ABS([.J245]-[.J244])" office:value-type="float" office:value="0.0676736629361326">
            <text:p>0.068</text:p>
          </table:table-cell>
          <table:table-cell table:style-name="ce4" table:formula="of:=([.I245]/[.$I$2]) * 65535" office:value-type="float" office:value="358.953310799805">
            <text:p>359</text:p>
          </table:table-cell>
          <table:table-cell table:formula="of:=([.J245]/[.$J$2]) * 65535" office:value-type="float" office:value="1127.68444548383">
            <text:p>112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4">
            <text:p>244</text:p>
          </table:table-cell>
          <table:table-cell table:formula="of:=[.$B$2]-[.$F246]" office:value-type="float" office:value="468.75">
            <text:p>469</text:p>
          </table:table-cell>
          <table:table-cell table:formula="of:=([.$B$2]/256)*[.$D246]" office:value-type="float" office:value="9531.25">
            <text:p>9531</text:p>
          </table:table-cell>
          <table:table-cell table:style-name="ce4" table:formula="of:=IF([.$B$5]=1; [.$E246]; [.$F246])" office:value-type="float" office:value="468.75">
            <text:p>469</text:p>
          </table:table-cell>
          <table:table-cell table:style-name="ce4" table:formula="of:=IF([.$B$5]=0; [.$E246]; [.$F246])" office:value-type="float" office:value="9531.25">
            <text:p>9531</text:p>
          </table:table-cell>
          <table:table-cell table:style-name="ce5" table:formula="of:=([.G246]+[.$B$3])/([.H246]+[.$B$4])" office:value-type="float" office:value="1.08695652173913">
            <text:p>1.1</text:p>
          </table:table-cell>
          <table:table-cell table:formula="of:=20 * LOG([.I246]; 10)" office:value-type="float" office:value="0.724243453088894">
            <text:p>0.7</text:p>
          </table:table-cell>
          <table:table-cell table:formula="of:=ABS([.I246]-[.I245])" office:value-type="float" office:value="0.00849876413804829">
            <text:p>0.008</text:p>
          </table:table-cell>
          <table:table-cell table:formula="of:=ABS([.J246]-[.J245])" office:value-type="float" office:value="0.0676496527940705">
            <text:p>0.068</text:p>
          </table:table-cell>
          <table:table-cell table:style-name="ce4" table:formula="of:=([.I246]/[.$I$2]) * 65535" office:value-type="float" office:value="356.16847826087">
            <text:p>356</text:p>
          </table:table-cell>
          <table:table-cell table:formula="of:=([.J246]/[.$J$2]) * 65535" office:value-type="float" office:value="1031.34889131432">
            <text:p>103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5">
            <text:p>245</text:p>
          </table:table-cell>
          <table:table-cell table:formula="of:=[.$B$2]-[.$F247]" office:value-type="float" office:value="429.6875">
            <text:p>430</text:p>
          </table:table-cell>
          <table:table-cell table:formula="of:=([.$B$2]/256)*[.$D247]" office:value-type="float" office:value="9570.3125">
            <text:p>9570</text:p>
          </table:table-cell>
          <table:table-cell table:style-name="ce4" table:formula="of:=IF([.$B$5]=1; [.$E247]; [.$F247])" office:value-type="float" office:value="429.6875">
            <text:p>430</text:p>
          </table:table-cell>
          <table:table-cell table:style-name="ce4" table:formula="of:=IF([.$B$5]=0; [.$E247]; [.$F247])" office:value-type="float" office:value="9570.3125">
            <text:p>9570</text:p>
          </table:table-cell>
          <table:table-cell table:style-name="ce5" table:formula="of:=([.G247]+[.$B$3])/([.H247]+[.$B$4])" office:value-type="float" office:value="1.0785264178381">
            <text:p>1.1</text:p>
          </table:table-cell>
          <table:table-cell table:formula="of:=20 * LOG([.I247]; 10)" office:value-type="float" office:value="0.656615746875976">
            <text:p>0.7</text:p>
          </table:table-cell>
          <table:table-cell table:formula="of:=ABS([.I247]-[.I246])" office:value-type="float" office:value="0.00843010390103061">
            <text:p>0.008</text:p>
          </table:table-cell>
          <table:table-cell table:formula="of:=ABS([.J247]-[.J246])" office:value-type="float" office:value="0.0676277062129181">
            <text:p>0.068</text:p>
          </table:table-cell>
          <table:table-cell table:style-name="ce4" table:formula="of:=([.I247]/[.$I$2]) * 65535" office:value-type="float" office:value="353.406143965099">
            <text:p>353</text:p>
          </table:table-cell>
          <table:table-cell table:formula="of:=([.J247]/[.$J$2]) * 65535" office:value-type="float" office:value="935.044589870721">
            <text:p>93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table:formula="of:=[.$B$2]-[.$F248]" office:value-type="float" office:value="390.625">
            <text:p>391</text:p>
          </table:table-cell>
          <table:table-cell table:formula="of:=([.$B$2]/256)*[.$D248]" office:value-type="float" office:value="9609.375">
            <text:p>9609</text:p>
          </table:table-cell>
          <table:table-cell table:style-name="ce4" table:formula="of:=IF([.$B$5]=1; [.$E248]; [.$F248])" office:value-type="float" office:value="390.625">
            <text:p>391</text:p>
          </table:table-cell>
          <table:table-cell table:style-name="ce4" table:formula="of:=IF([.$B$5]=0; [.$E248]; [.$F248])" office:value-type="float" office:value="9609.375">
            <text:p>9609</text:p>
          </table:table-cell>
          <table:table-cell table:style-name="ce5" table:formula="of:=([.G248]+[.$B$3])/([.H248]+[.$B$4])" office:value-type="float" office:value="1.07016414547795">
            <text:p>1.1</text:p>
          </table:table-cell>
          <table:table-cell table:formula="of:=20 * LOG([.I248]; 10)" office:value-type="float" office:value="0.589007927682978">
            <text:p>0.6</text:p>
          </table:table-cell>
          <table:table-cell table:formula="of:=ABS([.I248]-[.I247])" office:value-type="float" office:value="0.00836227236014686">
            <text:p>0.008</text:p>
          </table:table-cell>
          <table:table-cell table:formula="of:=ABS([.J248]-[.J247])" office:value-type="float" office:value="0.0676078191929979">
            <text:p>0.068</text:p>
          </table:table-cell>
          <table:table-cell table:style-name="ce4" table:formula="of:=([.I248]/[.$I$2]) * 65535" office:value-type="float" office:value="350.666036369488">
            <text:p>351</text:p>
          </table:table-cell>
          <table:table-cell table:formula="of:=([.J248]/[.$J$2]) * 65535" office:value-type="float" office:value="838.768608263306">
            <text:p>83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7">
            <text:p>247</text:p>
          </table:table-cell>
          <table:table-cell table:formula="of:=[.$B$2]-[.$F249]" office:value-type="float" office:value="351.5625">
            <text:p>352</text:p>
          </table:table-cell>
          <table:table-cell table:formula="of:=([.$B$2]/256)*[.$D249]" office:value-type="float" office:value="9648.4375">
            <text:p>9648</text:p>
          </table:table-cell>
          <table:table-cell table:style-name="ce4" table:formula="of:=IF([.$B$5]=1; [.$E249]; [.$F249])" office:value-type="float" office:value="351.5625">
            <text:p>352</text:p>
          </table:table-cell>
          <table:table-cell table:style-name="ce4" table:formula="of:=IF([.$B$5]=0; [.$E249]; [.$F249])" office:value-type="float" office:value="9648.4375">
            <text:p>9648</text:p>
          </table:table-cell>
          <table:table-cell table:style-name="ce5" table:formula="of:=([.G249]+[.$B$3])/([.H249]+[.$B$4])" office:value-type="float" office:value="1.06186888924507">
            <text:p>1.1</text:p>
          </table:table-cell>
          <table:table-cell table:formula="of:=20 * LOG([.I249]; 10)" office:value-type="float" office:value="0.521417939569644">
            <text:p>0.5</text:p>
          </table:table-cell>
          <table:table-cell table:formula="of:=ABS([.I249]-[.I248])" office:value-type="float" office:value="0.00829525623288152">
            <text:p>0.008</text:p>
          </table:table-cell>
          <table:table-cell table:formula="of:=ABS([.J249]-[.J248])" office:value-type="float" office:value="0.0675899881133337">
            <text:p>0.068</text:p>
          </table:table-cell>
          <table:table-cell table:style-name="ce4" table:formula="of:=([.I249]/[.$I$2]) * 65535" office:value-type="float" office:value="347.947888283379">
            <text:p>348</text:p>
          </table:table-cell>
          <table:table-cell table:formula="of:=([.J249]/[.$J$2]) * 65535" office:value-type="float" office:value="742.518018758732">
            <text:p>7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8">
            <text:p>248</text:p>
          </table:table-cell>
          <table:table-cell table:formula="of:=[.$B$2]-[.$F250]" office:value-type="float" office:value="312.5">
            <text:p>313</text:p>
          </table:table-cell>
          <table:table-cell table:formula="of:=([.$B$2]/256)*[.$D250]" office:value-type="float" office:value="9687.5">
            <text:p>9688</text:p>
          </table:table-cell>
          <table:table-cell table:style-name="ce4" table:formula="of:=IF([.$B$5]=1; [.$E250]; [.$F250])" office:value-type="float" office:value="312.5">
            <text:p>313</text:p>
          </table:table-cell>
          <table:table-cell table:style-name="ce4" table:formula="of:=IF([.$B$5]=0; [.$E250]; [.$F250])" office:value-type="float" office:value="9687.5">
            <text:p>9688</text:p>
          </table:table-cell>
          <table:table-cell table:style-name="ce5" table:formula="of:=([.G250]+[.$B$3])/([.H250]+[.$B$4])" office:value-type="float" office:value="1.0536398467433">
            <text:p>1.1</text:p>
          </table:table-cell>
          <table:table-cell table:formula="of:=20 * LOG([.I250]; 10)" office:value-type="float" office:value="0.453843729839634">
            <text:p>0.5</text:p>
          </table:table-cell>
          <table:table-cell table:formula="of:=ABS([.I250]-[.I249])" office:value-type="float" office:value="0.00822904250177636">
            <text:p>0.008</text:p>
          </table:table-cell>
          <table:table-cell table:formula="of:=ABS([.J250]-[.J249])" office:value-type="float" office:value="0.0675742097300105">
            <text:p>0.068</text:p>
          </table:table-cell>
          <table:table-cell table:style-name="ce4" table:formula="of:=([.I250]/[.$I$2]) * 65535" office:value-type="float" office:value="345.251436781609">
            <text:p>345</text:p>
          </table:table-cell>
          <table:table-cell table:formula="of:=([.J250]/[.$J$2]) * 65535" office:value-type="float" office:value="646.289898243111">
            <text:p>64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table:formula="of:=[.$B$2]-[.$F251]" office:value-type="float" office:value="273.4375">
            <text:p>273</text:p>
          </table:table-cell>
          <table:table-cell table:formula="of:=([.$B$2]/256)*[.$D251]" office:value-type="float" office:value="9726.5625">
            <text:p>9727</text:p>
          </table:table-cell>
          <table:table-cell table:style-name="ce4" table:formula="of:=IF([.$B$5]=1; [.$E251]; [.$F251])" office:value-type="float" office:value="273.4375">
            <text:p>273</text:p>
          </table:table-cell>
          <table:table-cell table:style-name="ce4" table:formula="of:=IF([.$B$5]=0; [.$E251]; [.$F251])" office:value-type="float" office:value="9726.5625">
            <text:p>9727</text:p>
          </table:table-cell>
          <table:table-cell table:style-name="ce5" table:formula="of:=([.G251]+[.$B$3])/([.H251]+[.$B$4])" office:value-type="float" office:value="1.04547622833519">
            <text:p>1.0</text:p>
          </table:table-cell>
          <table:table-cell table:formula="of:=20 * LOG([.I251]; 10)" office:value-type="float" office:value="0.386283248664955">
            <text:p>0.4</text:p>
          </table:table-cell>
          <table:table-cell table:formula="of:=ABS([.I251]-[.I250])" office:value-type="float" office:value="0.00816361840810664">
            <text:p>0.008</text:p>
          </table:table-cell>
          <table:table-cell table:formula="of:=ABS([.J251]-[.J250])" office:value-type="float" office:value="0.0675604811746786">
            <text:p>0.068</text:p>
          </table:table-cell>
          <table:table-cell table:style-name="ce4" table:formula="of:=([.I251]/[.$I$2]) * 65535" office:value-type="float" office:value="342.576423119733">
            <text:p>343</text:p>
          </table:table-cell>
          <table:table-cell table:formula="of:=([.J251]/[.$J$2]) * 65535" office:value-type="float" office:value="550.08132768719">
            <text:p>5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formula="of:=[.$B$2]-[.$F252]" office:value-type="float" office:value="234.375">
            <text:p>234</text:p>
          </table:table-cell>
          <table:table-cell table:formula="of:=([.$B$2]/256)*[.$D252]" office:value-type="float" office:value="9765.625">
            <text:p>9766</text:p>
          </table:table-cell>
          <table:table-cell table:style-name="ce4" table:formula="of:=IF([.$B$5]=1; [.$E252]; [.$F252])" office:value-type="float" office:value="234.375">
            <text:p>234</text:p>
          </table:table-cell>
          <table:table-cell table:style-name="ce4" table:formula="of:=IF([.$B$5]=0; [.$E252]; [.$F252])" office:value-type="float" office:value="9765.625">
            <text:p>9766</text:p>
          </table:table-cell>
          <table:table-cell table:style-name="ce5" table:formula="of:=([.G252]+[.$B$3])/([.H252]+[.$B$4])" office:value-type="float" office:value="1.03737725688945">
            <text:p>1.0</text:p>
          </table:table-cell>
          <table:table-cell table:formula="of:=20 * LOG([.I252]; 10)" office:value-type="float" office:value="0.318734448711689">
            <text:p>0.3</text:p>
          </table:table-cell>
          <table:table-cell table:formula="of:=ABS([.I252]-[.I251])" office:value-type="float" office:value="0.00809897144573646">
            <text:p>0.008</text:p>
          </table:table-cell>
          <table:table-cell table:formula="of:=ABS([.J252]-[.J251])" office:value-type="float" office:value="0.0675487999532658">
            <text:p>0.068</text:p>
          </table:table-cell>
          <table:table-cell table:style-name="ce4" table:formula="of:=([.I252]/[.$I$2]) * 65535" office:value-type="float" office:value="339.922592651251">
            <text:p>340</text:p>
          </table:table-cell>
          <table:table-cell table:formula="of:=([.J252]/[.$J$2]) * 65535" office:value-type="float" office:value="453.889391613365">
            <text:p>45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1">
            <text:p>251</text:p>
          </table:table-cell>
          <table:table-cell table:formula="of:=[.$B$2]-[.$F253]" office:value-type="float" office:value="195.3125">
            <text:p>195</text:p>
          </table:table-cell>
          <table:table-cell table:formula="of:=([.$B$2]/256)*[.$D253]" office:value-type="float" office:value="9804.6875">
            <text:p>9805</text:p>
          </table:table-cell>
          <table:table-cell table:style-name="ce4" table:formula="of:=IF([.$B$5]=1; [.$E253]; [.$F253])" office:value-type="float" office:value="195.3125">
            <text:p>195</text:p>
          </table:table-cell>
          <table:table-cell table:style-name="ce4" table:formula="of:=IF([.$B$5]=0; [.$E253]; [.$F253])" office:value-type="float" office:value="9804.6875">
            <text:p>9805</text:p>
          </table:table-cell>
          <table:table-cell table:style-name="ce5" table:formula="of:=([.G253]+[.$B$3])/([.H253]+[.$B$4])" office:value-type="float" office:value="1.02934216753431">
            <text:p>1.0</text:p>
          </table:table-cell>
          <table:table-cell table:formula="of:=20 * LOG([.I253]; 10)" office:value-type="float" office:value="0.251195284766856">
            <text:p>0.3</text:p>
          </table:table-cell>
          <table:table-cell table:formula="of:=ABS([.I253]-[.I252])" office:value-type="float" office:value="0.00803508935514041">
            <text:p>0.008</text:p>
          </table:table-cell>
          <table:table-cell table:formula="of:=ABS([.J253]-[.J252])" office:value-type="float" office:value="0.0675391639448332">
            <text:p>0.068</text:p>
          </table:table-cell>
          <table:table-cell table:style-name="ce4" table:formula="of:=([.I253]/[.$I$2]) * 65535" office:value-type="float" office:value="337.289694746806">
            <text:p>337</text:p>
          </table:table-cell>
          <table:table-cell table:formula="of:=([.J253]/[.$J$2]) * 65535" office:value-type="float" office:value="357.711177564325">
            <text:p>35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2">
            <text:p>252</text:p>
          </table:table-cell>
          <table:table-cell table:formula="of:=[.$B$2]-[.$F254]" office:value-type="float" office:value="156.25">
            <text:p>156</text:p>
          </table:table-cell>
          <table:table-cell table:formula="of:=([.$B$2]/256)*[.$D254]" office:value-type="float" office:value="9843.75">
            <text:p>9844</text:p>
          </table:table-cell>
          <table:table-cell table:style-name="ce4" table:formula="of:=IF([.$B$5]=1; [.$E254]; [.$F254])" office:value-type="float" office:value="156.25">
            <text:p>156</text:p>
          </table:table-cell>
          <table:table-cell table:style-name="ce4" table:formula="of:=IF([.$B$5]=0; [.$E254]; [.$F254])" office:value-type="float" office:value="9843.75">
            <text:p>9844</text:p>
          </table:table-cell>
          <table:table-cell table:style-name="ce5" table:formula="of:=([.G254]+[.$B$3])/([.H254]+[.$B$4])" office:value-type="float" office:value="1.02137020741672">
            <text:p>1.0</text:p>
          </table:table-cell>
          <table:table-cell table:formula="of:=20 * LOG([.I254]; 10)" office:value-type="float" office:value="0.183663713366233">
            <text:p>0.2</text:p>
          </table:table-cell>
          <table:table-cell table:formula="of:=ABS([.I254]-[.I253])" office:value-type="float" office:value="0.00797196011759249">
            <text:p>0.008</text:p>
          </table:table-cell>
          <table:table-cell table:formula="of:=ABS([.J254]-[.J253])" office:value-type="float" office:value="0.0675315714006232">
            <text:p>0.068</text:p>
          </table:table-cell>
          <table:table-cell table:style-name="ce4" table:formula="of:=([.I254]/[.$I$2]) * 65535" office:value-type="float" office:value="334.677482715273">
            <text:p>335</text:p>
          </table:table-cell>
          <table:table-cell table:formula="of:=([.J254]/[.$J$2]) * 65535" office:value-type="float" office:value="261.543775573053">
            <text:p>26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3">
            <text:p>253</text:p>
          </table:table-cell>
          <table:table-cell table:formula="of:=[.$B$2]-[.$F255]" office:value-type="float" office:value="117.1875">
            <text:p>117</text:p>
          </table:table-cell>
          <table:table-cell table:formula="of:=([.$B$2]/256)*[.$D255]" office:value-type="float" office:value="9882.8125">
            <text:p>9883</text:p>
          </table:table-cell>
          <table:table-cell table:style-name="ce4" table:formula="of:=IF([.$B$5]=1; [.$E255]; [.$F255])" office:value-type="float" office:value="117.1875">
            <text:p>117</text:p>
          </table:table-cell>
          <table:table-cell table:style-name="ce4" table:formula="of:=IF([.$B$5]=0; [.$E255]; [.$F255])" office:value-type="float" office:value="9882.8125">
            <text:p>9883</text:p>
          </table:table-cell>
          <table:table-cell table:style-name="ce5" table:formula="of:=([.G255]+[.$B$3])/([.H255]+[.$B$4])" office:value-type="float" office:value="1.01346063546721">
            <text:p>1.0</text:p>
          </table:table-cell>
          <table:table-cell table:formula="of:=20 * LOG([.I255]; 10)" office:value-type="float" office:value="0.116137692422991">
            <text:p>0.1</text:p>
          </table:table-cell>
          <table:table-cell table:formula="of:=ABS([.I255]-[.I254])" office:value-type="float" office:value="0.0079095719495097">
            <text:p>0.008</text:p>
          </table:table-cell>
          <table:table-cell table:formula="of:=ABS([.J255]-[.J254])" office:value-type="float" office:value="0.0675260209432424">
            <text:p>0.068</text:p>
          </table:table-cell>
          <table:table-cell table:style-name="ce4" table:formula="of:=([.I255]/[.$I$2]) * 65535" office:value-type="float" office:value="332.085713726718">
            <text:p>332</text:p>
          </table:table-cell>
          <table:table-cell table:formula="of:=([.J255]/[.$J$2]) * 65535" office:value-type="float" office:value="165.384277633992">
            <text:p>16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4">
            <text:p>254</text:p>
          </table:table-cell>
          <table:table-cell table:formula="of:=[.$B$2]-[.$F256]" office:value-type="float" office:value="78.125">
            <text:p>78</text:p>
          </table:table-cell>
          <table:table-cell table:formula="of:=([.$B$2]/256)*[.$D256]" office:value-type="float" office:value="9921.875">
            <text:p>9922</text:p>
          </table:table-cell>
          <table:table-cell table:style-name="ce4" table:formula="of:=IF([.$B$5]=1; [.$E256]; [.$F256])" office:value-type="float" office:value="78.125">
            <text:p>78</text:p>
          </table:table-cell>
          <table:table-cell table:style-name="ce4" table:formula="of:=IF([.$B$5]=0; [.$E256]; [.$F256])" office:value-type="float" office:value="9921.875">
            <text:p>9922</text:p>
          </table:table-cell>
          <table:table-cell table:style-name="ce5" table:formula="of:=([.G256]+[.$B$3])/([.H256]+[.$B$4])" office:value-type="float" office:value="1.00561272217025">
            <text:p>1.0</text:p>
          </table:table-cell>
          <table:table-cell table:formula="of:=20 * LOG([.I256]; 10)" office:value-type="float" office:value="0.0486151808569231">
            <text:p>0.0</text:p>
          </table:table-cell>
          <table:table-cell table:formula="of:=ABS([.I256]-[.I255])" office:value-type="float" office:value="0.00784791329695667">
            <text:p>0.008</text:p>
          </table:table-cell>
          <table:table-cell table:formula="of:=ABS([.J256]-[.J255])" office:value-type="float" office:value="0.0675225115660675">
            <text:p>0.068</text:p>
          </table:table-cell>
          <table:table-cell table:style-name="ce4" table:formula="of:=([.I256]/[.$I$2]) * 65535" office:value-type="float" office:value="329.514148737138">
            <text:p>330</text:p>
          </table:table-cell>
          <table:table-cell table:formula="of:=([.J256]/[.$J$2]) * 65535" office:value-type="float" office:value="69.2297771750496">
            <text:p>6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55">
            <text:p>255</text:p>
          </table:table-cell>
          <table:table-cell table:formula="of:=[.$B$2]-[.$F257]" office:value-type="float" office:value="39.0625">
            <text:p>39</text:p>
          </table:table-cell>
          <table:table-cell table:formula="of:=([.$B$2]/256)*[.$D257]" office:value-type="float" office:value="9960.9375">
            <text:p>9961</text:p>
          </table:table-cell>
          <table:table-cell table:style-name="ce4" table:formula="of:=IF([.$B$5]=1; [.$E257]; [.$F257])" office:value-type="float" office:value="39.0625">
            <text:p>39</text:p>
          </table:table-cell>
          <table:table-cell table:style-name="ce4" table:formula="of:=IF([.$B$5]=0; [.$E257]; [.$F257])" office:value-type="float" office:value="9960.9375">
            <text:p>9961</text:p>
          </table:table-cell>
          <table:table-cell table:style-name="ce5" table:formula="of:=([.G257]+[.$B$3])/([.H257]+[.$B$4])" office:value-type="float" office:value="0.99782574933996">
            <text:p>1.0</text:p>
          </table:table-cell>
          <table:table-cell table:formula="of:=20 * LOG([.I257]; 10)" office:value-type="float" office:value="-0.0189058617758419">
            <text:p>0.0</text:p>
          </table:table-cell>
          <table:table-cell table:formula="of:=ABS([.I257]-[.I256])" office:value-type="float" office:value="0.00778697283029306">
            <text:p>0.008</text:p>
          </table:table-cell>
          <table:table-cell table:formula="of:=ABS([.J257]-[.J256])" office:value-type="float" office:value="0.067521042632765">
            <text:p>0.068</text:p>
          </table:table-cell>
          <table:table-cell table:style-name="ce4" table:formula="of:=([.I257]/[.$I$2]) * 65535" office:value-type="float" office:value="326.962552414971">
            <text:p>327</text:p>
          </table:table-cell>
          <table:table-cell table:formula="of:=([.J257]/[.$J$2]) * 65535" office:value-type="float" office:value="-26.9226314697014">
            <text:p>-2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57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0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 volume slider (1dB increments)" table:style-name="ta1">
        <table:shapes>
          <draw:frame draw:z-index="0" draw:style-name="gr1" svg:width="15.999cm" svg:height="8.999cm" svg:x="21.036cm" svg:y="0.822cm">
            <draw:object draw:notify-on-update-of-ranges="'log volume slider (1dB increments)'.C1:'log volume slider (1dB increments)'.C1 'log volume slider (1dB increments)'.C2:'log volume slider (1dB increments)'.C43 'log volume slider (1dB increments)'.D1:'log volume slider (1dB increments)'.D1 'log volume slider (1dB increments)'.D2:'log volume slider (1dB increments)'.D43 'log volume slider (1dB increments)'.C1:'log volume slider (1dB increments)'.C1 'log volume slider (1dB increments)'.C2:'log volume slider (1dB increments)'.C43 'log volume slider (1dB increments)'.F1:'log volume slider (1dB increments)'.F1 'log volume slider (1dB increments)'.F2:'log volume slider (1dB increments)'.F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2" table:default-cell-style-name="Default"/>
        <table:table-row table:style-name="ro1">
          <table:table-cell table:number-columns-repeated="2"/>
          <table:table-cell table:style-name="ce3" office:value-type="string">
            <text:p>volume slider (log)</text:p>
          </table:table-cell>
          <table:table-cell table:style-name="ce6" office:value-type="string">
            <text:p>Gain (dB)</text:p>
          </table:table-cell>
          <table:table-cell table:style-name="ce6" office:value-type="string">
            <text:p>Gain difference (dB)</text:p>
          </table:table-cell>
          <table:table-cell table:style-name="ce1" office:value-type="string">
            <text:p>DPOT setting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-0.0189058617758419">
            <text:p>0.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table:number-columns-repeated="2"/>
          <table:table-cell office:value-type="float" office:value="1416.90804193482">
            <text:p>1417</text:p>
          </table:table-cell>
          <table:table-cell office:value-type="float" office:value="0.994994401644783">
            <text:p>1.0</text:p>
          </table:table-cell>
          <table:table-cell table:formula="of:=[.D3]-[.D2]" office:value-type="float" office:value="1.01390026342062">
            <text:p>1.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float" office:value="2870.45743156744">
            <text:p>2870</text:p>
          </table:table-cell>
          <table:table-cell office:value-type="float" office:value="2.01571943276517">
            <text:p>2.0</text:p>
          </table:table-cell>
          <table:table-cell table:formula="of:=[.D4]-[.D3]" office:value-type="float" office:value="1.02072503112039">
            <text:p>1.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2"/>
          <table:table-cell office:value-type="float" office:value="4244.95459079093">
            <text:p>4245</text:p>
          </table:table-cell>
          <table:table-cell office:value-type="float" office:value="2.98093166815944">
            <text:p>3.0</text:p>
          </table:table-cell>
          <table:table-cell table:formula="of:=[.D5]-[.D4]" office:value-type="float" office:value="0.96521223539427">
            <text:p>1.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number-columns-repeated="2"/>
          <table:table-cell office:value-type="float" office:value="5645.93493120475">
            <text:p>5646</text:p>
          </table:table-cell>
          <table:table-cell office:value-type="float" office:value="3.96474117044913">
            <text:p>4.0</text:p>
          </table:table-cell>
          <table:table-cell table:formula="of:=[.D6]-[.D5]" office:value-type="float" office:value="0.98380950228969">
            <text:p>1.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number-columns-repeated="2"/>
          <table:table-cell office:value-type="float" office:value="7083.48453439145">
            <text:p>7083</text:p>
          </table:table-cell>
          <table:table-cell office:value-type="float" office:value="4.97423068206505">
            <text:p>5.0</text:p>
          </table:table-cell>
          <table:table-cell table:formula="of:=[.D7]-[.D6]" office:value-type="float" office:value="1.00948951161592">
            <text:p>1.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2"/>
          <table:table-cell office:value-type="float" office:value="8569.22559558268">
            <text:p>8569</text:p>
          </table:table-cell>
          <table:table-cell office:value-type="float" office:value="6.0175616495147">
            <text:p>6.0</text:p>
          </table:table-cell>
          <table:table-cell table:formula="of:=[.D8]-[.D7]" office:value-type="float" office:value="1.04333096744965">
            <text:p>1.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number-columns-repeated="2"/>
          <table:table-cell office:value-type="float" office:value="10004.035432168">
            <text:p>10004</text:p>
          </table:table-cell>
          <table:table-cell office:value-type="float" office:value="7.0251272166335">
            <text:p>7.0</text:p>
          </table:table-cell>
          <table:table-cell table:formula="of:=[.D9]-[.D8]" office:value-type="float" office:value="1.0075655671188">
            <text:p>1.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/>
          <table:table-cell office:value-type="float" office:value="11387.5151197363">
            <text:p>11388</text:p>
          </table:table-cell>
          <table:table-cell office:value-type="float" office:value="7.99664724699485">
            <text:p>8.0</text:p>
          </table:table-cell>
          <table:table-cell table:formula="of:=[.D10]-[.D9]" office:value-type="float" office:value="0.97152003036135">
            <text:p>1.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2"/>
          <table:table-cell office:value-type="float" office:value="12841.0361498935">
            <text:p>12841</text:p>
          </table:table-cell>
          <table:table-cell office:value-type="float" office:value="9.01735236325946">
            <text:p>9.0</text:p>
          </table:table-cell>
          <table:table-cell table:formula="of:=[.D11]-[.D10]" office:value-type="float" office:value="1.02070511626461">
            <text:p>1.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14248.8736372442">
            <text:p>14249</text:p>
          </table:table-cell>
          <table:table-cell office:value-type="float" office:value="10.0059771553291">
            <text:p>10.0</text:p>
          </table:table-cell>
          <table:table-cell table:formula="of:=[.D12]-[.D11]" office:value-type="float" office:value="0.98862479206964">
            <text:p>1.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2"/>
          <table:table-cell office:value-type="float" office:value="15605.1294404974">
            <text:p>15605</text:p>
          </table:table-cell>
          <table:table-cell office:value-type="float" office:value="10.9583797753273">
            <text:p>11.0</text:p>
          </table:table-cell>
          <table:table-cell table:formula="of:=[.D13]-[.D12]" office:value-type="float" office:value="0.9524026199982">
            <text:p>1.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2"/>
          <table:table-cell office:value-type="float" office:value="17049.9791022498">
            <text:p>17050</text:p>
          </table:table-cell>
          <table:table-cell office:value-type="float" office:value="11.9729956022647">
            <text:p>12.0</text:p>
          </table:table-cell>
          <table:table-cell table:formula="of:=[.D14]-[.D13]" office:value-type="float" office:value="1.0146158269374">
            <text:p>1.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18442.4599867382">
            <text:p>18442</text:p>
          </table:table-cell>
          <table:table-cell office:value-type="float" office:value="12.9508365372144">
            <text:p>13.0</text:p>
          </table:table-cell>
          <table:table-cell table:formula="of:=[.D15]-[.D14]" office:value-type="float" office:value="0.9778409349497">
            <text:p>1.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2"/>
          <table:table-cell office:value-type="float" office:value="19941.8188512192">
            <text:p>19942</text:p>
          </table:table-cell>
          <table:table-cell office:value-type="float" office:value="14.0037303257047">
            <text:p>14.0</text:p>
          </table:table-cell>
          <table:table-cell table:formula="of:=[.D16]-[.D15]" office:value-type="float" office:value="1.0528937884903">
            <text:p>1.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2"/>
          <table:table-cell office:value-type="float" office:value="21384.5703076142">
            <text:p>21385</text:p>
          </table:table-cell>
          <table:table-cell office:value-type="float" office:value="15.0168727312751">
            <text:p>15.0</text:p>
          </table:table-cell>
          <table:table-cell table:formula="of:=[.D17]-[.D16]" office:value-type="float" office:value="1.0131424055704">
            <text:p>1.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float" office:value="22751.0971264955">
            <text:p>22751</text:p>
          </table:table-cell>
          <table:table-cell office:value-type="float" office:value="15.9764879598171">
            <text:p>16.0</text:p>
          </table:table-cell>
          <table:table-cell table:formula="of:=[.D18]-[.D17]" office:value-type="float" office:value="0.959615228541999">
            <text:p>1.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float" office:value="24236.8868036923">
            <text:p>24237</text:p>
          </table:table-cell>
          <table:table-cell office:value-type="float" office:value="17.0198530668524">
            <text:p>17.0</text:p>
          </table:table-cell>
          <table:table-cell table:formula="of:=[.D19]-[.D18]" office:value-type="float" office:value="1.0433651070353">
            <text:p>1.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/>
          <table:table-cell office:value-type="float" office:value="25626.824778635">
            <text:p>25627</text:p>
          </table:table-cell>
          <table:table-cell office:value-type="float" office:value="17.9959082961056">
            <text:p>18.0</text:p>
          </table:table-cell>
          <table:table-cell table:formula="of:=[.D20]-[.D19]" office:value-type="float" office:value="0.976055229253202">
            <text:p>1.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27149.7650589737">
            <text:p>27150</text:p>
          </table:table-cell>
          <table:table-cell office:value-type="float" office:value="19.0653616467318">
            <text:p>19.1</text:p>
          </table:table-cell>
          <table:table-cell table:formula="of:=[.D21]-[.D20]" office:value-type="float" office:value="1.0694533506262">
            <text:p>1.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2"/>
          <table:table-cell office:value-type="float" office:value="28839.2713624676">
            <text:p>28839</text:p>
          </table:table-cell>
          <table:table-cell office:value-type="float" office:value="20.2517825461604">
            <text:p>20.3</text:p>
          </table:table-cell>
          <table:table-cell table:formula="of:=[.D22]-[.D21]" office:value-type="float" office:value="1.1864208994286">
            <text:p>1.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30408.3105570266">
            <text:p>30408</text:p>
          </table:table-cell>
          <table:table-cell office:value-type="float" office:value="21.3536079069761">
            <text:p>21.4</text:p>
          </table:table-cell>
          <table:table-cell table:formula="of:=[.D23]-[.D22]" office:value-type="float" office:value="1.1018253608157">
            <text:p>1.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/>
          <table:table-cell office:value-type="float" office:value="32165.382274126">
            <text:p>32165</text:p>
          </table:table-cell>
          <table:table-cell office:value-type="float" office:value="22.5874752223277">
            <text:p>22.6</text:p>
          </table:table-cell>
          <table:table-cell table:formula="of:=[.D24]-[.D23]" office:value-type="float" office:value="1.2338673153516">
            <text:p>1.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/>
          <table:table-cell office:value-type="float" office:value="33744.2503674914">
            <text:p>33744</text:p>
          </table:table-cell>
          <table:table-cell office:value-type="float" office:value="23.6962027242826">
            <text:p>23.7</text:p>
          </table:table-cell>
          <table:table-cell table:formula="of:=[.D25]-[.D24]" office:value-type="float" office:value="1.1087275019549">
            <text:p>1.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35522.5757108049">
            <text:p>35523</text:p>
          </table:table-cell>
          <table:table-cell office:value-type="float" office:value="24.9449949595809">
            <text:p>24.9</text:p>
          </table:table-cell>
          <table:table-cell table:formula="of:=[.D26]-[.D25]" office:value-type="float" office:value="1.2487922352983">
            <text:p>1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float" office:value="37024.0216471715">
            <text:p>37024</text:p>
          </table:table-cell>
          <table:table-cell office:value-type="float" office:value="25.9993543511877">
            <text:p>26.0</text:p>
          </table:table-cell>
          <table:table-cell table:formula="of:=[.D27]-[.D26]" office:value-type="float" office:value="1.0543593916068">
            <text:p>1.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38710.9476036791">
            <text:p>38711</text:p>
          </table:table-cell>
          <table:table-cell office:value-type="float" office:value="27.1839632552506">
            <text:p>27.2</text:p>
          </table:table-cell>
          <table:table-cell table:formula="of:=[.D28]-[.D27]" office:value-type="float" office:value="1.1846089040629">
            <text:p>1.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39965.1870123626">
            <text:p>39965</text:p>
          </table:table-cell>
          <table:table-cell office:value-type="float" office:value="28.0647269696397">
            <text:p>28.1</text:p>
          </table:table-cell>
          <table:table-cell table:formula="of:=[.D29]-[.D28]" office:value-type="float" office:value="0.880763714389101">
            <text:p>0.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41349.2228476745">
            <text:p>41349</text:p>
          </table:table-cell>
          <table:table-cell office:value-type="float" office:value="29.036637543265">
            <text:p>29.0</text:p>
          </table:table-cell>
          <table:table-cell table:formula="of:=[.D30]-[.D29]" office:value-type="float" office:value="0.971910573625301">
            <text:p>1.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42894.5606049735">
            <text:p>42895</text:p>
          </table:table-cell>
          <table:table-cell office:value-type="float" office:value="30.1218190593944">
            <text:p>30.1</text:p>
          </table:table-cell>
          <table:table-cell table:formula="of:=[.D31]-[.D30]" office:value-type="float" office:value="1.0851815161294">
            <text:p>1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44645.757249961">
            <text:p>44646</text:p>
          </table:table-cell>
          <table:table-cell office:value-type="float" office:value="31.351560726724">
            <text:p>31.4</text:p>
          </table:table-cell>
          <table:table-cell table:formula="of:=[.D32]-[.D31]" office:value-type="float" office:value="1.2297416673296">
            <text:p>1.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45617.9764204478">
            <text:p>45618</text:p>
          </table:table-cell>
          <table:table-cell office:value-type="float" office:value="32.0342815548768">
            <text:p>32.0</text:p>
          </table:table-cell>
          <table:table-cell table:formula="of:=[.D33]-[.D32]" office:value-type="float" office:value="0.682720828152799">
            <text:p>0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46668.8032951629">
            <text:p>46669</text:p>
          </table:table-cell>
          <table:table-cell office:value-type="float" office:value="32.7722030194283">
            <text:p>32.8</text:p>
          </table:table-cell>
          <table:table-cell table:formula="of:=[.D34]-[.D33]" office:value-type="float" office:value="0.737921464551505">
            <text:p>0.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47812.4885525964">
            <text:p>47812</text:p>
          </table:table-cell>
          <table:table-cell office:value-type="float" office:value="33.5753323649546">
            <text:p>33.6</text:p>
          </table:table-cell>
          <table:table-cell table:formula="of:=[.D35]-[.D34]" office:value-type="float" office:value="0.803129345526294">
            <text:p>0.8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49067.5448418535">
            <text:p>49068</text:p>
          </table:table-cell>
          <table:table-cell office:value-type="float" office:value="34.4566697168512">
            <text:p>34.5</text:p>
          </table:table-cell>
          <table:table-cell table:formula="of:=[.D36]-[.D35]" office:value-type="float" office:value="0.881337351896605">
            <text:p>0.9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50458.6364244571">
            <text:p>50459</text:p>
          </table:table-cell>
          <table:table-cell office:value-type="float" office:value="35.4335350432529">
            <text:p>35.4</text:p>
          </table:table-cell>
          <table:table-cell table:formula="of:=[.D37]-[.D36]" office:value-type="float" office:value="0.9768653264017">
            <text:p>1.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52019.6481455247">
            <text:p>52020</text:p>
          </table:table-cell>
          <table:table-cell office:value-type="float" office:value="36.5297232766426">
            <text:p>36.5</text:p>
          </table:table-cell>
          <table:table-cell table:formula="of:=[.D38]-[.D37]" office:value-type="float" office:value="1.0961882333897">
            <text:p>1.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53798.9446049448">
            <text:p>53799</text:p>
          </table:table-cell>
          <table:table-cell office:value-type="float" office:value="37.7791974581652">
            <text:p>37.8</text:p>
          </table:table-cell>
          <table:table-cell table:formula="of:=[.D39]-[.D38]" office:value-type="float" office:value="1.2494741815226">
            <text:p>1.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5869.0124167692">
            <text:p>55869</text:p>
          </table:table-cell>
          <table:table-cell office:value-type="float" office:value="39.232859815094">
            <text:p>39.2</text:p>
          </table:table-cell>
          <table:table-cell table:formula="of:=[.D40]-[.D39]" office:value-type="float" office:value="1.4536623569288">
            <text:p>1.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58345.7628885989">
            <text:p>58346</text:p>
          </table:table-cell>
          <table:table-cell office:value-type="float" office:value="40.97210666867">
            <text:p>41.0</text:p>
          </table:table-cell>
          <table:table-cell table:formula="of:=[.D41]-[.D40]" office:value-type="float" office:value="1.739246853576">
            <text:p>1.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61432.0927321881">
            <text:p>61432</text:p>
          </table:table-cell>
          <table:table-cell office:value-type="float" office:value="43.1394180432368">
            <text:p>43.1</text:p>
          </table:table-cell>
          <table:table-cell table:formula="of:=[.D42]-[.D41]" office:value-type="float" office:value="2.1673113745668">
            <text:p>2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5535">
            <text:p>65535</text:p>
          </table:table-cell>
          <table:table-cell office:value-type="float" office:value="46.0205999132796">
            <text:p>46.0</text:p>
          </table:table-cell>
          <table:table-cell table:formula="of:=[.D43]-[.D42]" office:value-type="float" office:value="2.8811818700427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ax gain error (dB):</text:p>
          </table:table-cell>
          <table:table-cell table:style-name="ce5" table:formula="of:=MAX([.E3:.E43])" office:value-type="float" office:value="2.88118187004279">
            <text:p>2.9</text:p>
          </table:table-cell>
          <table:table-cell table:style-name="Default" table:number-columns-repeated="3"/>
          <table:table-cell/>
        </table:table-row>
      </table:table>
      <table:table table:name="log volume slider (&lt;3dB increments)" table:style-name="ta1">
        <table:shapes>
          <draw:frame draw:z-index="0" draw:style-name="gr1" svg:width="15.999cm" svg:height="8.999cm" svg:x="18.199cm" svg:y="1.809cm">
            <draw:object draw:notify-on-update-of-ranges="'log volume slider (&lt;3dB increments)'.C1:'log volume slider (&lt;3dB increments)'.C1 'log volume slider (&lt;3dB increments)'.C2:'log volume slider (&lt;3dB increments)'.C19 'log volume slider (&lt;3dB increments)'.D1:'log volume slider (&lt;3dB increments)'.D1 'log volume slider (&lt;3dB increments)'.D2:'log volume slider (&lt;3dB increments)'.D19 'log volume slider (&lt;3dB increments)'.C1:'log volume slider (&lt;3dB increments)'.C1 'log volume slider (&lt;3dB increments)'.C2:'log volume slider (&lt;3dB increments)'.C19 'log volume slider (&lt;3dB increments)'.F1:'log volume slider (&lt;3dB increments)'.F1 'log volume slider (&lt;3dB increments)'.F2:'log volume slider (&lt;3dB increments)'.F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8" table:default-cell-style-name="ce10"/>
        <table:table-column table:style-name="co9" table:default-cell-style-name="ce12"/>
        <table:table-column table:style-name="co10" table:default-cell-style-name="ce12"/>
        <table:table-column table:style-name="co2" table:default-cell-style-name="ce14"/>
        <table:table-row table:style-name="ro1">
          <table:table-cell table:number-columns-repeated="2"/>
          <table:table-cell table:style-name="ce9" office:value-type="string">
            <text:p>volume slider (log)</text:p>
          </table:table-cell>
          <table:table-cell table:style-name="ce11" office:value-type="string">
            <text:p>Gain (dB)</text:p>
          </table:table-cell>
          <table:table-cell table:style-name="ce11" office:value-type="string">
            <text:p>Gain difference (dB)</text:p>
          </table:table-cell>
          <table:table-cell table:style-name="ce13" office:value-type="string">
            <text:p>DPOT setting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-0.0189058617758419">
            <text:p>0.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table:number-columns-repeated="2"/>
          <table:table-cell office:value-type="float" office:value="4244.95459079093">
            <text:p>4245</text:p>
          </table:table-cell>
          <table:table-cell office:value-type="float" office:value="2.98093166815944">
            <text:p>3.0</text:p>
          </table:table-cell>
          <table:table-cell table:formula="of:=[.D3]-[.D2]" office:value-type="float" office:value="2.99983752993528">
            <text:p>3.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number-columns-repeated="2"/>
          <table:table-cell office:value-type="float" office:value="8569.22559558268">
            <text:p>8569</text:p>
          </table:table-cell>
          <table:table-cell office:value-type="float" office:value="6.0175616495147">
            <text:p>6.0</text:p>
          </table:table-cell>
          <table:table-cell table:formula="of:=[.D4]-[.D3]" office:value-type="float" office:value="3.03662998135526">
            <text:p>3.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number-columns-repeated="2"/>
          <table:table-cell office:value-type="float" office:value="12841.0361498935">
            <text:p>12841</text:p>
          </table:table-cell>
          <table:table-cell office:value-type="float" office:value="9.01735236325946">
            <text:p>9.0</text:p>
          </table:table-cell>
          <table:table-cell table:formula="of:=[.D5]-[.D4]" office:value-type="float" office:value="2.99979071374476">
            <text:p>3.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17049.9791022498">
            <text:p>17050</text:p>
          </table:table-cell>
          <table:table-cell office:value-type="float" office:value="11.9729956022647">
            <text:p>12.0</text:p>
          </table:table-cell>
          <table:table-cell table:formula="of:=[.D6]-[.D5]" office:value-type="float" office:value="2.95564323900524">
            <text:p>3.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21384.5703076142">
            <text:p>21385</text:p>
          </table:table-cell>
          <table:table-cell office:value-type="float" office:value="15.0168727312751">
            <text:p>15.0</text:p>
          </table:table-cell>
          <table:table-cell table:formula="of:=[.D7]-[.D6]" office:value-type="float" office:value="3.0438771290104">
            <text:p>3.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float" office:value="25626.824778635">
            <text:p>25627</text:p>
          </table:table-cell>
          <table:table-cell office:value-type="float" office:value="17.9959082961056">
            <text:p>18.0</text:p>
          </table:table-cell>
          <table:table-cell table:formula="of:=[.D8]-[.D7]" office:value-type="float" office:value="2.9790355648305">
            <text:p>3.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29760.6584397225">
            <text:p>29761</text:p>
          </table:table-cell>
          <table:table-cell office:value-type="float" office:value="20.8988075869419">
            <text:p>20.9</text:p>
          </table:table-cell>
          <table:table-cell table:formula="of:=[.D9]-[.D8]" office:value-type="float" office:value="2.9028992908363">
            <text:p>2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33744.2503674914">
            <text:p>33744</text:p>
          </table:table-cell>
          <table:table-cell office:value-type="float" office:value="23.6962027242826">
            <text:p>23.7</text:p>
          </table:table-cell>
          <table:table-cell table:formula="of:=[.D10]-[.D9]" office:value-type="float" office:value="2.7973951373407">
            <text:p>2.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37563.403507822">
            <text:p>37563</text:p>
          </table:table-cell>
          <table:table-cell office:value-type="float" office:value="26.3781241201581">
            <text:p>26.4</text:p>
          </table:table-cell>
          <table:table-cell table:formula="of:=[.D11]-[.D10]" office:value-type="float" office:value="2.6819213958755">
            <text:p>2.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/>
          <table:table-cell office:value-type="float" office:value="41349.2228476745">
            <text:p>41349</text:p>
          </table:table-cell>
          <table:table-cell office:value-type="float" office:value="29.036637543265">
            <text:p>29.0</text:p>
          </table:table-cell>
          <table:table-cell table:formula="of:=[.D12]-[.D11]" office:value-type="float" office:value="2.6585134231069">
            <text:p>2.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45617.9764204478">
            <text:p>45618</text:p>
          </table:table-cell>
          <table:table-cell office:value-type="float" office:value="32.0342815548768">
            <text:p>32.0</text:p>
          </table:table-cell>
          <table:table-cell table:formula="of:=[.D13]-[.D12]" office:value-type="float" office:value="2.9976440116118">
            <text:p>3.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49067.5448418535">
            <text:p>49068</text:p>
          </table:table-cell>
          <table:table-cell office:value-type="float" office:value="34.4566697168512">
            <text:p>34.5</text:p>
          </table:table-cell>
          <table:table-cell table:formula="of:=[.D14]-[.D13]" office:value-type="float" office:value="2.4223881619744">
            <text:p>2.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52019.6481455247">
            <text:p>52020</text:p>
          </table:table-cell>
          <table:table-cell office:value-type="float" office:value="36.5297232766426">
            <text:p>36.5</text:p>
          </table:table-cell>
          <table:table-cell table:formula="of:=[.D15]-[.D14]" office:value-type="float" office:value="2.0730535597914">
            <text:p>2.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55869.0124167692">
            <text:p>55869</text:p>
          </table:table-cell>
          <table:table-cell office:value-type="float" office:value="39.232859815094">
            <text:p>39.2</text:p>
          </table:table-cell>
          <table:table-cell table:formula="of:=[.D16]-[.D15]" office:value-type="float" office:value="2.7031365384514">
            <text:p>2.7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58345.7628885989">
            <text:p>58346</text:p>
          </table:table-cell>
          <table:table-cell office:value-type="float" office:value="40.97210666867">
            <text:p>41.0</text:p>
          </table:table-cell>
          <table:table-cell table:formula="of:=[.D17]-[.D16]" office:value-type="float" office:value="1.739246853576">
            <text:p>1.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61432.0927321881">
            <text:p>61432</text:p>
          </table:table-cell>
          <table:table-cell office:value-type="float" office:value="43.1394180432368">
            <text:p>43.1</text:p>
          </table:table-cell>
          <table:table-cell table:formula="of:=[.D18]-[.D17]" office:value-type="float" office:value="2.1673113745668">
            <text:p>2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5535">
            <text:p>65535</text:p>
          </table:table-cell>
          <table:table-cell office:value-type="float" office:value="46.0205999132796">
            <text:p>46.0</text:p>
          </table:table-cell>
          <table:table-cell table:formula="of:=[.D19]-[.D18]" office:value-type="float" office:value="2.8811818700427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>
            <text:p>Max gain error (dB):</text:p>
          </table:table-cell>
          <table:table-cell table:style-name="ce5" table:formula="of:=MAX([.E3:.E19])" office:value-type="float" office:value="3.0438771290104">
            <text:p>3.0</text:p>
          </table:table-cell>
          <table:table-cell table:style-name="Default" table:number-columns-repeated="4"/>
        </table:table-row>
      </table:table>
      <table:database-ranges>
        <table:database-range table:name="__Anonymous_Sheet_DB__1" table:target-range-address="'log volume slider (1dB increments)'.C1:'log volume slider (1dB increments)'.F1048362">
          <table:sort>
            <table:sort-by table:field-number="0" table:data-type="automatic"/>
          </table:sort>
        </table:database-range>
        <table:database-range table:name="__Anonymous_Sheet_DB__2" table:target-range-address="'log volume slider (&lt;3dB increments)'.C1:'log volume slider (&lt;3dB increments)'.F10483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_20_bar" style:display-name="grey bar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24/01/2013</text:date>, <text:time>16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Buckley</meta:initial-creator>
    <meta:creation-date>2012-11-20T14:25:28</meta:creation-date>
    <dc:date>2013-01-24T16:06:21.48</dc:date>
    <meta:editing-duration>PT8H8M31S</meta:editing-duration>
    <meta:editing-cycles>11</meta:editing-cycles>
    <meta:generator>LibreOffice/3.3$Win32 LibreOffice_project/330m19$Build-301</meta:generator>
    <meta:document-statistic meta:table-count="3" meta:cell-count="30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3.952cm" style:legend-expansion="high" chart:style-name="ch2"/>
        <chart:plot-area chart:style-name="ch3" table:cell-range-address="'log volume slider (1dB increments)'.C1:'log volume slider (1dB increments)'.D43 'log volume slider (1dB increments)'.F1:'log volume slider (1dB increments)'.F43" chart:data-source-has-labels="row" svg:x="0.77cm" svg:y="0.855cm" svg:width="11.103cm" svg:height="7.545cm">
          <chartooo:coordinate-region svg:x="1.577cm" svg:y="1.055cm" svg:width="9.83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 volume slider (1dB increments)'.D2:'log volume slider (1dB increments)'.D43" chart:label-cell-address="'log volume slider (1dB increments)'.D1:'log volume slider (1dB increments)'.D1" chart:class="chart:scatter">
            <chart:domain table:cell-range-address="'log volume slider (1dB increments)'.C2:'log volume slider (1dB increments)'.C43"/>
            <chart:data-point chart:repeated="42"/>
          </chart:series>
          <chart:series chart:style-name="ch8" chart:values-cell-range-address="'log volume slider (1dB increments)'.F2:'log volume slider (1dB increments)'.F43" chart:label-cell-address="'log volume slider (1dB increments)'.F1:'log volume slider (1dB increments)'.F1" chart:class="chart:scatter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in (dB)</text:p>
                <draw:g>
                  <svg:desc>'log volume slider (1dB increments)'.D1:'log volume slider (1dB increments)'.D1</svg:desc>
                </draw:g>
              </table:table-cell>
              <table:table-cell office:value-type="string">
                <text:p>DPOT setting</text:p>
                <draw:g>
                  <svg:desc>'log volume slider (1dB increments)'.F1:'log volume slider (1dB increments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 volume slider (1dB increments)'.C2:'log volume slider (1dB increments)'.C43</svg:desc>
                </draw:g>
              </table:table-cell>
              <table:table-cell office:value-type="float" office:value="-0.0189058617758419">
                <text:p>-0.0189058617758419</text:p>
                <draw:g>
                  <svg:desc>'log volume slider (1dB increments)'.D2:'log volume slider (1dB increments)'.D43</svg:desc>
                </draw:g>
              </table:table-cell>
              <table:table-cell office:value-type="float" office:value="255">
                <text:p>255</text:p>
                <draw:g>
                  <svg:desc>'log volume slider (1dB increments)'.F2:'log volume slider (1dB increments)'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90804193482">
                <text:p>1416.90804193482</text:p>
              </table:table-cell>
              <table:table-cell office:value-type="float" office:value="0.994994401644783">
                <text:p>0.99499440164478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0.45743156744">
                <text:p>2870.45743156744</text:p>
              </table:table-cell>
              <table:table-cell office:value-type="float" office:value="2.01571943276517">
                <text:p>2.015719432765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4.95459079093">
                <text:p>4244.95459079093</text:p>
              </table:table-cell>
              <table:table-cell office:value-type="float" office:value="2.98093166815944">
                <text:p>2.980931668159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5.93493120475">
                <text:p>5645.93493120475</text:p>
              </table:table-cell>
              <table:table-cell office:value-type="float" office:value="3.96474117044913">
                <text:p>3.964741170449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3.48453439145">
                <text:p>7083.48453439145</text:p>
              </table:table-cell>
              <table:table-cell office:value-type="float" office:value="4.97423068206505">
                <text:p>4.974230682065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9.22559558268">
                <text:p>8569.22559558268</text:p>
              </table:table-cell>
              <table:table-cell office:value-type="float" office:value="6.0175616495147">
                <text:p>6.01756164951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4.035432168">
                <text:p>10004.035432168</text:p>
              </table:table-cell>
              <table:table-cell office:value-type="float" office:value="7.0251272166335">
                <text:p>7.02512721663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87.5151197363">
                <text:p>11387.5151197363</text:p>
              </table:table-cell>
              <table:table-cell office:value-type="float" office:value="7.99664724699485">
                <text:p>7.9966472469948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41.0361498935">
                <text:p>12841.0361498935</text:p>
              </table:table-cell>
              <table:table-cell office:value-type="float" office:value="9.01735236325946">
                <text:p>9.017352363259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48.8736372442">
                <text:p>14248.8736372442</text:p>
              </table:table-cell>
              <table:table-cell office:value-type="float" office:value="10.0059771553291">
                <text:p>10.00597715532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05.1294404974">
                <text:p>15605.1294404974</text:p>
              </table:table-cell>
              <table:table-cell office:value-type="float" office:value="10.9583797753273">
                <text:p>10.95837977532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49.9791022498">
                <text:p>17049.9791022498</text:p>
              </table:table-cell>
              <table:table-cell office:value-type="float" office:value="11.9729956022647">
                <text:p>11.97299560226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42.4599867382">
                <text:p>18442.4599867382</text:p>
              </table:table-cell>
              <table:table-cell office:value-type="float" office:value="12.9508365372144">
                <text:p>12.95083653721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1.8188512192">
                <text:p>19941.8188512192</text:p>
              </table:table-cell>
              <table:table-cell office:value-type="float" office:value="14.0037303257047">
                <text:p>14.0037303257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84.5703076142">
                <text:p>21384.5703076142</text:p>
              </table:table-cell>
              <table:table-cell office:value-type="float" office:value="15.0168727312751">
                <text:p>15.01687273127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51.0971264955">
                <text:p>22751.0971264955</text:p>
              </table:table-cell>
              <table:table-cell office:value-type="float" office:value="15.9764879598171">
                <text:p>15.97648795981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36.8868036923">
                <text:p>24236.8868036923</text:p>
              </table:table-cell>
              <table:table-cell office:value-type="float" office:value="17.0198530668524">
                <text:p>17.01985306685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26.824778635">
                <text:p>25626.824778635</text:p>
              </table:table-cell>
              <table:table-cell office:value-type="float" office:value="17.9959082961056">
                <text:p>17.99590829610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49.7650589737">
                <text:p>27149.7650589737</text:p>
              </table:table-cell>
              <table:table-cell office:value-type="float" office:value="19.0653616467318">
                <text:p>19.06536164673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39.2713624676">
                <text:p>28839.2713624676</text:p>
              </table:table-cell>
              <table:table-cell office:value-type="float" office:value="20.2517825461604">
                <text:p>20.25178254616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408.3105570266">
                <text:p>30408.3105570266</text:p>
              </table:table-cell>
              <table:table-cell office:value-type="float" office:value="21.3536079069761">
                <text:p>21.35360790697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65.382274126">
                <text:p>32165.382274126</text:p>
              </table:table-cell>
              <table:table-cell office:value-type="float" office:value="22.5874752223277">
                <text:p>22.58747522232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744.2503674914">
                <text:p>33744.2503674914</text:p>
              </table:table-cell>
              <table:table-cell office:value-type="float" office:value="23.6962027242826">
                <text:p>23.6962027242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22.5757108049">
                <text:p>35522.5757108049</text:p>
              </table:table-cell>
              <table:table-cell office:value-type="float" office:value="24.9449949595809">
                <text:p>24.94499495958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024.0216471715">
                <text:p>37024.0216471715</text:p>
              </table:table-cell>
              <table:table-cell office:value-type="float" office:value="25.9993543511877">
                <text:p>25.99935435118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710.9476036791">
                <text:p>38710.9476036791</text:p>
              </table:table-cell>
              <table:table-cell office:value-type="float" office:value="27.1839632552506">
                <text:p>27.18396325525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65.1870123626">
                <text:p>39965.1870123626</text:p>
              </table:table-cell>
              <table:table-cell office:value-type="float" office:value="28.0647269696397">
                <text:p>28.06472696963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349.2228476745">
                <text:p>41349.2228476745</text:p>
              </table:table-cell>
              <table:table-cell office:value-type="float" office:value="29.036637543265">
                <text:p>29.036637543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894.5606049735">
                <text:p>42894.5606049735</text:p>
              </table:table-cell>
              <table:table-cell office:value-type="float" office:value="30.1218190593944">
                <text:p>30.1218190593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45.757249961">
                <text:p>44645.757249961</text:p>
              </table:table-cell>
              <table:table-cell office:value-type="float" office:value="31.351560726724">
                <text:p>31.351560726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617.9764204478">
                <text:p>45617.9764204478</text:p>
              </table:table-cell>
              <table:table-cell office:value-type="float" office:value="32.0342815548768">
                <text:p>32.03428155487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68.8032951629">
                <text:p>46668.8032951629</text:p>
              </table:table-cell>
              <table:table-cell office:value-type="float" office:value="32.7722030194283">
                <text:p>32.7722030194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812.4885525964">
                <text:p>47812.4885525964</text:p>
              </table:table-cell>
              <table:table-cell office:value-type="float" office:value="33.5753323649546">
                <text:p>33.57533236495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67.5448418535">
                <text:p>49067.5448418535</text:p>
              </table:table-cell>
              <table:table-cell office:value-type="float" office:value="34.4566697168512">
                <text:p>34.4566697168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458.6364244571">
                <text:p>50458.6364244571</text:p>
              </table:table-cell>
              <table:table-cell office:value-type="float" office:value="35.4335350432529">
                <text:p>35.4335350432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019.6481455247">
                <text:p>52019.6481455247</text:p>
              </table:table-cell>
              <table:table-cell office:value-type="float" office:value="36.5297232766426">
                <text:p>36.5297232766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98.9446049448">
                <text:p>53798.9446049448</text:p>
              </table:table-cell>
              <table:table-cell office:value-type="float" office:value="37.7791974581652">
                <text:p>37.779197458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869.0124167692">
                <text:p>55869.0124167692</text:p>
              </table:table-cell>
              <table:table-cell office:value-type="float" office:value="39.232859815094">
                <text:p>39.2328598150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345.7628885989">
                <text:p>58345.7628885989</text:p>
              </table:table-cell>
              <table:table-cell office:value-type="float" office:value="40.97210666867">
                <text:p>40.97210666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432.0927321881">
                <text:p>61432.0927321881</text:p>
              </table:table-cell>
              <table:table-cell office:value-type="float" office:value="43.1394180432368">
                <text:p>43.139418043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5">
                <text:p>65535</text:p>
              </table:table-cell>
              <table:table-cell office:value-type="float" office:value="46.0205999132796">
                <text:p>46.02059991327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3.952cm" style:legend-expansion="high" chart:style-name="ch2"/>
        <chart:plot-area chart:style-name="ch3" table:cell-range-address="'log volume slider (&lt;3dB increments)'.C1:'log volume slider (&lt;3dB increments)'.D19 'log volume slider (&lt;3dB increments)'.F1:'log volume slider (&lt;3dB increments)'.F19" chart:data-source-has-labels="row" svg:x="0.77cm" svg:y="0.855cm" svg:width="11.103cm" svg:height="7.545cm">
          <chartooo:coordinate-region svg:x="1.577cm" svg:y="1.055cm" svg:width="9.83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 volume slider (&lt;3dB increments)'.D2:'log volume slider (&lt;3dB increments)'.D19" chart:label-cell-address="'log volume slider (&lt;3dB increments)'.D1:'log volume slider (&lt;3dB increments)'.D1" chart:class="chart:scatter">
            <chart:domain table:cell-range-address="'log volume slider (&lt;3dB increments)'.C2:'log volume slider (&lt;3dB increments)'.C19"/>
            <chart:data-point chart:repeated="18"/>
          </chart:series>
          <chart:series chart:style-name="ch8" chart:values-cell-range-address="'log volume slider (&lt;3dB increments)'.F2:'log volume slider (&lt;3dB increments)'.F19" chart:label-cell-address="'log volume slider (&lt;3dB increments)'.F1:'log volume slider (&lt;3dB increments)'.F1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in (dB)</text:p>
                <draw:g>
                  <svg:desc>'log volume slider (&lt;3dB increments)'.D1:'log volume slider (&lt;3dB increments)'.D1</svg:desc>
                </draw:g>
              </table:table-cell>
              <table:table-cell office:value-type="string">
                <text:p>DPOT setting</text:p>
                <draw:g>
                  <svg:desc>'log volume slider (&lt;3dB increments)'.F1:'log volume slider (&lt;3dB increments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 volume slider (&lt;3dB increments)'.C2:'log volume slider (&lt;3dB increments)'.C19</svg:desc>
                </draw:g>
              </table:table-cell>
              <table:table-cell office:value-type="float" office:value="-0.0189058617758419">
                <text:p>-0.0189058617758419</text:p>
                <draw:g>
                  <svg:desc>'log volume slider (&lt;3dB increments)'.D2:'log volume slider (&lt;3dB increments)'.D19</svg:desc>
                </draw:g>
              </table:table-cell>
              <table:table-cell office:value-type="float" office:value="255">
                <text:p>255</text:p>
                <draw:g>
                  <svg:desc>'log volume slider (&lt;3dB increments)'.F2:'log volume slider (&lt;3dB increments)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4.95459079093">
                <text:p>4244.95459079093</text:p>
              </table:table-cell>
              <table:table-cell office:value-type="float" office:value="2.98093166815944">
                <text:p>2.980931668159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69.22559558268">
                <text:p>8569.22559558268</text:p>
              </table:table-cell>
              <table:table-cell office:value-type="float" office:value="6.0175616495147">
                <text:p>6.01756164951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41.0361498935">
                <text:p>12841.0361498935</text:p>
              </table:table-cell>
              <table:table-cell office:value-type="float" office:value="9.01735236325946">
                <text:p>9.017352363259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49.9791022498">
                <text:p>17049.9791022498</text:p>
              </table:table-cell>
              <table:table-cell office:value-type="float" office:value="11.9729956022647">
                <text:p>11.97299560226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84.5703076142">
                <text:p>21384.5703076142</text:p>
              </table:table-cell>
              <table:table-cell office:value-type="float" office:value="15.0168727312751">
                <text:p>15.01687273127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26.824778635">
                <text:p>25626.824778635</text:p>
              </table:table-cell>
              <table:table-cell office:value-type="float" office:value="17.9959082961056">
                <text:p>17.99590829610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760.6584397225">
                <text:p>29760.6584397225</text:p>
              </table:table-cell>
              <table:table-cell office:value-type="float" office:value="20.8988075869419">
                <text:p>20.8988075869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744.2503674914">
                <text:p>33744.2503674914</text:p>
              </table:table-cell>
              <table:table-cell office:value-type="float" office:value="23.6962027242826">
                <text:p>23.6962027242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63.403507822">
                <text:p>37563.403507822</text:p>
              </table:table-cell>
              <table:table-cell office:value-type="float" office:value="26.3781241201581">
                <text:p>26.37812412015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49.2228476745">
                <text:p>41349.2228476745</text:p>
              </table:table-cell>
              <table:table-cell office:value-type="float" office:value="29.036637543265">
                <text:p>29.036637543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17.9764204478">
                <text:p>45617.9764204478</text:p>
              </table:table-cell>
              <table:table-cell office:value-type="float" office:value="32.0342815548768">
                <text:p>32.03428155487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67.5448418535">
                <text:p>49067.5448418535</text:p>
              </table:table-cell>
              <table:table-cell office:value-type="float" office:value="34.4566697168512">
                <text:p>34.4566697168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19.6481455247">
                <text:p>52019.6481455247</text:p>
              </table:table-cell>
              <table:table-cell office:value-type="float" office:value="36.5297232766426">
                <text:p>36.5297232766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869.0124167692">
                <text:p>55869.0124167692</text:p>
              </table:table-cell>
              <table:table-cell office:value-type="float" office:value="39.232859815094">
                <text:p>39.2328598150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345.7628885989">
                <text:p>58345.7628885989</text:p>
              </table:table-cell>
              <table:table-cell office:value-type="float" office:value="40.97210666867">
                <text:p>40.97210666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432.0927321881">
                <text:p>61432.0927321881</text:p>
              </table:table-cell>
              <table:table-cell office:value-type="float" office:value="43.1394180432368">
                <text:p>43.139418043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5">
                <text:p>65535</text:p>
              </table:table-cell>
              <table:table-cell office:value-type="float" office:value="46.0205999132796">
                <text:p>46.02059991327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